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f84fff" officeooo:paragraph-rsid="00138c03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f372c1" officeooo:paragraph-rsid="0061fd8e" style:font-name-asian="Liberation Mono" style:font-size-asian="10pt" style:font-style-asian="normal" style:font-name-complex="Liberation Mono" style:font-size-complex="10pt" style:font-style-complex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rsid="00f84fff" officeooo:paragraph-rsid="006167c5" style:font-size-asian="9pt" style:font-style-asian="normal" style:font-size-complex="9pt" style:font-style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paragraph-rsid="006167c5" style:font-size-asian="9pt" style:font-style-asian="normal" style:font-size-complex="9pt" style:font-style-complex="normal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  <style:text-properties officeooo:paragraph-rsid="00138c03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38c03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38c03"/>
    </style:style>
    <style:style style:name="P8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orphans="2" fo:widows="2" fo:text-indent="0cm" style:auto-text-indent="false"/>
      <style:text-properties officeooo:paragraph-rsid="00138c03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c05b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b26e1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d0919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8a106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6167c5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1fd8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93fe4"/>
    </style:style>
    <style:style style:name="P16" style:family="paragraph" style:parent-style-name="Heading_20_2">
      <style:text-properties officeooo:paragraph-rsid="00138c03"/>
    </style:style>
    <style:style style:name="P17" style:family="paragraph" style:parent-style-name="Heading_20_3">
      <style:text-properties officeooo:paragraph-rsid="00138c03"/>
    </style:style>
    <style:style style:name="P18" style:family="paragraph" style:parent-style-name="Text_20_body">
      <style:text-properties officeooo:paragraph-rsid="00138c03"/>
    </style:style>
    <style:style style:name="P19" style:family="paragraph" style:parent-style-name="Heading_20_3">
      <style:text-properties style:font-name="Liberation Sans1" fo:font-weight="normal" officeooo:paragraph-rsid="00138c03" style:font-weight-asian="normal" style:font-weight-complex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1" fo:font-size="11pt" officeooo:rsid="0293d72e" officeooo:paragraph-rsid="00138c03" style:font-size-asian="11pt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orphans="2" fo:widows="2" fo:text-indent="0cm" style:auto-text-indent="false"/>
      <style:text-properties style:font-name="Liberation Sans1" fo:font-size="11pt" officeooo:rsid="0293d72e" officeooo:paragraph-rsid="00138c03" style:font-size-asian="11pt" style:font-size-complex="11pt"/>
    </style:style>
    <style:style style:name="P22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orphans="2" fo:widows="2" fo:text-indent="0cm" style:auto-text-indent="false"/>
      <style:text-properties style:font-name="Liberation Sans1" fo:font-size="11pt" officeooo:rsid="0293d72e" officeooo:paragraph-rsid="00138c03" style:font-size-asian="11pt" style:font-size-complex="11pt"/>
    </style:style>
    <style:style style:name="P23" style:family="paragraph" style:parent-style-name="Text_20_body">
      <style:text-properties style:font-name="Liberation Sans1" fo:font-size="11pt" officeooo:rsid="0293d72e" officeooo:paragraph-rsid="00138c03" style:font-size-asian="11pt" style:font-size-complex="11pt"/>
    </style:style>
    <style:style style:name="P24" style:family="paragraph" style:parent-style-name="Standard">
      <style:paragraph-properties fo:margin-left="0cm" fo:margin-right="0cm" fo:line-height="115%" fo:orphans="2" fo:widows="2" fo:text-indent="0cm" style:auto-text-indent="false"/>
      <style:text-properties officeooo:paragraph-rsid="00138c03"/>
    </style:style>
    <style:style style:name="P25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138c03"/>
    </style:style>
    <style:style style:name="P26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138c03"/>
    </style:style>
    <style:style style:name="P27" style:family="paragraph" style:parent-style-name="Standard">
      <style:paragraph-properties fo:line-height="115%"/>
      <style:text-properties officeooo:paragraph-rsid="00138c03"/>
    </style:style>
    <style:style style:name="P28" style:family="paragraph" style:parent-style-name="Standard">
      <style:paragraph-properties fo:line-height="115%"/>
      <style:text-properties officeooo:paragraph-rsid="0031dabc"/>
    </style:style>
    <style:style style:name="P29" style:family="paragraph" style:parent-style-name="Standard">
      <style:paragraph-properties fo:line-height="115%"/>
      <style:text-properties officeooo:paragraph-rsid="0035b9d6"/>
    </style:style>
    <style:style style:name="P30" style:family="paragraph" style:parent-style-name="Standard">
      <style:paragraph-properties fo:line-height="115%"/>
      <style:text-properties officeooo:paragraph-rsid="003b26e1"/>
    </style:style>
    <style:style style:name="P31" style:family="paragraph" style:parent-style-name="Standard">
      <style:paragraph-properties fo:line-height="115%"/>
      <style:text-properties officeooo:paragraph-rsid="00428868"/>
    </style:style>
    <style:style style:name="P32" style:family="paragraph" style:parent-style-name="Standard">
      <style:paragraph-properties fo:line-height="115%"/>
      <style:text-properties style:use-window-font-color="true" loext:opacity="0%" style:font-name="Liberation Sans1" fo:font-size="11pt" officeooo:paragraph-rsid="00138c03" style:font-size-asian="11pt" style:font-size-complex="11pt"/>
    </style:style>
    <style:style style:name="P33" style:family="paragraph" style:parent-style-name="Text_20_body">
      <style:paragraph-properties fo:line-height="115%"/>
      <style:text-properties style:use-window-font-color="true" loext:opacity="0%" style:font-name="Liberation Sans1" fo:font-size="11pt" officeooo:paragraph-rsid="00138c03" style:font-size-asian="11pt" style:font-size-complex="11pt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138c03"/>
    </style:style>
    <style:style style:name="P35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138c03"/>
    </style:style>
    <style:style style:name="P36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3b26e1"/>
    </style:style>
    <style:style style:name="P37" style:family="paragraph" style:parent-style-name="Text_20_body">
      <style:text-properties officeooo:paragraph-rsid="0059e38d"/>
    </style:style>
    <style:style style:name="P38" style:family="paragraph" style:parent-style-name="Preformatted_20_Text">
      <style:text-properties officeooo:paragraph-rsid="00652ace"/>
    </style:style>
    <style:style style:name="P39" style:family="paragraph" style:parent-style-name="Text_20_body">
      <style:text-properties officeooo:paragraph-rsid="0029222c"/>
    </style:style>
    <style:style style:name="P40" style:family="paragraph" style:parent-style-name="Text_20_body">
      <style:text-properties officeooo:paragraph-rsid="00635a56"/>
    </style:style>
    <style:style style:name="P41" style:family="paragraph" style:parent-style-name="Text_20_body">
      <style:text-properties officeooo:paragraph-rsid="006988cd"/>
    </style:style>
    <style:style style:name="P4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138c03" style:font-size-asian="14pt" style:font-size-complex="14pt"/>
    </style:style>
    <style:style style:name="T1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9b8b5f" style:font-name-asian="Liberation Mono" style:font-size-asian="10pt" style:font-style-asian="normal" style:font-name-complex="Liberation Mono" style:font-size-complex="10pt" style:font-style-complex="normal"/>
    </style:style>
    <style:style style:name="T2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3a1d2ce" style:font-name-asian="Liberation Mono" style:font-size-asian="10pt" style:font-style-asian="normal" style:font-name-complex="Liberation Mono" style:font-size-complex="10pt" style:font-style-complex="normal"/>
    </style:style>
    <style:style style:name="T3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23016" style:font-name-asian="Liberation Mono" style:font-size-asian="10pt" style:font-style-asian="normal" style:font-name-complex="Liberation Mono" style:font-size-complex="10pt" style:font-style-complex="normal"/>
    </style:style>
    <style:style style:name="T4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f372c1" style:font-name-asian="Liberation Mono" style:font-size-asian="10pt" style:font-style-asian="normal" style:font-name-complex="Liberation Mono" style:font-size-complex="10pt" style:font-style-complex="normal"/>
    </style:style>
    <style:style style:name="T5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3a1d2ce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9b8b5f" style:font-name-asian="Liberation Mono" style:font-size-asian="10pt" style:font-style-asian="normal" style:font-name-complex="Liberation Mono" style:font-size-complex="10pt" style:font-style-complex="normal"/>
    </style:style>
    <style:style style:name="T7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0f2fe74" style:font-name-asian="Liberation Mono" style:font-size-asian="10pt" style:font-style-asian="italic" style:font-name-complex="Liberation Mono" style:font-size-complex="10pt" style:font-style-complex="italic"/>
    </style:style>
    <style:style style:name="T8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3a435dd" style:font-name-asian="Liberation Mono" style:font-size-asian="10pt" style:font-style-asian="italic" style:font-name-complex="Liberation Mono" style:font-size-complex="10pt" style:font-style-complex="italic"/>
    </style:style>
    <style:style style:name="T9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144574e" style:font-name-asian="Liberation Mono" style:font-size-asian="10pt" style:font-style-asian="italic" style:font-name-complex="Liberation Mono" style:font-size-complex="10pt" style:font-style-complex="italic"/>
    </style:style>
    <style:style style:name="T10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0f372c1" style:font-name-asian="Liberation Mono" style:font-size-asian="10pt" style:font-style-asian="italic" style:font-name-complex="Liberation Mono" style:font-size-complex="10pt" style:font-style-complex="italic"/>
    </style:style>
    <style:style style:name="T1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36cfd57" style:font-size-asian="11pt" style:font-size-complex="11pt"/>
    </style:style>
    <style:style style:name="T1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446a6" style:font-name-asian="Liberation Mono" style:font-size-asian="9.60000038146973pt" style:font-name-complex="Liberation Mono" style:font-size-complex="11pt"/>
    </style:style>
    <style:style style:name="T1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6f4f8" style:font-name-asian="Liberation Mono" style:font-size-asian="9.60000038146973pt" style:font-name-complex="Liberation Mono" style:font-size-complex="11pt"/>
    </style:style>
    <style:style style:name="T1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1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bf1fe6" style:font-name-asian="Liberation Mono" style:font-size-asian="11pt" style:font-style-asian="italic" style:font-name-complex="Liberation Mono" style:font-size-complex="11pt" style:font-style-complex="italic"/>
    </style:style>
    <style:style style:name="T1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afa45" style:font-name-asian="Liberation Mono" style:font-size-asian="11pt" style:font-name-complex="Liberation Mono" style:font-size-complex="11pt"/>
    </style:style>
    <style:style style:name="T1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cf8a0" style:font-name-asian="Liberation Mono" style:font-size-asian="11pt" style:font-name-complex="Liberation Mono" style:font-size-complex="11pt"/>
    </style:style>
    <style:style style:name="T1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71ccaa" style:font-name-asian="Liberation Mono" style:font-size-asian="11pt" style:font-name-complex="Liberation Mono" style:font-size-complex="11pt"/>
    </style:style>
    <style:style style:name="T1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acf47" style:font-name-asian="Liberation Mono" style:font-size-asian="11pt" style:font-name-complex="Liberation Mono" style:font-size-complex="11pt"/>
    </style:style>
    <style:style style:name="T2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dd5ed" style:font-name-asian="Liberation Mono" style:font-size-asian="11pt" style:font-name-complex="Liberation Mono" style:font-size-complex="11pt"/>
    </style:style>
    <style:style style:name="T2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e4c80" style:font-name-asian="Liberation Mono" style:font-size-asian="11pt" style:font-name-complex="Liberation Mono" style:font-size-complex="11pt"/>
    </style:style>
    <style:style style:name="T2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f316e" style:font-name-asian="Liberation Mono" style:font-size-asian="11pt" style:font-name-complex="Liberation Mono" style:font-size-complex="11pt"/>
    </style:style>
    <style:style style:name="T2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4325f05" style:font-name-asian="Liberation Mono" style:font-size-asian="11pt" style:font-name-complex="Liberation Mono" style:font-size-complex="11pt"/>
    </style:style>
    <style:style style:name="T2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c57fa9" style:font-name-asian="Liberation Mono" style:font-size-asian="11pt" style:font-style-asian="normal" style:font-name-complex="Liberation Mono" style:font-size-complex="11pt" style:font-style-complex="normal"/>
    </style:style>
    <style:style style:name="T2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cc2235" style:font-name-asian="Liberation Mono" style:font-size-asian="11pt" style:font-style-asian="normal" style:font-name-complex="Liberation Mono" style:font-size-complex="11pt" style:font-style-complex="normal"/>
    </style:style>
    <style:style style:name="T2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d9a51a" style:font-name-asian="Liberation Mono" style:font-size-asian="11pt" style:font-style-asian="normal" style:font-name-complex="Liberation Mono" style:font-size-complex="11pt" style:font-style-complex="normal"/>
    </style:style>
    <style:style style:name="T2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db0c13" style:font-name-asian="Liberation Mono" style:font-size-asian="11pt" style:font-style-asian="normal" style:font-name-complex="Liberation Mono" style:font-size-complex="11pt" style:font-style-complex="normal"/>
    </style:style>
    <style:style style:name="T2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39c2056" style:font-name-asian="Songti SC" style:font-size-asian="11pt" style:font-weight-asian="normal" style:font-name-complex="Arial Unicode MS1" style:font-size-complex="11pt" style:font-weight-complex="normal"/>
    </style:style>
    <style:style style:name="T2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39e009f" style:font-name-asian="Songti SC" style:font-size-asian="11pt" style:font-weight-asian="normal" style:font-name-complex="Arial Unicode MS1" style:font-size-complex="11pt" style:font-weight-complex="normal"/>
    </style:style>
    <style:style style:name="T3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39fd1d7" style:font-name-asian="Songti SC" style:font-size-asian="11pt" style:font-weight-asian="normal" style:font-name-complex="Arial Unicode MS1" style:font-size-complex="11pt" style:font-weight-complex="normal"/>
    </style:style>
    <style:style style:name="T3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3a07a97" style:font-name-asian="Songti SC" style:font-size-asian="11pt" style:font-weight-asian="normal" style:font-name-complex="Arial Unicode MS1" style:font-size-complex="11pt" style:font-weight-complex="normal"/>
    </style:style>
    <style:style style:name="T3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9b8b5f" style:font-name-asian="Liberation Mono" style:font-size-asian="9pt" style:font-name-complex="Liberation Mono" style:font-size-complex="9pt"/>
    </style:style>
    <style:style style:name="T33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b16c7a" style:font-name-asian="Liberation Mono" style:font-size-asian="9pt" style:font-name-complex="Liberation Mono" style:font-size-complex="9pt"/>
    </style:style>
    <style:style style:name="T34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e23016" style:font-name-asian="Liberation Mono" style:font-size-asian="9pt" style:font-name-complex="Liberation Mono" style:font-size-complex="9pt"/>
    </style:style>
    <style:style style:name="T35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d79dbf" style:font-name-asian="Liberation Mono" style:font-size-asian="9pt" style:font-name-complex="Liberation Mono" style:font-size-complex="9pt"/>
    </style:style>
    <style:style style:name="T36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20a3e79" style:font-name-asian="Liberation Mono" style:font-size-asian="9pt" style:font-name-complex="Liberation Mono" style:font-size-complex="9pt"/>
    </style:style>
    <style:style style:name="T37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ced1dd" style:font-name-asian="Liberation Mono" style:font-size-asian="9pt" style:font-name-complex="Liberation Mono" style:font-size-complex="9pt"/>
    </style:style>
    <style:style style:name="T38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c22f65" style:font-name-asian="Liberation Mono" style:font-size-asian="9pt" style:font-name-complex="Liberation Mono" style:font-size-complex="9pt"/>
    </style:style>
    <style:style style:name="T39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b854f1" style:font-name-asian="Liberation Mono" style:font-size-asian="9pt" style:font-name-complex="Liberation Mono" style:font-size-complex="9pt"/>
    </style:style>
    <style:style style:name="T40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871804" style:font-name-asian="Liberation Mono" style:font-size-asian="9pt" style:font-name-complex="Liberation Mono" style:font-size-complex="9pt"/>
    </style:style>
    <style:style style:name="T41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dc7803" style:font-name-asian="Liberation Mono" style:font-size-asian="9pt" style:font-name-complex="Liberation Mono" style:font-size-complex="9pt"/>
    </style:style>
    <style:style style:name="T4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dcac4d" style:font-name-asian="Liberation Mono" style:font-size-asian="9pt" style:font-name-complex="Liberation Mono" style:font-size-complex="9pt"/>
    </style:style>
    <style:style style:name="T43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2c84e34" style:font-name-asian="Liberation Mono" style:font-size-asian="9pt" style:font-name-complex="Liberation Mono" style:font-size-complex="9pt"/>
    </style:style>
    <style:style style:name="T44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dc6bdc" style:font-name-asian="Liberation Mono" style:font-size-asian="9pt" style:font-name-complex="Liberation Mono" style:font-size-complex="9pt"/>
    </style:style>
    <style:style style:name="T45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9e3745" style:font-name-asian="Liberation Mono" style:font-size-asian="9pt" style:font-name-complex="Liberation Mono" style:font-size-complex="9pt"/>
    </style:style>
    <style:style style:name="T46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652ace" style:font-name-asian="Liberation Mono" style:font-size-asian="9pt" style:font-name-complex="Liberation Mono" style:font-size-complex="9pt"/>
    </style:style>
    <style:style style:name="T47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59e38d" style:font-name-asian="Liberation Mono" style:font-size-asian="9pt" style:font-name-complex="Liberation Mono" style:font-size-complex="9pt"/>
    </style:style>
    <style:style style:name="T48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66fcff" style:font-name-asian="Liberation Mono" style:font-size-asian="9pt" style:font-name-complex="Liberation Mono" style:font-size-complex="9pt"/>
    </style:style>
    <style:style style:name="T49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9b8b5f" style:font-name-asian="Liberation Mono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9b8b5f" style:font-name-asian="Liberation Mono" style:font-size-asian="9pt" style:font-weight-asian="normal" style:font-name-complex="Liberation Mono" style:font-size-complex="9pt" style:font-weight-complex="normal"/>
    </style:style>
    <style:style style:name="T51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9b8b5f" style:font-name-asian="Liberation Mono" style:font-size-asian="9pt" style:font-style-asian="normal" style:font-name-complex="Liberation Mono" style:font-size-complex="9pt" style:font-style-complex="normal"/>
    </style:style>
    <style:style style:name="T5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2cdaca" style:font-name-asian="Liberation Mono" style:font-size-asian="9pt" style:font-style-asian="normal" style:font-name-complex="Liberation Mono" style:font-size-complex="9pt" style:font-style-complex="normal"/>
    </style:style>
    <style:style style:name="T53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412e2b" style:font-name-asian="Liberation Mono" style:font-size-asian="9pt" style:font-style-asian="normal" style:font-name-complex="Liberation Mono" style:font-size-complex="9pt" style:font-style-complex="normal"/>
    </style:style>
    <style:style style:name="T54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e23016" style:font-name-asian="Liberation Mono" style:font-size-asian="9pt" style:font-style-asian="normal" style:font-name-complex="Liberation Mono" style:font-size-complex="9pt" style:font-style-complex="normal"/>
    </style:style>
    <style:style style:name="T55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2e2076" style:font-name-asian="Liberation Mono" style:font-size-asian="9pt" style:font-style-asian="normal" style:font-name-complex="Liberation Mono" style:font-size-complex="9pt" style:font-style-complex="normal"/>
    </style:style>
    <style:style style:name="T56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41c25a" style:font-name-asian="Liberation Mono" style:font-size-asian="9pt" style:font-style-asian="normal" style:font-name-complex="Liberation Mono" style:font-size-complex="9pt" style:font-style-complex="normal"/>
    </style:style>
    <style:style style:name="T57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df70df" style:font-name-asian="Liberation Mono" style:font-size-asian="9pt" style:font-style-asian="normal" style:font-name-complex="Liberation Mono" style:font-size-complex="9pt" style:font-style-complex="normal"/>
    </style:style>
    <style:style style:name="T58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e1106c" style:font-name-asian="Liberation Mono" style:font-size-asian="9pt" style:font-style-asian="normal" style:font-name-complex="Liberation Mono" style:font-size-complex="9pt" style:font-style-complex="normal"/>
    </style:style>
    <style:style style:name="T59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e3e0e4" style:font-name-asian="Liberation Mono" style:font-size-asian="9pt" style:font-style-asian="normal" style:font-name-complex="Liberation Mono" style:font-size-complex="9pt" style:font-style-complex="normal"/>
    </style:style>
    <style:style style:name="T60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3fd130e" style:font-name-asian="Liberation Mono" style:font-size-asian="9pt" style:font-style-asian="normal" style:font-name-complex="Liberation Mono" style:font-size-complex="9pt" style:font-style-complex="normal"/>
    </style:style>
    <style:style style:name="T61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04d9a3" style:font-name-asian="Liberation Mono" style:font-size-asian="9pt" style:font-style-asian="normal" style:font-name-complex="Liberation Mono" style:font-size-complex="9pt" style:font-style-complex="normal"/>
    </style:style>
    <style:style style:name="T6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2c84e34" style:font-name-asian="Liberation Mono" style:font-size-asian="9pt" style:font-style-asian="normal" style:font-name-complex="Liberation Mono" style:font-size-complex="9pt" style:font-style-complex="normal"/>
    </style:style>
    <style:style style:name="T63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4135fd" style:font-name-asian="Liberation Mono" style:font-size-asian="9pt" style:font-style-asian="normal" style:font-name-complex="Liberation Mono" style:font-size-complex="9pt" style:font-style-complex="normal"/>
    </style:style>
    <style:style style:name="T64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9b8b5f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65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441c25a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66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df70df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67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1e1106c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4135fd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a9edcd" style:font-name-asian="Liberation Mono" style:font-size-asian="9pt" style:font-weight-asian="bold" style:font-name-complex="Liberation Mono" style:font-size-complex="9pt" style:font-weight-complex="bold"/>
    </style:style>
    <style:style style:name="T70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38643c6" style:font-name-asian="Liberation Mono" style:font-size-asian="9pt" style:font-weight-asian="bold" style:font-name-complex="Liberation Mono" style:font-size-complex="9pt" style:font-weight-complex="bold"/>
    </style:style>
    <style:style style:name="T71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9b8b5f" style:font-name-asian="Liberation Mono" style:font-size-asian="9pt" style:font-weight-asian="bold" style:font-name-complex="Liberation Mono" style:font-size-complex="9pt" style:font-weight-complex="bold"/>
    </style:style>
    <style:style style:name="T72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368d828" style:font-name-asian="Liberation Mono" style:font-size-asian="9pt" style:font-weight-asian="bold" style:font-name-complex="Liberation Mono" style:font-size-complex="9pt" style:font-weight-complex="bold"/>
    </style:style>
    <style:style style:name="T73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3dcac4d" style:font-name-asian="Liberation Mono" style:font-size-asian="9pt" style:font-weight-asian="bold" style:font-name-complex="Liberation Mono" style:font-size-complex="9pt" style:font-weight-complex="bold"/>
    </style:style>
    <style:style style:name="T74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3dc7803" style:font-name-asian="Liberation Mono" style:font-size-asian="9pt" style:font-weight-asian="bold" style:font-name-complex="Liberation Mono" style:font-size-complex="9pt" style:font-weight-complex="bold"/>
    </style:style>
    <style:style style:name="T75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2c84e34" style:font-name-asian="Liberation Mono" style:font-size-asian="9pt" style:font-weight-asian="bold" style:font-name-complex="Liberation Mono" style:font-size-complex="9pt" style:font-weight-complex="bold"/>
    </style:style>
    <style:style style:name="T76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63206e" style:font-name-asian="Liberation Mono" style:font-size-asian="9pt" style:font-weight-asian="bold" style:font-name-complex="Liberation Mono" style:font-size-complex="9pt" style:font-weight-complex="bold"/>
    </style:style>
    <style:style style:name="T77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66fcff" style:font-name-asian="Liberation Mono" style:font-size-asian="9pt" style:font-weight-asian="bold" style:font-name-complex="Liberation Mono" style:font-size-complex="9pt" style:font-weight-complex="bold"/>
    </style:style>
    <style:style style:name="T78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9b8b5f" style:font-name-asian="Liberation Mono" style:font-size-asian="9pt" style:font-name-complex="Liberation Mono" style:font-size-complex="9pt"/>
    </style:style>
    <style:style style:name="T79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42cdaca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42e2076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1df70df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3337d76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1e1106c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1e3e0e4" style:font-name-asian="Liberation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Liberation Mono" fo:font-size="9pt" fo:letter-spacing="normal" fo:font-style="normal" fo:font-weight="bold" officeooo:rsid="009b8b5f" style:font-name-asian="Liberation Mono" style:font-size-asian="9pt" style:font-style-asian="normal" style:font-name-complex="Liberation Mono" style:font-size-complex="9pt" style:font-style-complex="normal"/>
    </style:style>
    <style:style style:name="T86" style:family="text">
      <style:text-properties fo:font-variant="normal" fo:text-transform="none" fo:color="#000000" loext:opacity="100%" style:font-name="Liberation Mono" fo:letter-spacing="normal" fo:font-style="normal" fo:font-weight="normal" officeooo:rsid="02c580e4" style:font-name-asian="Liberation Mono" style:font-style-asian="normal" style:font-name-complex="Liberation Mono" style:font-style-complex="normal"/>
    </style:style>
    <style:style style:name="T87" style:family="text">
      <style:text-properties fo:font-variant="normal" fo:text-transform="none" fo:color="#000000" loext:opacity="100%" style:font-name="Liberation Mono" fo:letter-spacing="normal" fo:font-style="normal" fo:font-weight="normal" officeooo:rsid="02c77800" style:font-name-asian="Liberation Mono" style:font-style-asian="normal" style:font-name-complex="Liberation Mono" style:font-style-complex="normal"/>
    </style:style>
    <style:style style:name="T88" style:family="text">
      <style:text-properties fo:font-variant="normal" fo:text-transform="none" fo:color="#000000" loext:opacity="100%" style:font-name="Liberation Mono" fo:letter-spacing="normal" fo:font-style="normal" fo:font-weight="normal" officeooo:rsid="008e4c80" style:font-name-asian="Liberation Mono" style:font-style-asian="normal" style:font-name-complex="Liberation Mono" style:font-style-complex="normal"/>
    </style:style>
    <style:style style:name="T89" style:family="text">
      <style:text-properties fo:font-variant="normal" fo:text-transform="none" fo:color="#000000" loext:opacity="100%" style:font-name="Liberation Mono" fo:letter-spacing="normal" fo:font-style="normal" fo:font-weight="normal" officeooo:rsid="04058a73" style:font-name-asian="Liberation Mono" style:font-style-asian="normal" style:font-name-complex="Liberation Mono" style:font-style-complex="normal"/>
    </style:style>
    <style:style style:name="T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4ae85c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61fad2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42ce1e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42fee4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64e1c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8c4a55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62dd70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24747b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6c18cc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5a8095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20432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51fef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4038712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9db86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93cc8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6dbd20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6cfd57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4560f0" style:font-size-asian="11pt" style:font-size-complex="11pt"/>
    </style:style>
    <style:style style:name="T1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6fe0e9" style:font-size-asian="11pt" style:font-size-complex="11pt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82a228" style:font-size-asian="11pt" style:font-size-complex="11pt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bc517" style:font-size-asian="11pt" style:font-size-complex="11pt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e316" style:font-size-asian="11pt" style:font-size-complex="11pt"/>
    </style:style>
    <style:style style:name="T1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53ad8b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902955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836995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8965bd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88d91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6905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36252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5153" style:font-size-asian="11pt" style:font-size-complex="11pt"/>
    </style:style>
    <style:style style:name="T1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5630" style:font-size-asian="11pt" style:font-size-complex="11pt"/>
    </style:style>
    <style:style style:name="T1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c61c" style:font-size-asian="11pt" style:font-size-complex="11pt"/>
    </style:style>
    <style:style style:name="T1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78976" style:font-size-asian="11pt" style:font-size-complex="11pt"/>
    </style:style>
    <style:style style:name="T1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23c58" style:font-size-asian="11pt" style:font-size-complex="11pt"/>
    </style:style>
    <style:style style:name="T1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3c9d" style:font-size-asian="11pt" style:font-size-complex="11pt"/>
    </style:style>
    <style:style style:name="T1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7e7b" style:font-size-asian="11pt" style:font-size-complex="11pt"/>
    </style:style>
    <style:style style:name="T1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601be" style:font-name-asian="Liberation Mono" style:font-size-asian="11pt" style:font-name-complex="Liberation Mono" style:font-size-complex="11pt"/>
    </style:style>
    <style:style style:name="T1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42ce1e" style:font-name-asian="Liberation Mono" style:font-size-asian="11pt" style:font-name-complex="Liberation Mono" style:font-size-complex="11pt"/>
    </style:style>
    <style:style style:name="T1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64e1c" style:font-name-asian="Liberation Mono" style:font-size-asian="11pt" style:font-name-complex="Liberation Mono" style:font-size-complex="11pt"/>
    </style:style>
    <style:style style:name="T1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93cc8" style:font-name-asian="Liberation Mono" style:font-size-asian="11pt" style:font-name-complex="Liberation Mono" style:font-size-complex="11pt"/>
    </style:style>
    <style:style style:name="T1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53ad8b" style:font-name-asian="Liberation Mono" style:font-size-asian="11pt" style:font-name-complex="Liberation Mono" style:font-size-complex="11pt"/>
    </style:style>
    <style:style style:name="T1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902955" style:font-name-asian="Liberation Mono" style:font-size-asian="11pt" style:font-name-complex="Liberation Mono" style:font-size-complex="11pt"/>
    </style:style>
    <style:style style:name="T1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7bc517" style:font-name-asian="Liberation Mono" style:font-size-asian="11pt" style:font-name-complex="Liberation Mono" style:font-size-complex="11pt"/>
    </style:style>
    <style:style style:name="T1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3836995" style:font-name-asian="Liberation Mono" style:font-size-asian="11pt" style:font-name-complex="Liberation Mono" style:font-size-complex="11pt"/>
    </style:style>
    <style:style style:name="T1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20432" style:font-name-asian="Liberation Mono" style:font-size-asian="11pt" style:font-name-complex="Liberation Mono" style:font-size-complex="11pt"/>
    </style:style>
    <style:style style:name="T1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6905" style:font-name-asian="Liberation Mono" style:font-size-asian="11pt" style:font-name-complex="Liberation Mono" style:font-size-complex="11pt"/>
    </style:style>
    <style:style style:name="T1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36252" style:font-name-asian="Liberation Mono" style:font-size-asian="11pt" style:font-name-complex="Liberation Mono" style:font-size-complex="11pt"/>
    </style:style>
    <style:style style:name="T1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5153" style:font-name-asian="Liberation Mono" style:font-size-asian="11pt" style:font-name-complex="Liberation Mono" style:font-size-complex="11pt"/>
    </style:style>
    <style:style style:name="T1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5630" style:font-name-asian="Liberation Mono" style:font-size-asian="11pt" style:font-name-complex="Liberation Mono" style:font-size-complex="11pt"/>
    </style:style>
    <style:style style:name="T1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c905" style:font-name-asian="Liberation Mono" style:font-size-asian="11pt" style:font-name-complex="Liberation Mono" style:font-size-complex="11pt"/>
    </style:style>
    <style:style style:name="T1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c61c" style:font-name-asian="Liberation Mono" style:font-size-asian="11pt" style:font-name-complex="Liberation Mono" style:font-size-complex="11pt"/>
    </style:style>
    <style:style style:name="T14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1121b" style:font-size-asian="11pt" style:font-size-complex="11pt"/>
    </style:style>
    <style:style style:name="T14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e58dc" style:font-size-asian="11pt" style:font-size-complex="11pt"/>
    </style:style>
    <style:style style:name="T14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17ee9bb" style:font-size-asian="11pt" style:font-size-complex="11pt"/>
    </style:style>
    <style:style style:name="T14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4f9c25" style:font-size-asian="11pt" style:font-size-complex="11pt"/>
    </style:style>
    <style:style style:name="T14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4afefb" style:font-size-asian="11pt" style:font-size-complex="11pt"/>
    </style:style>
    <style:style style:name="T14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4beab5" style:font-size-asian="11pt" style:font-size-complex="11pt"/>
    </style:style>
    <style:style style:name="T14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710ad4" style:font-size-asian="11pt" style:font-size-complex="11pt"/>
    </style:style>
    <style:style style:name="T14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a9feb" style:font-size-asian="11pt" style:font-size-complex="11pt"/>
    </style:style>
    <style:style style:name="T14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572d0" style:font-size-asian="11pt" style:font-size-complex="11pt"/>
    </style:style>
    <style:style style:name="T15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e0574" style:font-size-asian="11pt" style:font-size-complex="11pt"/>
    </style:style>
    <style:style style:name="T15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9e2d2" style:font-size-asian="11pt" style:font-size-complex="11pt"/>
    </style:style>
    <style:style style:name="T15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23bac" style:font-size-asian="11pt" style:font-size-complex="11pt"/>
    </style:style>
    <style:style style:name="T15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706c0" style:font-size-asian="11pt" style:font-size-complex="11pt"/>
    </style:style>
    <style:style style:name="T15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fe0e9" style:font-size-asian="11pt" style:font-size-complex="11pt"/>
    </style:style>
    <style:style style:name="T15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5c193" style:font-size-asian="11pt" style:font-size-complex="11pt"/>
    </style:style>
    <style:style style:name="T15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83b75" style:font-size-asian="11pt" style:font-size-complex="11pt"/>
    </style:style>
    <style:style style:name="T15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4269291" style:font-size-asian="11pt" style:font-size-complex="11pt"/>
    </style:style>
    <style:style style:name="T15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2dd70" style:font-size-asian="11pt" style:font-size-complex="11pt"/>
    </style:style>
    <style:style style:name="T15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7601be" style:font-size-asian="11pt" style:font-size-complex="11pt"/>
    </style:style>
    <style:style style:name="T16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814dc2" style:font-size-asian="11pt" style:font-size-complex="11pt"/>
    </style:style>
    <style:style style:name="T16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20432" style:font-size-asian="11pt" style:font-size-complex="11pt"/>
    </style:style>
    <style:style style:name="T16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c05bd" style:font-size-asian="11pt" style:font-size-complex="11pt"/>
    </style:style>
    <style:style style:name="T16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4b17" style:font-size-asian="11pt" style:font-size-complex="11pt"/>
    </style:style>
    <style:style style:name="T16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f20a2" style:font-size-asian="11pt" style:font-size-complex="11pt"/>
    </style:style>
    <style:style style:name="T16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1ad4e" style:font-size-asian="11pt" style:font-size-complex="11pt"/>
    </style:style>
    <style:style style:name="T16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c20c5" style:font-size-asian="11pt" style:font-size-complex="11pt"/>
    </style:style>
    <style:style style:name="T16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fe0e9" style:font-size-asian="11pt" style:font-style-asian="normal" style:font-size-complex="11pt" style:font-style-complex="normal"/>
    </style:style>
    <style:style style:name="T16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1121b" style:font-name-asian="Liberation Mono" style:font-size-asian="11pt" style:font-name-complex="Liberation Mono" style:font-size-complex="11pt"/>
    </style:style>
    <style:style style:name="T16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e58dc" style:font-name-asian="Liberation Mono" style:font-size-asian="11pt" style:font-name-complex="Liberation Mono" style:font-size-complex="11pt"/>
    </style:style>
    <style:style style:name="T17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706c0" style:font-name-asian="Liberation Mono" style:font-size-asian="11pt" style:font-name-complex="Liberation Mono" style:font-size-complex="11pt"/>
    </style:style>
    <style:style style:name="T17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23bac" style:font-name-asian="Liberation Mono" style:font-size-asian="11pt" style:font-name-complex="Liberation Mono" style:font-size-complex="11pt"/>
    </style:style>
    <style:style style:name="T17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5c193" style:font-name-asian="Liberation Mono" style:font-size-asian="11pt" style:font-name-complex="Liberation Mono" style:font-size-complex="11pt"/>
    </style:style>
    <style:style style:name="T17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62dd70" style:font-name-asian="Liberation Mono" style:font-size-asian="11pt" style:font-name-complex="Liberation Mono" style:font-size-complex="11pt"/>
    </style:style>
    <style:style style:name="T17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7601be" style:font-name-asian="Liberation Mono" style:font-size-asian="11pt" style:font-name-complex="Liberation Mono" style:font-size-complex="11pt"/>
    </style:style>
    <style:style style:name="T17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3814dc2" style:font-name-asian="Liberation Mono" style:font-size-asian="11pt" style:font-name-complex="Liberation Mono" style:font-size-complex="11pt"/>
    </style:style>
    <style:style style:name="T17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f20a2" style:font-name-asian="Liberation Mono" style:font-size-asian="11pt" style:font-name-complex="Liberation Mono" style:font-size-complex="11pt"/>
    </style:style>
    <style:style style:name="T17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c20c5" style:font-name-asian="Liberation Mono" style:font-size-asian="11pt" style:font-name-complex="Liberation Mono" style:font-size-complex="11pt"/>
    </style:style>
    <style:style style:name="T178" style:family="text">
      <style:text-properties fo:font-variant="normal" fo:text-transform="none" fo:color="#000000" loext:opacity="100%" style:font-name="sans-serif" fo:font-size="11pt" fo:letter-spacing="normal" fo:language="es" fo:country="ES" fo:font-style="italic" fo:font-weight="normal" officeooo:rsid="036fe0e9" style:font-size-asian="11pt" style:font-style-asian="italic" style:font-size-complex="11pt" style:font-style-complex="italic"/>
    </style:style>
    <style:style style:name="T17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7f19bb" style:font-size-asian="11pt" style:font-weight-asian="bold" style:font-size-complex="11pt" style:font-weight-complex="bold"/>
    </style:style>
    <style:style style:name="T18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e58dc" style:font-size-asian="11pt" style:font-weight-asian="bold" style:font-size-complex="11pt" style:font-weight-complex="bold"/>
    </style:style>
    <style:style style:name="T18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69808" style:font-size-asian="11pt" style:font-weight-asian="bold" style:font-size-complex="11pt" style:font-weight-complex="bold"/>
    </style:style>
    <style:style style:name="T18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20432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2e63" style:font-size-asian="11pt" style:font-weight-asian="bold" style:font-size-complex="11pt" style:font-weight-complex="bold"/>
    </style:style>
    <style:style style:name="T1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3c58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f527c" style:font-size-asian="11pt" style:font-size-complex="11pt"/>
    </style:style>
    <style:style style:name="T1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0d0f4" style:font-size-asian="11pt" style:font-size-complex="11pt"/>
    </style:style>
    <style:style style:name="T1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afd1db" style:font-size-asian="11pt" style:font-size-complex="11pt"/>
    </style:style>
    <style:style style:name="T1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7b324" style:font-size-asian="11pt" style:font-size-complex="11pt"/>
    </style:style>
    <style:style style:name="T1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9fb0f" style:font-size-asian="11pt" style:font-size-complex="11pt"/>
    </style:style>
    <style:style style:name="T1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f8463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17403" style:font-size-asian="11pt" style:font-size-complex="11pt"/>
    </style:style>
    <style:style style:name="T1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8cdf6" style:font-size-asian="11pt" style:font-size-complex="11pt"/>
    </style:style>
    <style:style style:name="T19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883acb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29812" style:font-size-asian="11pt" style:font-size-complex="11pt"/>
    </style:style>
    <style:style style:name="T19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3992de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15c35" style:font-size-asian="11pt" style:font-size-complex="11pt"/>
    </style:style>
    <style:style style:name="T19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ae322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cd257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51ee" style:font-size-asian="11pt" style:font-size-complex="11pt"/>
    </style:style>
    <style:style style:name="T2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b26e1" style:font-size-asian="11pt" style:font-style-asian="normal" style:font-size-complex="11pt" style:font-style-complex="normal"/>
    </style:style>
    <style:style style:name="T2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7f19bb" style:font-name-asian="Liberation Mono" style:font-size-asian="11pt" style:font-weight-asian="bold" style:font-name-complex="Liberation Mono" style:font-size-complex="11pt" style:font-weight-complex="bold"/>
    </style:style>
    <style:style style:name="T2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8c4a55" style:font-name-asian="Liberation Mono" style:font-size-asian="11pt" style:font-weight-asian="bold" style:font-name-complex="Liberation Mono" style:font-size-complex="11pt" style:font-weight-complex="bold"/>
    </style:style>
    <style:style style:name="T2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02955" style:font-name-asian="Liberation Mono" style:font-size-asian="11pt" style:font-weight-asian="bold" style:font-name-complex="Liberation Mono" style:font-size-complex="11pt" style:font-weight-complex="bold"/>
    </style:style>
    <style:style style:name="T20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20432" style:font-name-asian="Liberation Mono" style:font-size-asian="11pt" style:font-weight-asian="bold" style:font-name-complex="Liberation Mono" style:font-size-complex="11pt" style:font-weight-complex="bold"/>
    </style:style>
    <style:style style:name="T20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852afa" style:font-name-asian="Liberation Mono" style:font-size-asian="11pt" style:font-weight-asian="bold" style:font-name-complex="Liberation Mono" style:font-size-complex="11pt" style:font-weight-complex="bold"/>
    </style:style>
    <style:style style:name="T20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54e96" style:font-name-asian="Liberation Mono" style:font-size-asian="11pt" style:font-weight-asian="bold" style:font-name-complex="Liberation Mono" style:font-size-complex="11pt" style:font-weight-complex="bold"/>
    </style:style>
    <style:style style:name="T20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8a5d0" style:font-name-asian="Liberation Mono" style:font-size-asian="11pt" style:font-weight-asian="bold" style:font-name-complex="Liberation Mono" style:font-size-complex="11pt" style:font-weight-complex="bold"/>
    </style:style>
    <style:style style:name="T20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96df8" style:font-name-asian="Liberation Mono" style:font-size-asian="11pt" style:font-weight-asian="bold" style:font-name-complex="Liberation Mono" style:font-size-complex="11pt" style:font-weight-complex="bold"/>
    </style:style>
    <style:style style:name="T20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2e63" style:font-name-asian="Liberation Mono" style:font-size-asian="11pt" style:font-weight-asian="bold" style:font-name-complex="Liberation Mono" style:font-size-complex="11pt" style:font-weight-complex="bold"/>
    </style:style>
    <style:style style:name="T21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8d08" style:font-name-asian="Liberation Mono" style:font-size-asian="11pt" style:font-weight-asian="bold" style:font-name-complex="Liberation Mono" style:font-size-complex="11pt" style:font-weight-complex="bold"/>
    </style:style>
    <style:style style:name="T21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9c99" style:font-name-asian="Liberation Mono" style:font-size-asian="11pt" style:font-weight-asian="bold" style:font-name-complex="Liberation Mono" style:font-size-complex="11pt" style:font-weight-complex="bold"/>
    </style:style>
    <style:style style:name="T21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ffb9a" style:font-name-asian="Liberation Mono" style:font-size-asian="11pt" style:font-weight-asian="bold" style:font-name-complex="Liberation Mono" style:font-size-complex="11pt" style:font-weight-complex="bold"/>
    </style:style>
    <style:style style:name="T21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3c58" style:font-name-asian="Liberation Mono" style:font-size-asian="11pt" style:font-weight-asian="bold" style:font-name-complex="Liberation Mono" style:font-size-complex="11pt" style:font-weight-complex="bold"/>
    </style:style>
    <style:style style:name="T21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51ee" style:font-name-asian="Liberation Mono" style:font-size-asian="11pt" style:font-weight-asian="bold" style:font-name-complex="Liberation Mono" style:font-size-complex="11pt" style:font-weight-complex="bold"/>
    </style:style>
    <style:style style:name="T21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8a106" style:font-name-asian="Liberation Mono" style:font-size-asian="11pt" style:font-weight-asian="bold" style:font-name-complex="Liberation Mono" style:font-size-complex="11pt" style:font-weight-complex="bold"/>
    </style:style>
    <style:style style:name="T21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35a56" style:font-name-asian="Liberation Mono" style:font-size-asian="11pt" style:font-weight-asian="bold" style:font-name-complex="Liberation Mono" style:font-size-complex="11pt" style:font-weight-complex="bold"/>
    </style:style>
    <style:style style:name="T21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c20c5" style:font-name-asian="Liberation Mono" style:font-size-asian="11pt" style:font-weight-asian="bold" style:font-name-complex="Liberation Mono" style:font-size-complex="11pt" style:font-weight-complex="bold"/>
    </style:style>
    <style:style style:name="T21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f527c" style:font-name-asian="Liberation Mono" style:font-size-asian="11pt" style:font-name-complex="Liberation Mono" style:font-size-complex="11pt"/>
    </style:style>
    <style:style style:name="T21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0d0f4" style:font-name-asian="Liberation Mono" style:font-size-asian="11pt" style:font-name-complex="Liberation Mono" style:font-size-complex="11pt"/>
    </style:style>
    <style:style style:name="T22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afd1db" style:font-name-asian="Liberation Mono" style:font-size-asian="11pt" style:font-name-complex="Liberation Mono" style:font-size-complex="11pt"/>
    </style:style>
    <style:style style:name="T22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f6486" style:font-name-asian="Liberation Mono" style:font-size-asian="11pt" style:font-name-complex="Liberation Mono" style:font-size-complex="11pt"/>
    </style:style>
    <style:style style:name="T22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1ccaa" style:font-name-asian="Liberation Mono" style:font-size-asian="11pt" style:font-name-complex="Liberation Mono" style:font-size-complex="11pt"/>
    </style:style>
    <style:style style:name="T22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cf8a0" style:font-name-asian="Liberation Mono" style:font-size-asian="11pt" style:font-name-complex="Liberation Mono" style:font-size-complex="11pt"/>
    </style:style>
    <style:style style:name="T22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afa45" style:font-name-asian="Liberation Mono" style:font-size-asian="11pt" style:font-name-complex="Liberation Mono" style:font-size-complex="11pt"/>
    </style:style>
    <style:style style:name="T22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e66034" style:font-name-asian="Liberation Mono" style:font-size-asian="11pt" style:font-name-complex="Liberation Mono" style:font-size-complex="11pt"/>
    </style:style>
    <style:style style:name="T22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ec6e52" style:font-name-asian="Liberation Mono" style:font-size-asian="11pt" style:font-name-complex="Liberation Mono" style:font-size-complex="11pt"/>
    </style:style>
    <style:style style:name="T22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ef0a0a" style:font-name-asian="Liberation Mono" style:font-size-asian="11pt" style:font-name-complex="Liberation Mono" style:font-size-complex="11pt"/>
    </style:style>
    <style:style style:name="T22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afb13" style:font-name-asian="Liberation Mono" style:font-size-asian="11pt" style:font-name-complex="Liberation Mono" style:font-size-complex="11pt"/>
    </style:style>
    <style:style style:name="T22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ee11c2" style:font-name-asian="Liberation Mono" style:font-size-asian="11pt" style:font-name-complex="Liberation Mono" style:font-size-complex="11pt"/>
    </style:style>
    <style:style style:name="T23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1879b" style:font-name-asian="Liberation Mono" style:font-size-asian="11pt" style:font-name-complex="Liberation Mono" style:font-size-complex="11pt"/>
    </style:style>
    <style:style style:name="T23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f45b0a" style:font-name-asian="Liberation Mono" style:font-size-asian="11pt" style:font-name-complex="Liberation Mono" style:font-size-complex="11pt"/>
    </style:style>
    <style:style style:name="T23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0d76eb" style:font-name-asian="Liberation Mono" style:font-size-asian="11pt" style:font-name-complex="Liberation Mono" style:font-size-complex="11pt"/>
    </style:style>
    <style:style style:name="T23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dd5ed" style:font-name-asian="Liberation Mono" style:font-size-asian="11pt" style:font-name-complex="Liberation Mono" style:font-size-complex="11pt"/>
    </style:style>
    <style:style style:name="T23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cf47" style:font-name-asian="Liberation Mono" style:font-size-asian="11pt" style:font-name-complex="Liberation Mono" style:font-size-complex="11pt"/>
    </style:style>
    <style:style style:name="T23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16620" style:font-name-asian="Liberation Mono" style:font-size-asian="11pt" style:font-name-complex="Liberation Mono" style:font-size-complex="11pt"/>
    </style:style>
    <style:style style:name="T23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6688c" style:font-name-asian="Liberation Mono" style:font-size-asian="11pt" style:font-name-complex="Liberation Mono" style:font-size-complex="11pt"/>
    </style:style>
    <style:style style:name="T23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e4c80" style:font-name-asian="Liberation Mono" style:font-size-asian="11pt" style:font-name-complex="Liberation Mono" style:font-size-complex="11pt"/>
    </style:style>
    <style:style style:name="T23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77656" style:font-name-asian="Liberation Mono" style:font-size-asian="11pt" style:font-name-complex="Liberation Mono" style:font-size-complex="11pt"/>
    </style:style>
    <style:style style:name="T23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851d3" style:font-name-asian="Liberation Mono" style:font-size-asian="11pt" style:font-name-complex="Liberation Mono" style:font-size-complex="11pt"/>
    </style:style>
    <style:style style:name="T24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b43b6" style:font-name-asian="Liberation Mono" style:font-size-asian="11pt" style:font-name-complex="Liberation Mono" style:font-size-complex="11pt"/>
    </style:style>
    <style:style style:name="T24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0f872" style:font-name-asian="Liberation Mono" style:font-size-asian="11pt" style:font-name-complex="Liberation Mono" style:font-size-complex="11pt"/>
    </style:style>
    <style:style style:name="T24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0f4181" style:font-name-asian="Liberation Mono" style:font-size-asian="11pt" style:font-name-complex="Liberation Mono" style:font-size-complex="11pt"/>
    </style:style>
    <style:style style:name="T2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43752" style:font-name-asian="Liberation Mono" style:font-size-asian="11pt" style:font-name-complex="Liberation Mono" style:font-size-complex="11pt"/>
    </style:style>
    <style:style style:name="T2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8b5f" style:font-name-asian="Liberation Mono" style:font-size-asian="11pt" style:font-name-complex="Liberation Mono" style:font-size-complex="11pt"/>
    </style:style>
    <style:style style:name="T24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1c587" style:font-name-asian="Liberation Mono" style:font-size-asian="11pt" style:font-name-complex="Liberation Mono" style:font-size-complex="11pt"/>
    </style:style>
    <style:style style:name="T2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dc7803" style:font-name-asian="Liberation Mono" style:font-size-asian="11pt" style:font-name-complex="Liberation Mono" style:font-size-complex="11pt"/>
    </style:style>
    <style:style style:name="T2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22453" style:font-name-asian="Liberation Mono" style:font-size-asian="11pt" style:font-name-complex="Liberation Mono" style:font-size-complex="11pt"/>
    </style:style>
    <style:style style:name="T2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bb48d" style:font-name-asian="Liberation Mono" style:font-size-asian="11pt" style:font-name-complex="Liberation Mono" style:font-size-complex="11pt"/>
    </style:style>
    <style:style style:name="T2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52e5c" style:font-name-asian="Liberation Mono" style:font-size-asian="11pt" style:font-name-complex="Liberation Mono" style:font-size-complex="11pt"/>
    </style:style>
    <style:style style:name="T2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085fd" style:font-name-asian="Liberation Mono" style:font-size-asian="11pt" style:font-name-complex="Liberation Mono" style:font-size-complex="11pt"/>
    </style:style>
    <style:style style:name="T2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d9dd5" style:font-name-asian="Liberation Mono" style:font-size-asian="11pt" style:font-name-complex="Liberation Mono" style:font-size-complex="11pt"/>
    </style:style>
    <style:style style:name="T25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f316e" style:font-name-asian="Liberation Mono" style:font-size-asian="11pt" style:font-name-complex="Liberation Mono" style:font-size-complex="11pt"/>
    </style:style>
    <style:style style:name="T25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020e" style:font-name-asian="Liberation Mono" style:font-size-asian="11pt" style:font-name-complex="Liberation Mono" style:font-size-complex="11pt"/>
    </style:style>
    <style:style style:name="T25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efd80" style:font-name-asian="Liberation Mono" style:font-size-asian="11pt" style:font-name-complex="Liberation Mono" style:font-size-complex="11pt"/>
    </style:style>
    <style:style style:name="T25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6227f" style:font-name-asian="Liberation Mono" style:font-size-asian="11pt" style:font-name-complex="Liberation Mono" style:font-size-complex="11pt"/>
    </style:style>
    <style:style style:name="T25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b16c7a" style:font-name-asian="Liberation Mono" style:font-size-asian="11pt" style:font-name-complex="Liberation Mono" style:font-size-complex="11pt"/>
    </style:style>
    <style:style style:name="T25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1e8aa7" style:font-name-asian="Liberation Mono" style:font-size-asian="11pt" style:font-name-complex="Liberation Mono" style:font-size-complex="11pt"/>
    </style:style>
    <style:style style:name="T25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7482e" style:font-name-asian="Liberation Mono" style:font-size-asian="11pt" style:font-name-complex="Liberation Mono" style:font-size-complex="11pt"/>
    </style:style>
    <style:style style:name="T25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127e6" style:font-name-asian="Liberation Mono" style:font-size-asian="11pt" style:font-name-complex="Liberation Mono" style:font-size-complex="11pt"/>
    </style:style>
    <style:style style:name="T26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91fca" style:font-name-asian="Liberation Mono" style:font-size-asian="11pt" style:font-name-complex="Liberation Mono" style:font-size-complex="11pt"/>
    </style:style>
    <style:style style:name="T26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f5664f" style:font-name-asian="Liberation Mono" style:font-size-asian="11pt" style:font-name-complex="Liberation Mono" style:font-size-complex="11pt"/>
    </style:style>
    <style:style style:name="T26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b19b4" style:font-name-asian="Liberation Mono" style:font-size-asian="11pt" style:font-name-complex="Liberation Mono" style:font-size-complex="11pt"/>
    </style:style>
    <style:style style:name="T26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32446" style:font-name-asian="Liberation Mono" style:font-size-asian="11pt" style:font-name-complex="Liberation Mono" style:font-size-complex="11pt"/>
    </style:style>
    <style:style style:name="T26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ea2e96" style:font-name-asian="Liberation Mono" style:font-size-asian="11pt" style:font-name-complex="Liberation Mono" style:font-size-complex="11pt"/>
    </style:style>
    <style:style style:name="T2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d3d84" style:font-name-asian="Liberation Mono" style:font-size-asian="11pt" style:font-name-complex="Liberation Mono" style:font-size-complex="11pt"/>
    </style:style>
    <style:style style:name="T26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cb5fe" style:font-name-asian="Liberation Mono" style:font-size-asian="11pt" style:font-name-complex="Liberation Mono" style:font-size-complex="11pt"/>
    </style:style>
    <style:style style:name="T26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e0ddf" style:font-name-asian="Liberation Mono" style:font-size-asian="11pt" style:font-name-complex="Liberation Mono" style:font-size-complex="11pt"/>
    </style:style>
    <style:style style:name="T26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389ae" style:font-name-asian="Liberation Mono" style:font-size-asian="11pt" style:font-name-complex="Liberation Mono" style:font-size-complex="11pt"/>
    </style:style>
    <style:style style:name="T26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446c6" style:font-name-asian="Liberation Mono" style:font-size-asian="11pt" style:font-name-complex="Liberation Mono" style:font-size-complex="11pt"/>
    </style:style>
    <style:style style:name="T27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5fd5f" style:font-name-asian="Liberation Mono" style:font-size-asian="11pt" style:font-name-complex="Liberation Mono" style:font-size-complex="11pt"/>
    </style:style>
    <style:style style:name="T27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dbf9f" style:font-name-asian="Liberation Mono" style:font-size-asian="11pt" style:font-name-complex="Liberation Mono" style:font-size-complex="11pt"/>
    </style:style>
    <style:style style:name="T27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b854f1" style:font-name-asian="Liberation Mono" style:font-size-asian="11pt" style:font-name-complex="Liberation Mono" style:font-size-complex="11pt"/>
    </style:style>
    <style:style style:name="T27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f8463" style:font-name-asian="Liberation Mono" style:font-size-asian="11pt" style:font-name-complex="Liberation Mono" style:font-size-complex="11pt"/>
    </style:style>
    <style:style style:name="T27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17403" style:font-name-asian="Liberation Mono" style:font-size-asian="11pt" style:font-name-complex="Liberation Mono" style:font-size-complex="11pt"/>
    </style:style>
    <style:style style:name="T27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28cdf6" style:font-name-asian="Liberation Mono" style:font-size-asian="11pt" style:font-name-complex="Liberation Mono" style:font-size-complex="11pt"/>
    </style:style>
    <style:style style:name="T27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57fa9" style:font-name-asian="Liberation Mono" style:font-size-asian="11pt" style:font-name-complex="Liberation Mono" style:font-size-complex="11pt"/>
    </style:style>
    <style:style style:name="T27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c2235" style:font-name-asian="Liberation Mono" style:font-size-asian="11pt" style:font-name-complex="Liberation Mono" style:font-size-complex="11pt"/>
    </style:style>
    <style:style style:name="T27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3db41e" style:font-name-asian="Liberation Mono" style:font-size-asian="11pt" style:font-name-complex="Liberation Mono" style:font-size-complex="11pt"/>
    </style:style>
    <style:style style:name="T27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dd313" style:font-name-asian="Liberation Mono" style:font-size-asian="11pt" style:font-name-complex="Liberation Mono" style:font-size-complex="11pt"/>
    </style:style>
    <style:style style:name="T28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325f05" style:font-name-asian="Liberation Mono" style:font-size-asian="11pt" style:font-name-complex="Liberation Mono" style:font-size-complex="11pt"/>
    </style:style>
    <style:style style:name="T28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3fae1c" style:font-name-asian="Liberation Mono" style:font-size-asian="11pt" style:font-name-complex="Liberation Mono" style:font-size-complex="11pt"/>
    </style:style>
    <style:style style:name="T28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f70df" style:font-name-asian="Liberation Mono" style:font-size-asian="11pt" style:font-name-complex="Liberation Mono" style:font-size-complex="11pt"/>
    </style:style>
    <style:style style:name="T28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407089" style:font-name-asian="Liberation Mono" style:font-size-asian="11pt" style:font-name-complex="Liberation Mono" style:font-size-complex="11pt"/>
    </style:style>
    <style:style style:name="T2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4409f33" style:font-name-asian="Liberation Mono" style:font-size-asian="11pt" style:font-name-complex="Liberation Mono" style:font-size-complex="11pt"/>
    </style:style>
    <style:style style:name="T2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762a2" style:font-name-asian="Liberation Mono" style:font-size-asian="11pt" style:font-name-complex="Liberation Mono" style:font-size-complex="11pt"/>
    </style:style>
    <style:style style:name="T2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a51a" style:font-name-asian="Liberation Mono" style:font-size-asian="11pt" style:font-name-complex="Liberation Mono" style:font-size-complex="11pt"/>
    </style:style>
    <style:style style:name="T2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590c0" style:font-name-asian="Liberation Mono" style:font-size-asian="11pt" style:font-name-complex="Liberation Mono" style:font-size-complex="11pt"/>
    </style:style>
    <style:style style:name="T2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ae322" style:font-name-asian="Liberation Mono" style:font-size-asian="11pt" style:font-name-complex="Liberation Mono" style:font-size-complex="11pt"/>
    </style:style>
    <style:style style:name="T2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0919" style:font-name-asian="Liberation Mono" style:font-size-asian="11pt" style:font-name-complex="Liberation Mono" style:font-size-complex="11pt"/>
    </style:style>
    <style:style style:name="T2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1fd8e" style:font-name-asian="Liberation Mono" style:font-size-asian="11pt" style:font-name-complex="Liberation Mono" style:font-size-complex="11pt"/>
    </style:style>
    <style:style style:name="T2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93fe4" style:font-name-asian="Liberation Mono" style:font-size-asian="11pt" style:font-name-complex="Liberation Mono" style:font-size-complex="11pt"/>
    </style:style>
    <style:style style:name="T2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96b70" style:font-name-asian="Liberation Mono" style:font-size-asian="11pt" style:font-name-complex="Liberation Mono" style:font-size-complex="11pt"/>
    </style:style>
    <style:style style:name="T29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f316e" style:font-name-asian="Liberation Mono" style:font-size-asian="11pt" style:font-style-asian="normal" style:font-name-complex="Liberation Mono" style:font-size-complex="11pt" style:font-style-complex="normal"/>
    </style:style>
    <style:style style:name="T29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590c0" style:font-name-asian="Liberation Mono" style:font-size-asian="11pt" style:font-style-asian="normal" style:font-name-complex="Liberation Mono" style:font-size-complex="11pt" style:font-style-complex="normal"/>
    </style:style>
    <style:style style:name="T29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bbde" style:font-name-asian="Liberation Mono" style:font-size-asian="11pt" style:font-style-asian="normal" style:font-name-complex="Liberation Mono" style:font-size-complex="11pt" style:font-style-complex="normal"/>
    </style:style>
    <style:style style:name="T29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57fa9" style:font-name-asian="Liberation Mono" style:font-size-asian="11pt" style:font-style-asian="normal" style:font-name-complex="Liberation Mono" style:font-size-complex="11pt" style:font-style-complex="normal"/>
    </style:style>
    <style:style style:name="T29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c2235" style:font-name-asian="Liberation Mono" style:font-size-asian="11pt" style:font-style-asian="normal" style:font-name-complex="Liberation Mono" style:font-size-complex="11pt" style:font-style-complex="normal"/>
    </style:style>
    <style:style style:name="T29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a51a" style:font-name-asian="Liberation Mono" style:font-size-asian="11pt" style:font-style-asian="normal" style:font-name-complex="Liberation Mono" style:font-size-complex="11pt" style:font-style-complex="normal"/>
    </style:style>
    <style:style style:name="T29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fbc996" style:font-name-asian="Liberation Mono" style:font-size-asian="11pt" style:font-style-asian="normal" style:font-name-complex="Liberation Mono" style:font-size-complex="11pt" style:font-style-complex="normal"/>
    </style:style>
    <style:style style:name="T3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cf47" style:font-name-asian="Liberation Mono" style:font-size-asian="11pt" style:font-style-asian="normal" style:font-name-complex="Liberation Mono" style:font-size-complex="11pt" style:font-style-complex="normal"/>
    </style:style>
    <style:style style:name="T3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b0c13" style:font-name-asian="Liberation Mono" style:font-size-asian="11pt" style:font-style-asian="normal" style:font-name-complex="Liberation Mono" style:font-size-complex="11pt" style:font-style-complex="normal"/>
    </style:style>
    <style:style style:name="T3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c0890" style:font-name-asian="Liberation Mono" style:font-size-asian="11pt" style:font-style-asian="normal" style:font-name-complex="Liberation Mono" style:font-size-complex="11pt" style:font-style-complex="normal"/>
    </style:style>
    <style:style style:name="T3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ca27f" style:font-name-asian="Liberation Mono" style:font-size-asian="11pt" style:font-style-asian="normal" style:font-name-complex="Liberation Mono" style:font-size-complex="11pt" style:font-style-complex="normal"/>
    </style:style>
    <style:style style:name="T30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135fd" style:font-name-asian="Liberation Mono" style:font-size-asian="11pt" style:font-style-asian="normal" style:font-name-complex="Liberation Mono" style:font-size-complex="11pt" style:font-style-complex="normal"/>
    </style:style>
    <style:style style:name="T30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name-asian="Liberation Mono" style:font-size-asian="9.60000038146973pt" style:font-name-complex="Liberation Mono" style:font-size-complex="11pt"/>
    </style:style>
    <style:style style:name="T30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f1fe6" style:font-name-asian="Liberation Mono" style:font-size-asian="9.60000038146973pt" style:font-name-complex="Liberation Mono" style:font-size-complex="11pt"/>
    </style:style>
    <style:style style:name="T30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3d1a7" style:font-name-asian="Liberation Mono" style:font-size-asian="9.60000038146973pt" style:font-name-complex="Liberation Mono" style:font-size-complex="11pt"/>
    </style:style>
    <style:style style:name="T30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5275e" style:font-name-asian="Liberation Mono" style:font-size-asian="9.60000038146973pt" style:font-name-complex="Liberation Mono" style:font-size-complex="11pt"/>
    </style:style>
    <style:style style:name="T30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d9418" style:font-name-asian="Liberation Mono" style:font-size-asian="9.60000038146973pt" style:font-name-complex="Liberation Mono" style:font-size-complex="11pt"/>
    </style:style>
    <style:style style:name="T31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a18d9" style:font-name-asian="Liberation Mono" style:font-size-asian="9.60000038146973pt" style:font-name-complex="Liberation Mono" style:font-size-complex="11pt"/>
    </style:style>
    <style:style style:name="T31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6f4f8" style:font-name-asian="Liberation Mono" style:font-size-asian="9.60000038146973pt" style:font-name-complex="Liberation Mono" style:font-size-complex="11pt"/>
    </style:style>
    <style:style style:name="T31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72114" style:font-name-asian="Liberation Mono" style:font-size-asian="9.60000038146973pt" style:font-name-complex="Liberation Mono" style:font-size-complex="11pt"/>
    </style:style>
    <style:style style:name="T31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a6591" style:font-name-asian="Liberation Mono" style:font-size-asian="9.60000038146973pt" style:font-name-complex="Liberation Mono" style:font-size-complex="11pt"/>
    </style:style>
    <style:style style:name="T31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f7b9f" style:font-name-asian="Liberation Mono" style:font-size-asian="9.60000038146973pt" style:font-name-complex="Liberation Mono" style:font-size-complex="11pt"/>
    </style:style>
    <style:style style:name="T31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cc2c3" style:font-name-asian="Liberation Mono" style:font-size-asian="9.60000038146973pt" style:font-name-complex="Liberation Mono" style:font-size-complex="11pt"/>
    </style:style>
    <style:style style:name="T31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0b52a" style:font-name-asian="Liberation Mono" style:font-size-asian="9.60000038146973pt" style:font-name-complex="Liberation Mono" style:font-size-complex="11pt"/>
    </style:style>
    <style:style style:name="T31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31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9214a" style:font-name-asian="Liberation Mono" style:font-size-asian="9.60000038146973pt" style:font-name-complex="Liberation Mono" style:font-size-complex="11pt"/>
    </style:style>
    <style:style style:name="T31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00416" style:font-name-asian="Liberation Mono" style:font-size-asian="9.60000038146973pt" style:font-name-complex="Liberation Mono" style:font-size-complex="11pt"/>
    </style:style>
    <style:style style:name="T32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47cd5" style:font-name-asian="Liberation Mono" style:font-size-asian="9.60000038146973pt" style:font-name-complex="Liberation Mono" style:font-size-complex="11pt"/>
    </style:style>
    <style:style style:name="T32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0477b" style:font-name-asian="Liberation Mono" style:font-size-asian="9.60000038146973pt" style:font-name-complex="Liberation Mono" style:font-size-complex="11pt"/>
    </style:style>
    <style:style style:name="T32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2f554" style:font-name-asian="Liberation Mono" style:font-size-asian="9.60000038146973pt" style:font-name-complex="Liberation Mono" style:font-size-complex="11pt"/>
    </style:style>
    <style:style style:name="T32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9222c" style:font-name-asian="Liberation Mono" style:font-size-asian="9.60000038146973pt" style:font-name-complex="Liberation Mono" style:font-size-complex="11pt"/>
    </style:style>
    <style:style style:name="T32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aceda" style:font-name-asian="Liberation Mono" style:font-size-asian="9.60000038146973pt" style:font-name-complex="Liberation Mono" style:font-size-complex="11pt"/>
    </style:style>
    <style:style style:name="T32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6bc35" style:font-name-asian="Liberation Mono" style:font-size-asian="9.60000038146973pt" style:font-name-complex="Liberation Mono" style:font-size-complex="11pt"/>
    </style:style>
    <style:style style:name="T32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0919" style:font-name-asian="Liberation Mono" style:font-size-asian="9.60000038146973pt" style:font-name-complex="Liberation Mono" style:font-size-complex="11pt"/>
    </style:style>
    <style:style style:name="T32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d2e63" style:font-name-asian="Liberation Mono" style:font-size-asian="9.60000038146973pt" style:font-name-complex="Liberation Mono" style:font-size-complex="11pt"/>
    </style:style>
    <style:style style:name="T32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51ee" style:font-name-asian="Liberation Mono" style:font-size-asian="9.60000038146973pt" style:font-name-complex="Liberation Mono" style:font-size-complex="11pt"/>
    </style:style>
    <style:style style:name="T32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3fce2" style:font-name-asian="Liberation Mono" style:font-size-asian="9.60000038146973pt" style:font-name-complex="Liberation Mono" style:font-size-complex="11pt"/>
    </style:style>
    <style:style style:name="T33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5c663" style:font-name-asian="Liberation Mono" style:font-size-asian="9.60000038146973pt" style:font-name-complex="Liberation Mono" style:font-size-complex="11pt"/>
    </style:style>
    <style:style style:name="T33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9e38d" style:font-name-asian="Liberation Mono" style:font-size-asian="9.60000038146973pt" style:font-name-complex="Liberation Mono" style:font-size-complex="11pt"/>
    </style:style>
    <style:style style:name="T33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bb17b" style:font-name-asian="Liberation Mono" style:font-size-asian="9.60000038146973pt" style:font-name-complex="Liberation Mono" style:font-size-complex="11pt"/>
    </style:style>
    <style:style style:name="T33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1175b" style:font-name-asian="Liberation Mono" style:font-size-asian="9.60000038146973pt" style:font-name-complex="Liberation Mono" style:font-size-complex="11pt"/>
    </style:style>
    <style:style style:name="T33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1fd8e" style:font-name-asian="Liberation Mono" style:font-size-asian="9.60000038146973pt" style:font-name-complex="Liberation Mono" style:font-size-complex="11pt"/>
    </style:style>
    <style:style style:name="T33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35a56" style:font-name-asian="Liberation Mono" style:font-size-asian="9.60000038146973pt" style:font-name-complex="Liberation Mono" style:font-size-complex="11pt"/>
    </style:style>
    <style:style style:name="T33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52ace" style:font-name-asian="Liberation Mono" style:font-size-asian="9.60000038146973pt" style:font-name-complex="Liberation Mono" style:font-size-complex="11pt"/>
    </style:style>
    <style:style style:name="T33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93fe4" style:font-name-asian="Liberation Mono" style:font-size-asian="9.60000038146973pt" style:font-name-complex="Liberation Mono" style:font-size-complex="11pt"/>
    </style:style>
    <style:style style:name="T33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988cd" style:font-name-asian="Liberation Mono" style:font-size-asian="9.60000038146973pt" style:font-name-complex="Liberation Mono" style:font-size-complex="11pt"/>
    </style:style>
    <style:style style:name="T33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6e07" style:font-name-asian="Liberation Mono" style:font-size-asian="9.60000038146973pt" style:font-name-complex="Liberation Mono" style:font-size-complex="11pt"/>
    </style:style>
    <style:style style:name="T34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name-asian="Liberation Mono" style:font-size-asian="9.60000038146973pt" style:font-style-asian="normal" style:font-name-complex="Liberation Mono" style:font-size-complex="11pt" style:font-style-complex="normal"/>
    </style:style>
    <style:style style:name="T34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size-asian="9.60000038146973pt" style:font-size-complex="11pt"/>
    </style:style>
    <style:style style:name="T34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5275e" style:font-size-asian="9.60000038146973pt" style:font-size-complex="11pt"/>
    </style:style>
    <style:style style:name="T3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0b481" style:font-size-asian="9.60000038146973pt" style:font-size-complex="11pt"/>
    </style:style>
    <style:style style:name="T3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f1fe6" style:font-size-asian="9.60000038146973pt" style:font-size-complex="11pt"/>
    </style:style>
    <style:style style:name="T34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3d1a7" style:font-size-asian="9.60000038146973pt" style:font-size-complex="11pt"/>
    </style:style>
    <style:style style:name="T3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d9418" style:font-size-asian="9.60000038146973pt" style:font-size-complex="11pt"/>
    </style:style>
    <style:style style:name="T3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96df8" style:font-size-asian="9.60000038146973pt" style:font-size-complex="11pt"/>
    </style:style>
    <style:style style:name="T3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251ee" style:font-size-asian="9.60000038146973pt" style:font-size-complex="11pt"/>
    </style:style>
    <style:style style:name="T3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9e38d" style:font-size-asian="9.60000038146973pt" style:font-size-complex="11pt"/>
    </style:style>
    <style:style style:name="T3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35a56" style:font-size-asian="9.60000038146973pt" style:font-size-complex="11pt"/>
    </style:style>
    <style:style style:name="T3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93fe4" style:font-size-asian="9.60000038146973pt" style:font-size-complex="11pt"/>
    </style:style>
    <style:style style:name="T35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size-asian="9.60000038146973pt" style:font-style-asian="normal" style:font-size-complex="11pt" style:font-style-complex="normal"/>
    </style:style>
    <style:style style:name="T35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69f648" style:font-name-asian="Songti SC" style:font-size-asian="11pt" style:font-weight-asian="normal" style:font-name-complex="Arial Unicode MS1" style:font-size-complex="11pt" style:font-weight-complex="normal"/>
    </style:style>
    <style:style style:name="T35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a5c094" style:font-name-asian="Songti SC" style:font-size-asian="11pt" style:font-weight-asian="normal" style:font-name-complex="Arial Unicode MS1" style:font-size-complex="11pt" style:font-weight-complex="normal"/>
    </style:style>
    <style:style style:name="T35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a5056" style:font-name-asian="Songti SC" style:font-size-asian="11pt" style:font-weight-asian="normal" style:font-name-complex="Arial Unicode MS1" style:font-size-complex="11pt" style:font-weight-complex="normal"/>
    </style:style>
    <style:style style:name="T35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c2056" style:font-name-asian="Songti SC" style:font-size-asian="11pt" style:font-weight-asian="normal" style:font-name-complex="Arial Unicode MS1" style:font-size-complex="11pt" style:font-weight-complex="normal"/>
    </style:style>
    <style:style style:name="T35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d6a34" style:font-name-asian="Songti SC" style:font-size-asian="11pt" style:font-weight-asian="normal" style:font-name-complex="Arial Unicode MS1" style:font-size-complex="11pt" style:font-weight-complex="normal"/>
    </style:style>
    <style:style style:name="T35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e009f" style:font-name-asian="Songti SC" style:font-size-asian="11pt" style:font-weight-asian="normal" style:font-name-complex="Arial Unicode MS1" style:font-size-complex="11pt" style:font-weight-complex="normal"/>
    </style:style>
    <style:style style:name="T35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a6af4f" style:font-name-asian="Songti SC" style:font-size-asian="11pt" style:font-weight-asian="normal" style:font-name-complex="Arial Unicode MS1" style:font-size-complex="11pt" style:font-weight-complex="normal"/>
    </style:style>
    <style:style style:name="T36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b9f8e3" style:font-name-asian="Songti SC" style:font-size-asian="11pt" style:font-weight-asian="normal" style:font-name-complex="Arial Unicode MS1" style:font-size-complex="11pt" style:font-weight-complex="normal"/>
    </style:style>
    <style:style style:name="T36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fd1d7" style:font-name-asian="Songti SC" style:font-size-asian="11pt" style:font-weight-asian="normal" style:font-name-complex="Arial Unicode MS1" style:font-size-complex="11pt" style:font-weight-complex="normal"/>
    </style:style>
    <style:style style:name="T36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a07a97" style:font-name-asian="Songti SC" style:font-size-asian="11pt" style:font-weight-asian="normal" style:font-name-complex="Arial Unicode MS1" style:font-size-complex="11pt" style:font-weight-complex="normal"/>
    </style:style>
    <style:style style:name="T36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b854f1" style:font-name-asian="Songti SC" style:font-size-asian="11pt" style:font-weight-asian="normal" style:font-name-complex="Arial Unicode MS1" style:font-size-complex="11pt" style:font-weight-complex="normal"/>
    </style:style>
    <style:style style:name="T36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9e009f" style:font-name-asian="Songti SC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3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3b9f8e3" style:font-name-asian="Songti SC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366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71ccaa" style:font-name-asian="Liberation Mono" style:font-size-asian="11pt" style:font-style-asian="italic" style:font-name-complex="Liberation Mono" style:font-size-complex="11pt" style:font-style-complex="italic"/>
    </style:style>
    <style:style style:name="T367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3b16c7a" style:font-name-asian="Liberation Mono" style:font-size-asian="11pt" style:font-style-asian="italic" style:font-name-complex="Liberation Mono" style:font-size-complex="11pt" style:font-style-complex="italic"/>
    </style:style>
    <style:style style:name="T368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ab19b4" style:font-name-asian="Liberation Mono" style:font-size-asian="11pt" style:font-style-asian="italic" style:font-name-complex="Liberation Mono" style:font-size-complex="11pt" style:font-style-complex="italic"/>
    </style:style>
    <style:style style:name="T369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ad3d84" style:font-name-asian="Liberation Mono" style:font-size-asian="11pt" style:font-style-asian="italic" style:font-name-complex="Liberation Mono" style:font-size-complex="11pt" style:font-style-complex="italic"/>
    </style:style>
    <style:style style:name="T370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df70df" style:font-name-asian="Liberation Mono" style:font-size-asian="11pt" style:font-style-asian="italic" style:font-name-complex="Liberation Mono" style:font-size-complex="11pt" style:font-style-complex="italic"/>
    </style:style>
    <style:style style:name="T371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4407089" style:font-name-asian="Liberation Mono" style:font-size-asian="11pt" style:font-style-asian="italic" style:font-name-complex="Liberation Mono" style:font-size-complex="11pt" style:font-style-complex="italic"/>
    </style:style>
    <style:style style:name="T372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d43752" style:font-name-asian="Liberation Mono" style:font-size-asian="11pt" style:font-style-asian="italic" style:font-name-complex="Liberation Mono" style:font-size-complex="11pt" style:font-style-complex="italic"/>
    </style:style>
    <style:style style:name="T373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d590c0" style:font-name-asian="Liberation Mono" style:font-size-asian="11pt" style:font-style-asian="italic" style:font-name-complex="Liberation Mono" style:font-size-complex="11pt" style:font-style-complex="italic"/>
    </style:style>
    <style:style style:name="T374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e3e0e4" style:font-name-asian="Liberation Mono" style:font-size-asian="11pt" style:font-style-asian="italic" style:font-name-complex="Liberation Mono" style:font-size-complex="11pt" style:font-style-complex="italic"/>
    </style:style>
    <style:style style:name="T375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39e009f" style:font-name-asian="Songti SC" style:font-size-asian="11pt" style:font-style-asian="italic" style:font-weight-asian="normal" style:font-name-complex="Arial Unicode MS1" style:font-size-complex="11pt" style:font-style-complex="italic" style:font-weight-complex="normal"/>
    </style:style>
    <style:style style:name="T376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3b9f8e3" style:font-name-asian="Songti SC" style:font-size-asian="11pt" style:font-style-asian="italic" style:font-weight-asian="normal" style:font-name-complex="Arial Unicode MS1" style:font-size-complex="11pt" style:font-style-complex="italic" style:font-weight-complex="normal"/>
    </style:style>
    <style:style style:name="T377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390b481" style:font-size-asian="11pt" style:font-style-asian="italic" style:font-size-complex="11pt" style:font-style-complex="italic"/>
    </style:style>
    <style:style style:name="T378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b5fd5f" style:font-name-asian="Liberation Mono" style:font-size-asian="11pt" style:font-name-complex="Liberation Mono" style:font-size-complex="11pt"/>
    </style:style>
    <style:style style:name="T379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cf6486" style:font-name-asian="Liberation Mono" style:font-size-asian="11pt" style:font-name-complex="Liberation Mono" style:font-size-complex="11pt"/>
    </style:style>
    <style:style style:name="T380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1b887bf" style:font-name-asian="Liberation Mono" style:font-size-asian="11pt" style:font-name-complex="Liberation Mono" style:font-size-complex="11pt"/>
    </style:style>
    <style:style style:name="T381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ecc0ba" style:font-name-asian="Liberation Mono" style:font-size-asian="11pt" style:font-name-complex="Liberation Mono" style:font-size-complex="11pt"/>
    </style:style>
    <style:style style:name="T382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3f69110" style:font-name-asian="Liberation Mono" style:font-size-asian="11pt" style:font-name-complex="Liberation Mono" style:font-size-complex="11pt"/>
    </style:style>
    <style:style style:name="T383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c14a2a" style:font-name-asian="Liberation Mono" style:font-size-asian="11pt" style:font-name-complex="Liberation Mono" style:font-size-complex="11pt"/>
    </style:style>
    <style:style style:name="T384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3b63348" style:font-size-asian="13pt" style:font-size-complex="13pt"/>
    </style:style>
    <style:style style:name="T385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cf6486" style:font-size-asian="13pt" style:font-size-complex="13pt"/>
    </style:style>
    <style:style style:name="T386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3b755e6" style:font-size-asian="13pt" style:font-size-complex="13pt"/>
    </style:style>
    <style:style style:name="T387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size-asian="13pt" style:font-size-complex="13pt"/>
    </style:style>
    <style:style style:name="T388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1e81f95" style:font-size-asian="13pt" style:font-size-complex="13pt"/>
    </style:style>
    <style:style style:name="T389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4d2e63" style:font-size-asian="13pt" style:font-size-complex="13pt"/>
    </style:style>
    <style:style style:name="T390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6c20c5" style:font-size-asian="13pt" style:font-size-complex="13pt"/>
    </style:style>
    <style:style style:name="T391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size-asian="13pt" style:font-weight-asian="bold" style:font-size-complex="13pt" style:font-weight-complex="bold"/>
    </style:style>
    <style:style style:name="T392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cf6486" style:font-name-asian="Liberation Mono" style:font-size-asian="13pt" style:font-name-complex="Liberation Mono" style:font-size-complex="13pt"/>
    </style:style>
    <style:style style:name="T393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name-asian="Liberation Mono" style:font-size-asian="13pt" style:font-weight-asian="bold" style:font-name-complex="Liberation Mono" style:font-size-complex="13pt" style:font-weight-complex="bold"/>
    </style:style>
    <style:style style:name="T394" style:family="text">
      <style:text-properties fo:font-variant="normal" fo:text-transform="none" fo:color="#000000" loext:opacity="100%" style:font-name="Liberation Sans1" fo:letter-spacing="normal" fo:font-style="normal" fo:font-weight="normal" officeooo:rsid="03bc1dc2" style:font-name-asian="Liberation Mono" style:font-name-complex="Liberation Mono"/>
    </style:style>
    <style:style style:name="T395" style:family="text">
      <style:text-properties fo:font-variant="normal" fo:text-transform="none" fo:color="#000000" loext:opacity="100%" style:font-name="Liberation Sans1" fo:letter-spacing="normal" fo:font-style="normal" fo:font-weight="normal" officeooo:rsid="02c43f99" style:font-name-asian="Liberation Mono" style:font-name-complex="Liberation Mono"/>
    </style:style>
    <style:style style:name="T396" style:family="text">
      <style:text-properties fo:font-variant="normal" fo:text-transform="none" fo:color="#000000" loext:opacity="100%" style:font-name="Liberation Sans1" fo:letter-spacing="normal" fo:font-style="normal" fo:font-weight="normal" officeooo:rsid="03bfd068" style:font-name-asian="Liberation Mono" style:font-name-complex="Liberation Mono"/>
    </style:style>
    <style:style style:name="T397" style:family="text">
      <style:text-properties fo:font-variant="normal" fo:text-transform="none" fo:color="#000000" loext:opacity="100%" style:font-name="Liberation Sans1" fo:letter-spacing="normal" fo:font-style="normal" fo:font-weight="normal" officeooo:rsid="02c580e4" style:font-name-asian="Liberation Mono" style:font-style-asian="normal" style:font-name-complex="Liberation Mono" style:font-style-complex="normal"/>
    </style:style>
    <style:style style:name="T398" style:family="text">
      <style:text-properties fo:font-variant="normal" fo:text-transform="none" fo:color="#000000" loext:opacity="100%" style:font-name="Liberation Sans1" fo:letter-spacing="normal" fo:font-style="normal" fo:font-weight="normal" officeooo:rsid="02c43f99" style:font-name-asian="Liberation Mono" style:font-style-asian="normal" style:font-name-complex="Liberation Mono" style:font-style-complex="normal"/>
    </style:style>
    <style:style style:name="T399" style:family="text">
      <style:text-properties fo:font-variant="normal" fo:text-transform="none" fo:color="#000000" loext:opacity="100%" style:font-name="Liberation Sans1" fo:letter-spacing="normal" fo:font-style="normal" fo:font-weight="normal" officeooo:rsid="03bfd068" style:font-name-asian="Liberation Mono" style:font-style-asian="normal" style:font-name-complex="Liberation Mono" style:font-style-complex="normal"/>
    </style:style>
    <style:style style:name="T400" style:family="text">
      <style:text-properties fo:font-variant="normal" fo:text-transform="none" fo:color="#000000" loext:opacity="100%" style:font-name="Liberation Sans1" fo:letter-spacing="normal" fo:font-style="normal" fo:font-weight="normal" officeooo:rsid="02c9a3f2" style:font-name-asian="Liberation Mono" style:font-style-asian="normal" style:font-name-complex="Liberation Mono" style:font-style-complex="normal"/>
    </style:style>
    <style:style style:name="T401" style:family="text">
      <style:text-properties fo:font-variant="normal" fo:text-transform="none" fo:color="#000000" loext:opacity="100%" style:font-name="Liberation Sans1" fo:letter-spacing="normal" fo:font-style="normal" fo:font-weight="normal" officeooo:rsid="02cb05a7" style:font-name-asian="Liberation Mono" style:font-style-asian="normal" style:font-name-complex="Liberation Mono" style:font-style-complex="normal"/>
    </style:style>
    <style:style style:name="T402" style:family="text">
      <style:text-properties fo:font-variant="normal" fo:text-transform="none" fo:color="#000000" loext:opacity="100%" style:font-name="Liberation Sans1" fo:letter-spacing="normal" fo:font-style="normal" fo:font-weight="normal" officeooo:rsid="03bb502a" style:font-name-asian="Liberation Mono" style:font-style-asian="normal" style:font-name-complex="Liberation Mono" style:font-style-complex="normal"/>
    </style:style>
    <style:style style:name="T403" style:family="text">
      <style:text-properties fo:font-variant="normal" fo:text-transform="none" fo:color="#000000" loext:opacity="100%" style:font-name="Liberation Sans1" fo:letter-spacing="normal" fo:font-style="normal" fo:font-weight="normal" officeooo:rsid="03d3f451" style:font-name-asian="Liberation Mono" style:font-style-asian="normal" style:font-name-complex="Liberation Mono" style:font-style-complex="normal"/>
    </style:style>
    <style:style style:name="T404" style:family="text">
      <style:text-properties fo:font-variant="normal" fo:text-transform="none" fo:color="#000000" loext:opacity="100%" style:font-name="Liberation Sans1" fo:letter-spacing="normal" fo:font-style="normal" fo:font-weight="normal" officeooo:rsid="02cb4248" style:font-name-asian="Liberation Mono" style:font-style-asian="normal" style:font-name-complex="Liberation Mono" style:font-style-complex="normal"/>
    </style:style>
    <style:style style:name="T405" style:family="text">
      <style:text-properties fo:font-variant="normal" fo:text-transform="none" fo:color="#000000" loext:opacity="100%" style:font-name="Liberation Sans1" fo:letter-spacing="normal" fo:font-style="normal" fo:font-weight="normal" officeooo:rsid="03bab795" style:font-name-asian="Liberation Mono" style:font-style-asian="normal" style:font-name-complex="Liberation Mono" style:font-style-complex="normal"/>
    </style:style>
    <style:style style:name="T406" style:family="text">
      <style:text-properties fo:font-variant="normal" fo:text-transform="none" fo:color="#000000" loext:opacity="100%" style:font-name="Liberation Sans1" fo:letter-spacing="normal" fo:font-style="normal" fo:font-weight="normal" officeooo:rsid="0071ccaa" style:font-name-asian="Liberation Mono" style:font-style-asian="normal" style:font-name-complex="Liberation Mono" style:font-style-complex="normal"/>
    </style:style>
    <style:style style:name="T407" style:family="text">
      <style:text-properties fo:font-variant="normal" fo:text-transform="none" fo:color="#000000" loext:opacity="100%" style:font-name="Liberation Sans1" fo:letter-spacing="normal" fo:font-style="normal" fo:font-weight="normal" officeooo:rsid="008cf8a0" style:font-name-asian="Liberation Mono" style:font-style-asian="normal" style:font-name-complex="Liberation Mono" style:font-style-complex="normal"/>
    </style:style>
    <style:style style:name="T408" style:family="text">
      <style:text-properties fo:font-variant="normal" fo:text-transform="none" fo:color="#000000" loext:opacity="100%" style:font-name="Liberation Sans1" fo:letter-spacing="normal" fo:font-style="normal" fo:font-weight="normal" officeooo:rsid="02c77800" style:font-name-asian="Liberation Mono" style:font-style-asian="normal" style:font-name-complex="Liberation Mono" style:font-style-complex="normal"/>
    </style:style>
    <style:style style:name="T409" style:family="text">
      <style:text-properties fo:font-variant="normal" fo:text-transform="none" fo:color="#000000" loext:opacity="100%" style:font-name="Liberation Sans1" fo:letter-spacing="normal" fo:font-style="normal" fo:font-weight="normal" officeooo:rsid="02c8d49e" style:font-name-asian="Liberation Mono" style:font-style-asian="normal" style:font-name-complex="Liberation Mono" style:font-style-complex="normal"/>
    </style:style>
    <style:style style:name="T410" style:family="text">
      <style:text-properties fo:font-variant="normal" fo:text-transform="none" fo:color="#000000" loext:opacity="100%" style:font-name="Liberation Sans1" fo:letter-spacing="normal" fo:font-style="normal" fo:font-weight="normal" officeooo:rsid="008afa45" style:font-name-asian="Liberation Mono" style:font-style-asian="normal" style:font-name-complex="Liberation Mono" style:font-style-complex="normal"/>
    </style:style>
    <style:style style:name="T411" style:family="text">
      <style:text-properties fo:font-variant="normal" fo:text-transform="none" fo:color="#000000" loext:opacity="100%" style:font-name="Liberation Sans1" fo:letter-spacing="normal" fo:font-style="normal" fo:font-weight="normal" officeooo:rsid="02f0b12d" style:font-name-asian="Liberation Mono" style:font-style-asian="normal" style:font-name-complex="Liberation Mono" style:font-style-complex="normal"/>
    </style:style>
    <style:style style:name="T412" style:family="text">
      <style:text-properties fo:font-variant="normal" fo:text-transform="none" fo:color="#000000" loext:opacity="100%" style:font-name="Liberation Sans1" fo:letter-spacing="normal" fo:font-style="normal" fo:font-weight="normal" officeooo:rsid="02f1515e" style:font-name-asian="Liberation Mono" style:font-style-asian="normal" style:font-name-complex="Liberation Mono" style:font-style-complex="normal"/>
    </style:style>
    <style:style style:name="T413" style:family="text">
      <style:text-properties fo:font-variant="normal" fo:text-transform="none" fo:color="#000000" loext:opacity="100%" style:font-name="Liberation Sans1" fo:letter-spacing="normal" fo:font-style="normal" fo:font-weight="normal" officeooo:rsid="00916620" style:font-name-asian="Liberation Mono" style:font-style-asian="normal" style:font-name-complex="Liberation Mono" style:font-style-complex="normal"/>
    </style:style>
    <style:style style:name="T414" style:family="text">
      <style:text-properties fo:font-variant="normal" fo:text-transform="none" fo:color="#000000" loext:opacity="100%" style:font-name="Liberation Sans1" fo:letter-spacing="normal" fo:font-style="normal" fo:font-weight="normal" officeooo:rsid="008e4c80" style:font-name-asian="Liberation Mono" style:font-style-asian="normal" style:font-name-complex="Liberation Mono" style:font-style-complex="normal"/>
    </style:style>
    <style:style style:name="T415" style:family="text">
      <style:text-properties fo:font-variant="normal" fo:text-transform="none" fo:color="#000000" loext:opacity="100%" style:font-name="Liberation Sans1" fo:letter-spacing="normal" fo:font-style="normal" fo:font-weight="normal" officeooo:rsid="01d43752" style:font-name-asian="Liberation Mono" style:font-style-asian="normal" style:font-name-complex="Liberation Mono" style:font-style-complex="normal"/>
    </style:style>
    <style:style style:name="T416" style:family="text">
      <style:text-properties fo:font-variant="normal" fo:text-transform="none" fo:color="#000000" loext:opacity="100%" style:font-name="Liberation Sans1" fo:letter-spacing="normal" fo:font-style="normal" fo:font-weight="normal" officeooo:rsid="009b8b5f" style:font-name-asian="Liberation Mono" style:font-style-asian="normal" style:font-name-complex="Liberation Mono" style:font-style-complex="normal"/>
    </style:style>
    <style:style style:name="T417" style:family="text">
      <style:text-properties fo:font-variant="normal" fo:text-transform="none" fo:color="#000000" loext:opacity="100%" style:font-name="Liberation Sans1" fo:letter-spacing="normal" fo:font-style="normal" fo:font-weight="normal" officeooo:rsid="00a1c587" style:font-name-asian="Liberation Mono" style:font-style-asian="normal" style:font-name-complex="Liberation Mono" style:font-style-complex="normal"/>
    </style:style>
    <style:style style:name="T418" style:family="text">
      <style:text-properties fo:font-variant="normal" fo:text-transform="none" fo:color="#000000" loext:opacity="100%" style:font-name="Liberation Sans1" fo:letter-spacing="normal" fo:font-style="normal" fo:font-weight="normal" officeooo:rsid="03dc7803" style:font-name-asian="Liberation Mono" style:font-style-asian="normal" style:font-name-complex="Liberation Mono" style:font-style-complex="normal"/>
    </style:style>
    <style:style style:name="T419" style:family="text">
      <style:text-properties fo:font-variant="normal" fo:text-transform="none" fo:color="#000000" loext:opacity="100%" style:font-name="Liberation Sans1" fo:letter-spacing="normal" fo:font-style="normal" fo:font-weight="normal" officeooo:rsid="03b9de43" style:font-name-asian="Liberation Mono" style:font-style-asian="normal" style:font-name-complex="Liberation Mono" style:font-style-complex="normal"/>
    </style:style>
    <style:style style:name="T420" style:family="text">
      <style:text-properties fo:font-variant="normal" fo:text-transform="none" fo:color="#000000" loext:opacity="100%" style:font-name="Liberation Sans1" fo:letter-spacing="normal" fo:font-style="normal" fo:font-weight="normal" officeooo:rsid="04058a73" style:font-name-asian="Liberation Mono" style:font-style-asian="normal" style:font-name-complex="Liberation Mono" style:font-style-complex="normal"/>
    </style:style>
    <style:style style:name="T421" style:family="text">
      <style:text-properties fo:font-variant="normal" fo:text-transform="none" fo:color="#000000" loext:opacity="100%" style:font-name="Liberation Sans1" fo:letter-spacing="normal" fo:font-style="normal" fo:font-weight="normal" officeooo:rsid="03d9fe11" style:font-name-asian="Liberation Mono" style:font-style-asian="normal" style:font-name-complex="Liberation Mono" style:font-style-complex="normal"/>
    </style:style>
    <style:style style:name="T422" style:family="text">
      <style:text-properties fo:font-variant="normal" fo:text-transform="none" fo:color="#000000" loext:opacity="100%" style:font-name="Liberation Sans1" fo:letter-spacing="normal" fo:font-style="normal" fo:font-weight="normal" officeooo:rsid="03dc6bdc" style:font-name-asian="Liberation Mono" style:font-style-asian="normal" style:font-name-complex="Liberation Mono" style:font-style-complex="normal"/>
    </style:style>
    <style:style style:name="T423" style:family="text">
      <style:text-properties fo:font-variant="normal" fo:text-transform="none" fo:color="#000000" loext:opacity="100%" style:font-name="Liberation Sans1" fo:letter-spacing="normal" fo:font-style="normal" fo:font-weight="normal" officeooo:rsid="03bab795" style:font-name-asian="Liberation Mono" style:font-style-asian="normal" style:font-weight-asian="normal" style:font-name-complex="Liberation Mono" style:font-style-complex="normal" style:font-weight-complex="normal"/>
    </style:style>
    <style:style style:name="T424" style:family="text">
      <style:text-properties fo:font-variant="normal" fo:text-transform="none" fo:color="#000000" loext:opacity="100%" style:font-name="Liberation Sans1" fo:letter-spacing="normal" fo:font-style="normal" fo:font-weight="normal" officeooo:rsid="01d43752" style:font-name-asian="Liberation Mono" style:font-style-asian="normal" style:font-weight-asian="normal" style:font-name-complex="Liberation Mono" style:font-style-complex="normal" style:font-weight-complex="normal"/>
    </style:style>
    <style:style style:name="T425" style:family="text">
      <style:text-properties fo:font-variant="normal" fo:text-transform="none" fo:color="#000000" loext:opacity="100%" style:font-name="Liberation Sans1" fo:letter-spacing="normal" fo:font-style="normal" fo:font-weight="normal" officeooo:rsid="009b8b5f" style:font-name-asian="Liberation Mono" style:font-style-asian="normal" style:font-weight-asian="normal" style:font-name-complex="Liberation Mono" style:font-style-complex="normal" style:font-weight-complex="normal"/>
    </style:style>
    <style:style style:name="T426" style:family="text">
      <style:text-properties fo:font-variant="normal" fo:text-transform="none" fo:color="#000000" loext:opacity="100%" style:font-name="Liberation Sans1" fo:letter-spacing="normal" fo:font-style="normal" fo:font-weight="normal" officeooo:rsid="00a1c587" style:font-name-asian="Liberation Mono" style:font-style-asian="normal" style:font-weight-asian="normal" style:font-name-complex="Liberation Mono" style:font-style-complex="normal" style:font-weight-complex="normal"/>
    </style:style>
    <style:style style:name="T427" style:family="text">
      <style:text-properties fo:font-variant="normal" fo:text-transform="none" fo:color="#000000" loext:opacity="100%" style:font-name="Liberation Sans1" fo:letter-spacing="normal" fo:font-style="normal" fo:font-weight="normal" officeooo:rsid="03b9de43" style:font-name-asian="Liberation Mono" style:font-style-asian="normal" style:font-weight-asian="normal" style:font-name-complex="Liberation Mono" style:font-style-complex="normal" style:font-weight-complex="normal"/>
    </style:style>
    <style:style style:name="T428" style:family="text">
      <style:text-properties fo:font-variant="normal" fo:text-transform="none" fo:color="#000000" loext:opacity="100%" style:font-name="Liberation Sans1" fo:letter-spacing="normal" fo:font-style="normal" fo:font-weight="normal" officeooo:rsid="03b9f8e3" style:font-name-asian="Songti SC" style:font-style-asian="normal" style:font-weight-asian="normal" style:font-name-complex="Arial Unicode MS1" style:font-style-complex="normal" style:font-weight-complex="normal"/>
    </style:style>
    <style:style style:name="T429" style:family="text">
      <style:text-properties fo:font-variant="normal" fo:text-transform="none" fo:color="#000000" loext:opacity="100%" style:font-name="Liberation Sans1" fo:letter-spacing="normal" fo:font-style="normal" fo:font-weight="normal" officeooo:rsid="03bab795" style:font-name-asian="Songti SC" style:font-style-asian="normal" style:font-weight-asian="normal" style:font-name-complex="Arial Unicode MS1" style:font-style-complex="normal" style:font-weight-complex="normal"/>
    </style:style>
    <style:style style:name="T430" style:family="text">
      <style:text-properties fo:font-variant="normal" fo:text-transform="none" fo:color="#000000" loext:opacity="100%" style:font-name="Liberation Sans1" fo:letter-spacing="normal" fo:font-style="normal" fo:font-weight="normal" officeooo:rsid="03bb502a" style:font-name-asian="Songti SC" style:font-style-asian="normal" style:font-weight-asian="normal" style:font-name-complex="Arial Unicode MS1" style:font-style-complex="normal" style:font-weight-complex="normal"/>
    </style:style>
    <style:style style:name="T431" style:family="text">
      <style:text-properties fo:font-variant="normal" fo:text-transform="none" fo:color="#000000" loext:opacity="100%" style:font-name="Liberation Sans1" fo:letter-spacing="normal" fo:font-style="normal" fo:font-weight="normal" officeooo:rsid="03bb54cb" style:font-name-asian="Songti SC" style:font-style-asian="normal" style:font-weight-asian="normal" style:font-name-complex="Arial Unicode MS1" style:font-style-complex="normal" style:font-weight-complex="normal"/>
    </style:style>
    <style:style style:name="T432" style:family="text">
      <style:text-properties fo:font-variant="normal" fo:text-transform="none" fo:color="#000000" loext:opacity="100%" style:font-name="Liberation Sans1" fo:letter-spacing="normal" fo:font-style="normal" fo:font-weight="normal" officeooo:rsid="03c4f22d" style:font-name-asian="Songti SC" style:font-style-asian="normal" style:font-name-complex="Arial Unicode MS1" style:font-style-complex="normal"/>
    </style:style>
    <style:style style:name="T433" style:family="text">
      <style:text-properties fo:font-variant="normal" fo:text-transform="none" fo:color="#000000" loext:opacity="100%" style:font-name="Liberation Sans1" fo:letter-spacing="normal" fo:font-style="normal" fo:font-weight="normal" officeooo:rsid="03c71ab9" style:font-name-asian="Songti SC" style:font-style-asian="normal" style:font-name-complex="Arial Unicode MS1" style:font-style-complex="normal"/>
    </style:style>
    <style:style style:name="T434" style:family="text">
      <style:text-properties fo:font-variant="normal" fo:text-transform="none" fo:color="#000000" loext:opacity="100%" style:font-name="Liberation Sans1" fo:letter-spacing="normal" fo:font-style="normal" fo:font-weight="normal" officeooo:rsid="03d8f2fc" style:font-name-asian="Songti SC" style:font-style-asian="normal" style:font-name-complex="Arial Unicode MS1" style:font-style-complex="normal"/>
    </style:style>
    <style:style style:name="T435" style:family="text">
      <style:text-properties fo:font-variant="normal" fo:text-transform="none" fo:color="#000000" loext:opacity="100%" style:font-name="Liberation Sans1" fo:letter-spacing="normal" fo:font-style="normal" fo:font-weight="normal" officeooo:rsid="03c67968" style:font-name-asian="Songti SC" style:font-style-asian="normal" style:font-name-complex="Arial Unicode MS1" style:font-style-complex="normal"/>
    </style:style>
    <style:style style:name="T436" style:family="text">
      <style:text-properties fo:font-variant="normal" fo:text-transform="none" fo:color="#000000" loext:opacity="100%" style:font-name="Liberation Sans1" fo:letter-spacing="normal" fo:font-style="normal" fo:font-weight="normal" officeooo:rsid="02f27610" style:font-name-asian="Songti SC" style:font-name-complex="Arial Unicode MS1"/>
    </style:style>
    <style:style style:name="T437" style:family="text">
      <style:text-properties fo:font-variant="normal" fo:text-transform="none" fo:color="#000000" loext:opacity="100%" style:font-name="Liberation Sans1" fo:letter-spacing="normal" fo:font-style="normal" fo:font-weight="normal" officeooo:rsid="029cecd7" style:font-name-asian="Songti SC" style:font-name-complex="Arial Unicode MS1"/>
    </style:style>
    <style:style style:name="T438" style:family="text">
      <style:text-properties fo:font-variant="normal" fo:text-transform="none" fo:color="#000000" loext:opacity="100%" style:font-name="Liberation Sans1" fo:letter-spacing="normal" fo:font-style="normal" fo:font-weight="normal" officeooo:rsid="029d8c75" style:font-name-asian="Songti SC" style:font-name-complex="Arial Unicode MS1"/>
    </style:style>
    <style:style style:name="T439" style:family="text">
      <style:text-properties fo:font-variant="normal" fo:text-transform="none" fo:color="#000000" loext:opacity="100%" style:font-name="Liberation Sans1" fo:letter-spacing="normal" fo:font-style="normal" fo:font-weight="normal" officeooo:rsid="02a0cad4" style:font-name-asian="Songti SC" style:font-name-complex="Arial Unicode MS1"/>
    </style:style>
    <style:style style:name="T440" style:family="text">
      <style:text-properties fo:font-variant="normal" fo:text-transform="none" fo:color="#000000" loext:opacity="100%" style:font-name="Liberation Sans1" fo:letter-spacing="normal" fo:font-style="normal" fo:font-weight="normal" officeooo:rsid="02f31e29" style:font-name-asian="Songti SC" style:font-name-complex="Arial Unicode MS1"/>
    </style:style>
    <style:style style:name="T441" style:family="text">
      <style:text-properties fo:font-variant="normal" fo:text-transform="none" fo:color="#000000" loext:opacity="100%" style:font-name="Liberation Sans1" fo:letter-spacing="normal" fo:font-style="normal" fo:font-weight="normal" officeooo:rsid="02f5ee93" style:font-name-asian="Songti SC" style:font-name-complex="Arial Unicode MS1"/>
    </style:style>
    <style:style style:name="T442" style:family="text">
      <style:text-properties fo:font-variant="normal" fo:text-transform="none" fo:color="#000000" loext:opacity="100%" style:font-name="Liberation Sans1" fo:letter-spacing="normal" fo:font-style="normal" fo:font-weight="normal" officeooo:rsid="02f9a4a9" style:font-name-asian="Songti SC" style:font-name-complex="Arial Unicode MS1"/>
    </style:style>
    <style:style style:name="T443" style:family="text">
      <style:text-properties fo:font-variant="normal" fo:text-transform="none" fo:color="#000000" loext:opacity="100%" style:font-name="Liberation Sans1" fo:letter-spacing="normal" fo:font-style="normal" fo:font-weight="normal" officeooo:rsid="02cd8bc3" style:font-name-asian="Songti SC" style:font-name-complex="Arial Unicode MS1"/>
    </style:style>
    <style:style style:name="T444" style:family="text">
      <style:text-properties fo:font-variant="normal" fo:text-transform="none" fo:color="#000000" loext:opacity="100%" style:font-name="Liberation Sans1" fo:letter-spacing="normal" fo:font-style="normal" fo:font-weight="normal" officeooo:rsid="02f898ca" style:font-name-asian="Songti SC" style:font-name-complex="Arial Unicode MS1"/>
    </style:style>
    <style:style style:name="T445" style:family="text">
      <style:text-properties fo:font-variant="normal" fo:text-transform="none" fo:color="#000000" loext:opacity="100%" style:font-name="Liberation Sans1" fo:letter-spacing="normal" fo:font-style="normal" fo:font-weight="normal" officeooo:rsid="02a2035f" style:font-name-asian="Songti SC" style:font-name-complex="Arial Unicode MS1"/>
    </style:style>
    <style:style style:name="T446" style:family="text">
      <style:text-properties fo:font-variant="normal" fo:text-transform="none" fo:color="#000000" loext:opacity="100%" style:font-name="Liberation Sans1" fo:letter-spacing="normal" fo:font-style="normal" fo:font-weight="normal" officeooo:rsid="02eed362" style:font-name-asian="Songti SC" style:font-name-complex="Arial Unicode MS1"/>
    </style:style>
    <style:style style:name="T447" style:family="text">
      <style:text-properties fo:font-variant="normal" fo:text-transform="none" fo:color="#000000" loext:opacity="100%" style:font-name="Liberation Sans1" fo:letter-spacing="normal" fo:font-style="normal" fo:font-weight="normal" officeooo:rsid="02a3f0bf" style:font-name-asian="Songti SC" style:font-name-complex="Arial Unicode MS1"/>
    </style:style>
    <style:style style:name="T448" style:family="text">
      <style:text-properties fo:font-variant="normal" fo:text-transform="none" fo:color="#000000" loext:opacity="100%" style:font-name="Liberation Sans1" fo:letter-spacing="normal" fo:font-style="normal" fo:font-weight="normal" officeooo:rsid="03d7a6ca" style:font-name-asian="Songti SC" style:font-name-complex="Arial Unicode MS1"/>
    </style:style>
    <style:style style:name="T449" style:family="text">
      <style:text-properties fo:font-variant="normal" fo:text-transform="none" fo:color="#000000" loext:opacity="100%" style:font-name="Liberation Sans1" fo:letter-spacing="normal" fo:font-style="normal" fo:font-weight="normal" officeooo:rsid="03d8f2fc" style:font-name-asian="Songti SC" style:font-name-complex="Arial Unicode MS1"/>
    </style:style>
    <style:style style:name="T450" style:family="text">
      <style:text-properties fo:font-variant="normal" fo:text-transform="none" fo:color="#000000" loext:opacity="100%" style:font-name="Liberation Sans1" fo:letter-spacing="normal" fo:font-style="normal" fo:font-weight="normal" officeooo:rsid="03c29092" style:font-name-asian="Songti SC" style:font-name-complex="Arial Unicode MS1"/>
    </style:style>
    <style:style style:name="T451" style:family="text">
      <style:text-properties fo:font-variant="normal" fo:text-transform="none" fo:color="#000000" loext:opacity="100%" style:font-name="Liberation Sans1" fo:letter-spacing="normal" fo:font-style="normal" fo:font-weight="normal" officeooo:rsid="02ce9a5a" style:font-name-asian="Songti SC" style:font-name-complex="Arial Unicode MS1"/>
    </style:style>
    <style:style style:name="T452" style:family="text">
      <style:text-properties fo:font-variant="normal" fo:text-transform="none" fo:color="#000000" loext:opacity="100%" style:font-name="Liberation Sans1" fo:letter-spacing="normal" fo:font-style="normal" fo:font-weight="normal" officeooo:rsid="03c67968" style:font-name-asian="Songti SC" style:font-name-complex="Arial Unicode MS1"/>
    </style:style>
    <style:style style:name="T453" style:family="text">
      <style:text-properties fo:font-variant="normal" fo:text-transform="none" fo:color="#000000" loext:opacity="100%" style:font-name="Liberation Sans1" fo:letter-spacing="normal" fo:font-style="normal" fo:font-weight="normal" officeooo:rsid="03c8fab9" style:font-name-asian="Songti SC" style:font-name-complex="Arial Unicode MS1"/>
    </style:style>
    <style:style style:name="T454" style:family="text">
      <style:text-properties fo:font-variant="normal" fo:text-transform="none" fo:color="#000000" loext:opacity="100%" style:font-name="Liberation Sans1" fo:letter-spacing="normal" fo:font-style="normal" fo:font-weight="normal" officeooo:rsid="02f19b81" style:font-name-asian="Songti SC" style:font-name-complex="Arial Unicode MS1"/>
    </style:style>
    <style:style style:name="T455" style:family="text">
      <style:text-properties fo:font-variant="normal" fo:text-transform="none" fo:color="#000000" loext:opacity="100%" style:font-name="Liberation Sans1" fo:letter-spacing="normal" fo:font-style="normal" fo:font-weight="normal" officeooo:rsid="04058a73" style:font-name-asian="Songti SC" style:font-name-complex="Arial Unicode MS1"/>
    </style:style>
    <style:style style:name="T456" style:family="text">
      <style:text-properties fo:font-variant="normal" fo:text-transform="none" fo:color="#000000" loext:opacity="100%" style:font-name="Liberation Sans1" fo:letter-spacing="normal" fo:font-style="normal" fo:font-weight="normal" officeooo:rsid="02f1ea1c" style:font-name-asian="Songti SC" style:font-name-complex="Arial Unicode MS1"/>
    </style:style>
    <style:style style:name="T457" style:family="text">
      <style:text-properties fo:font-variant="normal" fo:text-transform="none" fo:color="#000000" loext:opacity="100%" style:font-name="Liberation Sans1" fo:letter-spacing="normal" fo:font-style="normal" fo:font-weight="normal" officeooo:rsid="03c4f22d" style:font-name-asian="Songti SC" style:font-name-complex="Arial Unicode MS1"/>
    </style:style>
    <style:style style:name="T458" style:family="text">
      <style:text-properties fo:font-variant="normal" fo:text-transform="none" fo:color="#000000" loext:opacity="100%" style:font-name="Liberation Sans1" fo:letter-spacing="normal" fo:font-style="normal" fo:font-weight="normal" officeooo:rsid="03b63348" style:font-name-asian="Songti SC" style:font-weight-asian="normal" style:font-name-complex="Arial Unicode MS1" style:font-weight-complex="normal"/>
    </style:style>
    <style:style style:name="T459" style:family="text">
      <style:text-properties fo:font-variant="normal" fo:text-transform="none" fo:color="#000000" loext:opacity="100%" style:font-name="Liberation Sans1" fo:letter-spacing="normal" fo:font-style="normal" fo:font-weight="normal" officeooo:rsid="028b0624" style:font-name-asian="Songti SC" style:font-weight-asian="normal" style:font-name-complex="Arial Unicode MS1" style:font-weight-complex="normal"/>
    </style:style>
    <style:style style:name="T460" style:family="text">
      <style:text-properties fo:font-variant="normal" fo:text-transform="none" fo:color="#000000" loext:opacity="100%" style:font-name="Liberation Sans1" fo:letter-spacing="normal" fo:font-style="normal" fo:font-weight="normal" officeooo:rsid="02f898ca" style:font-name-asian="Songti SC" style:font-weight-asian="normal" style:font-name-complex="Arial Unicode MS1" style:font-weight-complex="normal"/>
    </style:style>
    <style:style style:name="T461" style:family="text">
      <style:text-properties fo:font-variant="normal" fo:text-transform="none" fo:color="#000000" loext:opacity="100%" style:font-name="Liberation Sans1" fo:letter-spacing="normal" fo:font-style="italic" fo:font-weight="normal" officeooo:rsid="02c43f99" style:font-name-asian="Liberation Mono" style:font-style-asian="italic" style:font-name-complex="Liberation Mono" style:font-style-complex="italic"/>
    </style:style>
    <style:style style:name="T462" style:family="text">
      <style:text-properties fo:font-variant="normal" fo:text-transform="none" fo:color="#000000" loext:opacity="100%" style:font-name="Liberation Sans1" fo:letter-spacing="normal" fo:font-style="italic" fo:font-weight="normal" officeooo:rsid="02c580e4" style:font-name-asian="Liberation Mono" style:font-style-asian="italic" style:font-name-complex="Liberation Mono" style:font-style-complex="italic"/>
    </style:style>
    <style:style style:name="T463" style:family="text">
      <style:text-properties fo:font-variant="normal" fo:text-transform="none" fo:color="#000000" loext:opacity="100%" style:font-name="Liberation Sans1" fo:letter-spacing="normal" fo:font-style="italic" fo:font-weight="normal" officeooo:rsid="02c77800" style:font-name-asian="Liberation Mono" style:font-style-asian="italic" style:font-name-complex="Liberation Mono" style:font-style-complex="italic"/>
    </style:style>
    <style:style style:name="T464" style:family="text">
      <style:text-properties fo:font-variant="normal" fo:text-transform="none" fo:color="#000000" loext:opacity="100%" style:font-name="Liberation Sans1" fo:letter-spacing="normal" fo:font-style="italic" fo:font-weight="normal" officeooo:rsid="02c8d49e" style:font-name-asian="Liberation Mono" style:font-style-asian="italic" style:font-name-complex="Liberation Mono" style:font-style-complex="italic"/>
    </style:style>
    <style:style style:name="T465" style:family="text">
      <style:text-properties fo:font-variant="normal" fo:text-transform="none" fo:color="#000000" loext:opacity="100%" style:font-name="Liberation Sans1" fo:letter-spacing="normal" fo:font-style="italic" fo:font-weight="normal" officeooo:rsid="03bb502a" style:font-name-asian="Liberation Mono" style:font-style-asian="italic" style:font-name-complex="Liberation Mono" style:font-style-complex="italic"/>
    </style:style>
    <style:style style:name="T466" style:family="text">
      <style:text-properties fo:font-variant="normal" fo:text-transform="none" fo:color="#000000" loext:opacity="100%" style:font-name="Liberation Sans1" fo:letter-spacing="normal" fo:font-style="italic" fo:font-weight="normal" officeooo:rsid="03b9de43" style:font-name-asian="Liberation Mono" style:font-style-asian="italic" style:font-name-complex="Liberation Mono" style:font-style-complex="italic"/>
    </style:style>
    <style:style style:name="T467" style:family="text">
      <style:text-properties fo:font-variant="normal" fo:text-transform="none" fo:color="#000000" loext:opacity="100%" style:font-name="Liberation Sans1" fo:letter-spacing="normal" fo:font-style="italic" fo:font-weight="normal" officeooo:rsid="03d8f2fc" style:font-name-asian="Liberation Mono" style:font-style-asian="italic" style:font-name-complex="Liberation Mono" style:font-style-complex="italic"/>
    </style:style>
    <style:style style:name="T468" style:family="text">
      <style:text-properties fo:font-variant="normal" fo:text-transform="none" fo:color="#000000" loext:opacity="100%" style:font-name="Liberation Sans1" fo:letter-spacing="normal" fo:font-style="italic" fo:font-weight="normal" officeooo:rsid="03db5482" style:font-name-asian="Liberation Mono" style:font-style-asian="italic" style:font-name-complex="Liberation Mono" style:font-style-complex="italic"/>
    </style:style>
    <style:style style:name="T469" style:family="text">
      <style:text-properties fo:font-variant="normal" fo:text-transform="none" fo:color="#000000" loext:opacity="100%" style:font-name="Liberation Sans1" fo:letter-spacing="normal" fo:font-style="italic" fo:font-weight="normal" officeooo:rsid="03b9de43" style:font-name-asian="Liberation Mono" style:font-style-asian="italic" style:font-weight-asian="normal" style:font-name-complex="Liberation Mono" style:font-style-complex="italic" style:font-weight-complex="normal"/>
    </style:style>
    <style:style style:name="T470" style:family="text">
      <style:text-properties fo:font-variant="normal" fo:text-transform="none" fo:color="#000000" loext:opacity="100%" style:font-name="Liberation Sans1" fo:letter-spacing="normal" fo:font-style="italic" fo:font-weight="normal" officeooo:rsid="03bab795" style:font-name-asian="Songti SC" style:font-style-asian="italic" style:font-weight-asian="normal" style:font-name-complex="Arial Unicode MS1" style:font-style-complex="italic" style:font-weight-complex="normal"/>
    </style:style>
    <style:style style:name="T471" style:family="text">
      <style:text-properties fo:font-variant="normal" fo:text-transform="none" fo:color="#000000" loext:opacity="100%" style:font-name="Liberation Sans1" fo:letter-spacing="normal" fo:font-style="italic" fo:font-weight="normal" officeooo:rsid="03b9f8e3" style:font-name-asian="Songti SC" style:font-style-asian="italic" style:font-weight-asian="normal" style:font-name-complex="Arial Unicode MS1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Liberation Sans1" fo:letter-spacing="normal" fo:font-style="italic" fo:font-weight="normal" officeooo:rsid="03bb502a" style:font-name-asian="Songti SC" style:font-style-asian="italic" style:font-weight-asian="normal" style:font-name-complex="Arial Unicode MS1" style:font-style-complex="italic" style:font-weight-complex="normal"/>
    </style:style>
    <style:style style:name="T473" style:family="text">
      <style:text-properties fo:font-variant="normal" fo:text-transform="none" fo:color="#000000" loext:opacity="100%" style:font-name="Liberation Sans1" fo:letter-spacing="normal" fo:font-style="italic" fo:font-weight="normal" officeooo:rsid="03c4f22d" style:font-name-asian="Songti SC" style:font-style-asian="italic" style:font-name-complex="Arial Unicode MS1" style:font-style-complex="italic"/>
    </style:style>
    <style:style style:name="T474" style:family="text">
      <style:text-properties fo:font-variant="normal" fo:text-transform="none" fo:color="#000000" loext:opacity="100%" style:font-name="Liberation Sans1" fo:letter-spacing="normal" fo:font-style="italic" fo:font-weight="normal" officeooo:rsid="03d8f2fc" style:font-name-asian="Songti SC" style:font-style-asian="italic" style:font-name-complex="Arial Unicode MS1" style:font-style-complex="italic"/>
    </style:style>
    <style:style style:name="T475" style:family="text">
      <style:text-properties fo:font-variant="normal" fo:text-transform="none" fo:color="#000000" loext:opacity="100%" style:font-name="Liberation Sans1" fo:letter-spacing="normal" fo:font-style="italic" fo:font-weight="normal" officeooo:rsid="03c67968" style:font-name-asian="Songti SC" style:font-style-asian="italic" style:font-name-complex="Arial Unicode MS1" style:font-style-complex="italic"/>
    </style:style>
    <style:style style:name="T4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93c9d" style:font-name-asian="Liberation Sans" style:font-size-asian="11pt" style:font-name-complex="Liberation Sans" style:font-size-complex="11pt"/>
    </style:style>
    <style:style style:name="T47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e58dc" style:font-size-asian="11pt" style:font-size-complex="11pt"/>
    </style:style>
    <style:style style:name="T47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34ae85c" style:font-size-asian="11pt" style:font-size-complex="11pt"/>
    </style:style>
    <style:style style:name="T47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3593021" style:font-size-asian="11pt" style:font-size-complex="11pt"/>
    </style:style>
    <style:style style:name="T48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34f9c25" style:font-size-asian="11pt" style:font-size-complex="11pt"/>
    </style:style>
    <style:style style:name="T48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367c8de" style:font-size-asian="11pt" style:font-size-complex="11pt"/>
    </style:style>
    <style:style style:name="T48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c20c5" style:font-size-asian="11pt" style:font-size-complex="11pt"/>
    </style:style>
    <style:style style:name="T48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3593021" style:font-name-asian="Liberation Mono" style:font-size-asian="11pt" style:font-name-complex="Liberation Mono" style:font-size-complex="11pt"/>
    </style:style>
    <style:style style:name="T48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dd21d" style:font-size-asian="11pt" style:font-size-complex="11pt"/>
    </style:style>
    <style:style style:name="T48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beab5" style:font-size-asian="11pt" style:font-size-complex="11pt"/>
    </style:style>
    <style:style style:name="T48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e92a3" style:font-size-asian="11pt" style:font-size-complex="11pt"/>
    </style:style>
    <style:style style:name="T48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409c0f6" style:font-size-asian="11pt" style:font-size-complex="11pt"/>
    </style:style>
    <style:style style:name="T48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2148c" style:font-size-asian="11pt" style:font-size-complex="11pt"/>
    </style:style>
    <style:style style:name="T48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a8095" style:font-size-asian="11pt" style:font-size-complex="11pt"/>
    </style:style>
    <style:style style:name="T49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fe28c" style:font-size-asian="11pt" style:font-size-complex="11pt"/>
    </style:style>
    <style:style style:name="T49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1b8e6" style:font-size-asian="11pt" style:font-size-complex="11pt"/>
    </style:style>
    <style:style style:name="T49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6b60bc" style:font-size-asian="11pt" style:font-size-complex="11pt"/>
    </style:style>
    <style:style style:name="T49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658aef" style:font-size-asian="11pt" style:font-size-complex="11pt"/>
    </style:style>
    <style:style style:name="T49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6124a" style:font-size-asian="11pt" style:font-size-complex="11pt"/>
    </style:style>
    <style:style style:name="T49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7db78d" style:font-size-asian="11pt" style:font-size-complex="11pt"/>
    </style:style>
    <style:style style:name="T49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6dbd20" style:font-size-asian="11pt" style:font-size-complex="11pt"/>
    </style:style>
    <style:style style:name="T49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e756d" style:font-size-asian="11pt" style:font-size-complex="11pt"/>
    </style:style>
    <style:style style:name="T49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1ad4e" style:font-size-asian="11pt" style:font-size-complex="11pt"/>
    </style:style>
    <style:style style:name="T49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523c58" style:font-size-asian="11pt" style:font-size-complex="11pt"/>
    </style:style>
    <style:style style:name="T50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67b5b9" style:font-size-asian="11pt" style:font-size-complex="11pt"/>
    </style:style>
    <style:style style:name="T50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409c0f6" style:font-name-asian="Liberation Mono" style:font-size-asian="11pt" style:font-name-complex="Liberation Mono" style:font-size-complex="11pt"/>
    </style:style>
    <style:style style:name="T50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beab5" style:font-name-asian="Liberation Mono" style:font-size-asian="11pt" style:font-name-complex="Liberation Mono" style:font-size-complex="11pt"/>
    </style:style>
    <style:style style:name="T50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dd21d" style:font-name-asian="Liberation Mono" style:font-size-asian="11pt" style:font-name-complex="Liberation Mono" style:font-size-complex="11pt"/>
    </style:style>
    <style:style style:name="T50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e92a3" style:font-name-asian="Liberation Mono" style:font-size-asian="11pt" style:font-name-complex="Liberation Mono" style:font-size-complex="11pt"/>
    </style:style>
    <style:style style:name="T50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4fe28c" style:font-name-asian="Liberation Mono" style:font-size-asian="11pt" style:font-name-complex="Liberation Mono" style:font-size-complex="11pt"/>
    </style:style>
    <style:style style:name="T50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6124a" style:font-name-asian="Liberation Mono" style:font-size-asian="11pt" style:font-name-complex="Liberation Mono" style:font-size-complex="11pt"/>
    </style:style>
    <style:style style:name="T50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52148c" style:font-name-asian="Liberation Mono" style:font-size-asian="11pt" style:font-name-complex="Liberation Mono" style:font-size-complex="11pt"/>
    </style:style>
    <style:style style:name="T50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36b60bc" style:font-name-asian="Liberation Mono" style:font-size-asian="11pt" style:font-name-complex="Liberation Mono" style:font-size-complex="11pt"/>
    </style:style>
    <style:style style:name="T50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e756d" style:font-name-asian="Liberation Mono" style:font-size-asian="11pt" style:font-name-complex="Liberation Mono" style:font-size-complex="11pt"/>
    </style:style>
    <style:style style:name="T51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1ad4e" style:font-name-asian="Liberation Mono" style:font-size-asian="11pt" style:font-name-complex="Liberation Mono" style:font-size-complex="11pt"/>
    </style:style>
    <style:style style:name="T51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italic" fo:font-weight="normal" officeooo:rsid="0352148c" style:font-size-asian="11pt" style:font-style-asian="italic" style:font-size-complex="11pt" style:font-style-complex="italic"/>
    </style:style>
    <style:style style:name="T51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italic" fo:font-weight="normal" officeooo:rsid="0352148c" style:font-name-asian="Liberation Mono" style:font-size-asian="11pt" style:font-style-asian="italic" style:font-name-complex="Liberation Mono" style:font-size-complex="11pt" style:font-style-complex="italic"/>
    </style:style>
    <style:style style:name="T513" style:family="text">
      <style:text-properties fo:font-variant="normal" fo:text-transform="none" fo:color="#808080" loext:opacity="100%" style:font-name="Liberation Mono" fo:font-size="11pt" fo:letter-spacing="normal" fo:language="es" fo:country="ES" fo:font-style="normal" fo:font-weight="normal" officeooo:rsid="034beab5" style:font-size-asian="11pt" style:font-size-complex="11pt"/>
    </style:style>
    <style:style style:name="T514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515" style:family="text">
      <style:text-properties style:font-name="sans-serif" officeooo:rsid="03b63348" style:font-name-asian="PingFang SC" style:font-weight-asian="bold" style:font-name-complex="Arial Unicode MS1" style:font-weight-complex="bold"/>
    </style:style>
    <style:style style:name="T516" style:family="text">
      <style:text-properties style:font-name="sans-serif" officeooo:rsid="00c50dec" style:font-name-asian="PingFang SC" style:font-weight-asian="bold" style:font-name-complex="Arial Unicode MS1" style:font-weight-complex="bold"/>
    </style:style>
    <style:style style:name="T517" style:family="text">
      <style:text-properties style:font-name="sans-serif" officeooo:rsid="031fc03e" style:font-name-asian="PingFang SC" style:font-weight-asian="bold" style:font-name-complex="Arial Unicode MS1" style:font-weight-complex="bold"/>
    </style:style>
    <style:style style:name="T518" style:family="text">
      <style:text-properties style:font-name="sans-serif" officeooo:rsid="00644951" style:font-name-asian="PingFang SC" style:font-weight-asian="bold" style:font-name-complex="Arial Unicode MS1" style:font-weight-complex="bold"/>
    </style:style>
    <style:style style:name="T519" style:family="text">
      <style:text-properties style:font-name="Liberation Sans1" fo:font-size="11pt" style:font-size-asian="11pt" style:font-size-complex="11pt"/>
    </style:style>
    <style:style style:name="T520" style:family="text">
      <style:text-properties style:font-name="Liberation Sans1" fo:font-size="11pt" officeooo:rsid="01883acb" style:font-size-asian="11pt" style:font-size-complex="11pt"/>
    </style:style>
    <style:style style:name="T521" style:family="text">
      <style:text-properties style:font-name="Liberation Sans1" fo:font-size="11pt" officeooo:rsid="01a96a42" style:font-size-asian="11pt" style:font-size-complex="11pt"/>
    </style:style>
    <style:style style:name="T522" style:family="text">
      <style:text-properties style:font-name="Liberation Sans1" fo:font-size="11pt" officeooo:rsid="03f83c8d" style:font-size-asian="11pt" style:font-size-complex="11pt"/>
    </style:style>
    <style:style style:name="T523" style:family="text">
      <style:text-properties style:font-name="Liberation Sans1" fo:font-size="11pt" officeooo:rsid="03fc8f73" style:font-size-asian="11pt" style:font-size-complex="11pt"/>
    </style:style>
    <style:style style:name="T524" style:family="text">
      <style:text-properties style:font-name="Liberation Sans1" fo:font-size="11pt" officeooo:rsid="03d0b489" style:font-size-asian="11pt" style:font-size-complex="11pt"/>
    </style:style>
    <style:style style:name="T525" style:family="text">
      <style:text-properties style:font-name="Liberation Sans1" fo:font-size="11pt" officeooo:rsid="01c1ccba" style:font-size-asian="11pt" style:font-size-complex="11pt"/>
    </style:style>
    <style:style style:name="T526" style:family="text">
      <style:text-properties style:font-name="Liberation Sans1" fo:font-size="11pt" officeooo:rsid="01bc9f6a" style:font-size-asian="11pt" style:font-size-complex="11pt"/>
    </style:style>
    <style:style style:name="T527" style:family="text">
      <style:text-properties style:font-name="Liberation Sans1" fo:font-size="11pt" officeooo:rsid="01b494d5" style:font-size-asian="11pt" style:font-size-complex="11pt"/>
    </style:style>
    <style:style style:name="T528" style:family="text">
      <style:text-properties style:font-name="Liberation Sans1" fo:font-size="11pt" officeooo:rsid="01c1e568" style:font-size-asian="11pt" style:font-size-complex="11pt"/>
    </style:style>
    <style:style style:name="T529" style:family="text">
      <style:text-properties style:font-name="Liberation Sans1" fo:font-size="11pt" officeooo:rsid="01ca54ed" style:font-size-asian="11pt" style:font-size-complex="11pt"/>
    </style:style>
    <style:style style:name="T530" style:family="text">
      <style:text-properties style:font-name="Liberation Sans1" fo:font-size="11pt" officeooo:rsid="01c3ab88" style:font-size-asian="11pt" style:font-size-complex="11pt"/>
    </style:style>
    <style:style style:name="T531" style:family="text">
      <style:text-properties style:font-name="Liberation Sans1" fo:font-size="11pt" officeooo:rsid="03fd130e" style:font-size-asian="11pt" style:font-size-complex="11pt"/>
    </style:style>
    <style:style style:name="T532" style:family="text">
      <style:text-properties style:font-name="Liberation Sans1" fo:font-size="11pt" officeooo:rsid="0189ab2e" style:font-size-asian="11pt" style:font-size-complex="11pt"/>
    </style:style>
    <style:style style:name="T533" style:family="text">
      <style:text-properties style:font-name="Liberation Sans1" fo:font-size="11pt" officeooo:rsid="042a4512" style:font-size-asian="11pt" style:font-size-complex="11pt"/>
    </style:style>
    <style:style style:name="T534" style:family="text">
      <style:text-properties style:font-name="Liberation Sans1" fo:font-size="11pt" officeooo:rsid="043ad68d" style:font-size-asian="11pt" style:font-size-complex="11pt"/>
    </style:style>
    <style:style style:name="T535" style:family="text">
      <style:text-properties style:font-name="Liberation Sans1" fo:font-size="11pt" officeooo:rsid="002fd74f" style:font-size-asian="11pt" style:font-size-complex="11pt"/>
    </style:style>
    <style:style style:name="T536" style:family="text">
      <style:text-properties style:font-name="Liberation Sans1" fo:font-size="11pt" officeooo:rsid="0031dabc" style:font-size-asian="11pt" style:font-size-complex="11pt"/>
    </style:style>
    <style:style style:name="T537" style:family="text">
      <style:text-properties style:font-name="Liberation Sans1" fo:font-size="11pt" officeooo:rsid="00397f81" style:font-size-asian="11pt" style:font-size-complex="11pt"/>
    </style:style>
    <style:style style:name="T538" style:family="text">
      <style:text-properties style:font-name="Liberation Sans1" fo:font-size="11pt" officeooo:rsid="003b26e1" style:font-size-asian="11pt" style:font-size-complex="11pt"/>
    </style:style>
    <style:style style:name="T539" style:family="text">
      <style:text-properties style:font-name="Liberation Sans1" fo:font-size="11pt" officeooo:rsid="003c21d6" style:font-size-asian="11pt" style:font-size-complex="11pt"/>
    </style:style>
    <style:style style:name="T540" style:family="text">
      <style:text-properties style:font-name="Liberation Sans1" fo:font-size="11pt" officeooo:rsid="003e315c" style:font-size-asian="11pt" style:font-size-complex="11pt"/>
    </style:style>
    <style:style style:name="T541" style:family="text">
      <style:text-properties style:font-name="Liberation Sans1" fo:font-size="11pt" officeooo:rsid="004135fd" style:font-size-asian="11pt" style:font-size-complex="11pt"/>
    </style:style>
    <style:style style:name="T542" style:family="text">
      <style:text-properties style:font-name="Liberation Sans1" fo:font-size="11pt" officeooo:rsid="00428868" style:font-size-asian="11pt" style:font-size-complex="11pt"/>
    </style:style>
    <style:style style:name="T543" style:family="text">
      <style:text-properties style:font-name="Liberation Sans1" fo:font-size="11pt" officeooo:rsid="01883acb" style:font-name-asian="Liberation Mono" style:font-size-asian="11pt" style:font-name-complex="Liberation Mono" style:font-size-complex="11pt"/>
    </style:style>
    <style:style style:name="T544" style:family="text">
      <style:text-properties style:font-name="Liberation Sans1" fo:font-size="11pt" officeooo:rsid="01a96a42" style:font-name-asian="Liberation Mono" style:font-size-asian="11pt" style:font-name-complex="Liberation Mono" style:font-size-complex="11pt"/>
    </style:style>
    <style:style style:name="T545" style:family="text">
      <style:text-properties style:font-name="Liberation Sans1" fo:font-size="11pt" officeooo:rsid="03fc8f73" style:font-name-asian="Liberation Mono" style:font-size-asian="11pt" style:font-name-complex="Liberation Mono" style:font-size-complex="11pt"/>
    </style:style>
    <style:style style:name="T546" style:family="text">
      <style:text-properties style:font-name="Liberation Sans1" fo:font-size="11pt" officeooo:rsid="01bc9f6a" style:font-name-asian="Liberation Mono" style:font-size-asian="11pt" style:font-name-complex="Liberation Mono" style:font-size-complex="11pt"/>
    </style:style>
    <style:style style:name="T547" style:family="text">
      <style:text-properties style:font-name="Liberation Sans1" fo:font-size="11pt" officeooo:rsid="01ab2bc8" style:font-name-asian="Liberation Mono" style:font-size-asian="11pt" style:font-name-complex="Liberation Mono" style:font-size-complex="11pt"/>
    </style:style>
    <style:style style:name="T548" style:family="text">
      <style:text-properties style:font-name="Liberation Sans1" fo:font-size="11pt" officeooo:rsid="01b494d5" style:font-name-asian="Liberation Mono" style:font-size-asian="11pt" style:font-name-complex="Liberation Mono" style:font-size-complex="11pt"/>
    </style:style>
    <style:style style:name="T549" style:family="text">
      <style:text-properties style:font-name="Liberation Sans1" fo:font-size="11pt" officeooo:rsid="01be27f9" style:font-name-asian="Liberation Mono" style:font-size-asian="11pt" style:font-name-complex="Liberation Mono" style:font-size-complex="11pt"/>
    </style:style>
    <style:style style:name="T550" style:family="text">
      <style:text-properties style:font-name="Liberation Sans1" fo:font-size="11pt" officeooo:rsid="01c1ccba" style:font-name-asian="Liberation Mono" style:font-size-asian="11pt" style:font-name-complex="Liberation Mono" style:font-size-complex="11pt"/>
    </style:style>
    <style:style style:name="T551" style:family="text">
      <style:text-properties style:font-name="Liberation Sans1" fo:font-size="11pt" officeooo:rsid="01c1e568" style:font-name-asian="Liberation Mono" style:font-size-asian="11pt" style:font-name-complex="Liberation Mono" style:font-size-complex="11pt"/>
    </style:style>
    <style:style style:name="T552" style:family="text">
      <style:text-properties style:font-name="Liberation Sans1" fo:font-size="11pt" officeooo:rsid="03fd130e" style:font-name-asian="Liberation Mono" style:font-size-asian="11pt" style:font-name-complex="Liberation Mono" style:font-size-complex="11pt"/>
    </style:style>
    <style:style style:name="T553" style:family="text">
      <style:text-properties style:font-name="Liberation Sans1" fo:font-size="11pt" officeooo:rsid="0189ab2e" style:font-name-asian="Liberation Mono" style:font-size-asian="11pt" style:font-name-complex="Liberation Mono" style:font-size-complex="11pt"/>
    </style:style>
    <style:style style:name="T554" style:family="text">
      <style:text-properties style:font-name="Liberation Sans1" fo:font-size="11pt" officeooo:rsid="042a4512" style:font-name-asian="Liberation Mono" style:font-size-asian="11pt" style:font-name-complex="Liberation Mono" style:font-size-complex="11pt"/>
    </style:style>
    <style:style style:name="T555" style:family="text">
      <style:text-properties style:font-name="Liberation Sans1" fo:font-size="11pt" officeooo:rsid="01ba7890" style:font-name-asian="Liberation Mono" style:font-size-asian="11pt" style:font-name-complex="Liberation Mono" style:font-size-complex="11pt"/>
    </style:style>
    <style:style style:name="T556" style:family="text">
      <style:text-properties style:font-name="Liberation Sans1" fo:font-size="11pt" officeooo:rsid="01aaca49" style:font-name-asian="Liberation Mono" style:font-size-asian="11pt" style:font-name-complex="Liberation Mono" style:font-size-complex="11pt"/>
    </style:style>
    <style:style style:name="T557" style:family="text">
      <style:text-properties style:font-name="Liberation Sans1" fo:font-size="11pt" officeooo:rsid="01b372f3" style:font-name-asian="Liberation Mono" style:font-size-asian="11pt" style:font-name-complex="Liberation Mono" style:font-size-complex="11pt"/>
    </style:style>
    <style:style style:name="T558" style:family="text">
      <style:text-properties style:font-name="Liberation Sans1" fo:font-size="11pt" officeooo:rsid="01ca54ed" style:font-name-asian="Liberation Mono" style:font-size-asian="11pt" style:font-name-complex="Liberation Mono" style:font-size-complex="11pt"/>
    </style:style>
    <style:style style:name="T559" style:family="text">
      <style:text-properties style:font-name="Liberation Sans1" fo:font-size="11pt" officeooo:rsid="043ad68d" style:font-name-asian="Liberation Mono" style:font-size-asian="11pt" style:font-name-complex="Liberation Mono" style:font-size-complex="11pt"/>
    </style:style>
    <style:style style:name="T560" style:family="text">
      <style:text-properties style:font-name="Liberation Sans1" fo:font-size="11pt" officeooo:rsid="01d0f5bf" style:font-name-asian="Liberation Mono" style:font-size-asian="11pt" style:font-name-complex="Liberation Mono" style:font-size-complex="11pt"/>
    </style:style>
    <style:style style:name="T561" style:family="text">
      <style:text-properties style:font-name="Liberation Sans1" fo:font-size="11pt" officeooo:rsid="01c02312" style:font-name-asian="Liberation Mono" style:font-size-asian="11pt" style:font-name-complex="Liberation Mono" style:font-size-complex="11pt"/>
    </style:style>
    <style:style style:name="T562" style:family="text">
      <style:text-properties style:font-name="Liberation Sans1" fo:font-size="11pt" officeooo:rsid="01ca5ed4" style:font-name-asian="Liberation Mono" style:font-size-asian="11pt" style:font-name-complex="Liberation Mono" style:font-size-complex="11pt"/>
    </style:style>
    <style:style style:name="T563" style:family="text">
      <style:text-properties style:font-name="Liberation Sans1" fo:font-size="11pt" officeooo:rsid="043c3a5d" style:font-name-asian="Liberation Mono" style:font-size-asian="11pt" style:font-name-complex="Liberation Mono" style:font-size-complex="11pt"/>
    </style:style>
    <style:style style:name="T564" style:family="text">
      <style:text-properties style:font-name="Liberation Sans1" fo:font-size="11pt" officeooo:rsid="01abeeab" style:font-name-asian="Liberation Mono" style:font-size-asian="11pt" style:font-name-complex="Liberation Mono" style:font-size-complex="11pt"/>
    </style:style>
    <style:style style:name="T565" style:family="text">
      <style:text-properties style:font-name="Liberation Sans1" fo:font-size="11pt" officeooo:rsid="01cf8705" style:font-name-asian="Liberation Mono" style:font-size-asian="11pt" style:font-name-complex="Liberation Mono" style:font-size-complex="11pt"/>
    </style:style>
    <style:style style:name="T566" style:family="text">
      <style:text-properties style:font-name="Liberation Sans1" fo:font-size="11pt" officeooo:rsid="03fd42de" style:font-name-asian="Liberation Mono" style:font-size-asian="11pt" style:font-name-complex="Liberation Mono" style:font-size-complex="11pt"/>
    </style:style>
    <style:style style:name="T567" style:family="text">
      <style:text-properties style:font-name="Liberation Sans1" fo:font-size="11pt" officeooo:rsid="03fed2c7" style:font-name-asian="Liberation Mono" style:font-size-asian="11pt" style:font-name-complex="Liberation Mono" style:font-size-complex="11pt"/>
    </style:style>
    <style:style style:name="T568" style:family="text">
      <style:text-properties style:font-name="Liberation Sans1" fo:font-size="11pt" officeooo:rsid="01d43752" style:font-name-asian="Liberation Mono" style:font-size-asian="11pt" style:font-name-complex="Liberation Mono" style:font-size-complex="11pt"/>
    </style:style>
    <style:style style:name="T569" style:family="text">
      <style:text-properties style:font-name="Liberation Sans1" fo:font-size="11pt" officeooo:rsid="044030dd" style:font-name-asian="Liberation Mono" style:font-size-asian="11pt" style:font-name-complex="Liberation Mono" style:font-size-complex="11pt"/>
    </style:style>
    <style:style style:name="T570" style:family="text">
      <style:text-properties style:font-name="Liberation Sans1" fo:font-size="11pt" officeooo:rsid="01d9bbde" style:font-name-asian="Liberation Mono" style:font-size-asian="11pt" style:font-name-complex="Liberation Mono" style:font-size-complex="11pt"/>
    </style:style>
    <style:style style:name="T571" style:family="text">
      <style:text-properties style:font-name="Liberation Sans1" fo:font-size="11pt" officeooo:rsid="01c57fa9" style:font-name-asian="Liberation Mono" style:font-size-asian="11pt" style:font-name-complex="Liberation Mono" style:font-size-complex="11pt"/>
    </style:style>
    <style:style style:name="T572" style:family="text">
      <style:text-properties style:font-name="Liberation Sans1" fo:font-size="11pt" officeooo:rsid="01d590c0" style:font-name-asian="Liberation Mono" style:font-size-asian="11pt" style:font-name-complex="Liberation Mono" style:font-size-complex="11pt"/>
    </style:style>
    <style:style style:name="T573" style:family="text">
      <style:text-properties style:font-name="Liberation Sans1" fo:font-size="11pt" officeooo:rsid="04325f05" style:font-name-asian="Liberation Mono" style:font-size-asian="11pt" style:font-name-complex="Liberation Mono" style:font-size-complex="11pt"/>
    </style:style>
    <style:style style:name="T574" style:family="text">
      <style:text-properties style:font-name="Liberation Sans1" fo:font-size="11pt" officeooo:rsid="042bec35" style:font-name-asian="Liberation Mono" style:font-size-asian="11pt" style:font-name-complex="Liberation Mono" style:font-size-complex="11pt"/>
    </style:style>
    <style:style style:name="T575" style:family="text">
      <style:text-properties style:font-name="Liberation Sans1" fo:font-size="11pt" officeooo:rsid="04328bb7" style:font-name-asian="Liberation Mono" style:font-size-asian="11pt" style:font-name-complex="Liberation Mono" style:font-size-complex="11pt"/>
    </style:style>
    <style:style style:name="T576" style:family="text">
      <style:text-properties style:font-name="Liberation Sans1" fo:font-size="11pt" officeooo:rsid="043d17fe" style:font-name-asian="Liberation Mono" style:font-size-asian="11pt" style:font-name-complex="Liberation Mono" style:font-size-complex="11pt"/>
    </style:style>
    <style:style style:name="T577" style:family="text">
      <style:text-properties style:font-name="Liberation Sans1" fo:font-size="11pt" officeooo:rsid="043fae1c" style:font-name-asian="Liberation Mono" style:font-size-asian="11pt" style:font-name-complex="Liberation Mono" style:font-size-complex="11pt"/>
    </style:style>
    <style:style style:name="T578" style:family="text">
      <style:text-properties style:font-name="Liberation Sans1" fo:font-size="11pt" officeooo:rsid="04407089" style:font-name-asian="Liberation Mono" style:font-size-asian="11pt" style:font-name-complex="Liberation Mono" style:font-size-complex="11pt"/>
    </style:style>
    <style:style style:name="T579" style:family="text">
      <style:text-properties style:font-name="Liberation Sans1" fo:font-size="11pt" officeooo:rsid="043db41e" style:font-name-asian="Liberation Mono" style:font-size-asian="11pt" style:font-name-complex="Liberation Mono" style:font-size-complex="11pt"/>
    </style:style>
    <style:style style:name="T580" style:family="text">
      <style:text-properties style:font-name="Liberation Sans1" fo:font-size="11pt" officeooo:rsid="01cc2235" style:font-name-asian="Liberation Mono" style:font-size-asian="11pt" style:font-name-complex="Liberation Mono" style:font-size-complex="11pt"/>
    </style:style>
    <style:style style:name="T581" style:family="text">
      <style:text-properties style:font-name="Liberation Sans1" fo:font-size="11pt" officeooo:rsid="01d9a51a" style:font-name-asian="Liberation Mono" style:font-size-asian="11pt" style:font-name-complex="Liberation Mono" style:font-size-complex="11pt"/>
    </style:style>
    <style:style style:name="T582" style:family="text">
      <style:text-properties style:font-name="Liberation Sans1" fo:font-size="11pt" officeooo:rsid="0031dabc" style:font-name-asian="Liberation Mono" style:font-size-asian="11pt" style:font-name-complex="Liberation Mono" style:font-size-complex="11pt"/>
    </style:style>
    <style:style style:name="T583" style:family="text">
      <style:text-properties style:font-name="Liberation Sans1" fo:font-size="11pt" officeooo:rsid="0031ecb7" style:font-name-asian="Liberation Mono" style:font-size-asian="11pt" style:font-name-complex="Liberation Mono" style:font-size-complex="11pt"/>
    </style:style>
    <style:style style:name="T584" style:family="text">
      <style:text-properties style:font-name="Liberation Sans1" fo:font-size="11pt" officeooo:rsid="00335e95" style:font-name-asian="Liberation Mono" style:font-size-asian="11pt" style:font-name-complex="Liberation Mono" style:font-size-complex="11pt"/>
    </style:style>
    <style:style style:name="T585" style:family="text">
      <style:text-properties style:font-name="Liberation Sans1" fo:font-size="11pt" officeooo:rsid="003468a0" style:font-name-asian="Liberation Mono" style:font-size-asian="11pt" style:font-name-complex="Liberation Mono" style:font-size-complex="11pt"/>
    </style:style>
    <style:style style:name="T586" style:family="text">
      <style:text-properties style:font-name="Liberation Sans1" fo:font-size="11pt" officeooo:rsid="0035b9d6" style:font-name-asian="Liberation Mono" style:font-size-asian="11pt" style:font-name-complex="Liberation Mono" style:font-size-complex="11pt"/>
    </style:style>
    <style:style style:name="T587" style:family="text">
      <style:text-properties style:font-name="Liberation Sans1" fo:font-size="11pt" officeooo:rsid="0037e092" style:font-name-asian="Liberation Mono" style:font-size-asian="11pt" style:font-name-complex="Liberation Mono" style:font-size-complex="11pt"/>
    </style:style>
    <style:style style:name="T588" style:family="text">
      <style:text-properties style:font-name="Liberation Sans1" fo:font-size="11pt" officeooo:rsid="00397f81" style:font-name-asian="Liberation Mono" style:font-size-asian="11pt" style:font-name-complex="Liberation Mono" style:font-size-complex="11pt"/>
    </style:style>
    <style:style style:name="T589" style:family="text">
      <style:text-properties style:font-name="Liberation Sans1" fo:font-size="11pt" officeooo:rsid="003b26e1" style:font-name-asian="Liberation Mono" style:font-size-asian="11pt" style:font-name-complex="Liberation Mono" style:font-size-complex="11pt"/>
    </style:style>
    <style:style style:name="T590" style:family="text">
      <style:text-properties style:font-name="Liberation Sans1" fo:font-size="11pt" officeooo:rsid="003c21d6" style:font-name-asian="Liberation Mono" style:font-size-asian="11pt" style:font-name-complex="Liberation Mono" style:font-size-complex="11pt"/>
    </style:style>
    <style:style style:name="T591" style:family="text">
      <style:text-properties style:font-name="Liberation Sans1" fo:font-size="11pt" officeooo:rsid="004135fd" style:font-name-asian="Liberation Mono" style:font-size-asian="11pt" style:font-name-complex="Liberation Mono" style:font-size-complex="11pt"/>
    </style:style>
    <style:style style:name="T592" style:family="text">
      <style:text-properties style:font-name="Liberation Sans1" fo:font-size="11pt" officeooo:rsid="00428868" style:font-name-asian="Liberation Mono" style:font-size-asian="11pt" style:font-name-complex="Liberation Mono" style:font-size-complex="11pt"/>
    </style:style>
    <style:style style:name="T593" style:family="text">
      <style:text-properties style:font-name="Liberation Sans1" fo:font-size="11pt" officeooo:rsid="009b8b5f" style:font-name-asian="Liberation Mono" style:font-size-asian="11pt" style:font-name-complex="Liberation Mono" style:font-size-complex="11pt"/>
    </style:style>
    <style:style style:name="T594" style:family="text">
      <style:text-properties style:font-name="Liberation Sans1" fo:font-size="11pt" officeooo:rsid="00a1c587" style:font-name-asian="Liberation Mono" style:font-size-asian="11pt" style:font-name-complex="Liberation Mono" style:font-size-complex="11pt"/>
    </style:style>
    <style:style style:name="T595" style:family="text">
      <style:text-properties style:font-name="Liberation Sans1" fo:font-size="11pt" officeooo:rsid="0061fd8e" style:font-name-asian="Liberation Mono" style:font-size-asian="11pt" style:font-name-complex="Liberation Mono" style:font-size-complex="11pt"/>
    </style:style>
    <style:style style:name="T596" style:family="text">
      <style:text-properties style:font-name="Liberation Sans1" fo:font-size="11pt" fo:font-style="normal" officeooo:rsid="03f83c8d" style:font-size-asian="11pt" style:font-style-asian="normal" style:font-size-complex="11pt" style:font-style-complex="normal"/>
    </style:style>
    <style:style style:name="T597" style:family="text">
      <style:text-properties style:font-name="Liberation Sans1" fo:font-size="11pt" fo:font-style="normal" officeooo:rsid="03f83c8d" style:font-name-asian="Liberation Mono" style:font-size-asian="11pt" style:font-style-asian="normal" style:font-name-complex="Liberation Mono" style:font-size-complex="11pt" style:font-style-complex="normal"/>
    </style:style>
    <style:style style:name="T598" style:family="text">
      <style:text-properties style:font-name="Liberation Sans1" fo:font-size="11pt" fo:font-style="italic" officeooo:rsid="01aaca49" style:font-name-asian="Liberation Mono" style:font-size-asian="11pt" style:font-style-asian="italic" style:font-name-complex="Liberation Mono" style:font-size-complex="11pt" style:font-style-complex="italic"/>
    </style:style>
    <style:style style:name="T599" style:family="text">
      <style:text-properties style:font-name="Liberation Sans1" fo:font-size="11pt" fo:font-style="italic" officeooo:rsid="01b494d5" style:font-name-asian="Liberation Mono" style:font-size-asian="11pt" style:font-style-asian="italic" style:font-name-complex="Liberation Mono" style:font-size-complex="11pt" style:font-style-complex="italic"/>
    </style:style>
    <style:style style:name="T600" style:family="text">
      <style:text-properties style:font-name="Liberation Sans1" fo:font-size="11pt" fo:font-style="italic" officeooo:rsid="04325f05" style:font-name-asian="Liberation Mono" style:font-size-asian="11pt" style:font-style-asian="italic" style:font-name-complex="Liberation Mono" style:font-size-complex="11pt" style:font-style-complex="italic"/>
    </style:style>
    <style:style style:name="T601" style:family="text">
      <style:text-properties style:font-name="Liberation Sans1" fo:font-size="11pt" fo:font-style="italic" officeooo:rsid="0031dabc" style:font-name-asian="Liberation Mono" style:font-size-asian="11pt" style:font-style-asian="italic" style:font-name-complex="Liberation Mono" style:font-size-complex="11pt" style:font-style-complex="italic"/>
    </style:style>
    <style:style style:name="T602" style:family="text">
      <style:text-properties style:font-name="Liberation Sans1" fo:font-size="11pt" fo:font-style="italic" officeooo:rsid="0031ecb7" style:font-name-asian="Liberation Mono" style:font-size-asian="11pt" style:font-style-asian="italic" style:font-name-complex="Liberation Mono" style:font-size-complex="11pt" style:font-style-complex="italic"/>
    </style:style>
    <style:style style:name="T603" style:family="text">
      <style:text-properties style:font-name="Liberation Sans1" fo:font-size="11pt" fo:font-style="italic" officeooo:rsid="003468a0" style:font-name-asian="Liberation Mono" style:font-size-asian="11pt" style:font-style-asian="italic" style:font-name-complex="Liberation Mono" style:font-size-complex="11pt" style:font-style-complex="italic"/>
    </style:style>
    <style:style style:name="T604" style:family="text">
      <style:text-properties style:font-name="Liberation Sans1" fo:font-size="11pt" fo:font-style="italic" officeooo:rsid="00335e95" style:font-name-asian="Liberation Mono" style:font-size-asian="11pt" style:font-style-asian="italic" style:font-name-complex="Liberation Mono" style:font-size-complex="11pt" style:font-style-complex="italic"/>
    </style:style>
    <style:style style:name="T605" style:family="text">
      <style:text-properties style:font-name="Liberation Sans1" fo:font-size="11pt" fo:font-style="italic" officeooo:rsid="0035b9d6" style:font-name-asian="Liberation Mono" style:font-size-asian="11pt" style:font-style-asian="italic" style:font-name-complex="Liberation Mono" style:font-size-complex="11pt" style:font-style-complex="italic"/>
    </style:style>
    <style:style style:name="T606" style:family="text">
      <style:text-properties style:font-name="Liberation Sans1" fo:font-size="11pt" fo:font-style="italic" officeooo:rsid="003b26e1" style:font-name-asian="Liberation Mono" style:font-size-asian="11pt" style:font-style-asian="italic" style:font-name-complex="Liberation Mono" style:font-size-complex="11pt" style:font-style-complex="italic"/>
    </style:style>
    <style:style style:name="T607" style:family="text">
      <style:text-properties style:font-name="Liberation Sans1" fo:font-size="11pt" fo:font-style="italic" officeooo:rsid="0031ecb7" style:font-size-asian="11pt" style:font-style-asian="italic" style:font-size-complex="11pt" style:font-style-complex="italic"/>
    </style:style>
    <style:style style:name="T608" style:family="text">
      <style:text-properties style:font-name="Liberation Sans1" fo:font-size="11pt" fo:font-style="italic" officeooo:rsid="00397f81" style:font-size-asian="11pt" style:font-style-asian="italic" style:font-size-complex="11pt" style:font-style-complex="italic"/>
    </style:style>
    <style:style style:name="T609" style:family="text">
      <style:text-properties style:font-name="Liberation Mono" fo:font-size="11pt" officeooo:rsid="01d9a51a" style:font-name-asian="Liberation Mono" style:font-size-asian="11pt" style:font-name-complex="Liberation Mono" style:font-size-complex="11pt"/>
    </style:style>
    <style:style style:name="T610" style:family="text">
      <style:text-properties style:font-name="Liberation Mono" fo:font-size="11pt" officeooo:rsid="042cdaca" style:font-name-asian="Liberation Mono" style:font-size-asian="11pt" style:font-name-complex="Liberation Mono" style:font-size-complex="11pt"/>
    </style:style>
    <style:style style:name="T611" style:family="text">
      <style:text-properties style:font-name="Liberation Mono" fo:font-size="11pt" officeooo:rsid="01c1ccba" style:font-name-asian="Liberation Mono" style:font-size-asian="11pt" style:font-name-complex="Liberation Mono" style:font-size-complex="11pt"/>
    </style:style>
    <style:style style:name="T612" style:family="text">
      <style:text-properties style:font-name="Liberation Mono" fo:font-size="11pt" officeooo:rsid="01c57fa9" style:font-name-asian="Liberation Mono" style:font-size-asian="11pt" style:font-name-complex="Liberation Mono" style:font-size-complex="11pt"/>
    </style:style>
    <style:style style:name="T613" style:family="text">
      <style:text-properties style:font-name="Liberation Mono" fo:font-size="11pt" officeooo:rsid="01cc2235" style:font-name-asian="Liberation Mono" style:font-size-asian="11pt" style:font-name-complex="Liberation Mono" style:font-size-complex="11pt"/>
    </style:style>
    <style:style style:name="T614" style:family="text">
      <style:text-properties style:font-name="Liberation Mono" fo:font-size="11pt" officeooo:rsid="0061fd8e" style:font-name-asian="Liberation Mono" style:font-size-asian="11pt" style:font-name-complex="Liberation Mono" style:font-size-complex="11pt"/>
    </style:style>
    <style:style style:name="T615" style:family="text">
      <style:text-properties style:font-name="Liberation Mono" fo:font-size="9pt" style:font-size-asian="9pt" style:font-size-complex="9pt"/>
    </style:style>
    <style:style style:name="T616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617" style:family="text">
      <style:text-properties officeooo:rsid="028c8eee"/>
    </style:style>
    <style:style style:name="T618" style:family="text">
      <style:text-properties officeooo:rsid="027b2e38"/>
    </style:style>
    <style:style style:name="T619" style:family="text">
      <style:text-properties officeooo:rsid="02765ddf"/>
    </style:style>
    <style:style style:name="T620" style:family="text">
      <style:text-properties officeooo:rsid="0274b9fb"/>
    </style:style>
    <style:style style:name="T621" style:family="text">
      <style:text-properties officeooo:rsid="02732441"/>
    </style:style>
    <style:style style:name="T622" style:family="text">
      <style:text-properties officeooo:rsid="028b0624"/>
    </style:style>
    <style:style style:name="T623" style:family="text">
      <style:text-properties officeooo:rsid="022f5f70"/>
    </style:style>
    <style:style style:name="T624" style:family="text">
      <style:text-properties officeooo:rsid="029189e9"/>
    </style:style>
    <style:style style:name="T625" style:family="text">
      <style:text-properties officeooo:rsid="027b4283"/>
    </style:style>
    <style:style style:name="T626" style:family="text">
      <style:text-properties officeooo:rsid="0300947f"/>
    </style:style>
    <style:style style:name="T627" style:family="text">
      <style:text-properties officeooo:rsid="032eaa43"/>
    </style:style>
    <style:style style:name="T628" style:family="text">
      <style:text-properties officeooo:rsid="0231c1c3"/>
    </style:style>
    <style:style style:name="T629" style:family="text">
      <style:text-properties officeooo:rsid="02ce8c1c"/>
    </style:style>
    <style:style style:name="T630" style:family="text">
      <style:text-properties officeooo:rsid="02915fd5"/>
    </style:style>
    <style:style style:name="T631" style:family="text">
      <style:text-properties officeooo:rsid="03e71c58"/>
    </style:style>
    <style:style style:name="T632" style:family="text">
      <style:text-properties officeooo:rsid="0234b6bf"/>
    </style:style>
    <style:style style:name="T633" style:family="text">
      <style:text-properties officeooo:rsid="030bba0b"/>
    </style:style>
    <style:style style:name="T634" style:family="text">
      <style:text-properties officeooo:rsid="0233badf"/>
    </style:style>
    <style:style style:name="T635" style:family="text">
      <style:text-properties officeooo:rsid="0233d1db"/>
    </style:style>
    <style:style style:name="T636" style:family="text">
      <style:text-properties officeooo:rsid="026d81bc"/>
    </style:style>
    <style:style style:name="T637" style:family="text">
      <style:text-properties officeooo:rsid="0235387c"/>
    </style:style>
    <style:style style:name="T638" style:family="text">
      <style:text-properties officeooo:rsid="03e8c67d"/>
    </style:style>
    <style:style style:name="T639" style:family="text">
      <style:text-properties officeooo:rsid="02fc3c40"/>
    </style:style>
    <style:style style:name="T640" style:family="text">
      <style:text-properties officeooo:rsid="02fcefa9"/>
    </style:style>
    <style:style style:name="T641" style:family="text">
      <style:text-properties officeooo:rsid="028113aa"/>
    </style:style>
    <style:style style:name="T642" style:family="text">
      <style:text-properties officeooo:rsid="031237d8"/>
    </style:style>
    <style:style style:name="T643" style:family="text">
      <style:text-properties officeooo:rsid="031e8c49"/>
    </style:style>
    <style:style style:name="T644" style:family="text">
      <style:text-properties officeooo:rsid="02a93a66"/>
    </style:style>
    <style:style style:name="T645" style:family="text">
      <style:text-properties officeooo:rsid="02a963fc"/>
    </style:style>
    <style:style style:name="T646" style:family="text">
      <style:text-properties officeooo:rsid="02ac9283"/>
    </style:style>
    <style:style style:name="T647" style:family="text">
      <style:text-properties officeooo:rsid="02c89054"/>
    </style:style>
    <style:style style:name="T648" style:family="text">
      <style:text-properties officeooo:rsid="03e922c3"/>
    </style:style>
    <style:style style:name="T649" style:family="text">
      <style:text-properties officeooo:rsid="02fde4f0"/>
    </style:style>
    <style:style style:name="T650" style:family="text">
      <style:text-properties officeooo:rsid="02fb40cb"/>
    </style:style>
    <style:style style:name="T651" style:family="text">
      <style:text-properties officeooo:rsid="03087e41"/>
    </style:style>
    <style:style style:name="T652" style:family="text">
      <style:text-properties officeooo:rsid="03070772"/>
    </style:style>
    <style:style style:name="T653" style:family="text">
      <style:text-properties officeooo:rsid="0328c36b"/>
    </style:style>
    <style:style style:name="T654" style:family="text">
      <style:text-properties officeooo:rsid="032f7d93"/>
    </style:style>
    <style:style style:name="T655" style:family="text">
      <style:text-properties officeooo:rsid="0302e97a"/>
    </style:style>
    <style:style style:name="T656" style:family="text">
      <style:text-properties officeooo:rsid="030cfdc3"/>
    </style:style>
    <style:style style:name="T657" style:family="text">
      <style:text-properties officeooo:rsid="030652a6"/>
    </style:style>
    <style:style style:name="T658" style:family="text">
      <style:text-properties officeooo:rsid="03049def"/>
    </style:style>
    <style:style style:name="T659" style:family="text">
      <style:text-properties officeooo:rsid="032a9e1f"/>
    </style:style>
    <style:style style:name="T660" style:family="text">
      <style:text-properties officeooo:rsid="0313ac0e"/>
    </style:style>
    <style:style style:name="T661" style:family="text">
      <style:text-properties officeooo:rsid="030eb69c"/>
    </style:style>
    <style:style style:name="T662" style:family="text">
      <style:text-properties officeooo:rsid="032cbdad"/>
    </style:style>
    <style:style style:name="T663" style:family="text">
      <style:text-properties officeooo:rsid="02fe8e87"/>
    </style:style>
    <style:style style:name="T664" style:family="text">
      <style:text-properties officeooo:rsid="02af8cfe"/>
    </style:style>
    <style:style style:name="T665" style:family="text">
      <style:text-properties officeooo:rsid="02aad89c"/>
    </style:style>
    <style:style style:name="T666" style:family="text">
      <style:text-properties officeooo:rsid="03ec4436"/>
    </style:style>
    <style:style style:name="T667" style:family="text">
      <style:text-properties officeooo:rsid="03301a44"/>
    </style:style>
    <style:style style:name="T668" style:family="text">
      <style:text-properties officeooo:rsid="028cf253"/>
    </style:style>
    <style:style style:name="T669" style:family="text">
      <style:text-properties officeooo:rsid="027f5939"/>
    </style:style>
    <style:style style:name="T670" style:family="text">
      <style:text-properties officeooo:rsid="030fd1e7"/>
    </style:style>
    <style:style style:name="T671" style:family="text">
      <style:text-properties officeooo:rsid="0284aebe"/>
    </style:style>
    <style:style style:name="T672" style:family="text">
      <style:text-properties officeooo:rsid="032de588"/>
    </style:style>
    <style:style style:name="T673" style:family="text">
      <style:text-properties officeooo:rsid="0287109b"/>
    </style:style>
    <style:style style:name="T674" style:family="text">
      <style:text-properties officeooo:rsid="032e5f8c"/>
    </style:style>
    <style:style style:name="T675" style:family="text">
      <style:text-properties officeooo:rsid="028e3494"/>
    </style:style>
    <style:style style:name="T676" style:family="text">
      <style:text-properties officeooo:rsid="02881a62"/>
    </style:style>
    <style:style style:name="T677" style:family="text">
      <style:text-properties officeooo:rsid="02888a4b"/>
    </style:style>
    <style:style style:name="T678" style:family="text">
      <style:text-properties officeooo:rsid="03b63348"/>
    </style:style>
    <style:style style:name="T679" style:family="text">
      <style:text-properties officeooo:rsid="03d10741"/>
    </style:style>
    <style:style style:name="T680" style:family="text">
      <style:text-properties officeooo:rsid="03a73948"/>
    </style:style>
    <style:style style:name="T681" style:family="text">
      <style:text-properties officeooo:rsid="02949c60"/>
    </style:style>
    <style:style style:name="T682" style:family="text">
      <style:text-properties officeooo:rsid="02c580e4"/>
    </style:style>
    <style:style style:name="T683" style:family="text">
      <style:text-properties officeooo:rsid="029d8c75"/>
    </style:style>
    <style:style style:name="T684" style:family="text">
      <style:text-properties officeooo:rsid="0299b5c4"/>
    </style:style>
    <style:style style:name="T685" style:family="text">
      <style:text-properties officeooo:rsid="02963ec1"/>
    </style:style>
    <style:style style:name="T686" style:family="text">
      <style:text-properties officeooo:rsid="0297f4a9"/>
    </style:style>
    <style:style style:name="T687" style:family="text">
      <style:text-properties officeooo:rsid="03bc1dc2"/>
    </style:style>
    <style:style style:name="T688" style:family="text">
      <style:text-properties officeooo:rsid="029f8662"/>
    </style:style>
    <style:style style:name="T689" style:family="text">
      <style:text-properties style:font-name-asian="Liberation Sans" style:font-name-complex="Liberation Sans"/>
    </style:style>
    <style:style style:name="T690" style:family="text">
      <style:text-properties style:font-name-asian="Songti SC" style:font-name-complex="Arial Unicode MS1"/>
    </style:style>
    <style:style style:name="T691" style:family="text">
      <style:text-properties officeooo:rsid="02949c60" style:font-name-asian="Songti SC" style:font-name-complex="Arial Unicode MS1"/>
    </style:style>
    <style:style style:name="T692" style:family="text">
      <style:text-properties officeooo:rsid="03bfd068" style:font-name-asian="Songti SC" style:font-name-complex="Arial Unicode MS1"/>
    </style:style>
    <style:style style:name="T693" style:family="text">
      <style:text-properties officeooo:rsid="02a1ab7b" style:font-name-asian="Songti SC" style:font-name-complex="Arial Unicode MS1"/>
    </style:style>
    <style:style style:name="T694" style:family="text">
      <style:text-properties officeooo:rsid="0299b5c4" style:font-name-asian="Songti SC" style:font-name-complex="Arial Unicode MS1"/>
    </style:style>
    <style:style style:name="T695" style:family="text">
      <style:text-properties officeooo:rsid="02a0cad4" style:font-name-asian="Songti SC" style:font-name-complex="Arial Unicode MS1"/>
    </style:style>
    <style:style style:name="T696" style:family="text">
      <style:text-properties officeooo:rsid="029f8662" style:font-name-asian="Songti SC" style:font-name-complex="Arial Unicode MS1"/>
    </style:style>
    <style:style style:name="T697" style:family="text">
      <style:text-properties officeooo:rsid="0298267b" style:font-name-asian="Songti SC" style:font-name-complex="Arial Unicode MS1"/>
    </style:style>
    <style:style style:name="T698" style:family="text">
      <style:text-properties officeooo:rsid="029cecd7" style:font-name-asian="Songti SC" style:font-name-complex="Arial Unicode MS1"/>
    </style:style>
    <style:style style:name="T699" style:family="text">
      <style:text-properties officeooo:rsid="02c8c46f" style:font-name-asian="Songti SC" style:font-name-complex="Arial Unicode MS1"/>
    </style:style>
    <style:style style:name="T700" style:family="text">
      <style:text-properties officeooo:rsid="03bc1dc2" style:font-name-asian="Songti SC" style:font-name-complex="Arial Unicode MS1"/>
    </style:style>
    <style:style style:name="T701" style:family="text">
      <style:text-properties fo:font-style="italic" officeooo:rsid="00f2fe74" style:font-name-asian="Liberation Mono" style:font-style-asian="italic" style:font-name-complex="Liberation Mono" style:font-style-complex="italic"/>
    </style:style>
    <style:style style:name="T702" style:family="text">
      <style:text-properties fo:font-style="italic" officeooo:rsid="03a435dd" style:font-name-asian="Liberation Mono" style:font-style-asian="italic" style:font-name-complex="Liberation Mono" style:font-style-complex="italic"/>
    </style:style>
    <style:style style:name="T703" style:family="text">
      <style:text-properties fo:font-style="italic" officeooo:rsid="0144574e" style:font-name-asian="Liberation Mono" style:font-style-asian="italic" style:font-name-complex="Liberation Mono" style:font-style-complex="italic"/>
    </style:style>
    <style:style style:name="T704" style:family="text">
      <style:text-properties officeooo:rsid="00f2fe74" style:font-name-asian="Liberation Mono" style:font-name-complex="Liberation Mono"/>
    </style:style>
    <style:style style:name="T705" style:family="text">
      <style:text-properties officeooo:rsid="00f372c1" style:font-name-asian="Liberation Mono" style:font-name-complex="Liberation Mono"/>
    </style:style>
    <style:style style:name="T706" style:family="text">
      <style:text-properties officeooo:rsid="00652ace" style:font-name-asian="Liberation Mono" style:font-name-complex="Liberation Mono"/>
    </style:style>
    <style:style style:name="T707" style:family="text">
      <style:text-properties officeooo:rsid="006167c5"/>
    </style:style>
    <style:style style:name="T708" style:family="text">
      <style:text-properties officeooo:rsid="00f2fe74"/>
    </style:style>
    <style:style style:name="T709" style:family="text">
      <style:text-properties fo:font-weight="bold" officeooo:rsid="00635a56" style:font-name-asian="Liberation Mono" style:font-weight-asian="bold" style:font-name-complex="Liberation Mono" style:font-weight-complex="bold"/>
    </style:style>
    <style:style style:name="T710" style:family="text">
      <style:text-properties officeooo:rsid="00635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bookmark-start text:name="__RefHeading___Toc9593_17354391711"/><text:span text:style-name="Source_20_Text"><text:span text:style-name="T515">6</text:span></text:span><text:span text:style-name="Source_20_Text"><text:span text:style-name="T516">. </text:span></text:span><text:span text:style-name="Source_20_Text"><text:span text:style-name="T517">Las estructuras de</text:span></text:span><text:span text:style-name="Source_20_Text"><text:span text:style-name="T518"> control en la programación estructurada</text:span></text:span><text:bookmark-end text:name="__RefHeading___Toc9593_17354391711"/></text:h>
      <text:p text:style-name="P9"><text:span text:style-name="Source_20_Text"><text:span text:style-name="T90">Las estructuras de control</text:span></text:span><text:span text:style-name="Source_20_Text"><text:span text:style-name="T477"> son </text:span></text:span><text:span text:style-name="Source_20_Text"><text:span text:style-name="T482">instrucciones</text:span></text:span><text:span text:style-name="Source_20_Text"><text:span text:style-name="T477"> especiales que </text:span></text:span><text:span text:style-name="Source_20_Text"><text:span text:style-name="T479">gu</text:span></text:span><text:span text:style-name="Source_20_Text"><text:span text:style-name="T483">í</text:span></text:span><text:span text:style-name="Source_20_Text"><text:span text:style-name="T479">an</text:span></text:span><text:span text:style-name="Source_20_Text"><text:span text:style-name="T480"> </text:span></text:span><text:span text:style-name="Source_20_Text"><text:span text:style-name="T481">y</text:span></text:span><text:span text:style-name="Source_20_Text"><text:span text:style-name="T477"> modifican </text:span></text:span><text:span text:style-name="Source_20_Text"><text:span text:style-name="T480">el orden de</text:span></text:span><text:span text:style-name="Source_20_Text"><text:span text:style-name="T141"> ejecuci</text:span></text:span><text:span text:style-name="Source_20_Text"><text:span text:style-name="T168">ón</text:span></text:span><text:span text:style-name="Source_20_Text"><text:span text:style-name="T142"> de</text:span></text:span><text:span text:style-name="Source_20_Text"><text:span text:style-name="T166">l c</text:span></text:span><text:span text:style-name="Source_20_Text"><text:span text:style-name="T177">ó</text:span></text:span><text:span text:style-name="Source_20_Text"><text:span text:style-name="T166">digo de</text:span></text:span><text:span text:style-name="Source_20_Text"><text:span text:style-name="T143"> </text:span></text:span><text:span text:style-name="Source_20_Text"><text:span text:style-name="T144">un</text:span></text:span><text:span text:style-name="Source_20_Text"><text:span text:style-name="T141"> programa</text:span></text:span><text:span text:style-name="Source_20_Text"><text:span text:style-name="T145">. En particular, </text:span></text:span><text:span text:style-name="Source_20_Text"><text:span text:style-name="T146">algunas estructuras de control</text:span></text:span><text:span text:style-name="Source_20_Text"><text:span text:style-name="T145"> permiten </text:span></text:span><text:span text:style-name="Source_20_Text"><text:span text:style-name="T147">repetir</text:span></text:span><text:span text:style-name="Source_20_Text"><text:span text:style-name="T142"> </text:span></text:span><text:span text:style-name="Source_20_Text"><text:span text:style-name="T162">un bloque de instrucciones </text:span></text:span><text:span text:style-name="Source_20_Text"><text:span text:style-name="T147">o </text:span></text:span><text:span text:style-name="Source_20_Text"><text:span text:style-name="T162">elegir </text:span></text:span><text:span text:style-name="Source_20_Text"><text:span text:style-name="T163">entre</text:span></text:span><text:span text:style-name="Source_20_Text"><text:span text:style-name="T147"> </text:span></text:span><text:span text:style-name="Source_20_Text"><text:span text:style-name="T142">rutas diferentes dentro del c</text:span></text:span><text:span text:style-name="Source_20_Text"><text:span text:style-name="T169">ó</text:span></text:span><text:span text:style-name="Source_20_Text"><text:span text:style-name="T142">digo de acuerdo al cumplimiento de </text:span></text:span><text:span text:style-name="Source_20_Text"><text:span text:style-name="T148">una</text:span></text:span><text:span text:style-name="Source_20_Text"><text:span text:style-name="T142"> condici</text:span></text:span><text:span text:style-name="Source_20_Text"><text:span text:style-name="T169">ó</text:span></text:span><text:span text:style-name="Source_20_Text"><text:span text:style-name="T149">n</text:span></text:span><text:span text:style-name="Source_20_Text"><text:span text:style-name="T150">;</text:span></text:span><text:span text:style-name="Source_20_Text"><text:span text:style-name="T151"> </text:span></text:span><text:span text:style-name="Source_20_Text"><text:span text:style-name="T165">su uso</text:span></text:span><text:span text:style-name="Source_20_Text"><text:span text:style-name="T485"> data de la</text:span></text:span><text:span text:style-name="Source_20_Text"><text:span text:style-name="T487">s</text:span></text:span><text:span text:style-name="Source_20_Text"><text:span text:style-name="T485"> primera</text:span></text:span><text:span text:style-name="Source_20_Text"><text:span text:style-name="T487">s</text:span></text:span><text:span text:style-name="Source_20_Text"><text:span text:style-name="T485"> versi</text:span></text:span><text:span text:style-name="Source_20_Text"><text:span text:style-name="T501">ones</text:span></text:span><text:span text:style-name="Source_20_Text"><text:span text:style-name="T485"> del lenguaje de programaci</text:span></text:span><text:span text:style-name="Source_20_Text"><text:span text:style-name="T502">ó</text:span></text:span><text:span text:style-name="Source_20_Text"><text:span text:style-name="T485">n </text:span></text:span><text:span text:style-name="Source_20_Text"><text:span text:style-name="T513">Algol</text:span></text:span><text:span text:style-name="Source_20_Text"><text:span text:style-name="T485">, desarrollado en 1958 </text:span></text:span><text:span text:style-name="Source_20_Text"><text:span text:style-name="T484">por la Asociaci</text:span></text:span><text:span text:style-name="Source_20_Text"><text:span text:style-name="T503">ó</text:span></text:span><text:span text:style-name="Source_20_Text"><text:span text:style-name="T484">n </text:span></text:span><text:span text:style-name="Source_20_Text"><text:span text:style-name="T486">de Mec</text:span></text:span><text:span text:style-name="Source_20_Text"><text:span text:style-name="T504">ánica y</text:span></text:span><text:span text:style-name="Source_20_Text"><text:span text:style-name="T486"> Matem</text:span></text:span><text:span text:style-name="Source_20_Text"><text:span text:style-name="T504">á</text:span></text:span><text:span text:style-name="Source_20_Text"><text:span text:style-name="T486">ticas Aplicadas de Alemania (GMMM, por sus siglas en alem</text:span></text:span><text:span text:style-name="Source_20_Text"><text:span text:style-name="T504">án</text:span></text:span><text:span text:style-name="Source_20_Text"><text:span text:style-name="T486">)</text:span></text:span><text:span text:style-name="Source_20_Text"><text:span text:style-name="T484"> </text:span></text:span><text:span text:style-name="Source_20_Text"><text:span text:style-name="T486">y </text:span></text:span><text:span text:style-name="Source_20_Text"><text:span text:style-name="T488">por </text:span></text:span><text:span text:style-name="Source_20_Text"><text:span text:style-name="T486">la Asociaci</text:span></text:span><text:span text:style-name="Source_20_Text"><text:span text:style-name="T504">ó</text:span></text:span><text:span text:style-name="Source_20_Text"><text:span text:style-name="T486">n de Maquinaria Computacional de Estados Unidos (ACM, por sus siglas en ingl</text:span></text:span><text:span text:style-name="Source_20_Text"><text:span text:style-name="T504">é</text:span></text:span><text:span text:style-name="Source_20_Text"><text:span text:style-name="T486">s)</text:span></text:span><text:span text:style-name="Source_20_Text"><text:span text:style-name="T485">.</text:span></text:span></text:p>
      <text:p text:style-name="P7"><text:span text:style-name="Source_20_Text"><text:span text:style-name="T489">La</text:span></text:span><text:span text:style-name="Source_20_Text"><text:span text:style-name="T490"> </text:span></text:span><text:span text:style-name="Source_20_Text"><text:span text:style-name="T497">aparici</text:span></text:span><text:span text:style-name="Source_20_Text"><text:span text:style-name="T509">ó</text:span></text:span><text:span text:style-name="Source_20_Text"><text:span text:style-name="T497">n</text:span></text:span><text:span text:style-name="Source_20_Text"><text:span text:style-name="T490"> de </text:span></text:span><text:span text:style-name="Source_20_Text"><text:span text:style-name="T491">las</text:span></text:span><text:span text:style-name="Source_20_Text"><text:span text:style-name="T490"> estructuras de control represent</text:span></text:span><text:span text:style-name="Source_20_Text"><text:span text:style-name="T505">ó</text:span></text:span><text:span text:style-name="Source_20_Text"><text:span text:style-name="T490"> una innovaci</text:span></text:span><text:span text:style-name="Source_20_Text"><text:span text:style-name="T505">ó</text:span></text:span><text:span text:style-name="Source_20_Text"><text:span text:style-name="T490">n</text:span></text:span><text:span text:style-name="Source_20_Text"><text:span text:style-name="T492"> </text:span></text:span><text:span text:style-name="Source_20_Text"><text:span text:style-name="T493">importante</text:span></text:span><text:span text:style-name="Source_20_Text"><text:span text:style-name="T490"> en la historia de </text:span></text:span><text:span text:style-name="Source_20_Text"><text:span text:style-name="T494">la programaci</text:span></text:span><text:span text:style-name="Source_20_Text"><text:span text:style-name="T506">ó</text:span></text:span><text:span text:style-name="Source_20_Text"><text:span text:style-name="T494">n.</text:span></text:span><text:span text:style-name="Source_20_Text"><text:span text:style-name="T485"> </text:span></text:span><text:span text:style-name="Source_20_Text"><text:span text:style-name="T495">S</text:span></text:span><text:span text:style-name="Source_20_Text"><text:span text:style-name="T489">in embargo, </text:span></text:span><text:span text:style-name="Source_20_Text"><text:span text:style-name="T488">a </text:span></text:span><text:span text:style-name="Source_20_Text"><text:span text:style-name="T492">partir</text:span></text:span><text:span text:style-name="Source_20_Text"><text:span text:style-name="T488"> de la d</text:span></text:span><text:span text:style-name="Source_20_Text"><text:span text:style-name="T507">écada de 1970,</text:span></text:span><text:span text:style-name="Source_20_Text"><text:span text:style-name="T489"> dichas estructuras se volvieron </text:span></text:span><text:span text:style-name="Source_20_Text"><text:span text:style-name="T492">todav</text:span></text:span><text:span text:style-name="Source_20_Text"><text:span text:style-name="T508">í</text:span></text:span><text:span text:style-name="Source_20_Text"><text:span text:style-name="T492">a m</text:span></text:span><text:span text:style-name="Source_20_Text"><text:span text:style-name="T508">á</text:span></text:span><text:span text:style-name="Source_20_Text"><text:span text:style-name="T492">s</text:span></text:span><text:span text:style-name="Source_20_Text"><text:span text:style-name="T489"> </text:span></text:span><text:span text:style-name="Source_20_Text"><text:span text:style-name="T499">relevantes</text:span></text:span><text:span text:style-name="Source_20_Text"><text:span text:style-name="T489"> para los lenguajes de alto nivel</text:span></text:span><text:span text:style-name="Source_20_Text"><text:span text:style-name="T488"> </text:span></text:span><text:span text:style-name="Source_20_Text"><text:span text:style-name="T500">gracias</text:span></text:span><text:span text:style-name="Source_20_Text"><text:span text:style-name="T489"> a la </text:span></text:span><text:span text:style-name="Source_20_Text"><text:span text:style-name="T498">difusi</text:span></text:span><text:span text:style-name="Source_20_Text"><text:span text:style-name="T510">ó</text:span></text:span><text:span text:style-name="Source_20_Text"><text:span text:style-name="T498">n</text:span></text:span><text:span text:style-name="Source_20_Text"><text:span text:style-name="T496"> </text:span></text:span><text:span text:style-name="Source_20_Text"><text:span text:style-name="T489">de l</text:span></text:span><text:span text:style-name="Source_20_Text"><text:span text:style-name="T498">os</text:span></text:span><text:span text:style-name="Source_20_Text"><text:span text:style-name="T488"> </text:span></text:span><text:span text:style-name="Source_20_Text"><text:span text:style-name="T498">principios del </text:span></text:span><text:span text:style-name="Source_20_Text"><text:span text:style-name="T488">paradigma de la </text:span></text:span><text:span text:style-name="Source_20_Text"><text:span text:style-name="T511">programaci</text:span></text:span><text:span text:style-name="Source_20_Text"><text:span text:style-name="T512">ó</text:span></text:span><text:span text:style-name="Source_20_Text"><text:span text:style-name="T511">n estructurada</text:span></text:span><text:span text:style-name="Source_20_Text"><text:span text:style-name="T488">.</text:span></text:span><text:span text:style-name="Source_20_Text"><text:span text:style-name="T152"> </text:span></text:span><text:span text:style-name="Source_20_Text"><text:span text:style-name="T153">Este paradigma surgi</text:span></text:span><text:span text:style-name="Source_20_Text"><text:span text:style-name="T170">ó</text:span></text:span><text:span text:style-name="Source_20_Text"><text:span text:style-name="T153"> como respuesta a l</text:span></text:span><text:span text:style-name="Source_20_Text"><text:span text:style-name="T152">a creciente extensi</text:span></text:span><text:span text:style-name="Source_20_Text"><text:span text:style-name="T171">ón y </text:span></text:span><text:span text:style-name="Source_20_Text"><text:span text:style-name="T152">complejidad de</text:span></text:span><text:span text:style-name="Source_20_Text"><text:span text:style-name="T164">l</text:span></text:span><text:span text:style-name="Source_20_Text"><text:span text:style-name="T152"> c</text:span></text:span><text:span text:style-name="Source_20_Text"><text:span text:style-name="T171">ó</text:span></text:span><text:span text:style-name="Source_20_Text"><text:span text:style-name="T152">digo fuente </text:span></text:span><text:span text:style-name="Source_20_Text"><text:span text:style-name="T164">de los programas inform</text:span></text:span><text:span text:style-name="Source_20_Text"><text:span text:style-name="T176">á</text:span></text:span><text:span text:style-name="Source_20_Text"><text:span text:style-name="T164">ticos</text:span></text:span><text:span text:style-name="Source_20_Text"><text:span text:style-name="T152"> </text:span></text:span><text:span text:style-name="Source_20_Text"><text:span text:style-name="T154">(Dahl </text:span></text:span><text:span text:style-name="Source_20_Text"><text:span text:style-name="T178">et al</text:span></text:span><text:span text:style-name="Source_20_Text"><text:span text:style-name="T167">.</text:span></text:span><text:span text:style-name="Source_20_Text"><text:span text:style-name="T154">, 1972)</text:span></text:span><text:span text:style-name="Source_20_Text"><text:span text:style-name="T152">, </text:span></text:span><text:span text:style-name="Source_20_Text"><text:span text:style-name="T153">lo </text:span></text:span><text:span text:style-name="Source_20_Text"><text:span text:style-name="T154">que</text:span></text:span><text:span text:style-name="Source_20_Text"><text:span text:style-name="T152"> </text:span></text:span><text:span text:style-name="Source_20_Text"><text:span text:style-name="T155">motiv</text:span></text:span><text:span text:style-name="Source_20_Text"><text:span text:style-name="T172">ó</text:span></text:span><text:span text:style-name="Source_20_Text"><text:span text:style-name="T155"> </text:span></text:span><text:span text:style-name="Source_20_Text"><text:span text:style-name="T156">a</text:span></text:span><text:span text:style-name="Source_20_Text"><text:span text:style-name="T155"> </text:span></text:span><text:span text:style-name="Source_20_Text"><text:span text:style-name="T157">algunos</text:span></text:span><text:span text:style-name="Source_20_Text"><text:span text:style-name="T158"> cient</text:span></text:span><text:span text:style-name="Source_20_Text"><text:span text:style-name="T173">í</text:span></text:span><text:span text:style-name="Source_20_Text"><text:span text:style-name="T158">ficos de la computaci</text:span></text:span><text:span text:style-name="Source_20_Text"><text:span text:style-name="T173">ó</text:span></text:span><text:span text:style-name="Source_20_Text"><text:span text:style-name="T158">n (</text:span></text:span><text:span text:style-name="Source_20_Text"><text:span text:style-name="T159">B</text:span></text:span><text:span text:style-name="Source_20_Text"><text:span text:style-name="T174">ö</text:span></text:span><text:span text:style-name="Source_20_Text"><text:span text:style-name="T159">hm, Jacopini,</text:span></text:span><text:span text:style-name="Source_20_Text"><text:span text:style-name="T158"> Dijskstra, </text:span></text:span><text:span text:style-name="Source_20_Text"><text:span text:style-name="T159">etc</text:span></text:span><text:span text:style-name="Source_20_Text"><text:span text:style-name="T158">) </text:span></text:span><text:span text:style-name="Source_20_Text"><text:span text:style-name="T160">en </text:span></text:span><text:span text:style-name="Source_20_Text"><text:span text:style-name="T161">diferentes</text:span></text:span><text:span text:style-name="Source_20_Text"><text:span text:style-name="T160"> pa</text:span></text:span><text:span text:style-name="Source_20_Text"><text:span text:style-name="T175">í</text:span></text:span><text:span text:style-name="Source_20_Text"><text:span text:style-name="T160">ses</text:span></text:span><text:span text:style-name="Source_20_Text"><text:span text:style-name="T158"> </text:span></text:span><text:span text:style-name="Source_20_Text"><text:span text:style-name="T156">a proponer</text:span></text:span><text:span text:style-name="Source_20_Text"><text:span text:style-name="T488"> </text:span></text:span><text:span text:style-name="Source_20_Text"><text:span text:style-name="T91">una serie de </text:span></text:span><text:span text:style-name="Source_20_Text"><text:span text:style-name="T92">principios orientad</text:span></text:span><text:span text:style-name="Source_20_Text"><text:span text:style-name="T93">o</text:span></text:span><text:span text:style-name="Source_20_Text"><text:span text:style-name="T92">s a mejorar la </text:span></text:span><text:span text:style-name="Source_20_Text"><text:span text:style-name="T126">escritura</text:span></text:span><text:span text:style-name="Source_20_Text"><text:span text:style-name="T92"> y</text:span></text:span><text:span text:style-name="Source_20_Text"><text:span text:style-name="T93"> </text:span></text:span><text:span text:style-name="Source_20_Text"><text:span text:style-name="T94">el </text:span></text:span><text:span text:style-name="Source_20_Text"><text:span text:style-name="T92">mantenimiento de c</text:span></text:span><text:span text:style-name="Source_20_Text"><text:span text:style-name="T127">ó</text:span></text:span><text:span text:style-name="Source_20_Text"><text:span text:style-name="T92">digo </text:span></text:span><text:span text:style-name="Source_20_Text"><text:span text:style-name="T95">a</text:span></text:span><text:span text:style-name="Source_20_Text"><text:span text:style-name="T96"> largo plazo</text:span></text:span><text:span text:style-name="Source_20_Text"><text:span text:style-name="T97">.</text:span></text:span></text:p>
      <text:p text:style-name="P7"><text:span text:style-name="Source_20_Text"><text:span text:style-name="T98">U</text:span></text:span><text:span text:style-name="Source_20_Text"><text:span text:style-name="T99">na de </text:span></text:span><text:span text:style-name="Source_20_Text"><text:span text:style-name="T122">sus recomendaciones principales</text:span></text:span><text:span text:style-name="Source_20_Text"><text:span text:style-name="T99"> </text:span></text:span><text:span text:style-name="Source_20_Text"><text:span text:style-name="T100">fue</text:span></text:span><text:span text:style-name="Source_20_Text"><text:span text:style-name="T101"> </text:span></text:span><text:span text:style-name="Source_20_Text"><text:span text:style-name="T102">restringir</text:span></text:span><text:span text:style-name="Source_20_Text"><text:span text:style-name="T94"> </text:span></text:span><text:span text:style-name="Source_20_Text"><text:span text:style-name="T102">el uso </text:span></text:span><text:span text:style-name="Source_20_Text"><text:span text:style-name="T119">expl</text:span></text:span><text:span text:style-name="Source_20_Text"><text:span text:style-name="T137">í</text:span></text:span><text:span text:style-name="Source_20_Text"><text:span text:style-name="T119">cito</text:span></text:span><text:span text:style-name="Source_20_Text"><text:span text:style-name="T102"> de</text:span></text:span><text:span text:style-name="Source_20_Text"><text:span text:style-name="T103"> </text:span></text:span><text:span text:style-name="Source_20_Text"><text:span text:style-name="T104">las instrucciones de</text:span></text:span><text:span text:style-name="Source_20_Text"><text:span text:style-name="T103"> salt</text:span></text:span><text:span text:style-name="Source_20_Text"><text:span text:style-name="T119">o </text:span></text:span><text:span text:style-name="Source_20_Text"><text:span text:style-name="T123">(Dijskstra, </text:span></text:span><text:span text:style-name="Source_20_Text"><text:span text:style-name="T125">1968</text:span></text:span><text:span text:style-name="Source_20_Text"><text:span text:style-name="T123">)</text:span></text:span><text:span text:style-name="Source_20_Text"><text:span text:style-name="T98">. </text:span></text:span><text:span text:style-name="Source_20_Text"><text:span text:style-name="T105">L</text:span></text:span><text:span text:style-name="Source_20_Text"><text:span text:style-name="T98">os saltos </text:span></text:span><text:span text:style-name="Source_20_Text"><text:span text:style-name="T476">—</text:span></text:span><text:span text:style-name="Source_20_Text"><text:span text:style-name="T106">es decir, </text:span></text:span><text:span text:style-name="Source_20_Text"><text:span text:style-name="T124">declaraciones</text:span></text:span><text:span text:style-name="Source_20_Text"><text:span text:style-name="T98"> de tipo </text:span></text:span><text:span text:style-name="Source_20_Text"><text:span text:style-name="T11">GOTO</text:span></text:span><text:span text:style-name="Source_20_Text"><text:span text:style-name="T476">—</text:span></text:span><text:span text:style-name="Source_20_Text"><text:span text:style-name="T11"> </text:span></text:span><text:span text:style-name="Source_20_Text"><text:span text:style-name="T94">son instrucciones que</text:span></text:span><text:span text:style-name="Source_20_Text"><text:span text:style-name="T107"> </text:span></text:span><text:span text:style-name="Source_20_Text"><text:span text:style-name="T128">permiten</text:span></text:span><text:span text:style-name="Source_20_Text"><text:span text:style-name="T105"> </text:span></text:span><text:span text:style-name="Source_20_Text"><text:span text:style-name="T104">ir de una secci</text:span></text:span><text:span text:style-name="Source_20_Text"><text:span text:style-name="T129">ó</text:span></text:span><text:span text:style-name="Source_20_Text"><text:span text:style-name="T104">n del c</text:span></text:span><text:span text:style-name="Source_20_Text"><text:span text:style-name="T129">ó</text:span></text:span><text:span text:style-name="Source_20_Text"><text:span text:style-name="T104">digo a otra </text:span></text:span><text:span text:style-name="Source_20_Text"><text:span text:style-name="T94">en cualquier punto </text:span></text:span><text:span text:style-name="Source_20_Text"><text:span text:style-name="T117">del</text:span></text:span><text:span text:style-name="Source_20_Text"><text:span text:style-name="T94"> programa inform</text:span></text:span><text:span text:style-name="Source_20_Text"><text:span text:style-name="T128">ático</text:span></text:span><text:span text:style-name="Source_20_Text"><text:span text:style-name="T94">.</text:span></text:span><text:span text:style-name="Source_20_Text"><text:span text:style-name="T108"> </text:span></text:span><text:span text:style-name="Source_20_Text"><text:span text:style-name="T100">E</text:span></text:span><text:span text:style-name="Source_20_Text"><text:span text:style-name="T94">ste tipo de instrucciones</text:span></text:span><text:span text:style-name="Source_20_Text"><text:span text:style-name="T105"> </text:span></text:span><text:span text:style-name="Source_20_Text"><text:span text:style-name="T109">suele</text:span></text:span><text:span text:style-name="Source_20_Text"><text:span text:style-name="T110"> generar</text:span></text:span><text:span text:style-name="Source_20_Text"><text:span text:style-name="T111"> ramificaciones </text:span></text:span><text:span text:style-name="Source_20_Text"><text:span text:style-name="T94">con</text:span></text:span><text:span text:style-name="Source_20_Text"><text:span text:style-name="T106"> salidas </text:span></text:span><text:span text:style-name="Source_20_Text"><text:span text:style-name="T94">m</text:span></text:span><text:span text:style-name="Source_20_Text"><text:span text:style-name="T128">ú</text:span></text:span><text:span text:style-name="Source_20_Text"><text:span text:style-name="T94">ltiples </text:span></text:span><text:span text:style-name="Source_20_Text"><text:span text:style-name="T121">y</text:span></text:span><text:span text:style-name="Source_20_Text"><text:span text:style-name="T106"> </text:span></text:span><text:span text:style-name="Source_20_Text"><text:span text:style-name="T112">dif</text:span></text:span><text:span text:style-name="Source_20_Text"><text:span text:style-name="T130">í</text:span></text:span><text:span text:style-name="Source_20_Text"><text:span text:style-name="T112">ciles de </text:span></text:span><text:span text:style-name="Source_20_Text"><text:span text:style-name="T99">rastrear, </text:span></text:span><text:span text:style-name="Source_20_Text"><text:span text:style-name="T117">lo que, a su vez, </text:span></text:span><text:span text:style-name="Source_20_Text"><text:span text:style-name="T124">crea</text:span></text:span><text:span text:style-name="Source_20_Text"><text:span text:style-name="T117"> c</text:span></text:span><text:span text:style-name="Source_20_Text"><text:span text:style-name="T135">ó</text:span></text:span><text:span text:style-name="Source_20_Text"><text:span text:style-name="T117">digo fuente confuso y dif</text:span></text:span><text:span text:style-name="Source_20_Text"><text:span text:style-name="T135">ícil de mantener.</text:span></text:span></text:p>
      <text:p text:style-name="P7"><text:span text:style-name="Source_20_Text"><text:span text:style-name="T110">Al restringir </text:span></text:span><text:span text:style-name="Source_20_Text"><text:span text:style-name="T113">la utilizaci</text:span></text:span><text:span text:style-name="Source_20_Text"><text:span text:style-name="T131">ó</text:span></text:span><text:span text:style-name="Source_20_Text"><text:span text:style-name="T113">n</text:span></text:span><text:span text:style-name="Source_20_Text"><text:span text:style-name="T110"> </text:span></text:span><text:span text:style-name="Source_20_Text"><text:span text:style-name="T118">las instrucciones de</text:span></text:span><text:span text:style-name="Source_20_Text"><text:span text:style-name="T113"> salto, </text:span></text:span><text:span text:style-name="Source_20_Text"><text:span text:style-name="T121">el dise</text:span></text:span><text:span text:style-name="Source_20_Text"><text:span text:style-name="T140">ñ</text:span></text:span><text:span text:style-name="Source_20_Text"><text:span text:style-name="T121">o de</text:span></text:span><text:span text:style-name="Source_20_Text"><text:span text:style-name="T118"> lenguajes de alto nivel</text:span></text:span><text:span text:style-name="Source_20_Text"><text:span text:style-name="T110"> </text:span></text:span><text:span text:style-name="Source_20_Text"><text:span text:style-name="T121">tuvo</text:span></text:span><text:span text:style-name="Source_20_Text"><text:span text:style-name="T110"> que </text:span></text:span><text:span text:style-name="Source_20_Text"><text:span text:style-name="T116">depender </text:span></text:span><text:span text:style-name="Source_20_Text"><text:span text:style-name="T121">de otros mecanismos para lograr los mismos resultados. Estos mecanismos fueron</text:span></text:span><text:span text:style-name="Source_20_Text"><text:span text:style-name="T110"> </text:span></text:span><text:span text:style-name="Source_20_Text"><text:span text:style-name="T113">las</text:span></text:span><text:span text:style-name="Source_20_Text"><text:span text:style-name="T110"> estructuras de control, </text:span></text:span><text:span text:style-name="Source_20_Text"><text:span text:style-name="T118">las cuales </text:span></text:span><text:span text:style-name="Source_20_Text"><text:span text:style-name="T121">tambi</text:span></text:span><text:span text:style-name="Source_20_Text"><text:span text:style-name="T140">é</text:span></text:span><text:span text:style-name="Source_20_Text"><text:span text:style-name="T121">n </text:span></text:span><text:span text:style-name="Source_20_Text"><text:span text:style-name="T118">contienen instrucciones </text:span></text:span><text:span text:style-name="Source_20_Text"><text:span text:style-name="T120">de salto </text:span></text:span><text:span text:style-name="Source_20_Text"><text:span text:style-name="T121">aunque s</text:span></text:span><text:span text:style-name="Source_20_Text"><text:span text:style-name="T140">ó</text:span></text:span><text:span text:style-name="Source_20_Text"><text:span text:style-name="T121">lo de</text:span></text:span><text:span text:style-name="Source_20_Text"><text:span text:style-name="T120"> manera </text:span></text:span><text:span text:style-name="Source_20_Text"><text:span text:style-name="T118">impl</text:span></text:span><text:span text:style-name="Source_20_Text"><text:span text:style-name="T136">í</text:span></text:span><text:span text:style-name="Source_20_Text"><text:span text:style-name="T118">cita, </text:span></text:span><text:span text:style-name="Source_20_Text"><text:span text:style-name="T120">en</text:span></text:span><text:span text:style-name="Source_20_Text"><text:span text:style-name="T136"> un entorno </text:span></text:span><text:span text:style-name="Source_20_Text"><text:span text:style-name="T138">limitado y sin acceso </text:span></text:span><text:span text:style-name="Source_20_Text"><text:span text:style-name="T139">directo</text:span></text:span><text:span text:style-name="Source_20_Text"><text:span text:style-name="T138"> por parte de la programadora</text:span></text:span><text:span text:style-name="Source_20_Text"><text:span text:style-name="T132">. </text:span></text:span><text:span text:style-name="Source_20_Text"><text:span text:style-name="T140">Si bien</text:span></text:span><text:span text:style-name="Source_20_Text"><text:span text:style-name="T138"> el uso explícito de saltos </text:span></text:span><text:span text:style-name="Source_20_Text"><text:span text:style-name="T140">fue</text:span></text:span><text:span text:style-name="Source_20_Text"><text:span text:style-name="T138"> una limitación importante</text:span></text:span><text:span text:style-name="Source_20_Text"><text:span text:style-name="T132">, </text:span></text:span><text:span text:style-name="Source_20_Text"><text:span text:style-name="T114">una de las aportaciones </text:span></text:span><text:span text:style-name="Source_20_Text"><text:span text:style-name="T120">principales</text:span></text:span><text:span text:style-name="Source_20_Text"><text:span text:style-name="T114"> de la programaci</text:span></text:span><text:span text:style-name="Source_20_Text"><text:span text:style-name="T133">ó</text:span></text:span><text:span text:style-name="Source_20_Text"><text:span text:style-name="T114">n estructurada fue demostrar que, en esencia, todo </text:span></text:span><text:span text:style-name="Source_20_Text"><text:span text:style-name="T120">algoritmo</text:span></text:span><text:span text:style-name="Source_20_Text"><text:span text:style-name="T114"> puede </text:span></text:span><text:span text:style-name="Source_20_Text"><text:span text:style-name="T121">funcionar</text:span></text:span><text:span text:style-name="Source_20_Text"><text:span text:style-name="T114"> utilizando </text:span></text:span><text:span text:style-name="Source_20_Text"><text:span text:style-name="T120">solamente</text:span></text:span><text:span text:style-name="Source_20_Text"><text:span text:style-name="T114"> estructuras de </text:span></text:span><text:span text:style-name="Source_20_Text"><text:span text:style-name="T120">control de</text:span></text:span><text:span text:style-name="Source_20_Text"><text:span text:style-name="T114"> selecci</text:span></text:span><text:span text:style-name="Source_20_Text"><text:span text:style-name="T133">ó</text:span></text:span><text:span text:style-name="Source_20_Text"><text:span text:style-name="T114">n </text:span></text:span><text:span text:style-name="Source_20_Text"><text:span text:style-name="T120">o de</text:span></text:span><text:span text:style-name="Source_20_Text"><text:span text:style-name="T114"> repetici</text:span></text:span><text:span text:style-name="Source_20_Text"><text:span text:style-name="T133">ó</text:span></text:span><text:span text:style-name="Source_20_Text"><text:span text:style-name="T114">n </text:span></text:span><text:span text:style-name="Source_20_Text"><text:span text:style-name="T115">sin recurrir </text:span></text:span><text:span text:style-name="Source_20_Text"><text:span text:style-name="T120">a los saltos expl</text:span></text:span><text:span text:style-name="Source_20_Text"><text:span text:style-name="T138">í</text:span></text:span><text:span text:style-name="Source_20_Text"><text:span text:style-name="T120">citos</text:span></text:span><text:span text:style-name="Source_20_Text"><text:span text:style-name="T114"> </text:span></text:span><text:span text:style-name="Source_20_Text"><text:span text:style-name="T100">(B</text:span></text:span><text:span text:style-name="Source_20_Text"><text:span text:style-name="T134">ö</text:span></text:span><text:span text:style-name="Source_20_Text"><text:span text:style-name="T100">hm y Jacopini, 1966)</text:span></text:span><text:span text:style-name="Source_20_Text"><text:span text:style-name="T114">.</text:span></text:span></text:p>
      <text:p text:style-name="P12"><text:span text:style-name="Source_20_Text"><text:span text:style-name="T179">En la actualidad,</text:span></text:span><text:span text:style-name="Source_20_Text"><text:span text:style-name="T180"> </text:span></text:span><text:span text:style-name="Source_20_Text"><text:span text:style-name="T179">l</text:span></text:span><text:span text:style-name="Source_20_Text"><text:span text:style-name="T181">a</text:span></text:span><text:span text:style-name="Source_20_Text"><text:span text:style-name="T179">s </text:span></text:span><text:span text:style-name="Source_20_Text"><text:span text:style-name="T181">clases</text:span></text:span><text:span text:style-name="Source_20_Text"><text:span text:style-name="T182"> principales de estructuras de control son </text:span></text:span><text:span text:style-name="Source_20_Text"><text:span text:style-name="T184">las</text:span></text:span><text:span text:style-name="Source_20_Text"><text:span text:style-name="T182"> </text:span></text:span><text:span text:style-name="Source_20_Text"><text:span text:style-name="T179">de selecci</text:span></text:span><text:span text:style-name="Source_20_Text"><text:span text:style-name="T201">ó</text:span></text:span><text:span text:style-name="Source_20_Text"><text:span text:style-name="T179">n </text:span></text:span><text:span text:style-name="Source_20_Text"><text:span text:style-name="T183">e</text:span></text:span><text:span text:style-name="Source_20_Text"><text:span text:style-name="T179"> </text:span></text:span><text:span text:style-name="Source_20_Text"><text:span text:style-name="T183">iteraci</text:span></text:span><text:span text:style-name="Source_20_Text"><text:span text:style-name="T209">ó</text:span></text:span><text:span text:style-name="Source_20_Text"><text:span text:style-name="T183">n</text:span></text:span><text:span text:style-name="Source_20_Text"><text:span text:style-name="T179">. Las de selecci</text:span></text:span><text:span text:style-name="Source_20_Text"><text:span text:style-name="T201">ón </text:span></text:span><text:span text:style-name="Source_20_Text"><text:span text:style-name="T202">facilitan</text:span></text:span><text:span text:style-name="Source_20_Text"><text:span text:style-name="T201"> </text:span></text:span><text:span text:style-name="Source_20_Text"><text:span text:style-name="T203">elegir</text:span></text:span><text:span text:style-name="Source_20_Text"><text:span text:style-name="T201"> entre alternativas distintas </text:span></text:span><text:span text:style-name="Source_20_Text"><text:span text:style-name="T210">mientras que las </text:span></text:span><text:span text:style-name="Source_20_Text"><text:span text:style-name="T201">iterativas permiten resolver problemas que involucran la repetición de un grupo de instrucciones un número </text:span></text:span><text:span text:style-name="Source_20_Text"><text:span text:style-name="T207">pre</text:span></text:span><text:span text:style-name="Source_20_Text"><text:span text:style-name="T201">determinado o indeterminado de veces. </text:span></text:span><text:span text:style-name="Source_20_Text"><text:span text:style-name="T204">A su vez, cada un</text:span></text:span><text:span text:style-name="Source_20_Text"><text:span text:style-name="T208">a</text:span></text:span><text:span text:style-name="Source_20_Text"><text:span text:style-name="T204"> de </text:span></text:span><text:span text:style-name="Source_20_Text"><text:span text:style-name="T207">estas clases </text:span></text:span><text:span text:style-name="Source_20_Text"><text:span text:style-name="T204">de estructuras cuenta con diferentes subtipos, especializad</text:span></text:span><text:span text:style-name="Source_20_Text"><text:span text:style-name="T202">o</text:span></text:span><text:span text:style-name="Source_20_Text"><text:span text:style-name="T204">s en resolver problemas diferentes.</text:span></text:span><text:span text:style-name="Source_20_Text"><text:span text:style-name="T201"> </text:span></text:span><text:span text:style-name="Source_20_Text"><text:span text:style-name="T204">A continuación, se describe </text:span></text:span><text:span text:style-name="Source_20_Text"><text:span text:style-name="T205">con mayor</text:span></text:span><text:span text:style-name="Source_20_Text"><text:span text:style-name="T204"> detalle </text:span></text:span><text:span text:style-name="Source_20_Text"><text:span text:style-name="T215">los componentes básicos de las estructuras de control y en la secciones siguientes se abordará el</text:span></text:span><text:span text:style-name="Source_20_Text"><text:span text:style-name="T206"> tipo </text:span></text:span><text:span text:style-name="Source_20_Text"><text:span text:style-name="T207">de </text:span></text:span><text:span text:style-name="Source_20_Text"><text:span text:style-name="T204">problemas que están orientadas a resolver</text:span></text:span><text:span text:style-name="Source_20_Text"><text:span text:style-name="T206">.</text:span></text:span></text:p>
      <text:h text:style-name="P16" text:outline-level="2"><text:bookmark-start text:name="__RefHeading___Toc44588_3615917770"/><text:span text:style-name="Source_20_Text"><text:span text:style-name="T384">6</text:span></text:span><text:span text:style-name="Source_20_Text"><text:span text:style-name="T385">.1 </text:span></text:span><text:span text:style-name="Source_20_Text"><text:span text:style-name="T389">Caracteres, </text:span></text:span><text:span text:style-name="Source_20_Text"><text:span text:style-name="T390">expresiones y declaraciones </text:span></text:span><text:span text:style-name="Source_20_Text"><text:span text:style-name="T389">de control</text:span></text:span><text:bookmark-end text:name="__RefHeading___Toc44588_3615917770"/></text:h>
      <text:p text:style-name="P40"><text:span text:style-name="Source_20_Text"><text:span text:style-name="T213">A</text:span></text:span><text:span text:style-name="Source_20_Text"><text:span text:style-name="T212"> pesar de su diversidad,</text:span></text:span><text:span text:style-name="Source_20_Text"><text:span text:style-name="T211"> las estructuras de control </text:span></text:span><text:span text:style-name="Source_20_Text"><text:span text:style-name="T217">se dividen en</text:span></text:span><text:span text:style-name="Source_20_Text"><text:span text:style-name="T211"> dos </text:span></text:span><text:span text:style-name="Source_20_Text"><text:span text:style-name="T217">secciones básicas</text:span></text:span><text:span text:style-name="Source_20_Text"><text:span text:style-name="T211">: 1) un encabezado con parámetros y 2) un cuerpo de instrucciones a ejecutar. </text:span></text:span><text:span text:style-name="Source_20_Text"><text:span text:style-name="T217">A su vez, los componentes básicos de una estructura de control son </text:span></text:span><text:span text:style-name="Source_20_Text"><text:span text:style-name="T214">. Estos son los caracteres </text:span></text:span><text:span text:style-name="Source_20_Text"><text:span text:style-name="T217">y las expresiones </text:span></text:span><text:span text:style-name="Source_20_Text"><text:span text:style-name="T214">de control, </text:span></text:span><text:span text:style-name="Source_20_Text"><text:span text:style-name="T217">los primeros se refieren a los</text:span></text:span><text:span text:style-name="Source_20_Text"><text:span text:style-name="T214"> símbolos y operadores especiales que </text:span></text:span><text:span text:style-name="Source_20_Text"><text:span text:style-name="T341">permiten controlar la ejecuci</text:span></text:span><text:span text:style-name="Source_20_Text"><text:span text:style-name="T305">ó</text:span></text:span><text:span text:style-name="Source_20_Text"><text:span text:style-name="T341">n consecutiva del c</text:span></text:span><text:span text:style-name="Source_20_Text"><text:span text:style-name="T305">ó</text:span></text:span><text:span text:style-name="Source_20_Text"><text:span text:style-name="T341">digo </text:span></text:span><text:span text:style-name="Source_20_Text"><text:span text:style-name="T348">a nivel de las expresiones o las l</text:span></text:span><text:span text:style-name="Source_20_Text"><text:span text:style-name="T328">í</text:span></text:span><text:span text:style-name="Source_20_Text"><text:span text:style-name="T348">neas </text:span></text:span><text:span text:style-name="Source_20_Text"><text:span text:style-name="T329">del programa</text:span></text:span><text:span text:style-name="Source_20_Text"><text:span text:style-name="T341">.</text:span></text:span><text:span text:style-name="Source_20_Text"><text:span text:style-name="T349"> </text:span></text:span></text:p>
      <text:p text:style-name="Text_20_body"><text:soft-page-break/><text:span text:style-name="Source_20_Text"><text:span text:style-name="T199">Uno de los </text:span></text:span><text:span text:style-name="Source_20_Text"><text:span text:style-name="T519">caracteres de control</text:span></text:span><text:span text:style-name="Source_20_Text"><text:span text:style-name="T377"> </text:span></text:span><text:span text:style-name="Source_20_Text"><text:span text:style-name="T519">más comunes es el salto de</text:span></text:span><text:span text:style-name="Source_20_Text"><text:span text:style-name="T352"> l</text:span></text:span><text:span text:style-name="Source_20_Text"><text:span text:style-name="T340">í</text:span></text:span><text:span text:style-name="Source_20_Text"><text:span text:style-name="T352">nea</text:span></text:span><text:span text:style-name="Source_20_Text"><text:span text:style-name="T341">, </text:span></text:span><text:span text:style-name="Source_20_Text"><text:span text:style-name="T343">el cual</text:span></text:span><text:span text:style-name="Source_20_Text"><text:span text:style-name="T341"> </text:span></text:span><text:span text:style-name="Source_20_Text"><text:span text:style-name="T342">se coloca al</text:span></text:span><text:span text:style-name="Source_20_Text"><text:span text:style-name="T341"> </text:span></text:span><text:span text:style-name="Source_20_Text"><text:span text:style-name="T342">finalizar</text:span></text:span><text:span text:style-name="Source_20_Text"><text:span text:style-name="T341"> una expresi</text:span></text:span><text:span text:style-name="Source_20_Text"><text:span text:style-name="T305">ó</text:span></text:span><text:span text:style-name="Source_20_Text"><text:span text:style-name="T341">n</text:span></text:span><text:span text:style-name="Source_20_Text"><text:span text:style-name="T342"> </text:span></text:span><text:span text:style-name="Source_20_Text"><text:span text:style-name="T343">e </text:span></text:span><text:span text:style-name="Source_20_Text"><text:span text:style-name="T344">indica que se deber</text:span></text:span><text:span text:style-name="Source_20_Text"><text:span text:style-name="T306">á</text:span></text:span><text:span text:style-name="Source_20_Text"><text:span text:style-name="T344"> pasar al siguiente grupo de expresiones</text:span></text:span><text:span text:style-name="Source_20_Text"><text:span text:style-name="T341">. En algunos lenguajes </text:span></text:span><text:span text:style-name="Source_20_Text"><text:span text:style-name="T351">de programaci</text:span></text:span><text:span text:style-name="Source_20_Text"><text:span text:style-name="T337">ó</text:span></text:span><text:span text:style-name="Source_20_Text"><text:span text:style-name="T351">n </text:span></text:span><text:span text:style-name="Source_20_Text"><text:span text:style-name="T342">el</text:span></text:span><text:span text:style-name="Source_20_Text"><text:span text:style-name="T341"> salto de l</text:span></text:span><text:span text:style-name="Source_20_Text"><text:span text:style-name="T305">í</text:span></text:span><text:span text:style-name="Source_20_Text"><text:span text:style-name="T341">nea no </text:span></text:span><text:span text:style-name="Source_20_Text"><text:span text:style-name="T342">es</text:span></text:span><text:span text:style-name="Source_20_Text"><text:span text:style-name="T341"> suficiente para indicar que </text:span></text:span><text:span text:style-name="Source_20_Text"><text:span text:style-name="T351">el control</text:span></text:span><text:span text:style-name="Source_20_Text"><text:span text:style-name="T341"> debe </text:span></text:span><text:span text:style-name="Source_20_Text"><text:span text:style-name="T347">pasar</text:span></text:span><text:span text:style-name="Source_20_Text"><text:span text:style-name="T341"> a </text:span></text:span><text:span text:style-name="Source_20_Text"><text:span text:style-name="T345">la siguiente instrucci</text:span></text:span><text:span text:style-name="Source_20_Text"><text:span text:style-name="T307">ó</text:span></text:span><text:span text:style-name="Source_20_Text"><text:span text:style-name="T345">n</text:span></text:span><text:span text:style-name="Source_20_Text"><text:span text:style-name="T341"> </text:span></text:span><text:span text:style-name="Source_20_Text"><text:span text:style-name="T346">por lo que</text:span></text:span><text:span text:style-name="Source_20_Text"><text:span text:style-name="T341"> es necesario, adem</text:span></text:span><text:span text:style-name="Source_20_Text"><text:span text:style-name="T305">á</text:span></text:span><text:span text:style-name="Source_20_Text"><text:span text:style-name="T341">s, </text:span></text:span><text:span text:style-name="Source_20_Text"><text:span text:style-name="T342">insertar</text:span></text:span><text:span text:style-name="Source_20_Text"><text:span text:style-name="T341"> un operador de </text:span></text:span><text:span text:style-name="Source_20_Text"><text:span text:style-name="T351">finalizaci</text:span></text:span><text:span text:style-name="Source_20_Text"><text:span text:style-name="T337">ó</text:span></text:span><text:span text:style-name="Source_20_Text"><text:span text:style-name="T351">n</text:span></text:span><text:span text:style-name="Source_20_Text"><text:span text:style-name="T341"> de instrucciones.</text:span></text:span></text:p>
      <text:p text:style-name="P39"><text:span text:style-name="Source_20_Text"><text:span text:style-name="T341">El operador de </text:span></text:span><text:span text:style-name="Source_20_Text"><text:span text:style-name="T350">finalizaci</text:span></text:span><text:span text:style-name="Source_20_Text"><text:span text:style-name="T335">ó</text:span></text:span><text:span text:style-name="Source_20_Text"><text:span text:style-name="T350">n</text:span></text:span><text:span text:style-name="Source_20_Text"><text:span text:style-name="T341"> de instrucciones suele ser el s</text:span></text:span><text:span text:style-name="Source_20_Text"><text:span text:style-name="T305">ímbolo de punto y coma ( </text:span></text:span><text:span text:style-name="Source_20_Text"><text:span text:style-name="T12">;</text:span></text:span><text:span text:style-name="Source_20_Text"><text:span text:style-name="T305"> ) </text:span></text:span><text:span text:style-name="Source_20_Text"><text:span text:style-name="T308">y deberá colocarse, en aquellos lenguajes que así lo requieran, inmediatamente después del final de una línea de código </text:span></text:span><text:span text:style-name="Source_20_Text"><text:span text:style-name="T335">que contenga una expresión completa</text:span></text:span><text:span text:style-name="Source_20_Text"><text:span text:style-name="T308">. </text:span></text:span><text:span text:style-name="Source_20_Text"><text:span text:style-name="T323">E</text:span></text:span><text:span text:style-name="Source_20_Text"><text:span text:style-name="T311">n otros lenguajes,</text:span></text:span><text:span text:style-name="Source_20_Text"><text:span text:style-name="T309"> </text:span></text:span><text:span text:style-name="Source_20_Text"><text:span text:style-name="T323">l</text:span></text:span><text:span text:style-name="Source_20_Text"><text:span text:style-name="T310">a utilización de</text:span></text:span><text:span text:style-name="Source_20_Text"><text:span text:style-name="T311">l punto y coma ( </text:span></text:span><text:span text:style-name="Source_20_Text"><text:span text:style-name="T13">;</text:span></text:span><text:span text:style-name="Source_20_Text"><text:span text:style-name="T311"> ) no es obligatori</text:span></text:span><text:span text:style-name="Source_20_Text"><text:span text:style-name="T310">a</text:span></text:span><text:span text:style-name="Source_20_Text"><text:span text:style-name="T311"> para señalar el final de una línea de código, pero </text:span></text:span><text:span text:style-name="Source_20_Text"><text:span text:style-name="T323">incluso</text:span></text:span><text:span text:style-name="Source_20_Text"><text:span text:style-name="T311"> así </text:span></text:span><text:span text:style-name="Source_20_Text"><text:span text:style-name="T307">podrí</text:span></text:span><text:span text:style-name="Source_20_Text"><text:span text:style-name="T325">a</text:span></text:span><text:span text:style-name="Source_20_Text"><text:span text:style-name="T311"> ser utilizado para </text:span></text:span><text:span text:style-name="Source_20_Text"><text:span text:style-name="T312">separar instrucciones dentro </text:span></text:span><text:span text:style-name="Source_20_Text"><text:span text:style-name="T310">la</text:span></text:span><text:span text:style-name="Source_20_Text"><text:span text:style-name="T312"> misma línea. Esto tiene usos prácticos, </text:span></text:span><text:span text:style-name="Source_20_Text"><text:span text:style-name="T313">como</text:span></text:span><text:span text:style-name="Source_20_Text"><text:span text:style-name="T312"> agrupar instrucciones </text:span></text:span><text:span text:style-name="Source_20_Text"><text:span text:style-name="T313">de un mismo tipo </text:span></text:span><text:span text:style-name="Source_20_Text"><text:span text:style-name="T323">o mejorar la legibilidad del código</text:span></text:span><text:span text:style-name="Source_20_Text"><text:span text:style-name="T313">.</text:span></text:span></text:p>
      <text:p text:style-name="P14"><text:span text:style-name="Source_20_Text"><text:span text:style-name="T290">Así, 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90">que muestra el uso del separador de instrucciones es la siguiente:</text:span></text:span></text:p>
      <text:p text:style-name="P4"><text:span text:style-name="T707">&lt;</text:span><text:span text:style-name="T710">SEPARADOR_INSTRUCCIONES&gt; → </text:span><text:span text:style-name="T707">e</text:span><text:span text:style-name="T708">xpresi</text:span><text:span text:style-name="T704">ón</text:span><text:span text:style-name="T709">;</text:span> <text:span text:style-name="T708">expresi</text:span><text:span text:style-name="T704">ón</text:span><text:span text:style-name="T709">;</text:span><text:span text:style-name="T705"> expresión</text:span><text:span text:style-name="T709">;</text:span></text:p>
      <text:p text:style-name="P2"><text:span text:style-name="Source_20_Text"><text:span text:style-name="T614"/></text:span></text:p>
      <text:p text:style-name="P2"><text:span text:style-name="Source_20_Text"><text:span text:style-name="T595">Por su parte, l</text:span></text:span><text:span text:style-name="Source_20_Text"><text:span text:style-name="T593">a sintaxis </text:span></text:span><text:span text:style-name="Source_20_Text"><text:span text:style-name="T594">formal </text:span></text:span><text:span text:style-name="Source_20_Text"><text:span text:style-name="T595">que muestra el uso del operador de terminación de instrucciones es la siguiente:</text:span></text:span></text:p>
      <text:p text:style-name="P3"><text:span text:style-name="T705">&lt;</text:span><text:span text:style-name="T706">FINALIZADOR_INSTRUCCIONES&gt; →</text:span><text:span text:style-name="T705"><text:tab/></text:span><text:span text:style-name="T704">expresión</text:span><text:span text:style-name="T709">;</text:span></text:p>
      <text:p text:style-name="P3"><text:span text:style-name="T704"><text:tab/><text:tab/><text:tab/><text:tab/><text:tab/>expresión</text:span><text:span text:style-name="T709">;</text:span></text:p>
      <text:p text:style-name="P3"><text:span text:style-name="T705"><text:tab/><text:tab/><text:tab/><text:tab/><text:tab/>expresión</text:span><text:span text:style-name="T709">;</text:span></text:p>
      <text:p text:style-name="P13"><text:span text:style-name="Source_20_Text"><text:span text:style-name="T313"/></text:span></text:p>
      <text:p text:style-name="P18"><text:span text:style-name="Source_20_Text"><text:span text:style-name="T334">Además, e</text:span></text:span><text:span text:style-name="Source_20_Text"><text:span text:style-name="T315">n los lenguajes </text:span></text:span><text:span text:style-name="Source_20_Text"><text:span text:style-name="T316">basados en la programación estructurada</text:span></text:span><text:span text:style-name="Source_20_Text"><text:span text:style-name="T315"> también es posible agrupar una secuencia de </text:span></text:span><text:span text:style-name="Source_20_Text"><text:span text:style-name="T317">instrucciones</text:span></text:span><text:span text:style-name="Source_20_Text"><text:span text:style-name="T315"> en un sólo bloque de código o instrucción compuesta usando </text:span></text:span><text:span text:style-name="Source_20_Text"><text:span text:style-name="T318">declaraciones</text:span></text:span><text:span text:style-name="Source_20_Text"><text:span text:style-name="T315"> o símbolos especiales que funcionan como delimitadores. </text:span></text:span><text:span text:style-name="Source_20_Text"><text:span text:style-name="T324">De esta forma</text:span></text:span><text:span text:style-name="Source_20_Text"><text:span text:style-name="T319">, </text:span></text:span><text:span text:style-name="Source_20_Text"><text:span text:style-name="T314">la agrupación en</text:span></text:span><text:span text:style-name="Source_20_Text"><text:span text:style-name="T319"> bloque </text:span></text:span><text:span text:style-name="Source_20_Text"><text:span text:style-name="T314">de </text:span></text:span><text:span text:style-name="Source_20_Text"><text:span text:style-name="T324">un grupo de</text:span></text:span><text:span text:style-name="Source_20_Text"><text:span text:style-name="T314"> instrucciones </text:span></text:span><text:span text:style-name="Source_20_Text"><text:span text:style-name="T319">tendrá el mismo valor sintáctico que una sola expresión o instrucción del programa.</text:span></text:span><text:span text:style-name="Source_20_Text"><text:span text:style-name="T315"> </text:span></text:span><text:span text:style-name="Source_20_Text"><text:span text:style-name="T317">Por ejemplo, en </text:span></text:span><text:span text:style-name="Source_20_Text"><text:span text:style-name="T514">Algol</text:span></text:span><text:span text:style-name="Source_20_Text"><text:span text:style-name="T317"> estos delimitadores se identifican con las palabras inglesas correspondientes a </text:span></text:span><text:span text:style-name="Source_20_Text"><text:span text:style-name="T15">INICIO</text:span></text:span><text:span text:style-name="Source_20_Text"><text:span text:style-name="T317"> (</text:span></text:span><text:span text:style-name="Source_20_Text"><text:span text:style-name="T14">BEGIN</text:span></text:span><text:span text:style-name="Source_20_Text"><text:span text:style-name="T317">) y </text:span></text:span><text:span text:style-name="Source_20_Text"><text:span text:style-name="T15">FIN</text:span></text:span><text:span text:style-name="Source_20_Text"><text:span text:style-name="T317"> (</text:span></text:span><text:span text:style-name="Source_20_Text"><text:span text:style-name="T14">END</text:span></text:span><text:span text:style-name="Source_20_Text"><text:span text:style-name="T317">). </text:span></text:span></text:p>
      <text:p text:style-name="P15"><text:span text:style-name="Source_20_Text"><text:span text:style-name="T291">En este caso,</text:span></text:span><text:span text:style-name="Source_20_Text"><text:span text:style-name="T290"> 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90">que muestra el uso </text:span></text:span><text:span text:style-name="Source_20_Text"><text:span text:style-name="T292">del delimitador de bloques</text:span></text:span><text:span text:style-name="Source_20_Text"><text:span text:style-name="T290">:</text:span></text:span></text:p>
      <text:p text:style-name="P38"><text:span text:style-name="Source_20_Text"><text:span text:style-name="T45">&lt;</text:span></text:span><text:span text:style-name="Source_20_Text"><text:span text:style-name="T46">BLOQUE_INSTRUCCIONES&gt;</text:span></text:span><text:span text:style-name="Source_20_Text"><text:span text:style-name="T45"><text:tab/></text:span></text:span><text:span text:style-name="Source_20_Text"><text:span text:style-name="T76">INICIO</text:span></text:span></text:p>
      <text:p text:style-name="Preformatted_20_Text"><text:span text:style-name="Source_20_Text"><text:span text:style-name="T615"><text:tab/><text:tab/><text:tab/><text:tab/><text:tab/>expresión;</text:span></text:span></text:p>
      <text:p text:style-name="Preformatted_20_Text"><text:span text:style-name="Source_20_Text"><text:span text:style-name="T615"><text:tab/><text:tab/><text:tab/><text:tab/><text:tab/>expresión;</text:span></text:span></text:p>
      <text:p text:style-name="Preformatted_20_Text"><text:span text:style-name="Source_20_Text"><text:span text:style-name="T615"><text:tab/><text:tab/><text:tab/><text:tab/><text:tab/>expresión;</text:span></text:span></text:p>
      <text:p text:style-name="Preformatted_20_Text"><text:span text:style-name="Source_20_Text"><text:span text:style-name="T615"><text:tab/><text:tab/><text:tab/><text:tab/></text:span></text:span><text:span text:style-name="Source_20_Text"><text:span text:style-name="T616">FIN</text:span></text:span></text:p>
      <text:p text:style-name="P18"><text:span text:style-name="Source_20_Text"><text:span text:style-name="T317"/></text:span></text:p>
      <text:p text:style-name="P41"><text:span text:style-name="Source_20_Text"><text:span text:style-name="T317">En los lenguajes basados en </text:span></text:span><text:span text:style-name="Source_20_Text"><text:span text:style-name="T514">C</text:span></text:span><text:span text:style-name="Source_20_Text"><text:span text:style-name="T317">, los bloques de código se delimitan con las llaves de apertura y cierre ( </text:span></text:span><text:span text:style-name="Source_20_Text"><text:span text:style-name="T14">{</text:span></text:span><text:span text:style-name="Source_20_Text"><text:span text:style-name="T317"> , </text:span></text:span><text:span text:style-name="Source_20_Text"><text:span text:style-name="T14">}</text:span></text:span><text:span text:style-name="Source_20_Text"><text:span text:style-name="T317"> ). </text:span></text:span><text:span text:style-name="Source_20_Text"><text:span text:style-name="T319">Este tipo de estructura puede ser utilizada en cualquier contexto en </text:span></text:span><text:span text:style-name="Source_20_Text"><text:span text:style-name="T320">el</text:span></text:span><text:span text:style-name="Source_20_Text"><text:span text:style-name="T319"> que </text:span></text:span><text:span text:style-name="Source_20_Text"><text:span text:style-name="T321">el lenguaje espere una sola instrucción, lo que abre la posibilidad de ejecutar </text:span></text:span><text:span text:style-name="Source_20_Text"><text:span text:style-name="T322">varias</text:span></text:span><text:span text:style-name="Source_20_Text"><text:span text:style-name="T321"> instrucciones </text:span></text:span><text:span text:style-name="Source_20_Text"><text:span text:style-name="T320">dentro de</text:span></text:span><text:span text:style-name="Source_20_Text"><text:span text:style-name="T322"> expresiones que solo permit</text:span></text:span><text:span text:style-name="Source_20_Text"><text:span text:style-name="T320">a</text:span></text:span><text:span text:style-name="Source_20_Text"><text:span text:style-name="T322">n una sola expresión o línea de código. </text:span></text:span><text:span text:style-name="Source_20_Text"><text:span text:style-name="T326">L</text:span></text:span><text:span text:style-name="Source_20_Text"><text:span text:style-name="T322">a introducción de bloques de instrucciones </text:span></text:span><text:span text:style-name="Source_20_Text"><text:span text:style-name="T326">es especialmente importante porque posibilita </text:span></text:span><text:span text:style-name="Source_20_Text"><text:span text:style-name="T327">la formación de estructuras de control más complejas, al dotar</text:span></text:span><text:span text:style-name="Source_20_Text"><text:span text:style-name="T330">las</text:span></text:span><text:span text:style-name="Source_20_Text"><text:span text:style-name="T327"> de un cuerpo </text:span></text:span><text:span text:style-name="Source_20_Text"><text:span text:style-name="T330">de </text:span></text:span><text:span text:style-name="Source_20_Text"><text:span text:style-name="T338">varias</text:span></text:span><text:span text:style-name="Source_20_Text"><text:span text:style-name="T330"> instrucciones a ejecutar. </text:span></text:span></text:p>
      <text:p text:style-name="P41"><text:span text:style-name="Source_20_Text"><text:span text:style-name="T331">Adicionalmente, los paréntesis de apertura y cierre ‘ ( , ) ‘ suelen delimitar </text:span></text:span><text:span text:style-name="Source_20_Text"><text:span text:style-name="T332">las expresiones y condiciones de control que determinan el comportamiento básico del cuerpo de instrucciones de la estructura de control</text:span></text:span><text:span text:style-name="Source_20_Text"><text:span text:style-name="T331">. </text:span></text:span><text:span text:style-name="Source_20_Text"><text:span text:style-name="T339">Las expresiones de control </text:span></text:span></text:p>
      <text:p text:style-name="P18"><text:span text:style-name="Source_20_Text"><text:span text:style-name="T47">&lt;</text:span></text:span><text:span text:style-name="Source_20_Text"><text:span text:style-name="T48">DECLARACIÓN_CONTROL&gt; → </text:span></text:span><text:span text:style-name="Source_20_Text"><text:span text:style-name="T77">DECLARACIÓN</text:span></text:span><text:span text:style-name="Source_20_Text"><text:span text:style-name="T48">(expresión_control)</text:span></text:span></text:p>
      <text:p text:style-name="P37"><text:span text:style-name="Source_20_Text"><text:span text:style-name="T331">En suma, los operadores de </text:span></text:span><text:span text:style-name="Source_20_Text"><text:span text:style-name="T336">finalización</text:span></text:span><text:span text:style-name="Source_20_Text"><text:span text:style-name="T331"> de instrucciones, </text:span></text:span><text:span text:style-name="Source_20_Text"><text:span text:style-name="T332">así como</text:span></text:span><text:span text:style-name="Source_20_Text"><text:span text:style-name="T331"> los delimitadores de bloques y de expresiones, son los componentes básicos de una estructura de control. </text:span></text:span><text:span text:style-name="Source_20_Text"><text:span text:style-name="T333">Estos caracteres especiales</text:span></text:span><text:span text:style-name="Source_20_Text"><text:span text:style-name="T332"> </text:span></text:span><text:soft-page-break/><text:span text:style-name="Source_20_Text"><text:span text:style-name="T332">permiten </text:span></text:span><text:span text:style-name="Source_20_Text"><text:span text:style-name="T333">conformar</text:span></text:span><text:span text:style-name="Source_20_Text"><text:span text:style-name="T332"> el encabezado con parámetros así como el </text:span></text:span><text:span text:style-name="Source_20_Text"><text:span text:style-name="T333">cuerpo</text:span></text:span><text:span text:style-name="Source_20_Text"><text:span text:style-name="T332"> de instrucciones a </text:span></text:span><text:span text:style-name="Source_20_Text"><text:span text:style-name="T333">ejecutar</text:span></text:span><text:span text:style-name="Source_20_Text"><text:span text:style-name="T332">. A continuación se analizan los tipos y subtipos específicos de estructuras de control y los problemas que están orientados a resolver.</text:span></text:span></text:p>
      <text:h text:style-name="P5" text:outline-level="2"><text:bookmark-start text:name="__RefHeading___Toc44590_36159177701"/><text:span text:style-name="Source_20_Text"><text:span text:style-name="T384">6</text:span></text:span><text:span text:style-name="Source_20_Text"><text:span text:style-name="T385">.</text:span></text:span><text:span text:style-name="Source_20_Text"><text:span text:style-name="T384">2</text:span></text:span><text:span text:style-name="Source_20_Text"><text:span text:style-name="T385"> Estructuras de selecci</text:span></text:span><text:span text:style-name="Source_20_Text"><text:span text:style-name="T392">ó</text:span></text:span><text:span text:style-name="Source_20_Text"><text:span text:style-name="T385">n<text:tab/></text:span></text:span><text:bookmark-end text:name="__RefHeading___Toc44590_36159177701"/></text:h>
      <text:p text:style-name="P7"><text:span text:style-name="Source_20_Text"><text:span text:style-name="T185">Las estructuras de selecci</text:span></text:span><text:span text:style-name="Source_20_Text"><text:span text:style-name="T218">ó</text:span></text:span><text:span text:style-name="Source_20_Text"><text:span text:style-name="T185">n condicional </text:span></text:span><text:span text:style-name="Source_20_Text"><text:span text:style-name="T186">aportan un mecanismo para </text:span></text:span><text:span text:style-name="Source_20_Text"><text:span text:style-name="T198">escoger</text:span></text:span><text:span text:style-name="Source_20_Text"><text:span text:style-name="T186"> entre dos o m</text:span></text:span><text:span text:style-name="Source_20_Text"><text:span text:style-name="T219">á</text:span></text:span><text:span text:style-name="Source_20_Text"><text:span text:style-name="T186">s rutas de ejecuci</text:span></text:span><text:span text:style-name="Source_20_Text"><text:span text:style-name="T219">ó</text:span></text:span><text:span text:style-name="Source_20_Text"><text:span text:style-name="T186">n de un programa, </text:span></text:span><text:span text:style-name="Source_20_Text"><text:span text:style-name="T197">que se elegir</text:span></text:span><text:span text:style-name="Source_20_Text"><text:span text:style-name="T288">á</text:span></text:span><text:span text:style-name="Source_20_Text"><text:span text:style-name="T197">n</text:span></text:span><text:span text:style-name="Source_20_Text"><text:span text:style-name="T187"> de acuerdo al cumplimiento de una condici</text:span></text:span><text:span text:style-name="Source_20_Text"><text:span text:style-name="T220">ó</text:span></text:span><text:span text:style-name="Source_20_Text"><text:span text:style-name="T187">n l</text:span></text:span><text:span text:style-name="Source_20_Text"><text:span text:style-name="T220">ó</text:span></text:span><text:span text:style-name="Source_20_Text"><text:span text:style-name="T187">gica.</text:span></text:span><text:span text:style-name="Source_20_Text"><text:span text:style-name="T185"> </text:span></text:span><text:span text:style-name="Source_20_Text"><text:span text:style-name="T188">S</text:span></text:span><text:span text:style-name="Source_20_Text"><text:span text:style-name="T185">e clasifican </text:span></text:span><text:span text:style-name="Source_20_Text"><text:span text:style-name="T186">en estructuras de selecci</text:span></text:span><text:span text:style-name="Source_20_Text"><text:span text:style-name="T219">ó</text:span></text:span><text:span text:style-name="Source_20_Text"><text:span text:style-name="T186">n simple y </text:span></text:span><text:span text:style-name="Source_20_Text"><text:span text:style-name="T189">de </text:span></text:span><text:span text:style-name="Source_20_Text"><text:span text:style-name="T186">selecci</text:span></text:span><text:span text:style-name="Source_20_Text"><text:span text:style-name="T219">ó</text:span></text:span><text:span text:style-name="Source_20_Text"><text:span text:style-name="T186">n m</text:span></text:span><text:span text:style-name="Source_20_Text"><text:span text:style-name="T219">últiple, </text:span></text:span><text:span text:style-name="Source_20_Text"><text:span text:style-name="T221">dependiendo de si el número de rutas a elegir es mayor a dos</text:span></text:span><text:span text:style-name="Source_20_Text"><text:span text:style-name="T219">.</text:span></text:span></text:p>
      <text:h text:style-name="P17" text:outline-level="3"><text:bookmark-start text:name="__RefHeading___Toc44590_3615917770"/><text:span text:style-name="Source_20_Text"><text:span text:style-name="T386">6.2</text:span></text:span><text:span text:style-name="Source_20_Text"><text:span text:style-name="T385">.1 Estructuras de selecci</text:span></text:span><text:span text:style-name="Source_20_Text"><text:span text:style-name="T392">ó</text:span></text:span><text:span text:style-name="Source_20_Text"><text:span text:style-name="T385">n simple</text:span></text:span><text:bookmark-end text:name="__RefHeading___Toc44590_3615917770"/></text:h>
      <text:p text:style-name="P7"><text:span text:style-name="Source_20_Text"><text:span text:style-name="T222">Las </text:span></text:span><text:span text:style-name="Source_20_Text"><text:span text:style-name="T366">estructuras de selección simple</text:span></text:span><text:span text:style-name="Source_20_Text"><text:span text:style-name="T222">, </text:span></text:span><text:span text:style-name="Source_20_Text"><text:span text:style-name="T223">llamadas </text:span></text:span><text:span text:style-name="Source_20_Text"><text:span text:style-name="T366">si-entonces</text:span></text:span><text:span text:style-name="Source_20_Text"><text:span text:style-name="T222">, </text:span></text:span><text:span text:style-name="Source_20_Text"><text:span text:style-name="T224">permiten elegir entre dos alternativas de acuerdo al cumplimiento de una condición</text:span></text:span><text:span text:style-name="Source_20_Text"><text:span text:style-name="T222">. </text:span></text:span><text:span text:style-name="Source_20_Text"><text:span text:style-name="T225">Son especialmente útiles </text:span></text:span><text:span text:style-name="Source_20_Text"><text:span text:style-name="T226">cuando </text:span></text:span><text:span text:style-name="Source_20_Text"><text:span text:style-name="T227">se puede distinguir entre <text:s/>dos situaciones o estados y se desea realizar acciones diferentes para alguno de ellos.</text:span></text:span></text:p>
      <text:p text:style-name="P11"><text:span text:style-name="Source_20_Text"><text:span text:style-name="T228">Estas </text:span></text:span><text:span text:style-name="Source_20_Text"><text:span text:style-name="T229">estructuras</text:span></text:span><text:span text:style-name="Source_20_Text"><text:span text:style-name="T223"> se componen de </text:span></text:span><text:span text:style-name="Source_20_Text"><text:span text:style-name="T230">cinco</text:span></text:span><text:span text:style-name="Source_20_Text"><text:span text:style-name="T223"> elementos básicos </text:span></text:span><text:span text:style-name="Source_20_Text"><text:span text:style-name="T289">en el siguiente orden</text:span></text:span><text:span text:style-name="Source_20_Text"><text:span text:style-name="T223">: 1) </text:span></text:span><text:span text:style-name="Source_20_Text"><text:span text:style-name="T220">la</text:span></text:span><text:span text:style-name="Source_20_Text"><text:span text:style-name="T223"> declaración de control </text:span></text:span><text:span text:style-name="Source_20_Text"><text:span text:style-name="T220">inglesa</text:span></text:span><text:span text:style-name="Source_20_Text"><text:span text:style-name="T223"> </text:span></text:span><text:span text:style-name="Source_20_Text"><text:span text:style-name="T16">SI</text:span></text:span><text:span text:style-name="Source_20_Text"><text:span text:style-name="T222"> </text:span></text:span><text:span text:style-name="Source_20_Text"><text:span text:style-name="T223">(</text:span></text:span><text:span text:style-name="Source_20_Text"><text:span text:style-name="T17">IF</text:span></text:span><text:span text:style-name="Source_20_Text"><text:span text:style-name="T223">)</text:span></text:span><text:span text:style-name="Source_20_Text"><text:span text:style-name="T222">, </text:span></text:span><text:span text:style-name="Source_20_Text"><text:span text:style-name="T223">2) </text:span></text:span><text:span text:style-name="Source_20_Text"><text:span text:style-name="T222">la </text:span></text:span><text:span text:style-name="Source_20_Text"><text:span text:style-name="T220">condición </text:span></text:span><text:span text:style-name="Source_20_Text"><text:span text:style-name="T231">lógica </text:span></text:span><text:span text:style-name="Source_20_Text"><text:span text:style-name="T220">o</text:span></text:span><text:span text:style-name="Source_20_Text"><text:span text:style-name="T222"> expresión de control </text:span></text:span><text:span text:style-name="Source_20_Text"><text:span text:style-name="T224">condicional, </text:span></text:span><text:span text:style-name="Source_20_Text"><text:span text:style-name="T223">3)</text:span></text:span><text:span text:style-name="Source_20_Text"><text:span text:style-name="T222"> </text:span></text:span><text:span text:style-name="Source_20_Text"><text:span text:style-name="T232">el símbolo o la cláusula inglesa</text:span></text:span><text:span text:style-name="Source_20_Text"><text:span text:style-name="T222"> </text:span></text:span><text:span text:style-name="Source_20_Text"><text:span text:style-name="T18">ENTONCES</text:span></text:span><text:span text:style-name="Source_20_Text"><text:span text:style-name="T224"> </text:span></text:span><text:span text:style-name="Source_20_Text"><text:span text:style-name="T223">(</text:span></text:span><text:span text:style-name="Source_20_Text"><text:span text:style-name="T19">THEN, </text:span></text:span><text:span text:style-name="Source_20_Text"><text:span text:style-name="T20">{</text:span></text:span><text:span text:style-name="Source_20_Text"><text:span text:style-name="T233"> </text:span></text:span><text:span text:style-name="Source_20_Text"><text:span text:style-name="T223">)</text:span></text:span><text:span text:style-name="Source_20_Text"><text:span text:style-name="T234">, </text:span></text:span><text:span text:style-name="Source_20_Text"><text:span text:style-name="T235">4) </text:span></text:span><text:span text:style-name="Source_20_Text"><text:span text:style-name="T223">la expresión o expresiones a evaluar en caso de que se cumpla la </text:span></text:span><text:span text:style-name="Source_20_Text"><text:span text:style-name="T236">condición </text:span></text:span><text:span text:style-name="Source_20_Text"><text:span text:style-name="T235">y 5) una cláusula que mar</text:span></text:span><text:span text:style-name="Source_20_Text"><text:span text:style-name="T231">que</text:span></text:span><text:span text:style-name="Source_20_Text"><text:span text:style-name="T237"> el fin de</text:span></text:span><text:span text:style-name="Source_20_Text"><text:span text:style-name="T238">l bloque </text:span></text:span><text:span text:style-name="Source_20_Text"><text:span text:style-name="T239">o</text:span></text:span><text:span text:style-name="Source_20_Text"><text:span text:style-name="T237"> la estructura de control, ya sea </text:span></text:span><text:span text:style-name="Source_20_Text"><text:span text:style-name="T232">la</text:span></text:span><text:span text:style-name="Source_20_Text"><text:span text:style-name="T237"> palabra </text:span></text:span><text:span text:style-name="Source_20_Text"><text:span text:style-name="T232">inglesa</text:span></text:span><text:span text:style-name="Source_20_Text"><text:span text:style-name="T237"> </text:span></text:span><text:span text:style-name="Source_20_Text"><text:span text:style-name="T21">FIN</text:span></text:span><text:span text:style-name="Source_20_Text"><text:span text:style-name="T237"> (</text:span></text:span><text:span text:style-name="Source_20_Text"><text:span text:style-name="T21">END</text:span></text:span><text:span text:style-name="Source_20_Text"><text:span text:style-name="T237">, </text:span></text:span><text:span text:style-name="Source_20_Text"><text:span text:style-name="T21">ENDIF</text:span></text:span><text:span text:style-name="Source_20_Text"><text:span text:style-name="T237">), un</text:span></text:span><text:span text:style-name="Source_20_Text"><text:span text:style-name="T235">a llave </text:span></text:span><text:span text:style-name="Source_20_Text"><text:span text:style-name="T240">de cierre</text:span></text:span><text:span text:style-name="Source_20_Text"><text:span text:style-name="T235"> </text:span></text:span><text:span text:style-name="Source_20_Text"><text:span text:style-name="T237">( </text:span></text:span><text:span text:style-name="Source_20_Text"><text:span text:style-name="T21">}</text:span></text:span><text:span text:style-name="Source_20_Text"><text:span text:style-name="T237"> ) o, </text:span></text:span><text:span text:style-name="Source_20_Text"><text:span text:style-name="T235">sencillamente,</text:span></text:span><text:span text:style-name="Source_20_Text"><text:span text:style-name="T237"> un salto de línea</text:span></text:span><text:span text:style-name="Source_20_Text"><text:span text:style-name="T223">. </text:span></text:span></text:p>
      <text:p text:style-name="P7"><text:span text:style-name="Source_20_Text"><text:span text:style-name="T235">Si la condición </text:span></text:span><text:span text:style-name="Source_20_Text"><text:span text:style-name="T241">evaluada en la expresión de control</text:span></text:span><text:span text:style-name="Source_20_Text"><text:span text:style-name="T235"> se cumple, se evaluarán las expresiones dentro de la estructura y luego se transferirá el control </text:span></text:span><text:span text:style-name="Source_20_Text"><text:span text:style-name="T241">del código</text:span></text:span><text:span text:style-name="Source_20_Text"><text:span text:style-name="T235"> al final de la estructura. </text:span></text:span><text:span text:style-name="Source_20_Text"><text:span text:style-name="T242">Si la condición no se cumple, se omitirá el contenido del cuerpo de instrucciones de la estructura de control y se transferirá el control al final de la estructura.</text:span></text:span></text:p>
      <text:p text:style-name="P7"><text:span text:style-name="Source_20_Text"><text:span text:style-name="T243">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46">de</text:span></text:span><text:span text:style-name="Source_20_Text"><text:span text:style-name="T244"> las estructuras </text:span></text:span><text:span text:style-name="Source_20_Text"><text:span text:style-name="T367">si-entonces</text:span></text:span><text:span text:style-name="Source_20_Text"><text:span text:style-name="T244"> </text:span></text:span><text:span text:style-name="Source_20_Text"><text:span text:style-name="T243">es la siguiente</text:span></text:span><text:span text:style-name="Source_20_Text"><text:span text:style-name="T244">:</text:span></text:span></text:p>
      <text:p text:style-name="P7"><text:span text:style-name="Source_20_Text"><text:span text:style-name="T32"><text:tab/>&lt;SI_ENTONCES&gt; → </text:span></text:span><text:span text:style-name="Source_20_Text"><text:span text:style-name="T69">SI</text:span></text:span><text:span text:style-name="Source_20_Text"><text:span text:style-name="T78"> </text:span></text:span><text:span text:style-name="Source_20_Text"><text:span text:style-name="T32">&lt;expr</text:span></text:span><text:span text:style-name="Source_20_Text"><text:span text:style-name="T33">esión</text:span></text:span><text:span text:style-name="Source_20_Text"><text:span text:style-name="T32">_</text:span></text:span><text:span text:style-name="Source_20_Text"><text:span text:style-name="T34">control</text:span></text:span><text:span text:style-name="Source_20_Text"><text:span text:style-name="T32">&gt; </text:span></text:span><text:span text:style-name="Source_20_Text"><text:span text:style-name="T70">ENTONCES</text:span></text:span><text:span text:style-name="Source_20_Text"><text:span text:style-name="T78"> </text:span></text:span><text:span text:style-name="Source_20_Text"><text:span text:style-name="T32">&lt;expresión_</text:span></text:span><text:span text:style-name="Source_20_Text"><text:span text:style-name="T35">consecuencia</text:span></text:span><text:span text:style-name="Source_20_Text"><text:span text:style-name="T32">&gt;;</text:span></text:span></text:p>
      <text:p text:style-name="P7"><text:span text:style-name="Source_20_Text"><text:span text:style-name="T247">También es posible</text:span></text:span><text:span text:style-name="Source_20_Text"><text:span text:style-name="T233">, en caso de que no se cumpla la condición establecida, </text:span></text:span><text:span text:style-name="Source_20_Text"><text:span text:style-name="T248">definir</text:span></text:span><text:span text:style-name="Source_20_Text"><text:span text:style-name="T247"> </text:span></text:span><text:span text:style-name="Source_20_Text"><text:span text:style-name="T233">un </text:span></text:span><text:span text:style-name="Source_20_Text"><text:span text:style-name="T248">conjunto </text:span></text:span><text:span text:style-name="Source_20_Text"><text:span text:style-name="T249">alternativ</text:span></text:span><text:span text:style-name="Source_20_Text"><text:span text:style-name="T248">o de instrucciones</text:span></text:span><text:span text:style-name="Source_20_Text"><text:span text:style-name="T233"> </text:span></text:span><text:span text:style-name="Source_20_Text"><text:span text:style-name="T250">a ejecutar</text:span></text:span><text:span text:style-name="Source_20_Text"><text:span text:style-name="T247">. </text:span></text:span><text:span text:style-name="Source_20_Text"><text:span text:style-name="T251">En este caso</text:span></text:span><text:span text:style-name="Source_20_Text"><text:span text:style-name="T249">,</text:span></text:span><text:span text:style-name="Source_20_Text"><text:span text:style-name="T252"> deberá añadirse la cláusula </text:span></text:span><text:span text:style-name="Source_20_Text"><text:span text:style-name="T247">inglesa</text:span></text:span><text:span text:style-name="Source_20_Text"><text:span text:style-name="T252"> </text:span></text:span><text:span text:style-name="Source_20_Text"><text:span text:style-name="T18">SI_</text:span></text:span><text:span text:style-name="Source_20_Text"><text:span text:style-name="T22">NO</text:span></text:span><text:span text:style-name="Source_20_Text"><text:span text:style-name="T222"> </text:span></text:span><text:span text:style-name="Source_20_Text"><text:span text:style-name="T252">(</text:span></text:span><text:span text:style-name="Source_20_Text"><text:span text:style-name="T22">ELSE</text:span></text:span><text:span text:style-name="Source_20_Text"><text:span text:style-name="T252">) </text:span></text:span><text:span text:style-name="Source_20_Text"><text:span text:style-name="T253">con un espacio </text:span></text:span><text:span text:style-name="Source_20_Text"><text:span text:style-name="T251">o salto de línea</text:span></text:span><text:span text:style-name="Source_20_Text"><text:span text:style-name="T252"> después de la </text:span></text:span><text:span text:style-name="Source_20_Text"><text:span text:style-name="T253">cláusula que </text:span></text:span><text:span text:style-name="Source_20_Text"><text:span text:style-name="T251">marque</text:span></text:span><text:span text:style-name="Source_20_Text"><text:span text:style-name="T253"> el fin del bloque de l</text:span></text:span><text:span text:style-name="Source_20_Text"><text:span text:style-name="T254">as</text:span></text:span><text:span text:style-name="Source_20_Text"><text:span text:style-name="T252"> expresiones a evaluar. Inmediatamente después, </text:span></text:span><text:span text:style-name="Source_20_Text"><text:span text:style-name="T255">deberá colocarse </text:span></text:span><text:span text:style-name="Source_20_Text"><text:span text:style-name="T222">la </text:span></text:span><text:span text:style-name="Source_20_Text"><text:span text:style-name="T223">cláusula o símbolo</text:span></text:span><text:span text:style-name="Source_20_Text"><text:span text:style-name="T222"> </text:span></text:span><text:span text:style-name="Source_20_Text"><text:span text:style-name="T18">ENTONCES</text:span></text:span><text:span text:style-name="Source_20_Text"><text:span text:style-name="T234"> </text:span></text:span><text:span text:style-name="Source_20_Text"><text:span text:style-name="T228">(</text:span></text:span><text:span text:style-name="Source_20_Text"><text:span text:style-name="T256">que </text:span></text:span><text:span text:style-name="Source_20_Text"><text:span text:style-name="T228">por lo regular </text:span></text:span><text:span text:style-name="Source_20_Text"><text:span text:style-name="T256">es</text:span></text:span><text:span text:style-name="Source_20_Text"><text:span text:style-name="T228"> un espacio </text:span></text:span><text:span text:style-name="Source_20_Text"><text:span text:style-name="T257">en blanco</text:span></text:span><text:span text:style-name="Source_20_Text"><text:span text:style-name="T228"> o una llave de apertura) </text:span></text:span><text:span text:style-name="Source_20_Text"><text:span text:style-name="T258">y, luego, </text:span></text:span><text:span text:style-name="Source_20_Text"><text:span text:style-name="T256">deberá ponerse</text:span></text:span><text:span text:style-name="Source_20_Text"><text:span text:style-name="T258"> </text:span></text:span><text:span text:style-name="Source_20_Text"><text:span text:style-name="T255">la expresión o expresiones alternativas a ejecutar, seguidas de la cláusula que cierr</text:span></text:span><text:span text:style-name="Source_20_Text"><text:span text:style-name="T259">e</text:span></text:span><text:span text:style-name="Source_20_Text"><text:span text:style-name="T255"> </text:span></text:span><text:span text:style-name="Source_20_Text"><text:span text:style-name="T260">el bloque de expresiones</text:span></text:span><text:span text:style-name="Source_20_Text"><text:span text:style-name="T255">. </text:span></text:span><text:span text:style-name="Source_20_Text"><text:span text:style-name="T253">Así, s</text:span></text:span><text:span text:style-name="Source_20_Text"><text:span text:style-name="T235">i la condición </text:span></text:span><text:span text:style-name="Source_20_Text"><text:span text:style-name="T253">de la estructura</text:span></text:span><text:span text:style-name="Source_20_Text"><text:span text:style-name="T235"> </text:span></text:span><text:span text:style-name="Source_20_Text"><text:span text:style-name="T260">no </text:span></text:span><text:span text:style-name="Source_20_Text"><text:span text:style-name="T235">se cumple,</text:span></text:span><text:span text:style-name="Source_20_Text"><text:span text:style-name="T260"> </text:span></text:span><text:span text:style-name="Source_20_Text"><text:span text:style-name="T235">se evaluarán </text:span></text:span><text:span text:style-name="Source_20_Text"><text:span text:style-name="T260">entonces </text:span></text:span><text:span text:style-name="Source_20_Text"><text:span text:style-name="T235">las expresiones </text:span></text:span><text:span text:style-name="Source_20_Text"><text:span text:style-name="T260">alternativas</text:span></text:span><text:span text:style-name="Source_20_Text"><text:span text:style-name="T235"> y luego se transferirá el control a la línea inmediata siguiente al final de la estructura de control.</text:span></text:span></text:p>
      <text:p text:style-name="P7"><text:span text:style-name="Source_20_Text"><text:span text:style-name="T243">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46">de</text:span></text:span><text:span text:style-name="Source_20_Text"><text:span text:style-name="T244"> la estructura</text:span></text:span><text:span text:style-name="Source_20_Text"><text:span text:style-name="T243"> </text:span></text:span><text:span text:style-name="Source_20_Text"><text:span text:style-name="T367">si-entonces</text:span></text:span><text:span text:style-name="Source_20_Text"><text:span text:style-name="T256"> con una alternativa </text:span></text:span><text:span text:style-name="Source_20_Text"><text:span text:style-name="T261">específica </text:span></text:span><text:span text:style-name="Source_20_Text"><text:span text:style-name="T256">en caso de que no se cumpla la condición </text:span></text:span><text:span text:style-name="Source_20_Text"><text:span text:style-name="T259">de control</text:span></text:span><text:span text:style-name="Source_20_Text"><text:span text:style-name="T256"> es la siguiente</text:span></text:span><text:span text:style-name="Source_20_Text"><text:span text:style-name="T244">:</text:span></text:span></text:p>
      <text:p text:style-name="P34"><text:span text:style-name="Source_20_Text"><text:span text:style-name="T32"><text:tab/>&lt;SI_ENTONCES&gt; → </text:span></text:span><text:span text:style-name="Source_20_Text"><text:span text:style-name="T70">SI</text:span></text:span><text:span text:style-name="Source_20_Text"><text:span text:style-name="T78"> </text:span></text:span><text:span text:style-name="Source_20_Text"><text:span text:style-name="T32">&lt;expr</text:span></text:span><text:span text:style-name="Source_20_Text"><text:span text:style-name="T33">esión</text:span></text:span><text:span text:style-name="Source_20_Text"><text:span text:style-name="T32">_</text:span></text:span><text:span text:style-name="Source_20_Text"><text:span text:style-name="T36">control</text:span></text:span><text:span text:style-name="Source_20_Text"><text:span text:style-name="T32">&gt; <text:tab/></text:span></text:span><text:span text:style-name="Source_20_Text"><text:span text:style-name="T70">ENTONCES</text:span></text:span><text:span text:style-name="Source_20_Text"><text:span text:style-name="T71"><text:tab/></text:span></text:span><text:span text:style-name="Source_20_Text"><text:span text:style-name="T32">&lt;expresión_</text:span></text:span><text:span text:style-name="Source_20_Text"><text:span text:style-name="T37">consecuencia</text:span></text:span><text:span text:style-name="Source_20_Text"><text:span text:style-name="T32">&gt; </text:span></text:span></text:p>
      <text:p text:style-name="P34"><text:span text:style-name="Source_20_Text"><text:span text:style-name="T49"><text:tab/><text:tab/><text:tab/><text:tab/><text:tab/><text:tab/><text:tab/></text:span></text:span><text:span text:style-name="Source_20_Text"><text:span text:style-name="T70">SI</text:span></text:span><text:span text:style-name="Source_20_Text"><text:span text:style-name="T69">_</text:span></text:span><text:span text:style-name="Source_20_Text"><text:span text:style-name="T70">NO</text:span></text:span><text:span text:style-name="Source_20_Text"><text:span text:style-name="T50"><text:tab/><text:tab/></text:span></text:span><text:span text:style-name="Source_20_Text"><text:span text:style-name="T32">&lt;expr</text:span></text:span><text:span text:style-name="Source_20_Text"><text:span text:style-name="T33">esión</text:span></text:span><text:span text:style-name="Source_20_Text"><text:span text:style-name="T32">_alternativa&gt; </text:span></text:span></text:p>
      <text:p text:style-name="P34"><text:span text:style-name="Source_20_Text"><text:span text:style-name="T262"/></text:span></text:p>
      <text:p text:style-name="P25"><text:span text:style-name="Source_20_Text"><text:span text:style-name="T263">Otro recurso importante en el uso de las estructuras de selección condicional es la acumulación de</text:span></text:span><text:span text:style-name="Source_20_Text"><text:span text:style-name="T264"> </text:span></text:span><text:span text:style-name="Source_20_Text"><text:span text:style-name="T262">estructuras </text:span></text:span><text:span text:style-name="Source_20_Text"><text:span text:style-name="T368">si-entonces</text:span></text:span><text:span text:style-name="Source_20_Text"><text:span text:style-name="T262"> </text:span></text:span><text:span text:style-name="Source_20_Text"><text:span text:style-name="T265">o </text:span></text:span><text:span text:style-name="Source_20_Text"><text:span text:style-name="T369">si no-entonces</text:span></text:span><text:span text:style-name="Source_20_Text"><text:span text:style-name="T265"> </text:span></text:span><text:span text:style-name="Source_20_Text"><text:span text:style-name="T262">dentro </text:span></text:span><text:span text:style-name="Source_20_Text"><text:span text:style-name="T266">de las expresiones </text:span></text:span><text:span text:style-name="Source_20_Text"><text:span text:style-name="T265">de una estructura </text:span></text:span><text:span text:style-name="Source_20_Text"><text:span text:style-name="T369">si-entonces</text:span></text:span><text:span text:style-name="Source_20_Text"><text:span text:style-name="T265">. A este recurso se le </text:span></text:span><text:span text:style-name="Source_20_Text"><text:span text:style-name="T263">denomina</text:span></text:span><text:span text:style-name="Source_20_Text"><text:span text:style-name="T265"> </text:span></text:span><text:span text:style-name="Source_20_Text"><text:span text:style-name="T369">anidación</text:span></text:span><text:span text:style-name="Source_20_Text"><text:span text:style-name="T265"> </text:span></text:span><text:span text:style-name="Source_20_Text"><text:span text:style-name="T267">y permite </text:span></text:span><text:span text:style-name="Source_20_Text"><text:span text:style-name="T264">aumentar el número de</text:span></text:span><text:span text:style-name="Source_20_Text"><text:span text:style-name="T267"> alternativas </text:span></text:span><text:span text:style-name="Source_20_Text"><text:span text:style-name="T268">específicas</text:span></text:span><text:span text:style-name="Source_20_Text"><text:span text:style-name="T267"> </text:span></text:span><text:soft-page-break/><text:span text:style-name="Source_20_Text"><text:span text:style-name="T264">entre las cuales es posible elegir</text:span></text:span><text:span text:style-name="Source_20_Text"><text:span text:style-name="T267">. </text:span></text:span><text:span text:style-name="Source_20_Text"><text:span text:style-name="T269">Esta herramienta es particularmente útil para generar</text:span></text:span><text:span text:style-name="Source_20_Text"><text:span text:style-name="T270"> estructuras de selección múltiple </text:span></text:span><text:span text:style-name="Source_20_Text"><text:span text:style-name="T271">a partir de estructuras de selección simple</text:span></text:span><text:span text:style-name="Source_20_Text"><text:span text:style-name="T270">.</text:span></text:span></text:p>
      <text:p text:style-name="P25"><text:span text:style-name="Source_20_Text"><text:span text:style-name="T243">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46">de</text:span></text:span><text:span text:style-name="Source_20_Text"><text:span text:style-name="T244"> la estructura</text:span></text:span><text:span text:style-name="Source_20_Text"><text:span text:style-name="T243"> </text:span></text:span><text:span text:style-name="Source_20_Text"><text:span text:style-name="T367">si-entonces</text:span></text:span><text:span text:style-name="Source_20_Text"><text:span text:style-name="T256"> </text:span></text:span><text:span text:style-name="Source_20_Text"><text:span text:style-name="T272">anidada </text:span></text:span><text:span text:style-name="Source_20_Text"><text:span text:style-name="T256">con una alternativa en caso de que no se cumpla la condición lógica es la siguiente</text:span></text:span><text:span text:style-name="Source_20_Text"><text:span text:style-name="T244">:</text:span></text:span></text:p>
      <text:p text:style-name="P35"><text:span text:style-name="Source_20_Text"><text:span text:style-name="T32"><text:tab/>&lt;SI_</text:span></text:span><text:span text:style-name="Source_20_Text"><text:span text:style-name="T38">ANIDADO</text:span></text:span><text:span text:style-name="Source_20_Text"><text:span text:style-name="T32">&gt; → <text:s text:c="2"/></text:span></text:span><text:span text:style-name="Source_20_Text"><text:span text:style-name="T70">SI</text:span></text:span><text:span text:style-name="Source_20_Text"><text:span text:style-name="T71"><text:tab/><text:tab/></text:span></text:span><text:span text:style-name="Source_20_Text"><text:span text:style-name="T32">&lt;expr</text:span></text:span><text:span text:style-name="Source_20_Text"><text:span text:style-name="T39">esión</text:span></text:span><text:span text:style-name="Source_20_Text"><text:span text:style-name="T32">_</text:span></text:span><text:span text:style-name="Source_20_Text"><text:span text:style-name="T34">control</text:span></text:span><text:span text:style-name="Source_20_Text"><text:span text:style-name="T32">&gt; </text:span></text:span><text:span text:style-name="Source_20_Text"><text:span text:style-name="T70">ENTONCES</text:span></text:span><text:span text:style-name="Source_20_Text"><text:span text:style-name="T32"> &lt;expresión_</text:span></text:span><text:span text:style-name="Source_20_Text"><text:span text:style-name="T37">consecuencia</text:span></text:span><text:span text:style-name="Source_20_Text"><text:span text:style-name="T32">&gt; </text:span></text:span></text:p>
      <text:p text:style-name="P35"><text:span text:style-name="Source_20_Text"><text:span text:style-name="T69"><text:s text:c="2"/><text:tab/> <text:s text:c="16"/></text:span></text:span><text:span text:style-name="Source_20_Text"><text:span text:style-name="T70">SI</text:span></text:span><text:span text:style-name="Source_20_Text"><text:span text:style-name="T69">_</text:span></text:span><text:span text:style-name="Source_20_Text"><text:span text:style-name="T70">NO</text:span></text:span><text:span text:style-name="Source_20_Text"><text:span text:style-name="T69"> </text:span></text:span><text:span text:style-name="Source_20_Text"><text:span text:style-name="T70">SI</text:span></text:span><text:span text:style-name="Source_20_Text"><text:span text:style-name="T71"><text:tab/></text:span></text:span><text:span text:style-name="Source_20_Text"><text:span text:style-name="T32">&lt;expr</text:span></text:span><text:span text:style-name="Source_20_Text"><text:span text:style-name="T39">esión</text:span></text:span><text:span text:style-name="Source_20_Text"><text:span text:style-name="T32">_</text:span></text:span><text:span text:style-name="Source_20_Text"><text:span text:style-name="T36">control</text:span></text:span><text:span text:style-name="Source_20_Text"><text:span text:style-name="T32">&gt; </text:span></text:span><text:span text:style-name="Source_20_Text"><text:span text:style-name="T70">ENTONCES</text:span></text:span><text:span text:style-name="Source_20_Text"><text:span text:style-name="T32"> &lt;expresión_</text:span></text:span><text:span text:style-name="Source_20_Text"><text:span text:style-name="T37">consecuencia</text:span></text:span><text:span text:style-name="Source_20_Text"><text:span text:style-name="T32">&gt; </text:span></text:span></text:p>
      <text:p text:style-name="P35"><text:span text:style-name="Source_20_Text"><text:span text:style-name="T49"><text:tab/><text:tab/><text:tab/><text:tab/><text:tab/><text:tab/><text:tab/> <text:s text:c="6"/></text:span></text:span><text:span text:style-name="Source_20_Text"><text:span text:style-name="T70">SI</text:span></text:span><text:span text:style-name="Source_20_Text"><text:span text:style-name="T69">_</text:span></text:span><text:span text:style-name="Source_20_Text"><text:span text:style-name="T70">NO</text:span></text:span><text:span text:style-name="Source_20_Text"><text:span text:style-name="T78"> <text:s text:c="3"/></text:span></text:span><text:span text:style-name="Source_20_Text"><text:span text:style-name="T32">&lt;expr</text:span></text:span><text:span text:style-name="Source_20_Text"><text:span text:style-name="T39">esión</text:span></text:span><text:span text:style-name="Source_20_Text"><text:span text:style-name="T32">_alternativa&gt;</text:span></text:span></text:p>
      <text:p text:style-name="P26"><text:span text:style-name="Source_20_Text"><text:span text:style-name="T378"/></text:span></text:p>
      <text:p text:style-name="P26"><text:span text:style-name="Source_20_Text"><text:span text:style-name="T379">La utilización de</text:span></text:span><text:span text:style-name="Source_20_Text"><text:span text:style-name="T378"> selectores </text:span></text:span><text:span text:style-name="Source_20_Text"><text:span text:style-name="T380">simples</text:span></text:span><text:span text:style-name="Source_20_Text"><text:span text:style-name="T378"> anidados </text:span></text:span><text:span text:style-name="Source_20_Text"><text:span text:style-name="T381">sirve</text:span></text:span><text:span text:style-name="Source_20_Text"><text:span text:style-name="T378"> para </text:span></text:span><text:span text:style-name="Source_20_Text"><text:span text:style-name="T382">sustituir a</text:span></text:span><text:span text:style-name="Source_20_Text"><text:span text:style-name="T378"> un selector múltiple </text:span></text:span><text:span text:style-name="Source_20_Text"><text:span text:style-name="T381">y</text:span></text:span><text:span text:style-name="Source_20_Text"><text:span text:style-name="T378"> </text:span></text:span><text:span text:style-name="Source_20_Text"><text:span text:style-name="T379">podrá hacerse</text:span></text:span><text:span text:style-name="Source_20_Text"><text:span text:style-name="T378"> cuando </text:span></text:span><text:span text:style-name="Source_20_Text"><text:span text:style-name="T379">la selección de alternativas esté definida por una</text:span></text:span><text:span text:style-name="Source_20_Text"><text:span text:style-name="T378"> expresión </text:span></text:span><text:span text:style-name="Source_20_Text"><text:span text:style-name="T383">lógica</text:span></text:span><text:span text:style-name="Source_20_Text"><text:span text:style-name="T378"> en lugar de</text:span></text:span><text:span text:style-name="Source_20_Text"><text:span text:style-name="T379"> categorías</text:span></text:span><text:span text:style-name="Source_20_Text"><text:span text:style-name="T378">.</text:span></text:span></text:p>
      <text:h text:style-name="P17" text:outline-level="3"><text:bookmark-start text:name="__RefHeading___Toc44592_3615917770"/><text:span text:style-name="Source_20_Text"><text:span text:style-name="T386">6.2</text:span></text:span><text:span text:style-name="Source_20_Text"><text:span text:style-name="T385">.</text:span></text:span><text:span text:style-name="Source_20_Text"><text:span text:style-name="T386">2</text:span></text:span><text:span text:style-name="Source_20_Text"><text:span text:style-name="T385"> Estructuras de selecci</text:span></text:span><text:span text:style-name="Source_20_Text"><text:span text:style-name="T392">ó</text:span></text:span><text:span text:style-name="Source_20_Text"><text:span text:style-name="T385">n </text:span></text:span><text:span text:style-name="Source_20_Text"><text:span text:style-name="T387">m</text:span></text:span><text:span text:style-name="Source_20_Text"><text:span text:style-name="T393">ú</text:span></text:span><text:span text:style-name="Source_20_Text"><text:span text:style-name="T391">ltiple</text:span></text:span><text:span text:style-name="Source_20_Text"><text:span text:style-name="T385"> </text:span></text:span><text:bookmark-end text:name="__RefHeading___Toc44592_3615917770"/></text:h>
      <text:p text:style-name="P7"><text:span text:style-name="Source_20_Text"><text:span text:style-name="T190">Las </text:span></text:span><text:span text:style-name="Source_20_Text"><text:span text:style-name="T191">estructuras</text:span></text:span><text:span text:style-name="Source_20_Text"><text:span text:style-name="T190"> de selecci</text:span></text:span><text:span text:style-name="Source_20_Text"><text:span text:style-name="T273">ó</text:span></text:span><text:span text:style-name="Source_20_Text"><text:span text:style-name="T190">n m</text:span></text:span><text:span text:style-name="Source_20_Text"><text:span text:style-name="T273">ú</text:span></text:span><text:span text:style-name="Source_20_Text"><text:span text:style-name="T190">ltiple permiten elegir una </text:span></text:span><text:span text:style-name="Source_20_Text"><text:span text:style-name="T191">opci</text:span></text:span><text:span text:style-name="Source_20_Text"><text:span text:style-name="T274">ó</text:span></text:span><text:span text:style-name="Source_20_Text"><text:span text:style-name="T191">n </text:span></text:span><text:span text:style-name="Source_20_Text"><text:span text:style-name="T190">entre un n</text:span></text:span><text:span text:style-name="Source_20_Text"><text:span text:style-name="T273">ú</text:span></text:span><text:span text:style-name="Source_20_Text"><text:span text:style-name="T190">mero diverso de declaraciones o grupos de declaraciones. Son una generalizaci</text:span></text:span><text:span text:style-name="Source_20_Text"><text:span text:style-name="T273">ó</text:span></text:span><text:span text:style-name="Source_20_Text"><text:span text:style-name="T190">n de las estructuras de selecci</text:span></text:span><text:span text:style-name="Source_20_Text"><text:span text:style-name="T273">ó</text:span></text:span><text:span text:style-name="Source_20_Text"><text:span text:style-name="T190">n simple </text:span></text:span><text:span text:style-name="Source_20_Text"><text:span text:style-name="T191">y son especialmente</text:span></text:span><text:span text:style-name="Source_20_Text"><text:span text:style-name="T190"> </text:span></text:span><text:span text:style-name="Source_20_Text"><text:span text:style-name="T273">ú</text:span></text:span><text:span text:style-name="Source_20_Text"><text:span text:style-name="T190">tiles para elegir entre m</text:span></text:span><text:span text:style-name="Source_20_Text"><text:span text:style-name="T273">á</text:span></text:span><text:span text:style-name="Source_20_Text"><text:span text:style-name="T190">s de dos rutas </text:span></text:span><text:span text:style-name="Source_20_Text"><text:span text:style-name="T192">de acci</text:span></text:span><text:span text:style-name="Source_20_Text"><text:span text:style-name="T275">ó</text:span></text:span><text:span text:style-name="Source_20_Text"><text:span text:style-name="T192">n </text:span></text:span><text:span text:style-name="Source_20_Text"><text:span text:style-name="T190">en el c</text:span></text:span><text:span text:style-name="Source_20_Text"><text:span text:style-name="T273">ó</text:span></text:span><text:span text:style-name="Source_20_Text"><text:span text:style-name="T190">digo. Aunque es posible construir un selector m</text:span></text:span><text:span text:style-name="Source_20_Text"><text:span text:style-name="T273">ú</text:span></text:span><text:span text:style-name="Source_20_Text"><text:span text:style-name="T190">ltiple a partir de declaraciones de selecci</text:span></text:span><text:span text:style-name="Source_20_Text"><text:span text:style-name="T273">ón simple</text:span></text:span><text:span text:style-name="Source_20_Text"><text:span text:style-name="T190">, las estructuras resultantes son </text:span></text:span><text:span text:style-name="Source_20_Text"><text:span text:style-name="T193">confusas y propensas a contener errores</text:span></text:span><text:span text:style-name="Source_20_Text"><text:span text:style-name="T190">. </text:span></text:span><text:span text:style-name="Source_20_Text"><text:span text:style-name="T194">Para evitarlos, </text:span></text:span><text:span text:style-name="Source_20_Text"><text:span text:style-name="T195">es recomendable utilizar</text:span></text:span><text:span text:style-name="Source_20_Text"><text:span text:style-name="T190"> estructura</text:span></text:span><text:span text:style-name="Source_20_Text"><text:span text:style-name="T196">s</text:span></text:span><text:span text:style-name="Source_20_Text"><text:span text:style-name="T190"> </text:span></text:span><text:span text:style-name="Source_20_Text"><text:span text:style-name="T195">predefinidas</text:span></text:span><text:span text:style-name="Source_20_Text"><text:span text:style-name="T190"> </text:span></text:span><text:span text:style-name="Source_20_Text"><text:span text:style-name="T194">cuya sintaxis es</text:span></text:span><text:span text:style-name="Source_20_Text"><text:span text:style-name="T190"> m</text:span></text:span><text:span text:style-name="Source_20_Text"><text:span text:style-name="T273">ás clara.</text:span></text:span></text:p>
      <text:p text:style-name="P29"><text:span text:style-name="Source_20_Text"><text:span text:style-name="T519">Una </text:span></text:span><text:span text:style-name="Source_20_Text"><text:span text:style-name="T520">estructura de selecci</text:span></text:span><text:span text:style-name="Source_20_Text"><text:span text:style-name="T543">ó</text:span></text:span><text:span text:style-name="Source_20_Text"><text:span text:style-name="T520">n m</text:span></text:span><text:span text:style-name="Source_20_Text"><text:span text:style-name="T543">ú</text:span></text:span><text:span text:style-name="Source_20_Text"><text:span text:style-name="T520">ltiple es, esencialmente, una ramificaci</text:span></text:span><text:span text:style-name="Source_20_Text"><text:span text:style-name="T543">ó</text:span></text:span><text:span text:style-name="Source_20_Text"><text:span text:style-name="T520">n con</text:span></text:span><text:span text:style-name="Source_20_Text"><text:span text:style-name="T521"> </text:span></text:span><text:span text:style-name="Source_20_Text"><text:span text:style-name="T596">m</text:span></text:span><text:span text:style-name="Source_20_Text"><text:span text:style-name="T597">á</text:span></text:span><text:span text:style-name="Source_20_Text"><text:span text:style-name="T596">s de dos</text:span></text:span><text:span text:style-name="Source_20_Text"><text:span text:style-name="T520"> segmentos </text:span></text:span><text:span text:style-name="Source_20_Text"><text:span text:style-name="T521">opcionales</text:span></text:span><text:span text:style-name="Source_20_Text"><text:span text:style-name="T520"> de c</text:span></text:span><text:span text:style-name="Source_20_Text"><text:span text:style-name="T543">ó</text:span></text:span><text:span text:style-name="Source_20_Text"><text:span text:style-name="T520">digo que </text:span></text:span><text:span text:style-name="Source_20_Text"><text:span text:style-name="T521">podr</text:span></text:span><text:span text:style-name="Source_20_Text"><text:span text:style-name="T544">á</text:span></text:span><text:span text:style-name="Source_20_Text"><text:span text:style-name="T521">n</text:span></text:span><text:span text:style-name="Source_20_Text"><text:span text:style-name="T520"> ser elegidos </text:span></text:span><text:span text:style-name="Source_20_Text"><text:span text:style-name="T522">de acuerdo al cumplimiento de una </text:span></text:span><text:span text:style-name="Source_20_Text"><text:span text:style-name="T523">expresi</text:span></text:span><text:span text:style-name="Source_20_Text"><text:span text:style-name="T545">ó</text:span></text:span><text:span text:style-name="Source_20_Text"><text:span text:style-name="T523">n de control, la cual podr</text:span></text:span><text:span text:style-name="Source_20_Text"><text:span text:style-name="T545">á</text:span></text:span><text:span text:style-name="Source_20_Text"><text:span text:style-name="T523"> ser una condici</text:span></text:span><text:span text:style-name="Source_20_Text"><text:span text:style-name="T545">ó</text:span></text:span><text:span text:style-name="Source_20_Text"><text:span text:style-name="T523">n l</text:span></text:span><text:span text:style-name="Source_20_Text"><text:span text:style-name="T545">ó</text:span></text:span><text:span text:style-name="Source_20_Text"><text:span text:style-name="T523">gica o un </text:span></text:span><text:span text:style-name="Source_20_Text"><text:span text:style-name="T540">valor predefinido</text:span></text:span><text:span text:style-name="Source_20_Text"><text:span text:style-name="T520">. </text:span></text:span><text:span text:style-name="Source_20_Text"><text:span text:style-name="T536">Existen dos tipos de estructuras de selecci</text:span></text:span><text:span text:style-name="Source_20_Text"><text:span text:style-name="T582">ó</text:span></text:span><text:span text:style-name="Source_20_Text"><text:span text:style-name="T536">n m</text:span></text:span><text:span text:style-name="Source_20_Text"><text:span text:style-name="T582">ú</text:span></text:span><text:span text:style-name="Source_20_Text"><text:span text:style-name="T536">ltiple, las de </text:span></text:span><text:span text:style-name="Source_20_Text"><text:span text:style-name="T607">caso</text:span></text:span><text:span text:style-name="Source_20_Text"><text:span text:style-name="T536"> y las de </text:span></text:span><text:span text:style-name="Source_20_Text"><text:span text:style-name="T607">desv</text:span></text:span><text:span text:style-name="Source_20_Text"><text:span text:style-name="T602">í</text:span></text:span><text:span text:style-name="Source_20_Text"><text:span text:style-name="T607">o</text:span></text:span><text:span text:style-name="Source_20_Text"><text:span text:style-name="T536">. Las estructuras</text:span></text:span><text:span text:style-name="Source_20_Text"><text:span text:style-name="T582"> de </text:span></text:span><text:span text:style-name="Source_20_Text"><text:span text:style-name="T601">caso</text:span></text:span><text:span text:style-name="Source_20_Text"><text:span text:style-name="T582"> </text:span></text:span><text:span text:style-name="Source_20_Text"><text:span text:style-name="T583">eligen entre rutas de acción por medio de</text:span></text:span><text:span text:style-name="Source_20_Text"><text:span text:style-name="T582"> </text:span></text:span><text:span text:style-name="Source_20_Text"><text:span text:style-name="T583">expresiones de control de tipo lógico</text:span></text:span><text:span text:style-name="Source_20_Text"><text:span text:style-name="T582">, </text:span></text:span><text:span text:style-name="Source_20_Text"><text:span text:style-name="T583">mientras que las estructuras de </text:span></text:span><text:span text:style-name="Source_20_Text"><text:span text:style-name="T602">desvío</text:span></text:span><text:span text:style-name="Source_20_Text"><text:span text:style-name="T583"> </text:span></text:span><text:span text:style-name="Source_20_Text"><text:span text:style-name="T582">funcionan </text:span></text:span><text:span text:style-name="Source_20_Text"><text:span text:style-name="T583">al comparar un valor variable con otros valores constantes </text:span></text:span><text:span text:style-name="Source_20_Text"><text:span text:style-name="T582">predefinidos. </text:span></text:span><text:span text:style-name="Source_20_Text"><text:span text:style-name="T584">Así, la estructura de </text:span></text:span><text:span text:style-name="Source_20_Text"><text:span text:style-name="T604">caso</text:span></text:span><text:span text:style-name="Source_20_Text"><text:span text:style-name="T584"> es </text:span></text:span><text:span text:style-name="Source_20_Text"><text:span text:style-name="T585">más útil para seleccionar entre rangos de valores y es una forma </text:span></text:span><text:span text:style-name="Source_20_Text"><text:span text:style-name="T586">equivalente y </text:span></text:span><text:span text:style-name="Source_20_Text"><text:span text:style-name="T585">más eficiente de anidar estructuras </text:span></text:span><text:span text:style-name="Source_20_Text"><text:span text:style-name="T603">si-entonces</text:span></text:span><text:span text:style-name="Source_20_Text"><text:span text:style-name="T585">. </text:span></text:span><text:span text:style-name="Source_20_Text"><text:span text:style-name="T586">En cambio, la estructura de </text:span></text:span><text:span text:style-name="Source_20_Text"><text:span text:style-name="T605">desvío</text:span></text:span><text:span text:style-name="Source_20_Text"><text:span text:style-name="T586"> es más ú</text:span></text:span><text:span text:style-name="Source_20_Text"><text:span text:style-name="T587">til</text:span></text:span><text:span text:style-name="Source_20_Text"><text:span text:style-name="T586"> cuando </text:span></text:span><text:span text:style-name="Source_20_Text"><text:span text:style-name="T587">se trabaja con </text:span></text:span><text:span text:style-name="Source_20_Text"><text:span text:style-name="T588">un número reducido de</text:span></text:span><text:span text:style-name="Source_20_Text"><text:span text:style-name="T587"> categorías, </text:span></text:span><text:span text:style-name="Source_20_Text"><text:span text:style-name="T588">ya sea </text:span></text:span><text:span text:style-name="Source_20_Text"><text:span text:style-name="T587">en forma de número o de carácter.</text:span></text:span></text:p>
      <text:p text:style-name="P28"><text:span text:style-name="Source_20_Text"><text:span text:style-name="T582"/></text:span></text:p>
      <text:p text:style-name="P31"><text:span text:style-name="Source_20_Text"><text:span text:style-name="T520">Los componentes b</text:span></text:span><text:span text:style-name="Source_20_Text"><text:span text:style-name="T543">á</text:span></text:span><text:span text:style-name="Source_20_Text"><text:span text:style-name="T520">sicos de una estructura de selecci</text:span></text:span><text:span text:style-name="Source_20_Text"><text:span text:style-name="T543">ó</text:span></text:span><text:span text:style-name="Source_20_Text"><text:span text:style-name="T520">n m</text:span></text:span><text:span text:style-name="Source_20_Text"><text:span text:style-name="T543">ú</text:span></text:span><text:span text:style-name="Source_20_Text"><text:span text:style-name="T520">ltiple </text:span></text:span><text:span text:style-name="Source_20_Text"><text:span text:style-name="T537">de </text:span></text:span><text:span text:style-name="Source_20_Text"><text:span text:style-name="T608">caso</text:span></text:span><text:span text:style-name="Source_20_Text"><text:span text:style-name="T537"> </text:span></text:span><text:span text:style-name="Source_20_Text"><text:span text:style-name="T520">son: 1) </text:span></text:span><text:span text:style-name="Source_20_Text"><text:span text:style-name="T294">la cláusula </text:span></text:span><text:span text:style-name="Source_20_Text"><text:span text:style-name="T24">CASO</text:span></text:span><text:span text:style-name="Source_20_Text"><text:span text:style-name="T296"> </text:span></text:span><text:span text:style-name="Source_20_Text"><text:span text:style-name="T297">(</text:span></text:span><text:span text:style-name="Source_20_Text"><text:span text:style-name="T25">CASE</text:span></text:span><text:span text:style-name="Source_20_Text"><text:span text:style-name="T297">)</text:span></text:span><text:span text:style-name="Source_20_Text"><text:span text:style-name="T200">,</text:span></text:span><text:span text:style-name="Source_20_Text"><text:span text:style-name="T520"> </text:span></text:span><text:span text:style-name="Source_20_Text"><text:span text:style-name="T527">2) los segmentos elegibles </text:span></text:span><text:span text:style-name="Source_20_Text"><text:span text:style-name="T542">y 3) el caso por omisi</text:span></text:span><text:span text:style-name="Source_20_Text"><text:span text:style-name="T592">ó</text:span></text:span><text:span text:style-name="Source_20_Text"><text:span text:style-name="T542">n</text:span></text:span><text:span text:style-name="Source_20_Text"><text:span text:style-name="T520">. </text:span></text:span><text:span text:style-name="Source_20_Text"><text:span text:style-name="T547">Los segmentos </text:span></text:span><text:span text:style-name="Source_20_Text"><text:span text:style-name="T548">elegibles </text:span></text:span><text:span text:style-name="Source_20_Text"><text:span text:style-name="T589">de las estructuras de </text:span></text:span><text:span text:style-name="Source_20_Text"><text:span text:style-name="T606">caso</text:span></text:span><text:span text:style-name="Source_20_Text"><text:span text:style-name="T547"> son las secciones </text:span></text:span><text:span text:style-name="Source_20_Text"><text:span text:style-name="T589">que</text:span></text:span><text:span text:style-name="Source_20_Text"><text:span text:style-name="T548"> identifican a las</text:span></text:span><text:span text:style-name="Source_20_Text"><text:span text:style-name="T547"> acciones </text:span></text:span><text:span text:style-name="Source_20_Text"><text:span text:style-name="T590">correspondientes </text:span></text:span><text:span text:style-name="Source_20_Text"><text:span text:style-name="T547">a</text:span></text:span><text:span text:style-name="Source_20_Text"><text:span text:style-name="T590">l cumplimiento de</text:span></text:span><text:span text:style-name="Source_20_Text"><text:span text:style-name="T547"> </text:span></text:span><text:span text:style-name="Source_20_Text"><text:span text:style-name="T590">alguna</text:span></text:span><text:span text:style-name="Source_20_Text"><text:span text:style-name="T547"> </text:span></text:span><text:span text:style-name="Source_20_Text"><text:span text:style-name="T545">condición </text:span></text:span><text:span text:style-name="Source_20_Text"><text:span text:style-name="T589">lógica</text:span></text:span><text:span text:style-name="Source_20_Text"><text:span text:style-name="T526"> </text:span></text:span><text:span text:style-name="Source_20_Text"><text:span text:style-name="T539">y se integran, </text:span></text:span><text:span text:style-name="Source_20_Text"><text:span text:style-name="T541">usualmente</text:span></text:span><text:span text:style-name="Source_20_Text"><text:span text:style-name="T539">, de</text:span></text:span><text:span text:style-name="Source_20_Text"><text:span text:style-name="T526"> </text:span></text:span><text:span text:style-name="Source_20_Text"><text:span text:style-name="T538">tres</text:span></text:span><text:span text:style-name="Source_20_Text"><text:span text:style-name="T526"> componentes </text:span></text:span><text:span text:style-name="Source_20_Text"><text:span text:style-name="T538">por cada segmento </text:span></text:span><text:span text:style-name="Source_20_Text"><text:span text:style-name="T541">en este orden</text:span></text:span><text:span text:style-name="Source_20_Text"><text:span text:style-name="T526">: </text:span></text:span><text:span text:style-name="Source_20_Text"><text:span text:style-name="T538">a) la declaraci</text:span></text:span><text:span text:style-name="Source_20_Text"><text:span text:style-name="T589">ón </text:span></text:span><text:span text:style-name="Source_20_Text"><text:span text:style-name="T538">inglesa </text:span></text:span><text:span text:style-name="Source_20_Text"><text:span text:style-name="T26">CUANDO</text:span></text:span><text:span text:style-name="Source_20_Text"><text:span text:style-name="T300"> </text:span></text:span><text:span text:style-name="Source_20_Text"><text:span text:style-name="T298">(</text:span></text:span><text:span text:style-name="Source_20_Text"><text:span text:style-name="T26">WHEN</text:span></text:span><text:span text:style-name="Source_20_Text"><text:span text:style-name="T298">);</text:span></text:span><text:span text:style-name="Source_20_Text"><text:span text:style-name="T526"> </text:span></text:span><text:span text:style-name="Source_20_Text"><text:span text:style-name="T538">b</text:span></text:span><text:span text:style-name="Source_20_Text"><text:span text:style-name="T528">)</text:span></text:span><text:span text:style-name="Source_20_Text"><text:span text:style-name="T526"> </text:span></text:span><text:span text:style-name="Source_20_Text"><text:span text:style-name="T525">la</text:span></text:span><text:span text:style-name="Source_20_Text"><text:span text:style-name="T526"> </text:span></text:span><text:span text:style-name="Source_20_Text"><text:span text:style-name="T523">expresi</text:span></text:span><text:span text:style-name="Source_20_Text"><text:span text:style-name="T545">ó</text:span></text:span><text:span text:style-name="Source_20_Text"><text:span text:style-name="T523">n de control;</text:span></text:span><text:span text:style-name="Source_20_Text"><text:span text:style-name="T526"> </text:span></text:span><text:span text:style-name="Source_20_Text"><text:span text:style-name="T538">c) </text:span></text:span><text:span text:style-name="Source_20_Text"><text:span text:style-name="T539">el s</text:span></text:span><text:span text:style-name="Source_20_Text"><text:span text:style-name="T590">ímbolo </text:span></text:span><text:span text:style-name="Source_20_Text"><text:span text:style-name="T591">u operador correspondiente a </text:span></text:span><text:span text:style-name="Source_20_Text"><text:span text:style-name="T301">la</text:span></text:span><text:span text:style-name="Source_20_Text"><text:span text:style-name="T298"> declaración </text:span></text:span><text:span text:style-name="Source_20_Text"><text:span text:style-name="T299">inglesa</text:span></text:span><text:span text:style-name="Source_20_Text"><text:span text:style-name="T298"> </text:span></text:span><text:span text:style-name="Source_20_Text"><text:span text:style-name="T26">ENTONCES</text:span></text:span><text:span text:style-name="Source_20_Text"><text:span text:style-name="T300"> </text:span></text:span><text:span text:style-name="Source_20_Text"><text:span text:style-name="T301">(</text:span></text:span><text:span text:style-name="Source_20_Text"><text:span text:style-name="T27">THEN</text:span></text:span><text:span text:style-name="Source_20_Text"><text:span text:style-name="T301">), </text:span></text:span><text:span text:style-name="Source_20_Text"><text:span text:style-name="T299">por ejemplo: la virgulilla </text:span></text:span><text:span text:style-name="Source_20_Text"><text:span text:style-name="T304">(</text:span></text:span><text:span text:style-name="Source_20_Text"><text:span text:style-name="T299"> ~ </text:span></text:span><text:span text:style-name="Source_20_Text"><text:span text:style-name="T304">) o los dos puntos ( : ); y</text:span></text:span><text:span text:style-name="Source_20_Text"><text:span text:style-name="T590"> </text:span></text:span><text:span text:style-name="Source_20_Text"><text:span text:style-name="T539">d</text:span></text:span><text:span text:style-name="Source_20_Text"><text:span text:style-name="T528">) </text:span></text:span><text:span text:style-name="Source_20_Text"><text:span text:style-name="T526">el conjunto de </text:span></text:span><text:span text:style-name="Source_20_Text"><text:span text:style-name="T541">expresiones a ejecutar</text:span></text:span><text:span text:style-name="Source_20_Text"><text:span text:style-name="T302"> en caso de que se cumpla la condición lógica. </text:span></text:span></text:p>
      <text:p text:style-name="P30"><text:span text:style-name="Source_20_Text"><text:span text:style-name="T520"/></text:span></text:p>
      <text:p text:style-name="P30"><text:span text:style-name="Source_20_Text"><text:span text:style-name="T538">3) Despu</text:span></text:span><text:span text:style-name="Source_20_Text"><text:span text:style-name="T589">é</text:span></text:span><text:span text:style-name="Source_20_Text"><text:span text:style-name="T538">s de </text:span></text:span><text:span text:style-name="Source_20_Text"><text:span text:style-name="T298">Las expresiones de control se </text:span></text:span><text:span text:style-name="Source_20_Text"><text:span text:style-name="T299">establecerán</text:span></text:span><text:span text:style-name="Source_20_Text"><text:span text:style-name="T298"> con la </text:span></text:span><text:span text:style-name="Source_20_Text"><text:span text:style-name="T295">declaración </text:span></text:span><text:span text:style-name="Source_20_Text"><text:span text:style-name="T299">inglesa</text:span></text:span><text:span text:style-name="Source_20_Text"><text:span text:style-name="T298"> </text:span></text:span><text:span text:style-name="Source_20_Text"><text:span text:style-name="T26">CUANDO</text:span></text:span><text:span text:style-name="Source_20_Text"><text:span text:style-name="T300"> </text:span></text:span><text:span text:style-name="Source_20_Text"><text:span text:style-name="T298">(</text:span></text:span><text:span text:style-name="Source_20_Text"><text:span text:style-name="T26">WHEN</text:span></text:span><text:span text:style-name="Source_20_Text"><text:span text:style-name="T298">) </text:span></text:span><text:span text:style-name="Source_20_Text"><text:span text:style-name="T295">y podrá haber tantas declaraciones </text:span></text:span><text:span text:style-name="Source_20_Text"><text:span text:style-name="T26">CUANDO</text:span></text:span><text:span text:style-name="Source_20_Text"><text:span text:style-name="T300"> </text:span></text:span><text:span text:style-name="Source_20_Text"><text:span text:style-name="T295">como </text:span></text:span><text:span text:style-name="Source_20_Text"><text:span text:style-name="T301">condiciones lógicas puedan preverse</text:span></text:span><text:span text:style-name="Source_20_Text"><text:span text:style-name="T298">. </text:span></text:span><text:span text:style-name="Source_20_Text"><text:span text:style-name="T301">Después de la</text:span></text:span><text:span text:style-name="Source_20_Text"><text:span text:style-name="T298"> expresión de control</text:span></text:span><text:span text:style-name="Source_20_Text"><text:span text:style-name="T301"> deberá colocarse la</text:span></text:span><text:span text:style-name="Source_20_Text"><text:span text:style-name="T298"> declaración </text:span></text:span><text:span text:style-name="Source_20_Text"><text:span text:style-name="T299">inglesa</text:span></text:span><text:span text:style-name="Source_20_Text"><text:span text:style-name="T298"> </text:span></text:span><text:span text:style-name="Source_20_Text"><text:span text:style-name="T26">ENTONCES</text:span></text:span><text:span text:style-name="Source_20_Text"><text:span text:style-name="T300"> </text:span></text:span><text:span text:style-name="Source_20_Text"><text:span text:style-name="T301">(</text:span></text:span><text:span text:style-name="Source_20_Text"><text:span text:style-name="T27">THEN</text:span></text:span><text:span text:style-name="Source_20_Text"><text:span text:style-name="T301">) </text:span></text:span><text:span text:style-name="Source_20_Text"><text:span text:style-name="T299">o un símbolo equivalente (por ejemplo, la virgulilla: ~ )</text:span></text:span><text:span text:style-name="Source_20_Text"><text:span text:style-name="T301">, </text:span></text:span><text:span text:style-name="Source_20_Text"><text:span text:style-name="T302">que deberá </text:span></text:span><text:span text:style-name="Source_20_Text"><text:span text:style-name="T303">estar</text:span></text:span><text:span text:style-name="Source_20_Text"><text:span text:style-name="T302"> seguida por la expresión o expresiones a ejecutar en caso de que se cumpla la condición lógica. </text:span></text:span></text:p>
      <text:p text:style-name="P10"><text:span text:style-name="Source_20_Text"><text:span text:style-name="T243">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46">de</text:span></text:span><text:span text:style-name="Source_20_Text"><text:span text:style-name="T244"> las estructuras de selección </text:span></text:span><text:span text:style-name="Source_20_Text"><text:span text:style-name="T282">de </text:span></text:span><text:span text:style-name="Source_20_Text"><text:span text:style-name="T374">caso-cuando</text:span></text:span><text:span text:style-name="Source_20_Text"><text:span text:style-name="T244"> </text:span></text:span><text:span text:style-name="Source_20_Text"><text:span text:style-name="T243">es la siguiente</text:span></text:span><text:span text:style-name="Source_20_Text"><text:span text:style-name="T244">:</text:span></text:span></text:p>
      <text:p text:style-name="P36"><text:span text:style-name="Source_20_Text"><text:span text:style-name="T51">&lt;</text:span></text:span><text:span text:style-name="Source_20_Text"><text:span text:style-name="T59">CASO-CUANDO</text:span></text:span><text:span text:style-name="Source_20_Text"><text:span text:style-name="T51">&gt; → <text:s text:c="2"/></text:span></text:span><text:span text:style-name="Source_20_Text"><text:span text:style-name="T82">CASO</text:span></text:span><text:span text:style-name="Source_20_Text"><text:span text:style-name="T85"> </text:span></text:span></text:p>
      <text:p text:style-name="P36"><text:soft-page-break/><text:span text:style-name="Source_20_Text"><text:span text:style-name="T81"><text:tab/><text:tab/><text:tab/></text:span></text:span><text:span text:style-name="Source_20_Text"><text:span text:style-name="T82">CUAND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</text:span></text:span><text:span text:style-name="Source_20_Text"><text:span text:style-name="T60">esión</text:span></text:span><text:span text:style-name="Source_20_Text"><text:span text:style-name="T57">_</text:span></text:span><text:span text:style-name="Source_20_Text"><text:span text:style-name="T61">control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text:line-break/><text:tab/><text:tab/><text:tab/></text:span></text:span><text:span text:style-name="Source_20_Text"><text:span text:style-name="T82">CUAND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</text:span></text:span><text:span text:style-name="Source_20_Text"><text:span text:style-name="T60">esión</text:span></text:span><text:span text:style-name="Source_20_Text"><text:span text:style-name="T57">_</text:span></text:span><text:span text:style-name="Source_20_Text"><text:span text:style-name="T61">control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/text:span></text:span></text:p>
      <text:p text:style-name="P36"><text:span text:style-name="Source_20_Text"><text:span text:style-name="T51"><text:tab/><text:tab/><text:tab/>...</text:span></text:span></text:p>
      <text:p text:style-name="P36"><text:span text:style-name="Source_20_Text"><text:span text:style-name="T51"><text:tab/><text:tab/><text:tab/></text:span></text:span><text:span text:style-name="Source_20_Text"><text:span text:style-name="T82">CUAND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</text:span></text:span><text:span text:style-name="Source_20_Text"><text:span text:style-name="T60">esión</text:span></text:span><text:span text:style-name="Source_20_Text"><text:span text:style-name="T57">_</text:span></text:span><text:span text:style-name="Source_20_Text"><text:span text:style-name="T61">control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/text:span></text:span></text:p>
      <text:p text:style-name="P36"><text:span text:style-name="Source_20_Text"><text:span text:style-name="T51"><text:tab/><text:tab/><text:tab/></text:span></text:span><text:span text:style-name="Source_20_Text"><text:span text:style-name="T82">SI</text:span></text:span><text:span text:style-name="Source_20_Text"><text:span text:style-name="T84">_</text:span></text:span><text:span text:style-name="Source_20_Text"><text:span text:style-name="T82">NO</text:span></text:span><text:span text:style-name="Source_20_Text"><text:span text:style-name="T83"> <text:s/></text:span></text:span><text:span text:style-name="Source_20_Text"><text:span text:style-name="T64">&lt;</text:span></text:span><text:span text:style-name="Source_20_Text"><text:span text:style-name="T66">expresión</text:span></text:span><text:span text:style-name="Source_20_Text"><text:span text:style-name="T64">&gt;</text:span></text:span></text:p>
      <text:p text:style-name="P27"><text:span text:style-name="Source_20_Text"><text:span text:style-name="T520"/></text:span></text:p>
      <text:p text:style-name="P27"><text:span text:style-name="Source_20_Text"><text:span text:style-name="T520"/></text:span></text:p>
      <text:p text:style-name="P30"><text:span text:style-name="Source_20_Text"><text:span text:style-name="T520">Los componentes b</text:span></text:span><text:span text:style-name="Source_20_Text"><text:span text:style-name="T543">á</text:span></text:span><text:span text:style-name="Source_20_Text"><text:span text:style-name="T520">sicos de una estructura de selecci</text:span></text:span><text:span text:style-name="Source_20_Text"><text:span text:style-name="T543">ó</text:span></text:span><text:span text:style-name="Source_20_Text"><text:span text:style-name="T520">n m</text:span></text:span><text:span text:style-name="Source_20_Text"><text:span text:style-name="T543">ú</text:span></text:span><text:span text:style-name="Source_20_Text"><text:span text:style-name="T520">ltiple </text:span></text:span><text:span text:style-name="Source_20_Text"><text:span text:style-name="T537">de </text:span></text:span><text:span text:style-name="Source_20_Text"><text:span text:style-name="T608">caso</text:span></text:span><text:span text:style-name="Source_20_Text"><text:span text:style-name="T537"> </text:span></text:span><text:span text:style-name="Source_20_Text"><text:span text:style-name="T520">son: 1) </text:span></text:span><text:span text:style-name="Source_20_Text"><text:span text:style-name="T524">l</text:span></text:span><text:span text:style-name="Source_20_Text"><text:span text:style-name="T520">a expresi</text:span></text:span><text:span text:style-name="Source_20_Text"><text:span text:style-name="T543">ó</text:span></text:span><text:span text:style-name="Source_20_Text"><text:span text:style-name="T520">n </text:span></text:span><text:span text:style-name="Source_20_Text"><text:span text:style-name="T525">de control</text:span></text:span><text:span text:style-name="Source_20_Text"><text:span text:style-name="T520"> con base en la cual se realiza</text:span></text:span><text:span text:style-name="Source_20_Text"><text:span text:style-name="T526">r</text:span></text:span><text:span text:style-name="Source_20_Text"><text:span text:style-name="T546">á</text:span></text:span><text:span text:style-name="Source_20_Text"><text:span text:style-name="T520"> la elecci</text:span></text:span><text:span text:style-name="Source_20_Text"><text:span text:style-name="T543">ó</text:span></text:span><text:span text:style-name="Source_20_Text"><text:span text:style-name="T520">n </text:span></text:span><text:span text:style-name="Source_20_Text"><text:span text:style-name="T526">y</text:span></text:span><text:span text:style-name="Source_20_Text"><text:span text:style-name="T520"> </text:span></text:span><text:span text:style-name="Source_20_Text"><text:span text:style-name="T527">2) los segmentos elegibles</text:span></text:span><text:span text:style-name="Source_20_Text"><text:span text:style-name="T520">. </text:span></text:span><text:span text:style-name="Source_20_Text"><text:span text:style-name="T547">Los segmentos </text:span></text:span><text:span text:style-name="Source_20_Text"><text:span text:style-name="T548">elegibles</text:span></text:span><text:span text:style-name="Source_20_Text"><text:span text:style-name="T547"> son las secciones dentro de la estructura de control </text:span></text:span><text:span text:style-name="Source_20_Text"><text:span text:style-name="T548">que etiquetan o identifican a las</text:span></text:span><text:span text:style-name="Source_20_Text"><text:span text:style-name="T547"> acciones específicas a cada </text:span></text:span><text:span text:style-name="Source_20_Text"><text:span text:style-name="T545">condición o</text:span></text:span><text:span text:style-name="Source_20_Text"><text:span text:style-name="T547"> categoría</text:span></text:span><text:span text:style-name="Source_20_Text"><text:span text:style-name="T549"> </text:span></text:span><text:span text:style-name="Source_20_Text"><text:span text:style-name="T550">y</text:span></text:span><text:span text:style-name="Source_20_Text"><text:span text:style-name="T526"> tienen dos componentes: </text:span></text:span><text:span text:style-name="Source_20_Text"><text:span text:style-name="T528">a)</text:span></text:span><text:span text:style-name="Source_20_Text"><text:span text:style-name="T526"> </text:span></text:span><text:span text:style-name="Source_20_Text"><text:span text:style-name="T525">la</text:span></text:span><text:span text:style-name="Source_20_Text"><text:span text:style-name="T526"> </text:span></text:span><text:span text:style-name="Source_20_Text"><text:span text:style-name="T523">expresi</text:span></text:span><text:span text:style-name="Source_20_Text"><text:span text:style-name="T545">ó</text:span></text:span><text:span text:style-name="Source_20_Text"><text:span text:style-name="T523">n </text:span></text:span><text:span text:style-name="Source_20_Text"><text:span text:style-name="T535">o valor</text:span></text:span><text:span text:style-name="Source_20_Text"><text:span text:style-name="T523"> de control </text:span></text:span><text:span text:style-name="Source_20_Text"><text:span text:style-name="T528">que identifica a las categor</text:span></text:span><text:span text:style-name="Source_20_Text"><text:span text:style-name="T551">ías o</text:span></text:span><text:span text:style-name="Source_20_Text"><text:span text:style-name="T528"> casos espec</text:span></text:span><text:span text:style-name="Source_20_Text"><text:span text:style-name="T551">í</text:span></text:span><text:span text:style-name="Source_20_Text"><text:span text:style-name="T528">ficos</text:span></text:span><text:span text:style-name="Source_20_Text"><text:span text:style-name="T526"> y </text:span></text:span><text:span text:style-name="Source_20_Text"><text:span text:style-name="T528">b) </text:span></text:span><text:span text:style-name="Source_20_Text"><text:span text:style-name="T526">el conjunto de acciones que corresponde a </text:span></text:span><text:span text:style-name="Source_20_Text"><text:span text:style-name="T529">cada</text:span></text:span><text:span text:style-name="Source_20_Text"><text:span text:style-name="T530"> caso</text:span></text:span><text:span text:style-name="Source_20_Text"><text:span text:style-name="T526">.</text:span></text:span></text:p>
      <text:p text:style-name="P27"><text:span text:style-name="Source_20_Text"><text:span text:style-name="T520"/></text:span></text:p>
      <text:p text:style-name="P27"><text:span text:style-name="Source_20_Text"><text:span text:style-name="T520">A diferencia de las estructuras de selecci</text:span></text:span><text:span text:style-name="Source_20_Text"><text:span text:style-name="T543">ó</text:span></text:span><text:span text:style-name="Source_20_Text"><text:span text:style-name="T520">n simple, en donde la </text:span></text:span><text:span text:style-name="Source_20_Text"><text:span text:style-name="T525">expresi</text:span></text:span><text:span text:style-name="Source_20_Text"><text:span text:style-name="T550">ó</text:span></text:span><text:span text:style-name="Source_20_Text"><text:span text:style-name="T525">n de control</text:span></text:span><text:span text:style-name="Source_20_Text"><text:span text:style-name="T520"> </text:span></text:span><text:span text:style-name="Source_20_Text"><text:span text:style-name="T525">devuelve</text:span></text:span><text:span text:style-name="Source_20_Text"><text:span text:style-name="T520"> un valor l</text:span></text:span><text:span text:style-name="Source_20_Text"><text:span text:style-name="T543">ó</text:span></text:span><text:span text:style-name="Source_20_Text"><text:span text:style-name="T520">gico, en las estructuras de selecci</text:span></text:span><text:span text:style-name="Source_20_Text"><text:span text:style-name="T543">ó</text:span></text:span><text:span text:style-name="Source_20_Text"><text:span text:style-name="T520">n m</text:span></text:span><text:span text:style-name="Source_20_Text"><text:span text:style-name="T543">ú</text:span></text:span><text:span text:style-name="Source_20_Text"><text:span text:style-name="T520">ltiple este valor </text:span></text:span><text:span text:style-name="Source_20_Text"><text:span text:style-name="T531">tambi</text:span></text:span><text:span text:style-name="Source_20_Text"><text:span text:style-name="T552">é</text:span></text:span><text:span text:style-name="Source_20_Text"><text:span text:style-name="T531">n puede</text:span></text:span><text:span text:style-name="Source_20_Text"><text:span text:style-name="T520"> </text:span></text:span><text:span text:style-name="Source_20_Text"><text:span text:style-name="T531">consistir</text:span></text:span><text:span text:style-name="Source_20_Text"><text:span text:style-name="T525"> en </text:span></text:span><text:span text:style-name="Source_20_Text"><text:span text:style-name="T532">una categor</text:span></text:span><text:span text:style-name="Source_20_Text"><text:span text:style-name="T553">í</text:span></text:span><text:span text:style-name="Source_20_Text"><text:span text:style-name="T532">a </text:span></text:span><text:span text:style-name="Source_20_Text"><text:span text:style-name="T533">o </text:span></text:span><text:span text:style-name="Source_20_Text"><text:span text:style-name="T534">etiqueta</text:span></text:span><text:span text:style-name="Source_20_Text"><text:span text:style-name="T532">, ya sea de tipo nu</text:span></text:span><text:span text:style-name="Source_20_Text"><text:span text:style-name="T553">méric</text:span></text:span><text:span text:style-name="Source_20_Text"><text:span text:style-name="T554">o</text:span></text:span><text:span text:style-name="Source_20_Text"><text:span text:style-name="T553"> o</text:span></text:span><text:span text:style-name="Source_20_Text"><text:span text:style-name="T547"> </text:span></text:span><text:span text:style-name="Source_20_Text"><text:span text:style-name="T555">carácter</text:span></text:span><text:span text:style-name="Source_20_Text"><text:span text:style-name="T553">. </text:span></text:span><text:span text:style-name="Source_20_Text"><text:span text:style-name="T550">A partir de estos componentes</text:span></text:span><text:span text:style-name="Source_20_Text"><text:span text:style-name="T556"> la estructura de selección múltiple compara</text:span></text:span><text:span text:style-name="Source_20_Text"><text:span text:style-name="T547">rá</text:span></text:span><text:span text:style-name="Source_20_Text"><text:span text:style-name="T556"> internamente </text:span></text:span><text:span text:style-name="Source_20_Text"><text:span text:style-name="T550">el</text:span></text:span><text:span text:style-name="Source_20_Text"><text:span text:style-name="T556"> valor </text:span></text:span><text:span text:style-name="Source_20_Text"><text:span text:style-name="T550">de la expresión de control</text:span></text:span><text:span text:style-name="Source_20_Text"><text:span text:style-name="T556"> </text:span></text:span><text:span text:style-name="Source_20_Text"><text:span text:style-name="T557">con el de </text:span></text:span><text:span text:style-name="Source_20_Text"><text:span text:style-name="T546">las constantes </text:span></text:span><text:span text:style-name="Source_20_Text"><text:span text:style-name="T558">definidas</text:span></text:span><text:span text:style-name="Source_20_Text"><text:span text:style-name="T546"> </text:span></text:span><text:span text:style-name="Source_20_Text"><text:span text:style-name="T558">en</text:span></text:span><text:span text:style-name="Source_20_Text"><text:span text:style-name="T556"> los </text:span></text:span><text:span text:style-name="Source_20_Text"><text:span text:style-name="T598">segmentos </text:span></text:span><text:span text:style-name="Source_20_Text"><text:span text:style-name="T599">elegibles</text:span></text:span><text:span text:style-name="Source_20_Text"><text:span text:style-name="T556">.</text:span></text:span><text:span text:style-name="Source_20_Text"><text:span text:style-name="T547"> </text:span></text:span></text:p>
      <text:p text:style-name="P27"><text:span text:style-name="Source_20_Text"><text:span text:style-name="T547"/></text:span></text:p>
      <text:p text:style-name="P27"><text:span text:style-name="Source_20_Text"><text:span text:style-name="T559">Además, a</text:span></text:span><text:span text:style-name="Source_20_Text"><text:span text:style-name="T547">lgunas estructuras de control </text:span></text:span><text:span text:style-name="Source_20_Text"><text:span text:style-name="T560">también</text:span></text:span><text:span text:style-name="Source_20_Text"><text:span text:style-name="T547"> evaluarán los segmentos </text:span></text:span><text:span text:style-name="Source_20_Text"><text:span text:style-name="T548">elegibles</text:span></text:span><text:span text:style-name="Source_20_Text"><text:span text:style-name="T547"> </text:span></text:span><text:span text:style-name="Source_20_Text"><text:span text:style-name="T560">siguientes</text:span></text:span><text:span text:style-name="Source_20_Text"><text:span text:style-name="T561"> </text:span></text:span><text:span text:style-name="Source_20_Text"><text:span text:style-name="T560">al</text:span></text:span><text:span text:style-name="Source_20_Text"><text:span text:style-name="T561"> </text:span></text:span><text:span text:style-name="Source_20_Text"><text:span text:style-name="T560">de la</text:span></text:span><text:span text:style-name="Source_20_Text"><text:span text:style-name="T547"> categoría </text:span></text:span><text:span text:style-name="Source_20_Text"><text:span text:style-name="T561">coincidente </text:span></text:span><text:span text:style-name="Source_20_Text"><text:span text:style-name="T558">a menos que se incluya explícitamente un cláusula de </text:span></text:span><text:span text:style-name="Source_20_Text"><text:span text:style-name="T562">salida (por ejemplo, </text:span></text:span><text:span text:style-name="Source_20_Text"><text:span text:style-name="T609">BREAK</text:span></text:span><text:span text:style-name="Source_20_Text"><text:span text:style-name="T562">)</text:span></text:span><text:span text:style-name="Source_20_Text"><text:span text:style-name="T547">. Otras sólo ejecutarán la categoría con la que coincidan </text:span></text:span><text:span text:style-name="Source_20_Text"><text:span text:style-name="T562">sin necesidad <text:s/></text:span></text:span><text:span text:style-name="Source_20_Text"><text:span text:style-name="T563">que la</text:span></text:span><text:span text:style-name="Source_20_Text"><text:span text:style-name="T562"> cláusula de salida </text:span></text:span><text:span text:style-name="Source_20_Text"><text:span text:style-name="T563">sea incluida.</text:span></text:span><text:span text:style-name="Source_20_Text"><text:span text:style-name="T547"> </text:span></text:span><text:span text:style-name="Source_20_Text"><text:span text:style-name="T562">Finalmente</text:span></text:span><text:span text:style-name="Source_20_Text"><text:span text:style-name="T564">, algunas estructuras de selección múltiple cuentan con un segmento de selección </text:span></text:span><text:span text:style-name="Source_20_Text"><text:span text:style-name="T565">por omisión </text:span></text:span><text:span text:style-name="Source_20_Text"><text:span text:style-name="T563">que se ejecutará</text:span></text:span><text:span text:style-name="Source_20_Text"><text:span text:style-name="T564"> si la </text:span></text:span><text:span text:style-name="Source_20_Text"><text:span text:style-name="T566">expresión de control</text:span></text:span><text:span text:style-name="Source_20_Text"><text:span text:style-name="T564"> no coincide </text:span></text:span><text:span text:style-name="Source_20_Text"><text:span text:style-name="T562">con</text:span></text:span><text:span text:style-name="Source_20_Text"><text:span text:style-name="T564"> </text:span></text:span><text:span text:style-name="Source_20_Text"><text:span text:style-name="T561">ninguna de las constantes </text:span></text:span><text:span text:style-name="Source_20_Text"><text:span text:style-name="T566">o condiciones</text:span></text:span><text:span text:style-name="Source_20_Text"><text:span text:style-name="T561"> </text:span></text:span><text:span text:style-name="Source_20_Text"><text:span text:style-name="T550">disponibles</text:span></text:span><text:span text:style-name="Source_20_Text"><text:span text:style-name="T564">.</text:span></text:span></text:p>
      <text:p text:style-name="P27"><text:span text:style-name="Source_20_Text"><text:span text:style-name="T564"/></text:span></text:p>
      <text:p text:style-name="P27"><text:span text:style-name="Source_20_Text"><text:span text:style-name="T567">En específico, s</text:span></text:span><text:span text:style-name="Source_20_Text"><text:span text:style-name="T568">i la expresión de control es una categoría, </text:span></text:span><text:span text:style-name="Source_20_Text"><text:span text:style-name="T569">de valor entero</text:span></text:span><text:span text:style-name="Source_20_Text"><text:span text:style-name="T568"> o de tipo carácter, l</text:span></text:span><text:span text:style-name="Source_20_Text"><text:span text:style-name="T561">a estructura de selección múltiple </text:span></text:span><text:span text:style-name="Source_20_Text"><text:span text:style-name="T570">será</text:span></text:span><text:span text:style-name="Source_20_Text"><text:span text:style-name="T571"> </text:span></text:span><text:span text:style-name="Source_20_Text"><text:span text:style-name="T572">denominada </text:span></text:span><text:span text:style-name="Source_20_Text"><text:span text:style-name="T567">estructura de</text:span></text:span><text:span text:style-name="Source_20_Text"><text:span text:style-name="T561"> </text:span></text:span><text:span text:style-name="Source_20_Text"><text:span text:style-name="T600">desvío</text:span></text:span><text:span text:style-name="Source_20_Text"><text:span text:style-name="T561"> </text:span></text:span><text:span text:style-name="Source_20_Text"><text:span text:style-name="T573">y </text:span></text:span><text:span text:style-name="Source_20_Text"><text:span text:style-name="T574">se declara</text:span></text:span><text:span text:style-name="Source_20_Text"><text:span text:style-name="T575">rá</text:span></text:span><text:span text:style-name="Source_20_Text"><text:span text:style-name="T550"> con </text:span></text:span><text:span text:style-name="Source_20_Text"><text:span text:style-name="T576">la </text:span></text:span><text:span text:style-name="Source_20_Text"><text:span text:style-name="T550">cláusula</text:span></text:span><text:span text:style-name="Source_20_Text"><text:span text:style-name="T575"> </text:span></text:span><text:span text:style-name="Source_20_Text"><text:span text:style-name="T567">inglesa</text:span></text:span><text:span text:style-name="Source_20_Text"><text:span text:style-name="T550"> </text:span></text:span><text:span text:style-name="Source_20_Text"><text:span text:style-name="T610">DESVIAR</text:span></text:span><text:span text:style-name="Source_20_Text"><text:span text:style-name="T550"> (</text:span></text:span><text:span text:style-name="Source_20_Text"><text:span text:style-name="T611">SWITCH</text:span></text:span><text:span text:style-name="Source_20_Text"><text:span text:style-name="T550">), seguida </text:span></text:span><text:span text:style-name="Source_20_Text"><text:span text:style-name="T575">de la expresión de control cuyo valor podrá ser variable de acuerdo a</text:span></text:span><text:span text:style-name="Source_20_Text"><text:span text:style-name="T577">l código previo</text:span></text:span><text:span text:style-name="Source_20_Text"><text:span text:style-name="T575">. </text:span></text:span><text:span text:style-name="Source_20_Text"><text:span text:style-name="T576">Después de la expresión de control se colocará el carácter de dirección del desvío, el cual puede ser simplemente una llave de apertura ( { ), </text:span></text:span><text:span text:style-name="Source_20_Text"><text:span text:style-name="T578">un </text:span></text:span><text:span text:style-name="Source_20_Text"><text:span text:style-name="T577">espacio o salto de línea</text:span></text:span><text:span text:style-name="Source_20_Text"><text:span text:style-name="T576">, </text:span></text:span><text:span text:style-name="Source_20_Text"><text:span text:style-name="T579">al cual le seguirán una serie de casos precedidos cada uno por</text:span></text:span><text:span text:style-name="Source_20_Text"><text:span text:style-name="T550"> </text:span></text:span><text:span text:style-name="Source_20_Text"><text:span text:style-name="T579">la</text:span></text:span><text:span text:style-name="Source_20_Text"><text:span text:style-name="T550"> cláusula </text:span></text:span><text:span text:style-name="Source_20_Text"><text:span text:style-name="T567">inglesa</text:span></text:span><text:span text:style-name="Source_20_Text"><text:span text:style-name="T550"> </text:span></text:span><text:span text:style-name="Source_20_Text"><text:span text:style-name="T612">CASO</text:span></text:span><text:span text:style-name="Source_20_Text"><text:span text:style-name="T571"> </text:span></text:span><text:span text:style-name="Source_20_Text"><text:span text:style-name="T580">(</text:span></text:span><text:span text:style-name="Source_20_Text"><text:span text:style-name="T613">CASE</text:span></text:span><text:span text:style-name="Source_20_Text"><text:span text:style-name="T580">). </text:span></text:span><text:span text:style-name="Source_20_Text"><text:span text:style-name="T579">Cada caso</text:span></text:span><text:span text:style-name="Source_20_Text"><text:span text:style-name="T550"> especifica</text:span></text:span><text:span text:style-name="Source_20_Text"><text:span text:style-name="T581">rá</text:span></text:span><text:span text:style-name="Source_20_Text"><text:span text:style-name="T550"> l</text:span></text:span><text:span text:style-name="Source_20_Text"><text:span text:style-name="T571">a</text:span></text:span><text:span text:style-name="Source_20_Text"><text:span text:style-name="T580">s </text:span></text:span><text:span text:style-name="Source_20_Text"><text:span text:style-name="T571">constantes o categorías </text:span></text:span><text:span text:style-name="Source_20_Text"><text:span text:style-name="T580">elegibles</text:span></text:span><text:span text:style-name="Source_20_Text"><text:span text:style-name="T571"> y </text:span></text:span><text:span text:style-name="Source_20_Text"><text:span text:style-name="T580">las</text:span></text:span><text:span text:style-name="Source_20_Text"><text:span text:style-name="T571"> acci</text:span></text:span><text:span text:style-name="Source_20_Text"><text:span text:style-name="T580">ones</text:span></text:span><text:span text:style-name="Source_20_Text"><text:span text:style-name="T571"> </text:span></text:span><text:span text:style-name="Source_20_Text"><text:span text:style-name="T580">asociadas </text:span></text:span><text:span text:style-name="Source_20_Text"><text:span text:style-name="T577">a</text:span></text:span><text:span text:style-name="Source_20_Text"><text:span text:style-name="T580"> ellas</text:span></text:span><text:span text:style-name="Source_20_Text"><text:span text:style-name="T571">. </text:span></text:span><text:span text:style-name="Source_20_Text"><text:span text:style-name="T579">Podrá</text:span></text:span><text:span text:style-name="Source_20_Text"><text:span text:style-name="T571"> haber tantas cláusulas </text:span></text:span><text:span text:style-name="Source_20_Text"><text:span text:style-name="T612">CASO</text:span></text:span><text:span text:style-name="Source_20_Text"><text:span text:style-name="T234"> </text:span></text:span><text:span text:style-name="Source_20_Text"><text:span text:style-name="T276">como </text:span></text:span><text:span text:style-name="Source_20_Text"><text:span text:style-name="T277">categorías de </text:span></text:span><text:span text:style-name="Source_20_Text"><text:span text:style-name="T278">valores o de</text:span></text:span><text:span text:style-name="Source_20_Text"><text:span text:style-name="T277"> ejecución </text:span></text:span><text:span text:style-name="Source_20_Text"><text:span text:style-name="T279">puedan preverse. </text:span></text:span><text:span text:style-name="Source_20_Text"><text:span text:style-name="T280">Inmediatamente después de </text:span></text:span><text:span text:style-name="Source_20_Text"><text:span text:style-name="T281">cada</text:span></text:span><text:span text:style-name="Source_20_Text"><text:span text:style-name="T280"> cláusula </text:span></text:span><text:span text:style-name="Source_20_Text"><text:span text:style-name="T23">CASO</text:span></text:span><text:span text:style-name="Source_20_Text"><text:span text:style-name="T280"> deberá colocarse la expresión constante con la cual será comparada la expresión de control.</text:span></text:span></text:p>
      <text:p text:style-name="P27"><text:span text:style-name="Source_20_Text"><text:span text:style-name="T293"/></text:span></text:p>
      <text:p text:style-name="P7"><text:span text:style-name="Source_20_Text"><text:span text:style-name="T243">L</text:span></text:span><text:span text:style-name="Source_20_Text"><text:span text:style-name="T244">a sintaxis </text:span></text:span><text:span text:style-name="Source_20_Text"><text:span text:style-name="T245">formal </text:span></text:span><text:span text:style-name="Source_20_Text"><text:span text:style-name="T246">de</text:span></text:span><text:span text:style-name="Source_20_Text"><text:span text:style-name="T244"> las estructuras de selección </text:span></text:span><text:span text:style-name="Source_20_Text"><text:span text:style-name="T282">de </text:span></text:span><text:span text:style-name="Source_20_Text"><text:span text:style-name="T370">cambio</text:span></text:span><text:span text:style-name="Source_20_Text"><text:span text:style-name="T244"> </text:span></text:span><text:span text:style-name="Source_20_Text"><text:span text:style-name="T243">es la siguiente</text:span></text:span><text:span text:style-name="Source_20_Text"><text:span text:style-name="T244">:</text:span></text:span></text:p>
      <text:p text:style-name="P35"><text:span text:style-name="Source_20_Text"><text:span text:style-name="T51">&lt;</text:span></text:span><text:span text:style-name="Source_20_Text"><text:span text:style-name="T52">DESVÍO</text:span></text:span><text:span text:style-name="Source_20_Text"><text:span text:style-name="T51">&gt; → <text:s text:c="2"/></text:span></text:span><text:span text:style-name="Source_20_Text"><text:span text:style-name="T79">DESVIAR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3">valor</text:span></text:span><text:span text:style-name="Source_20_Text"><text:span text:style-name="T51">_</text:span></text:span><text:span text:style-name="Source_20_Text"><text:span text:style-name="T54">control</text:span></text:span><text:span text:style-name="Source_20_Text"><text:span text:style-name="T51">&gt;</text:span></text:span><text:span text:style-name="Source_20_Text"><text:span text:style-name="T52"> </text:span></text:span><text:span text:style-name="Source_20_Text"><text:span text:style-name="T80">AL</text:span></text:span><text:span text:style-name="Source_20_Text"><text:span text:style-name="T55"> </text:span></text:span></text:p>
      <text:p text:style-name="P35"><text:span text:style-name="Source_20_Text"><text:span text:style-name="T81"><text:tab/><text:tab/><text:tab/></text:span></text:span><text:span text:style-name="Source_20_Text"><text:span text:style-name="T82">CAS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6">valor</text:span></text:span><text:span text:style-name="Source_20_Text"><text:span text:style-name="T57">_constant</text:span></text:span><text:span text:style-name="Source_20_Text"><text:span text:style-name="T63">e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text:line-break/><text:tab/><text:tab/><text:tab/></text:span></text:span><text:span text:style-name="Source_20_Text"><text:span text:style-name="T82">CAS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6">valor</text:span></text:span><text:span text:style-name="Source_20_Text"><text:span text:style-name="T57">_constante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/text:span></text:span></text:p>
      <text:p text:style-name="P35"><text:span text:style-name="Source_20_Text"><text:span text:style-name="T51"><text:tab/><text:tab/><text:tab/>...</text:span></text:span></text:p>
      <text:p text:style-name="P35"><text:span text:style-name="Source_20_Text"><text:span text:style-name="T51"><text:tab/><text:tab/><text:tab/></text:span></text:span><text:span text:style-name="Source_20_Text"><text:span text:style-name="T82">CASO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6">valor</text:span></text:span><text:span text:style-name="Source_20_Text"><text:span text:style-name="T57">_constante</text:span></text:span><text:span text:style-name="Source_20_Text"><text:span text:style-name="T51">&gt; </text:span></text:span><text:span text:style-name="Source_20_Text"><text:span text:style-name="T82">ENTONCES</text:span></text:span><text:span text:style-name="Source_20_Text"><text:span text:style-name="T85"> </text:span></text:span><text:span text:style-name="Source_20_Text"><text:span text:style-name="T51">&lt;</text:span></text:span><text:span text:style-name="Source_20_Text"><text:span text:style-name="T57">expresión</text:span></text:span><text:span text:style-name="Source_20_Text"><text:span text:style-name="T51">&gt;;</text:span></text:span></text:p>
      <text:p text:style-name="P35"><text:span text:style-name="Source_20_Text"><text:span text:style-name="T51"><text:tab/><text:tab/><text:tab/></text:span></text:span><text:span text:style-name="Source_20_Text"><text:span text:style-name="T58">&lt;</text:span></text:span><text:span text:style-name="Source_20_Text"><text:span text:style-name="T82">CASO</text:span></text:span><text:span text:style-name="Source_20_Text"><text:span text:style-name="T81"> </text:span></text:span><text:span text:style-name="Source_20_Text"><text:span text:style-name="T82">POR</text:span></text:span><text:span text:style-name="Source_20_Text"><text:span text:style-name="T83"> </text:span></text:span><text:span text:style-name="Source_20_Text"><text:span text:style-name="T82">OMISIÓN</text:span></text:span><text:span text:style-name="Source_20_Text"><text:span text:style-name="T83">&gt; </text:span></text:span><text:span text:style-name="Source_20_Text"><text:span text:style-name="T64">&lt;</text:span></text:span><text:span text:style-name="Source_20_Text"><text:span text:style-name="T65">valor</text:span></text:span><text:span text:style-name="Source_20_Text"><text:span text:style-name="T66">_</text:span></text:span><text:span text:style-name="Source_20_Text"><text:span text:style-name="T68">constante</text:span></text:span><text:span text:style-name="Source_20_Text"><text:span text:style-name="T64">&gt;</text:span></text:span></text:p>
      <text:p text:style-name="P35"><text:span text:style-name="Source_20_Text"><text:span text:style-name="T67"><text:tab/><text:tab/> </text:span></text:span></text:p>
      <text:p text:style-name="P8"><text:span text:style-name="Source_20_Text"><text:span text:style-name="T243"/></text:span></text:p>
      <text:p text:style-name="P24"><text:span text:style-name="Source_20_Text"><text:span text:style-name="T283">Las estructuras de </text:span></text:span><text:span text:style-name="Source_20_Text"><text:span text:style-name="T371">desvío</text:span></text:span><text:span text:style-name="Source_20_Text"><text:span text:style-name="T283"> son particularmente útiles para </text:span></text:span><text:span text:style-name="Source_20_Text"><text:span text:style-name="T284">cotejar</text:span></text:span><text:span text:style-name="Source_20_Text"><text:span text:style-name="T283"> valores ú</text:span></text:span><text:span text:style-name="Source_20_Text"><text:span text:style-name="T284">nicos</text:span></text:span><text:span text:style-name="Source_20_Text"><text:span text:style-name="T283">, </text:span></text:span><text:span text:style-name="Source_20_Text"><text:span text:style-name="T284">sin embargo, en muchas ocasiones es necesario cotejar rangos de valores, para lo cual es necesario poder realizar </text:span></text:span><text:soft-page-break/><text:span text:style-name="Source_20_Text"><text:span text:style-name="T284">pruebas lógicas. </text:span></text:span><text:span text:style-name="Source_20_Text"><text:span text:style-name="T243">En cambio, si la expresión de control es una condición lógica, entonces la estructura de selección múltiple será similar semánticamente a una lista de </text:span></text:span><text:span text:style-name="Source_20_Text"><text:span text:style-name="T285">estructuras</text:span></text:span><text:span text:style-name="Source_20_Text"><text:span text:style-name="T243"> </text:span></text:span><text:span text:style-name="Source_20_Text"><text:span text:style-name="T372">si-entonces</text:span></text:span><text:span text:style-name="Source_20_Text"><text:span text:style-name="T243"> anidad</text:span></text:span><text:span text:style-name="Source_20_Text"><text:span text:style-name="T286">a</text:span></text:span><text:span text:style-name="Source_20_Text"><text:span text:style-name="T243">s </text:span></text:span><text:span text:style-name="Source_20_Text"><text:span text:style-name="T287">y </text:span></text:span><text:span text:style-name="Source_20_Text"><text:span text:style-name="T286">será</text:span></text:span><text:span text:style-name="Source_20_Text"><text:span text:style-name="T287"> denominada </text:span></text:span><text:span text:style-name="Source_20_Text"><text:span text:style-name="T373">caso</text:span></text:span><text:span text:style-name="Source_20_Text"><text:span text:style-name="T294">. </text:span></text:span></text:p>
      <text:p text:style-name="P24"><text:span text:style-name="Source_20_Text"><text:span text:style-name="T67"/></text:span></text:p>
      <text:h text:style-name="P5" text:outline-level="2"><text:bookmark-start text:name="__RefHeading___Toc44594_36159177701"/><text:span text:style-name="Source_20_Text"><text:span text:style-name="T384">6.3</text:span></text:span><text:span text:style-name="Source_20_Text"><text:span text:style-name="T385"> Estructuras </text:span></text:span><text:span text:style-name="Source_20_Text"><text:span text:style-name="T388">iterativas</text:span></text:span><text:bookmark-end text:name="__RefHeading___Toc44594_36159177701"/></text:h>
      <text:p text:style-name="P32"><text:span text:style-name="T617">E</text:span><text:span text:style-name="T618">n los lenguajes de programación modernos </text:span><text:span text:style-name="T617">e</text:span><text:span text:style-name="T619">xisten </text:span><text:span text:style-name="T620">d</text:span><text:span text:style-name="T621">os mecanismos básicos para </text:span><text:span text:style-name="T622">alcanzar</text:span><text:span text:style-name="T618"> la repetición </text:span><text:span text:style-name="T622">automática</text:span><text:span text:style-name="T621">: </text:span><text:span text:style-name="T620">l</text:span><text:span text:style-name="T623">as estructuras </text:span><text:span text:style-name="T624">de control</text:span><text:span text:style-name="T623"> iterativas</text:span><text:span text:style-name="T620"> </text:span><text:span text:style-name="T619">y la recursión.</text:span><text:span text:style-name="T625"> </text:span><text:span text:style-name="T623">Las estructuras </text:span><text:span text:style-name="T624">de control</text:span><text:span text:style-name="T623"> iterativas</text:span><text:span text:style-name="T626"> </text:span><text:span text:style-name="T623">permiten que una </text:span><text:span text:style-name="T627">misma</text:span><text:span text:style-name="T623"> instrucción o conjunto de instrucciones se ejecute </text:span><text:span text:style-name="T628">un número</text:span><text:span text:style-name="T629"> </text:span><text:span text:style-name="T628">determinado </text:span><text:span text:style-name="T630">o </text:span><text:span text:style-name="T629">por determinar</text:span><text:span text:style-name="T628"> de veces;</text:span><text:span text:style-name="T623"> </text:span><text:span text:style-name="T631">c</text:span><text:span text:style-name="T617">onocidas</text:span><text:span text:style-name="T623"> </text:span><text:span text:style-name="T631">t</text:span><text:span text:style-name="T623">ambién como bucles,</text:span><text:span text:style-name="T628"> t</text:span><text:span text:style-name="T623">odos los lenguajes de programación incluyen alg</text:span><text:span text:style-name="T632">un</text:span><text:span text:style-name="T633">a</text:span><text:span text:style-name="T632"> o vari</text:span><text:span text:style-name="T633">a</text:span><text:span text:style-name="T632">s </text:span><text:span text:style-name="T633">estructuras</text:span><text:span text:style-name="T623"> para repetir la ejecución de segmentos de código </text:span><text:span text:style-name="T618">de manera automática</text:span><text:span text:style-name="T623">.</text:span><text:span text:style-name="T634"> </text:span><text:span text:style-name="T617">S</text:span><text:span text:style-name="T634">in las estructuras </text:span><text:span text:style-name="T635">iterativas los archivos de </text:span><text:span text:style-name="T618">instrucciones en</text:span><text:span text:style-name="T635"> </text:span><text:span text:style-name="T636">código fuente</text:span><text:span text:style-name="T635"> serían </text:span><text:span text:style-name="T637">demasiado extensos, </text:span><text:span text:style-name="T635">ocuparían </text:span><text:span text:style-name="T631">más</text:span><text:span text:style-name="T635"> memoria</text:span><text:span text:style-name="T637"> y </text:span><text:span text:style-name="T618">se volverían </text:span><text:span text:style-name="T637">difíciles de </text:span><text:span text:style-name="T618">comprender</text:span><text:span text:style-name="T635">. <text:s/></text:span></text:p>
      <text:p text:style-name="P32"/>
      <text:p text:style-name="P32"><text:span text:style-name="T625">Por </text:span><text:span text:style-name="T633">otra</text:span><text:span text:style-name="T625"> parte, la recursión consiste en la posibilidad de que un procedimiento se invoque a sí mismo, </text:span><text:span text:style-name="T638">varias veces,</text:span><text:span text:style-name="T625"> hasta que la tarea para la cual fue diseñado se</text:span><text:span text:style-name="T639">a</text:span><text:span text:style-name="T625"> complet</text:span><text:span text:style-name="T640">ada</text:span><text:span text:style-name="T625">. Debido a su </text:span><text:span text:style-name="T641">singularidad</text:span><text:span text:style-name="T625">, las estructuras recursivas </text:span><text:span text:style-name="T641">son consideradas usualmente por separado de las estructuras</text:span><text:span text:style-name="T625"> iterativas, </text:span><text:span text:style-name="T642">aunque en esencia ambas consisten en la repetición de un mismo tipo de instrucción hasta que una condición </text:span><text:span text:style-name="T643">se cumpla</text:span><text:span text:style-name="T642">.</text:span></text:p>
      <text:p text:style-name="P32"/>
      <text:p text:style-name="P33"><text:span text:style-name="T640">El componente esencial de las estructuras iterativas es la instrucción de salto</text:span><text:span text:style-name="T644">, </text:span><text:span text:style-name="T640">la cual es</text:span><text:span text:style-name="T644"> necesaria para que un programa pueda ampliar de manera </text:span><text:span text:style-name="T645">importante el tipo y la complejidad de </text:span><text:span text:style-name="T646">sus</text:span><text:span text:style-name="T645"> algoritmos. </text:span><text:span text:style-name="T647">Básicamente, </text:span><text:span text:style-name="T648">la instrucción</text:span><text:span text:style-name="T649"> de salto</text:span><text:span text:style-name="T645"> </text:span><text:span text:style-name="T644">permite la repetición de un </text:span><text:span text:style-name="T647">bloque</text:span><text:span text:style-name="T644"> </text:span><text:span text:style-name="T650">de código </text:span><text:span text:style-name="T644">al </text:span><text:span text:style-name="T650">volver</text:span><text:span text:style-name="T644"> </text:span><text:span text:style-name="T650">repetidamente </text:span><text:span text:style-name="T645">a</text:span><text:span text:style-name="T650">l</text:span><text:span text:style-name="T645"> punto </text:span><text:span text:style-name="T647">inicial</text:span><text:span text:style-name="T644">. </text:span><text:span text:style-name="T645">Sin embargo,</text:span><text:span text:style-name="T649"> una instrucción de salto </text:span><text:span text:style-name="T651">que no vaya acompañada de</text:span><text:span text:style-name="T649"> </text:span><text:span text:style-name="T652">otra</text:span><text:span text:style-name="T649"> instrucción </text:span><text:span text:style-name="T652">que, </text:span><text:span text:style-name="T653">en algún momento,</text:span><text:span text:style-name="T652"> interrumpa el retorno</text:span><text:span text:style-name="T651"> </text:span><text:span text:style-name="T654">podría</text:span><text:span text:style-name="T649"> </text:span><text:span text:style-name="T655">generar </text:span><text:span text:style-name="T656">eventualmente</text:span><text:span text:style-name="T649"> </text:span><text:span text:style-name="T657">varios </text:span><text:span text:style-name="T649">tipo</text:span><text:span text:style-name="T658">s</text:span><text:span text:style-name="T649"> de errores. </text:span></text:p>
      <text:p text:style-name="P33"><text:span text:style-name="T657">Así, c</text:span><text:span text:style-name="T658">onforme los lenguajes de programación </text:span><text:span text:style-name="T652">han ido cambiando</text:span><text:span text:style-name="T658">, se</text:span><text:span text:style-name="T645"> </text:span><text:span text:style-name="T652">ha limitado</text:span><text:span text:style-name="T649"> el uso </text:span><text:span text:style-name="T652">explícito</text:span><text:span text:style-name="T649"> de</text:span><text:span text:style-name="T655"> </text:span><text:span text:style-name="T656">instrucciones de </text:span><text:span text:style-name="T655">salto</text:span><text:span text:style-name="T650"> cuyo número </text:span><text:span text:style-name="T659">de retornos</text:span><text:span text:style-name="T650"> no </text:span><text:span text:style-name="T649">estuviera</text:span><text:span text:style-name="T650"> definido previamente o sujeto al cumplimiento de una condición </text:span><text:span text:style-name="T639">lógica</text:span><text:span text:style-name="T650">. </text:span><text:span text:style-name="T657">La limitación en el uso de instrucciones de salto generó las estructuras iterativas, las cuales contienen este tipo de instrucción de manera </text:span><text:span text:style-name="T660">invisible</text:span><text:span text:style-name="T657"> </text:span><text:span text:style-name="T661">dentro de </text:span><text:span text:style-name="T662">un</text:span><text:span text:style-name="T661"> </text:span><text:span text:style-name="T662">segmento</text:span><text:span text:style-name="T661"> limitado</text:span><text:span text:style-name="T657">. </text:span><text:span text:style-name="T663">En la actualidad, </text:span><text:span text:style-name="T655">la mayoría de</text:span><text:span text:style-name="T663"> </text:span><text:span text:style-name="T664">las </text:span><text:span text:style-name="T665">estructuras de control iterativas incluyen </text:span><text:span text:style-name="T663">a la instrucción de salto </text:span><text:span text:style-name="T651">de manera </text:span><text:span text:style-name="T660">implícita,</text:span><text:span text:style-name="T655"> </text:span><text:span text:style-name="T660">así como </text:span><text:span text:style-name="T651">alguna</text:span><text:span text:style-name="T655"> </text:span><text:span text:style-name="T660">forma </text:span><text:span text:style-name="T666">explícita</text:span><text:span text:style-name="T655"> de especificar la interrupción del ciclo de iteraciones.</text:span></text:p>
      <text:p text:style-name="P32"><text:span text:style-name="T667">En consecuencia, l</text:span><text:span text:style-name="T619">a iteración estructurada </text:span><text:span text:style-name="T625">consiste</text:span><text:span text:style-name="T618"> en</text:span><text:span text:style-name="T619"> </text:span><text:span text:style-name="T668">declaraciones</text:span><text:span text:style-name="T618"> </text:span><text:span text:style-name="T625">que, </text:span><text:span text:style-name="T640">ya sea </text:span><text:span text:style-name="T625">mediante </text:span><text:span text:style-name="T669">el conteo o </text:span><text:span text:style-name="T622">mediante</text:span><text:span text:style-name="T625"> una condición lógica, permiten establecer un límite al número de repeticiones a realizar. </text:span><text:span text:style-name="T667">De esta manera</text:span><text:span text:style-name="T670">, l</text:span><text:span text:style-name="T671">a categorización de las estructuras iterativas depende de dos preguntas sobre su diseño: 1) ¿</text:span><text:span text:style-name="T672">c</text:span><text:span text:style-name="T671">ómo se controla la repetición?, </text:span><text:span text:style-name="T673">y 2)</text:span><text:span text:style-name="T671"> ¿</text:span><text:span text:style-name="T672">a</text:span><text:span text:style-name="T673"> partir de cuándo se considera que puede actualizarse el contador de ciclos del bucle</text:span><text:span text:style-name="T671">? </text:span><text:span text:style-name="T673">En primer término, </text:span><text:span text:style-name="T674">la repetición puede controlarse </text:span><text:span text:style-name="T671">por conteo, </text:span><text:span text:style-name="T670">mediante una condición lógica</text:span><text:span text:style-name="T671"> o </text:span><text:span text:style-name="T670">con </text:span><text:span text:style-name="T671">una combinación de </text:span><text:span text:style-name="T675">ambas.</text:span><text:span text:style-name="T671"> Con respecto a la </text:span><text:span text:style-name="T673">actualización</text:span><text:span text:style-name="T671"> del conteo </text:span><text:span text:style-name="T673">del bucle</text:span><text:span text:style-name="T671">, est</text:span><text:span text:style-name="T676">a puede realizarse </text:span><text:span text:style-name="T670">de manera previa</text:span><text:span text:style-name="T676"> a la ejecución de las instrucciones (es decir, al comienzo del ciclo) </text:span><text:span text:style-name="T677">o </text:span><text:span text:style-name="T675">después</text:span><text:span text:style-name="T677">, una vez que se han ejecutado todas las instrucciones dentro del bucle </text:span><text:span text:style-name="T666">e,</text:span><text:span text:style-name="T677"> </text:span><text:span text:style-name="T666">i</text:span><text:span text:style-name="T670">ncluso, a</text:span><text:span text:style-name="T677">lgunos bucles también permiten actualizar al contador a la mitad del ciclo de repetición.</text:span></text:p>
      <text:h text:style-name="P19" text:outline-level="3"><text:bookmark-start text:name="__RefHeading___Toc71814_1190763146"/><text:soft-page-break/><text:span text:style-name="T678">6</text:span>.<text:span text:style-name="T678">3.1</text:span> Bucles controlados por conteo<text:bookmark-end text:name="__RefHeading___Toc71814_1190763146"/></text:h>
      <text:p text:style-name="P23"><text:span text:style-name="T679">Si</text:span><text:span text:style-name="T680"> se conoce el número de repeticiones a realizar, ya sea porque la naturaleza del problema nos es conocida o porque hay una secuencia finita que podemos seguir, es recomendable utilizar una estructura de control iterativa dirigida por conteo. Estas estructuras</text:span> <text:span text:style-name="T681">posee</text:span><text:span text:style-name="T680">n</text:span> una variable <text:span text:style-name="T682">de control</text:span>, llamada variable de bucle <text:span text:style-name="T683">o contadora</text:span>, <text:span text:style-name="T684">cuya función es</text:span> <text:span text:style-name="T684">mantener</text:span> <text:span text:style-name="T681">el</text:span> <text:span text:style-name="T681">registro de cada repetición del bucle </text:span><text:span text:style-name="T685">en términos, </text:span><text:span text:style-name="T683">usualmente,</text:span><text:span text:style-name="T685"> de un </text:span><text:span text:style-name="T686">valor</text:span><text:span text:style-name="T685"> entero</text:span>.<text:span text:style-name="T681"> </text:span><text:span text:style-name="T685">Las </text:span>estructura<text:span text:style-name="T685">s iterativas controladas por conteo </text:span><text:span text:style-name="T687">se dividen en dos tipos, las que ejecutan una repetición para cada valor y las que ejecutan una repetición por cada elemento.</text:span><text:span text:style-name="T685"> </text:span></text:p>
      <text:p text:style-name="P23"><text:span text:style-name="T687">Los bucles que ejecutan una repetición para cada valor regularmente </text:span>provee<text:span text:style-name="T685">n </text:span>un mecanismo para especificar el valor inicial y final de la variable <text:span text:style-name="T688">contadora</text:span>, así como la diferencia <text:span text:style-name="T689">—</text:span>ya sea por incremento o decremento<text:span text:style-name="T689">—</text:span><text:span text:style-name="T690"> entre los valores secuenciales </text:span><text:span text:style-name="T691">que la variable </text:span><text:span text:style-name="T692">contadora </text:span><text:span text:style-name="T691">adoptará en cada </text:span><text:span text:style-name="T693">ejecución del bucle</text:span><text:span text:style-name="T691">. </text:span><text:span text:style-name="T694">A </text:span><text:span text:style-name="T695">la</text:span><text:span text:style-name="T694"> actualización </text:span><text:span text:style-name="T696">de</text:span><text:span text:style-name="T691"> </text:span><text:span text:style-name="T697">los </text:span><text:span text:style-name="T691">valores de la variable </text:span><text:span text:style-name="T695">contadora</text:span><text:span text:style-name="T691"> </text:span><text:span text:style-name="T694">por cada </text:span><text:span text:style-name="T695">ejecución</text:span><text:span text:style-name="T691"> </text:span><text:span text:style-name="T694">se le denomina</text:span><text:span text:style-name="T691"> tamaño del salto </text:span><text:span text:style-name="T698">o incremento </text:span><text:span text:style-name="T694">y, junto a los valores iniciales y finales </text:span><text:span text:style-name="T699">de la variable contadora</text:span><text:span text:style-name="T694">, conforma</text:span><text:span text:style-name="T700">n</text:span><text:span text:style-name="T694"> los parámetros del bucle.</text:span></text:p>
      <text:p text:style-name="P23"><text:span text:style-name="Source_20_Text"><text:span text:style-name="T394">El bucle por conteo de valores</text:span></text:span><text:span text:style-name="Source_20_Text"><text:span text:style-name="T395"> más </text:span></text:span><text:span text:style-name="Source_20_Text"><text:span text:style-name="T396">utilizado</text:span></text:span><text:span text:style-name="Source_20_Text"><text:span text:style-name="T395"> es el bucle </text:span></text:span><text:span text:style-name="Source_20_Text"><text:span text:style-name="T461">para </text:span></text:span><text:span text:style-name="Source_20_Text"><text:span text:style-name="T397">(en inglés, </text:span></text:span><text:span text:style-name="Source_20_Text"><text:span text:style-name="T86">for</text:span></text:span><text:span text:style-name="Source_20_Text"><text:span text:style-name="T397">)</text:span></text:span><text:span text:style-name="Source_20_Text"><text:span text:style-name="T398">, </text:span></text:span><text:span text:style-name="Source_20_Text"><text:span text:style-name="T399">el</text:span></text:span><text:span text:style-name="Source_20_Text"><text:span text:style-name="T398"> cual </text:span></text:span><text:span text:style-name="Source_20_Text"><text:span text:style-name="T397">recibe</text:span></text:span><text:span text:style-name="Source_20_Text"><text:span text:style-name="T398"> </text:span></text:span><text:span text:style-name="Source_20_Text"><text:span text:style-name="T400">de </text:span></text:span><text:span text:style-name="Source_20_Text"><text:span text:style-name="T398">antemano el número máximo de iteraciones </text:span></text:span><text:span text:style-name="Source_20_Text"><text:span text:style-name="T397">a realizar </text:span></text:span><text:span text:style-name="Source_20_Text"><text:span text:style-name="T401">y las ejecuta de acuerdo a los parámetros básicos del bucle</text:span></text:span><text:span text:style-name="Source_20_Text"><text:span text:style-name="T398">. </text:span></text:span><text:span text:style-name="Source_20_Text"><text:span text:style-name="T428">El bucle </text:span></text:span><text:span text:style-name="Source_20_Text"><text:span text:style-name="T470">para</text:span></text:span><text:span text:style-name="Source_20_Text"><text:span text:style-name="T471"> </text:span></text:span><text:span text:style-name="Source_20_Text"><text:span text:style-name="T428">tiene como propósito repetir un bloque de código </text:span></text:span><text:span text:style-name="Source_20_Text"><text:span text:style-name="T429">un número predefinido de veces</text:span></text:span><text:span text:style-name="Source_20_Text"><text:span text:style-name="T428">. </text:span></text:span><text:span text:style-name="Source_20_Text"><text:span text:style-name="T430">Un bucle </text:span></text:span><text:span text:style-name="Source_20_Text"><text:span text:style-name="T472">para</text:span></text:span><text:span text:style-name="Source_20_Text"><text:span text:style-name="T430"> tiene dos grandes secciones: un encabezado que especifica los parámetros del bucle y un cuerpo que especifica las instrucciones a repetir.</text:span></text:span><text:span text:style-name="Source_20_Text"><text:span text:style-name="T428"> </text:span></text:span><text:span text:style-name="Source_20_Text"><text:span text:style-name="T431">Por lo tanto, el cuerpo del bucle es ejecutado “para” los valores dados en los parámetros del encabezado.</text:span></text:span></text:p>
      <text:p text:style-name="P23"><text:span text:style-name="Source_20_Text"><text:span text:style-name="T423">L</text:span></text:span><text:span text:style-name="Source_20_Text"><text:span text:style-name="T397">os componentes </text:span></text:span><text:span text:style-name="Source_20_Text"><text:span text:style-name="T402">del encabezado de</text:span></text:span><text:span text:style-name="Source_20_Text"><text:span text:style-name="T403">l</text:span></text:span><text:span text:style-name="Source_20_Text"><text:span text:style-name="T397"> bucle </text:span></text:span><text:span text:style-name="Source_20_Text"><text:span text:style-name="T462">para</text:span></text:span><text:span text:style-name="Source_20_Text"><text:span text:style-name="T397"> son </text:span></text:span><text:span text:style-name="Source_20_Text"><text:span text:style-name="T404">los siguientes</text:span></text:span><text:span text:style-name="Source_20_Text"><text:span text:style-name="T397">: 1) </text:span></text:span><text:span text:style-name="Source_20_Text"><text:span text:style-name="T405">la</text:span></text:span><text:span text:style-name="Source_20_Text"><text:span text:style-name="T397"> declaración de control </text:span></text:span><text:span text:style-name="Source_20_Text"><text:span text:style-name="T405">inglesa </text:span></text:span><text:span text:style-name="Source_20_Text"><text:span text:style-name="T86">PARA</text:span></text:span><text:span text:style-name="Source_20_Text"><text:span text:style-name="T406"> </text:span></text:span><text:span text:style-name="Source_20_Text"><text:span text:style-name="T407">(</text:span></text:span><text:span text:style-name="Source_20_Text"><text:span text:style-name="T87">FOR</text:span></text:span><text:span text:style-name="Source_20_Text"><text:span text:style-name="T407">) </text:span></text:span><text:span text:style-name="Source_20_Text"><text:span text:style-name="T401">que indica el inicio de la estructura de control</text:span></text:span><text:span text:style-name="Source_20_Text"><text:span text:style-name="T407">,</text:span></text:span><text:span text:style-name="Source_20_Text"><text:span text:style-name="T406"> </text:span></text:span><text:span text:style-name="Source_20_Text"><text:span text:style-name="T407">2) </text:span></text:span><text:span text:style-name="Source_20_Text"><text:span text:style-name="T406">la </text:span></text:span><text:span text:style-name="Source_20_Text"><text:span text:style-name="T397">variable de</text:span></text:span><text:span text:style-name="Source_20_Text"><text:span text:style-name="T406"> control </text:span></text:span><text:span text:style-name="Source_20_Text"><text:span text:style-name="T397">o contadora </text:span></text:span><text:span text:style-name="Source_20_Text"><text:span text:style-name="T408">que por convención suele </text:span></text:span><text:span text:style-name="Source_20_Text"><text:span text:style-name="T409">denominarse</text:span></text:span><text:span text:style-name="Source_20_Text"><text:span text:style-name="T408"> con </text:span></text:span><text:span text:style-name="Source_20_Text"><text:span text:style-name="T401">alguna de las</text:span></text:span><text:span text:style-name="Source_20_Text"><text:span text:style-name="T408"> letra</text:span></text:span><text:span text:style-name="Source_20_Text"><text:span text:style-name="T401">s</text:span></text:span><text:span text:style-name="Source_20_Text"><text:span text:style-name="T408"> </text:span></text:span><text:span text:style-name="Source_20_Text"><text:span text:style-name="T463">i</text:span></text:span><text:span text:style-name="Source_20_Text"><text:span text:style-name="T408">, </text:span></text:span><text:span text:style-name="Source_20_Text"><text:span text:style-name="T464">j</text:span></text:span><text:span text:style-name="Source_20_Text"><text:span text:style-name="T409"> o </text:span></text:span><text:span text:style-name="Source_20_Text"><text:span text:style-name="T464">k</text:span></text:span><text:span text:style-name="Source_20_Text"><text:span text:style-name="T408"> minúscula</text:span></text:span><text:span text:style-name="Source_20_Text"><text:span text:style-name="T410">, </text:span></text:span><text:span text:style-name="Source_20_Text"><text:span text:style-name="T397">3) la asignación del valor inicial de la variable contadora, </text:span></text:span><text:span text:style-name="Source_20_Text"><text:span text:style-name="T411">usualmente con los valores cero o uno</text:span></text:span><text:span text:style-name="Source_20_Text"><text:span text:style-name="T397">, 4) la condición de control </text:span></text:span><text:span text:style-name="Source_20_Text"><text:span text:style-name="T404">que especifica</text:span></text:span><text:span text:style-name="Source_20_Text"><text:span text:style-name="T412">rá</text:span></text:span><text:span text:style-name="Source_20_Text"><text:span text:style-name="T404"> hasta qué valor se detendrán las repeticiones del bucle </text:span></text:span><text:span text:style-name="Source_20_Text"><text:span text:style-name="T403">y </text:span></text:span><text:span text:style-name="Source_20_Text"><text:span text:style-name="T397">5) el </text:span></text:span><text:span text:style-name="Source_20_Text"><text:span text:style-name="T404">valor del</text:span></text:span><text:span text:style-name="Source_20_Text"><text:span text:style-name="T397"> incremento </text:span></text:span><text:span text:style-name="Source_20_Text"><text:span text:style-name="T404">de la variable contadora. </text:span></text:span><text:span text:style-name="Source_20_Text"><text:span text:style-name="T402">Por otro lado, los componentes del cuerpo del bucle </text:span></text:span><text:span text:style-name="Source_20_Text"><text:span text:style-name="T465">para</text:span></text:span><text:span text:style-name="Source_20_Text"><text:span text:style-name="T402"> son: 1</text:span></text:span><text:span text:style-name="Source_20_Text"><text:span text:style-name="T397">) el </text:span></text:span><text:span text:style-name="Source_20_Text"><text:span text:style-name="T400">bloque</text:span></text:span><text:span text:style-name="Source_20_Text"><text:span text:style-name="T397"> de instrucciones </text:span></text:span><text:span text:style-name="Source_20_Text"><text:span text:style-name="T404">a ejecutar por cada iteración</text:span></text:span><text:span text:style-name="Source_20_Text"><text:span text:style-name="T397"> </text:span></text:span><text:span text:style-name="Source_20_Text"><text:span text:style-name="T408">del bucle</text:span></text:span><text:span text:style-name="Source_20_Text"><text:span text:style-name="T397"> </text:span></text:span><text:span text:style-name="Source_20_Text"><text:span text:style-name="T400">y </text:span></text:span><text:span text:style-name="Source_20_Text"><text:span text:style-name="T402">2</text:span></text:span><text:span text:style-name="Source_20_Text"><text:span text:style-name="T413">) una cláusula que </text:span></text:span><text:span text:style-name="Source_20_Text"><text:span text:style-name="T402">marque</text:span></text:span><text:span text:style-name="Source_20_Text"><text:span text:style-name="T414"> el fin </text:span></text:span><text:span text:style-name="Source_20_Text"><text:span text:style-name="T404">de </text:span></text:span><text:span text:style-name="Source_20_Text"><text:span text:style-name="T414">la estructura de control, ya sea una palabra como </text:span></text:span><text:span text:style-name="Source_20_Text"><text:span text:style-name="T88">FIN</text:span></text:span><text:span text:style-name="Source_20_Text"><text:span text:style-name="T414"> (</text:span></text:span><text:span text:style-name="Source_20_Text"><text:span text:style-name="T88">END</text:span></text:span><text:span text:style-name="Source_20_Text"><text:span text:style-name="T414">) </text:span></text:span><text:span text:style-name="Source_20_Text"><text:span text:style-name="T400">o </text:span></text:span><text:span text:style-name="Source_20_Text"><text:span text:style-name="T414">un</text:span></text:span><text:span text:style-name="Source_20_Text"><text:span text:style-name="T413">a llave </text:span></text:span><text:span text:style-name="Source_20_Text"><text:span text:style-name="T414">( </text:span></text:span><text:span text:style-name="Source_20_Text"><text:span text:style-name="T88">}</text:span></text:span><text:span text:style-name="Source_20_Text"><text:span text:style-name="T414"> ).</text:span></text:span></text:p>
      <text:p text:style-name="P20"><text:span text:style-name="Source_20_Text"><text:span text:style-name="T415">L</text:span></text:span><text:span text:style-name="Source_20_Text"><text:span text:style-name="T416">a sintaxis </text:span></text:span><text:span text:style-name="Source_20_Text"><text:span text:style-name="T417">formal </text:span></text:span><text:span text:style-name="Source_20_Text"><text:span text:style-name="T418">de</text:span></text:span><text:span text:style-name="Source_20_Text"><text:span text:style-name="T416"> las estructuras </text:span></text:span><text:span text:style-name="Source_20_Text"><text:span text:style-name="T419">iterativas</text:span></text:span><text:span text:style-name="Source_20_Text"><text:span text:style-name="T416"> </text:span></text:span><text:span text:style-name="Source_20_Text"><text:span text:style-name="T466">para</text:span></text:span><text:span text:style-name="Source_20_Text"><text:span text:style-name="T416"> </text:span></text:span><text:span text:style-name="Source_20_Text"><text:span text:style-name="T415">es la siguiente</text:span></text:span><text:span text:style-name="Source_20_Text"><text:span text:style-name="T416">:</text:span></text:span></text:p>
      <text:p text:style-name="P21"><text:span text:style-name="Source_20_Text"><text:span text:style-name="T32">&lt;</text:span></text:span><text:span text:style-name="Source_20_Text"><text:span text:style-name="T40">PARA</text:span></text:span><text:span text:style-name="Source_20_Text"><text:span text:style-name="T32">&gt; → <text:s text:c="2"/></text:span></text:span></text:p>
      <text:p text:style-name="P21"><text:span text:style-name="Source_20_Text"><text:span text:style-name="T49"><text:s/></text:span></text:span><text:span text:style-name="Source_20_Text"><text:span text:style-name="T72">PARA</text:span></text:span><text:span text:style-name="Source_20_Text"><text:span text:style-name="T78"> </text:span></text:span><text:span text:style-name="Source_20_Text"><text:span text:style-name="T32">&lt;</text:span></text:span><text:span text:style-name="Source_20_Text"><text:span text:style-name="T43">var</text:span></text:span><text:span text:style-name="Source_20_Text"><text:span text:style-name="T35">iable</text:span></text:span><text:span text:style-name="Source_20_Text"><text:span text:style-name="T32">_</text:span></text:span><text:span text:style-name="Source_20_Text"><text:span text:style-name="T34">control</text:span></text:span><text:span text:style-name="Source_20_Text"><text:span text:style-name="T32">&gt; </text:span></text:span><text:span text:style-name="Source_20_Text"><text:span text:style-name="T72">HASTA</text:span></text:span><text:span text:style-name="Source_20_Text"><text:span text:style-name="T78"> </text:span></text:span><text:span text:style-name="Source_20_Text"><text:span text:style-name="T32">&lt;</text:span></text:span><text:span text:style-name="Source_20_Text"><text:span text:style-name="T43">expr</text:span></text:span><text:span text:style-name="Source_20_Text"><text:span text:style-name="T35">esión</text:span></text:span><text:span text:style-name="Source_20_Text"><text:span text:style-name="T43">_control</text:span></text:span><text:span text:style-name="Source_20_Text"><text:span text:style-name="T32">&gt; </text:span></text:span><text:span text:style-name="Source_20_Text"><text:span text:style-name="T72">EN_INCREMENTOS_DE</text:span></text:span><text:span text:style-name="Source_20_Text"><text:span text:style-name="T43"> </text:span></text:span><text:span text:style-name="Source_20_Text"><text:span text:style-name="T32">&lt;</text:span></text:span><text:span text:style-name="Source_20_Text"><text:span text:style-name="T44">salto</text:span></text:span><text:span text:style-name="Source_20_Text"><text:span text:style-name="T32">&gt; </text:span></text:span><text:span text:style-name="Source_20_Text"><text:span text:style-name="T72">REALIZAR</text:span></text:span><text:span text:style-name="Source_20_Text"><text:span text:style-name="T75"> </text:span></text:span></text:p>
      <text:p text:style-name="P21"><text:span text:style-name="Source_20_Text"><text:span text:style-name="T64"><text:s text:c="4"/>&lt;</text:span></text:span><text:span text:style-name="Source_20_Text"><text:span text:style-name="T66">expresión_1</text:span></text:span><text:span text:style-name="Source_20_Text"><text:span text:style-name="T64">&gt;;</text:span></text:span></text:p>
      <text:p text:style-name="P21"><text:span text:style-name="Source_20_Text"><text:span text:style-name="T64"><text:s text:c="4"/>&lt;expresión_2&gt;;</text:span></text:span></text:p>
      <text:p text:style-name="P21"><text:span text:style-name="Source_20_Text"><text:span text:style-name="T64"><text:s text:c="4"/>...</text:span></text:span><text:span text:style-name="Source_20_Text"><text:span text:style-name="T32"><text:line-break/> <text:s text:c="3"/></text:span></text:span><text:span text:style-name="Source_20_Text"><text:span text:style-name="T51">&lt;</text:span></text:span><text:span text:style-name="Source_20_Text"><text:span text:style-name="T57">expresión_</text:span></text:span><text:span text:style-name="Source_20_Text"><text:span text:style-name="T62">n</text:span></text:span><text:span text:style-name="Source_20_Text"><text:span text:style-name="T51">&gt;;</text:span></text:span><text:span text:style-name="Source_20_Text"><text:span text:style-name="T50"><text:tab/></text:span></text:span></text:p>
      <text:p text:style-name="P22"><text:span text:style-name="Source_20_Text"><text:span text:style-name="T436"/></text:span></text:p>
      <text:p text:style-name="P20"><text:span text:style-name="Source_20_Text"><text:span text:style-name="T436">Un punto</text:span></text:span><text:span text:style-name="Source_20_Text"><text:span text:style-name="T437"> importante con respecto al diseño de los bucles </text:span></text:span><text:span text:style-name="Source_20_Text"><text:span text:style-name="T436">controlados</text:span></text:span><text:span text:style-name="Source_20_Text"><text:span text:style-name="T437"> por conteo </text:span></text:span><text:span text:style-name="Source_20_Text"><text:span text:style-name="T436">es</text:span></text:span><text:span text:style-name="Source_20_Text"><text:span text:style-name="T438"> la definición</text:span></text:span><text:span text:style-name="Source_20_Text"><text:span text:style-name="T437"> </text:span></text:span><text:span text:style-name="Source_20_Text"><text:span text:style-name="T438">d</text:span></text:span><text:span text:style-name="Source_20_Text"><text:span text:style-name="T437">el tipo y el alcance de la variable </text:span></text:span><text:span text:style-name="Source_20_Text"><text:span text:style-name="T439">contadora.</text:span></text:span><text:span text:style-name="Source_20_Text"><text:span text:style-name="T437"> </text:span></text:span><text:span text:style-name="Source_20_Text"><text:span text:style-name="T440">El tipo se refiere al formato de la variable (real, entero, lógico, carácter, etc.) y si este formato es susceptible de ser </text:span></text:span><text:span text:style-name="Source_20_Text"><text:span text:style-name="T441">interpretado</text:span></text:span><text:span text:style-name="Source_20_Text"><text:span text:style-name="T440">, </text:span></text:span><text:span text:style-name="Source_20_Text"><text:span text:style-name="T442">finalmente, </text:span></text:span><text:span text:style-name="Source_20_Text"><text:span text:style-name="T441">como</text:span></text:span><text:span text:style-name="Source_20_Text"><text:span text:style-name="T440"> un</text:span></text:span><text:span text:style-name="Source_20_Text"><text:span text:style-name="T441">o de</text:span></text:span><text:span text:style-name="Source_20_Text"><text:span text:style-name="T440"> tipo entero. El alcance se refiere a si </text:span></text:span><text:span text:style-name="Source_20_Text"><text:span text:style-name="T437">los parámetros del bucle </text:span></text:span><text:span text:style-name="Source_20_Text"><text:span text:style-name="T443">podrán</text:span></text:span><text:span text:style-name="Source_20_Text"><text:span text:style-name="T437"> ser modificados conforme este se ejecuta, </text:span></text:span><text:span text:style-name="Source_20_Text"><text:span text:style-name="T440">lo cual </text:span></text:span><text:span text:style-name="Source_20_Text"><text:span text:style-name="T436">es relevante </text:span></text:span><text:span text:style-name="Source_20_Text"><text:span text:style-name="T440">para</text:span></text:span><text:span text:style-name="Source_20_Text"><text:span text:style-name="T436"> </text:span></text:span><text:span text:style-name="Source_20_Text"><text:span text:style-name="T440">predecir</text:span></text:span><text:span text:style-name="Source_20_Text"><text:span text:style-name="T437"> </text:span></text:span><text:span text:style-name="Source_20_Text"><text:span text:style-name="T444">el número de iteraciones así como </text:span></text:span><text:span text:style-name="Source_20_Text"><text:span text:style-name="T436">cuál </text:span></text:span><text:span text:style-name="Source_20_Text"><text:span text:style-name="T440">será </text:span></text:span><text:span text:style-name="Source_20_Text"><text:span text:style-name="T437">el valor </text:span></text:span><text:span text:style-name="Source_20_Text"><text:span text:style-name="T440">final </text:span></text:span><text:span text:style-name="Source_20_Text"><text:span text:style-name="T437">de la variable </text:span></text:span><text:span text:style-name="Source_20_Text"><text:span text:style-name="T439">contadora </text:span></text:span><text:span text:style-name="Source_20_Text"><text:span text:style-name="T440">después de la ejecución del bucle</text:span></text:span><text:span text:style-name="Source_20_Text"><text:span text:style-name="T437">. Por ejemplo, </text:span></text:span><text:span text:style-name="Source_20_Text"><text:span text:style-name="T439">el tipo </text:span></text:span><text:span text:style-name="Source_20_Text"><text:span text:style-name="T445">de dato que se asoci</text:span></text:span><text:span text:style-name="Source_20_Text"><text:span text:style-name="T446">e</text:span></text:span><text:span text:style-name="Source_20_Text"><text:span text:style-name="T445"> a la variable contadora </text:span></text:span><text:span text:style-name="Source_20_Text"><text:span text:style-name="T446">podrá</text:span></text:span><text:span text:style-name="Source_20_Text"><text:span text:style-name="T445"> ser, </text:span></text:span><text:span text:style-name="Source_20_Text"><text:span text:style-name="T447">comúnmente,</text:span></text:span><text:span text:style-name="Source_20_Text"><text:span text:style-name="T445"> un </text:span></text:span><text:span text:style-name="Source_20_Text"><text:span text:style-name="T447">valor de tipo</text:span></text:span><text:span text:style-name="Source_20_Text"><text:span text:style-name="T445"> entero, </text:span></text:span><text:span text:style-name="Source_20_Text"><text:span text:style-name="T447">aunque también podría ser un valor de tipo real </text:span></text:span><text:span text:style-name="Source_20_Text"><text:span text:style-name="T448">o</text:span></text:span><text:span text:style-name="Source_20_Text"><text:span text:style-name="T447"> carácter. </text:span></text:span></text:p>
      <text:p text:style-name="P20"><text:soft-page-break/><text:span text:style-name="Source_20_Text"><text:span text:style-name="T449">O</text:span></text:span><text:span text:style-name="Source_20_Text"><text:span text:style-name="T450">tra</text:span></text:span><text:span text:style-name="Source_20_Text"><text:span text:style-name="T451"> categoría de bucle</text:span></text:span><text:span text:style-name="Source_20_Text"><text:span text:style-name="T452">s</text:span></text:span><text:span text:style-name="Source_20_Text"><text:span text:style-name="T451"> controlado</text:span></text:span><text:span text:style-name="Source_20_Text"><text:span text:style-name="T452">s</text:span></text:span><text:span text:style-name="Source_20_Text"><text:span text:style-name="T451"> por conteo </text:span></text:span><text:span text:style-name="Source_20_Text"><text:span text:style-name="T453">son los bucles de estructura. En estos, el</text:span></text:span><text:span text:style-name="Source_20_Text"><text:span text:style-name="T451"> conteo se realiza de manera implícita a </text:span></text:span><text:span text:style-name="Source_20_Text"><text:span text:style-name="T454">través de </text:span></text:span><text:span text:style-name="Source_20_Text"><text:span text:style-name="T436">los elementos</text:span></text:span><text:span text:style-name="Source_20_Text"><text:span text:style-name="T454"> </text:span></text:span><text:span text:style-name="Source_20_Text"><text:span text:style-name="T441">de </text:span></text:span><text:span text:style-name="Source_20_Text"><text:span text:style-name="T454">u</text:span></text:span><text:span text:style-name="Source_20_Text"><text:span text:style-name="T453">na</text:span></text:span><text:span text:style-name="Source_20_Text"><text:span text:style-name="T454"> estructura de datos </text:span></text:span><text:span text:style-name="Source_20_Text"><text:span text:style-name="T455">o un</text:span></text:span><text:span text:style-name="Source_20_Text"><text:span text:style-name="T453"> objeto</text:span></text:span><text:span text:style-name="Source_20_Text"><text:span text:style-name="T454">. </text:span></text:span><text:span text:style-name="Source_20_Text"><text:span text:style-name="T456">Este tipo de bucle tiene la ventaja </text:span></text:span><text:span text:style-name="Source_20_Text"><text:span text:style-name="T436">de ofrecer certidumbre acerca del número exacto de iteraciones que </text:span></text:span><text:span text:style-name="Source_20_Text"><text:span text:style-name="T453">se</text:span></text:span><text:span text:style-name="Source_20_Text"><text:span text:style-name="T436"> realizará</text:span></text:span><text:span text:style-name="Source_20_Text"><text:span text:style-name="T452">n,</text:span></text:span><text:span text:style-name="Source_20_Text"><text:span text:style-name="T436"> pues el número de elemento</text:span></text:span><text:span text:style-name="Source_20_Text"><text:span text:style-name="T444">s</text:span></text:span><text:span text:style-name="Source_20_Text"><text:span text:style-name="T436"> de un objet</text:span></text:span><text:span text:style-name="Source_20_Text"><text:span text:style-name="T444">o es, por definición, un </text:span></text:span><text:span text:style-name="Source_20_Text"><text:span text:style-name="T453">número </text:span></text:span><text:span text:style-name="Source_20_Text"><text:span text:style-name="T455">entero</text:span></text:span><text:span text:style-name="Source_20_Text"><text:span text:style-name="T444">. </text:span></text:span><text:span text:style-name="Source_20_Text"><text:span text:style-name="T457">A diferencia de los bucles </text:span></text:span><text:span text:style-name="Source_20_Text"><text:span text:style-name="T473">para</text:span></text:span><text:span text:style-name="Source_20_Text"><text:span text:style-name="T432">, los bucles de estructura no tienen un contador explícito. </text:span></text:span><text:span text:style-name="Source_20_Text"><text:span text:style-name="T433">E</text:span></text:span><text:span text:style-name="Source_20_Text"><text:span text:style-name="T432">n vez de </text:span></text:span><text:span text:style-name="Source_20_Text"><text:span text:style-name="T434">adoptar</text:span></text:span><text:span text:style-name="Source_20_Text"><text:span text:style-name="T435"> </text:span></text:span><text:span text:style-name="Source_20_Text"><text:span text:style-name="T434">un valor </text:span></text:span><text:span text:style-name="Source_20_Text"><text:span text:style-name="T474">x</text:span></text:span><text:span text:style-name="Source_20_Text"><text:span text:style-name="T435"> </text:span></text:span><text:span text:style-name="Source_20_Text"><text:span text:style-name="T434">por cada repetición, </text:span></text:span><text:span text:style-name="Source_20_Text"><text:span text:style-name="T435">recorre</text:span></text:span><text:span text:style-name="Source_20_Text"><text:span text:style-name="T434">n</text:span></text:span><text:span text:style-name="Source_20_Text"><text:span text:style-name="T435"> </text:span></text:span><text:span text:style-name="Source_20_Text"><text:span text:style-name="T475">n</text:span></text:span><text:span text:style-name="Source_20_Text"><text:span text:style-name="T435">-veces los elementos de un objeto. </text:span></text:span><text:span text:style-name="Source_20_Text"><text:span text:style-name="T434">El bucle de estructura más común es el bucle para</text:span></text:span><text:span text:style-name="Source_20_Text"><text:span text:style-name="T474">-cada</text:span></text:span><text:span text:style-name="Source_20_Text"><text:span text:style-name="T432">, </text:span></text:span><text:span text:style-name="Source_20_Text"><text:span text:style-name="T434">el cual puede interpretarse como una versión más sencilla del bucle </text:span></text:span><text:span text:style-name="Source_20_Text"><text:span text:style-name="T474">para</text:span></text:span><text:span text:style-name="Source_20_Text"><text:span text:style-name="T434">. </text:span></text:span></text:p>
      <text:p text:style-name="P20"><text:span text:style-name="Source_20_Text"><text:span text:style-name="T434">Al igual que el bucle </text:span></text:span><text:span text:style-name="Source_20_Text"><text:span text:style-name="T474">para</text:span></text:span><text:span text:style-name="Source_20_Text"><text:span text:style-name="T434">, el bucle para</text:span></text:span><text:span text:style-name="Source_20_Text"><text:span text:style-name="T474">-cada</text:span></text:span><text:span text:style-name="Source_20_Text"><text:span text:style-name="T434"> cuenta con un encabezado de parámetros y un cuerpo de instrucciones. </text:span></text:span><text:span text:style-name="Source_20_Text"><text:span text:style-name="T423">L</text:span></text:span><text:span text:style-name="Source_20_Text"><text:span text:style-name="T397">os componentes </text:span></text:span><text:span text:style-name="Source_20_Text"><text:span text:style-name="T402">del encabezado de</text:span></text:span><text:span text:style-name="Source_20_Text"><text:span text:style-name="T403">l</text:span></text:span><text:span text:style-name="Source_20_Text"><text:span text:style-name="T397"> bucle </text:span></text:span><text:span text:style-name="Source_20_Text"><text:span text:style-name="T467">p</text:span></text:span><text:span text:style-name="Source_20_Text"><text:span text:style-name="T468">a</text:span></text:span><text:span text:style-name="Source_20_Text"><text:span text:style-name="T467">r</text:span></text:span><text:span text:style-name="Source_20_Text"><text:span text:style-name="T468">a</text:span></text:span><text:span text:style-name="Source_20_Text"><text:span text:style-name="T467">-cada</text:span></text:span><text:span text:style-name="Source_20_Text"><text:span text:style-name="T397"> son: 1) </text:span></text:span><text:span text:style-name="Source_20_Text"><text:span text:style-name="T405">la</text:span></text:span><text:span text:style-name="Source_20_Text"><text:span text:style-name="T397"> declaración de control </text:span></text:span><text:span text:style-name="Source_20_Text"><text:span text:style-name="T405">inglesa</text:span></text:span><text:span text:style-name="Source_20_Text"><text:span text:style-name="T420"> </text:span></text:span><text:span text:style-name="Source_20_Text"><text:span text:style-name="T86">PARA_</text:span></text:span><text:span text:style-name="Source_20_Text"><text:span text:style-name="T89">CADA</text:span></text:span><text:span text:style-name="Source_20_Text"><text:span text:style-name="T406"> </text:span></text:span><text:span text:style-name="Source_20_Text"><text:span text:style-name="T407">(</text:span></text:span><text:span text:style-name="Source_20_Text"><text:span text:style-name="T87">FOR</text:span></text:span><text:span text:style-name="Source_20_Text"><text:span text:style-name="T89">EACH</text:span></text:span><text:span text:style-name="Source_20_Text"><text:span text:style-name="T407">) </text:span></text:span><text:span text:style-name="Source_20_Text"><text:span text:style-name="T420">o </text:span></text:span><text:span text:style-name="Source_20_Text"><text:span text:style-name="T86">PARA</text:span></text:span><text:span text:style-name="Source_20_Text"><text:span text:style-name="T406"> </text:span></text:span><text:span text:style-name="Source_20_Text"><text:span text:style-name="T407">(</text:span></text:span><text:span text:style-name="Source_20_Text"><text:span text:style-name="T87">FOR</text:span></text:span><text:span text:style-name="Source_20_Text"><text:span text:style-name="T407">) </text:span></text:span><text:span text:style-name="Source_20_Text"><text:span text:style-name="T420">o </text:span></text:span><text:span text:style-name="Source_20_Text"><text:span text:style-name="T401">que indica el inicio de la estructura de control</text:span></text:span><text:span text:style-name="Source_20_Text"><text:span text:style-name="T407">,</text:span></text:span><text:span text:style-name="Source_20_Text"><text:span text:style-name="T406"> </text:span></text:span><text:span text:style-name="Source_20_Text"><text:span text:style-name="T407">2) </text:span></text:span><text:span text:style-name="Source_20_Text"><text:span text:style-name="T406">la </text:span></text:span><text:span text:style-name="Source_20_Text"><text:span text:style-name="T397">variable de</text:span></text:span><text:span text:style-name="Source_20_Text"><text:span text:style-name="T406"> control </text:span></text:span><text:span text:style-name="Source_20_Text"><text:span text:style-name="T397">o contadora </text:span></text:span><text:span text:style-name="Source_20_Text"><text:span text:style-name="T408">que por convención suele </text:span></text:span><text:span text:style-name="Source_20_Text"><text:span text:style-name="T409">denominarse</text:span></text:span><text:span text:style-name="Source_20_Text"><text:span text:style-name="T408"> con </text:span></text:span><text:span text:style-name="Source_20_Text"><text:span text:style-name="T401">alguna de las</text:span></text:span><text:span text:style-name="Source_20_Text"><text:span text:style-name="T408"> letra</text:span></text:span><text:span text:style-name="Source_20_Text"><text:span text:style-name="T401">s</text:span></text:span><text:span text:style-name="Source_20_Text"><text:span text:style-name="T408"> </text:span></text:span><text:span text:style-name="Source_20_Text"><text:span text:style-name="T463">i</text:span></text:span><text:span text:style-name="Source_20_Text"><text:span text:style-name="T408">, </text:span></text:span><text:span text:style-name="Source_20_Text"><text:span text:style-name="T464">j</text:span></text:span><text:span text:style-name="Source_20_Text"><text:span text:style-name="T409"> o </text:span></text:span><text:span text:style-name="Source_20_Text"><text:span text:style-name="T464">k</text:span></text:span><text:span text:style-name="Source_20_Text"><text:span text:style-name="T408"> minúscula</text:span></text:span><text:span text:style-name="Source_20_Text"><text:span text:style-name="T410">, </text:span></text:span><text:span text:style-name="Source_20_Text"><text:span text:style-name="T397">3) la </text:span></text:span><text:span text:style-name="Source_20_Text"><text:span text:style-name="T421">estructura u objeto con los elementos que recorrerá el bucle en cada iteración, </text:span></text:span><text:span text:style-name="Source_20_Text"><text:span text:style-name="T422">la cual podrá ser de cualquier tipo siempre y cuando contenga elementos contables</text:span></text:span><text:span text:style-name="Source_20_Text"><text:span text:style-name="T397">.</text:span></text:span><text:span text:style-name="Source_20_Text"><text:span text:style-name="T434"> </text:span></text:span><text:span text:style-name="Source_20_Text"><text:span text:style-name="T402">Por otro lado, los componentes del cuerpo del bucle </text:span></text:span><text:span text:style-name="Source_20_Text"><text:span text:style-name="T465">para-</text:span></text:span><text:span text:style-name="Source_20_Text"><text:span text:style-name="T468">cada</text:span></text:span><text:span text:style-name="Source_20_Text"><text:span text:style-name="T402"> son: 1</text:span></text:span><text:span text:style-name="Source_20_Text"><text:span text:style-name="T397">) el </text:span></text:span><text:span text:style-name="Source_20_Text"><text:span text:style-name="T400">bloque</text:span></text:span><text:span text:style-name="Source_20_Text"><text:span text:style-name="T397"> de instrucciones </text:span></text:span><text:span text:style-name="Source_20_Text"><text:span text:style-name="T404">a ejecutar por cada iteración</text:span></text:span><text:span text:style-name="Source_20_Text"><text:span text:style-name="T397"> </text:span></text:span><text:span text:style-name="Source_20_Text"><text:span text:style-name="T408">del bucle</text:span></text:span><text:span text:style-name="Source_20_Text"><text:span text:style-name="T397"> </text:span></text:span><text:span text:style-name="Source_20_Text"><text:span text:style-name="T400">y </text:span></text:span><text:span text:style-name="Source_20_Text"><text:span text:style-name="T402">2</text:span></text:span><text:span text:style-name="Source_20_Text"><text:span text:style-name="T413">) una cláusula que </text:span></text:span><text:span text:style-name="Source_20_Text"><text:span text:style-name="T402">marque</text:span></text:span><text:span text:style-name="Source_20_Text"><text:span text:style-name="T414"> el fin </text:span></text:span><text:span text:style-name="Source_20_Text"><text:span text:style-name="T404">de </text:span></text:span><text:span text:style-name="Source_20_Text"><text:span text:style-name="T414">la estructura de control, ya sea una palabra como </text:span></text:span><text:span text:style-name="Source_20_Text"><text:span text:style-name="T88">FIN</text:span></text:span><text:span text:style-name="Source_20_Text"><text:span text:style-name="T414"> (</text:span></text:span><text:span text:style-name="Source_20_Text"><text:span text:style-name="T88">END</text:span></text:span><text:span text:style-name="Source_20_Text"><text:span text:style-name="T414">) </text:span></text:span><text:span text:style-name="Source_20_Text"><text:span text:style-name="T400">o </text:span></text:span><text:span text:style-name="Source_20_Text"><text:span text:style-name="T414">un</text:span></text:span><text:span text:style-name="Source_20_Text"><text:span text:style-name="T413">a llave </text:span></text:span><text:span text:style-name="Source_20_Text"><text:span text:style-name="T414">( </text:span></text:span><text:span text:style-name="Source_20_Text"><text:span text:style-name="T88">}</text:span></text:span><text:span text:style-name="Source_20_Text"><text:span text:style-name="T414"> ).</text:span></text:span></text:p>
      <text:p text:style-name="P20"><text:span text:style-name="Source_20_Text"><text:span text:style-name="T415">L</text:span></text:span><text:span text:style-name="Source_20_Text"><text:span text:style-name="T416">a sintaxis </text:span></text:span><text:span text:style-name="Source_20_Text"><text:span text:style-name="T417">formal </text:span></text:span><text:span text:style-name="Source_20_Text"><text:span text:style-name="T418">de</text:span></text:span><text:span text:style-name="Source_20_Text"><text:span text:style-name="T416"> las estructuras </text:span></text:span><text:span text:style-name="Source_20_Text"><text:span text:style-name="T419">iterativas</text:span></text:span><text:span text:style-name="Source_20_Text"><text:span text:style-name="T416"> </text:span></text:span><text:span text:style-name="Source_20_Text"><text:span text:style-name="T466">para</text:span></text:span><text:span text:style-name="Source_20_Text"><text:span text:style-name="T416"> </text:span></text:span><text:span text:style-name="Source_20_Text"><text:span text:style-name="T415">es la siguiente</text:span></text:span><text:span text:style-name="Source_20_Text"><text:span text:style-name="T416">:</text:span></text:span></text:p>
      <text:p text:style-name="P21"><text:span text:style-name="Source_20_Text"><text:span text:style-name="T32">&lt;</text:span></text:span><text:span text:style-name="Source_20_Text"><text:span text:style-name="T40">PARA_</text:span></text:span><text:span text:style-name="Source_20_Text"><text:span text:style-name="T41">CADA</text:span></text:span><text:span text:style-name="Source_20_Text"><text:span text:style-name="T32">&gt; → <text:s text:c="2"/></text:span></text:span></text:p>
      <text:p text:style-name="P21"><text:span text:style-name="Source_20_Text"><text:span text:style-name="T49"><text:s/></text:span></text:span><text:span text:style-name="Source_20_Text"><text:span text:style-name="T72">PARA_</text:span></text:span><text:span text:style-name="Source_20_Text"><text:span text:style-name="T73">CADA</text:span></text:span><text:span text:style-name="Source_20_Text"><text:span text:style-name="T78"> </text:span></text:span><text:span text:style-name="Source_20_Text"><text:span text:style-name="T32">&lt;</text:span></text:span><text:span text:style-name="Source_20_Text"><text:span text:style-name="T42">elemento</text:span></text:span><text:span text:style-name="Source_20_Text"><text:span text:style-name="T32">&gt; </text:span></text:span><text:span text:style-name="Source_20_Text"><text:span text:style-name="T74">EN</text:span></text:span><text:span text:style-name="Source_20_Text"><text:span text:style-name="T43"> </text:span></text:span><text:span text:style-name="Source_20_Text"><text:span text:style-name="T32">&lt;</text:span></text:span><text:span text:style-name="Source_20_Text"><text:span text:style-name="T41">estructura</text:span></text:span><text:span text:style-name="Source_20_Text"><text:span text:style-name="T32">&gt; </text:span></text:span><text:span text:style-name="Source_20_Text"><text:span text:style-name="T72">REALIZAR</text:span></text:span></text:p>
      <text:p text:style-name="P21"><text:span text:style-name="Source_20_Text"><text:span text:style-name="T64"><text:s text:c="4"/>&lt;</text:span></text:span><text:span text:style-name="Source_20_Text"><text:span text:style-name="T66">expresión_1</text:span></text:span><text:span text:style-name="Source_20_Text"><text:span text:style-name="T64">&gt;;</text:span></text:span></text:p>
      <text:p text:style-name="P21"><text:span text:style-name="Source_20_Text"><text:span text:style-name="T64"><text:s text:c="4"/>&lt;expresión_2&gt;;</text:span></text:span></text:p>
      <text:p text:style-name="P21"><text:span text:style-name="Source_20_Text"><text:span text:style-name="T64"><text:s text:c="4"/>...</text:span></text:span><text:span text:style-name="Source_20_Text"><text:span text:style-name="T32"><text:line-break/> <text:s text:c="3"/></text:span></text:span><text:span text:style-name="Source_20_Text"><text:span text:style-name="T51">&lt;</text:span></text:span><text:span text:style-name="Source_20_Text"><text:span text:style-name="T57">expresión_</text:span></text:span><text:span text:style-name="Source_20_Text"><text:span text:style-name="T62">n</text:span></text:span><text:span text:style-name="Source_20_Text"><text:span text:style-name="T51">&gt;;</text:span></text:span></text:p>
      <text:h text:style-name="P17" text:outline-level="3"><text:bookmark-start text:name="__RefHeading___Toc71816_1190763146"/><text:span text:style-name="Source_20_Text"><text:span text:style-name="T458">6.3.2</text:span></text:span><text:span text:style-name="Source_20_Text"><text:span text:style-name="T459"> Bucles controlados por </text:span></text:span><text:span text:style-name="Source_20_Text"><text:span text:style-name="T460">condiciones lógicas</text:span></text:span><text:bookmark-end text:name="__RefHeading___Toc71816_1190763146"/></text:h>
      <text:p text:style-name="P18"><text:span text:style-name="Source_20_Text"><text:span text:style-name="T353">Cuando el número de iteraciones a realizar </text:span></text:span><text:span text:style-name="Source_20_Text"><text:span text:style-name="T354">sea</text:span></text:span><text:span text:style-name="Source_20_Text"><text:span text:style-name="T353"> </text:span></text:span><text:span text:style-name="Source_20_Text"><text:span text:style-name="T355">desconocido </text:span></text:span><text:span text:style-name="Source_20_Text"><text:span text:style-name="T356">resulta</text:span></text:span><text:span text:style-name="Source_20_Text"><text:span text:style-name="T357">rá</text:span></text:span><text:span text:style-name="Source_20_Text"><text:span text:style-name="T356"> más conveniente la utilización de bucles controlados por condiciones lógicas. </text:span></text:span><text:span text:style-name="Source_20_Text"><text:span text:style-name="T357">Particularmente, un bucle controlado por conteo puede expresarse en términos de un bucle controlado por una condición lógica, pero no al revés. </text:span></text:span><text:span text:style-name="Source_20_Text"><text:span text:style-name="T358">Esto</text:span></text:span><text:span text:style-name="Source_20_Text"><text:span text:style-name="T357"> significa que los bucles </text:span></text:span><text:span text:style-name="Source_20_Text"><text:span text:style-name="T358">controlados</text:span></text:span><text:span text:style-name="Source_20_Text"><text:span text:style-name="T357"> por conteo son un caso especial de los bucles </text:span></text:span><text:span text:style-name="Source_20_Text"><text:span text:style-name="T358">controlados por</text:span></text:span><text:span text:style-name="Source_20_Text"><text:span text:style-name="T357"> </text:span></text:span><text:span text:style-name="Source_20_Text"><text:span text:style-name="T358">condiciones </text:span></text:span><text:span text:style-name="Source_20_Text"><text:span text:style-name="T357">lógic</text:span></text:span><text:span text:style-name="Source_20_Text"><text:span text:style-name="T358">as</text:span></text:span><text:span text:style-name="Source_20_Text"><text:span text:style-name="T356">. </text:span></text:span><text:span text:style-name="Source_20_Text"><text:span text:style-name="T358">Al igual que otr</text:span></text:span><text:span text:style-name="Source_20_Text"><text:span text:style-name="T359">os bucles</text:span></text:span><text:span text:style-name="Source_20_Text"><text:span text:style-name="T358">, la prueba lógica podrá realizarse al comienzo o al finalizar el ciclo. </text:span></text:span></text:p>
      <text:p text:style-name="P18"><text:span text:style-name="Source_20_Text"><text:span text:style-name="T358">Si la prueba se realiza al comenzar el ciclo entonces se tratará de un bucle </text:span></text:span><text:span text:style-name="Source_20_Text"><text:span text:style-name="T375">mientras</text:span></text:span><text:span text:style-name="Source_20_Text"><text:span text:style-name="T364">. </text:span></text:span><text:span text:style-name="Source_20_Text"><text:span text:style-name="T365">El bucle </text:span></text:span><text:span text:style-name="Source_20_Text"><text:span text:style-name="T376">mientras </text:span></text:span><text:span text:style-name="Source_20_Text"><text:span text:style-name="T365">tiene como propósito repetir un bloque de código mientras una condición se mantenga verdadera. </text:span></text:span><text:span text:style-name="Source_20_Text"><text:span text:style-name="T364">La estructura </text:span></text:span><text:span text:style-name="Source_20_Text"><text:span text:style-name="T375">mientras</text:span></text:span><text:span text:style-name="Source_20_Text"><text:span text:style-name="T364"> </text:span></text:span><text:span text:style-name="Source_20_Text"><text:span text:style-name="T356">se compone de </text:span></text:span><text:span text:style-name="Source_20_Text"><text:span text:style-name="T360">las siguientes partes: 1)</text:span></text:span><text:span text:style-name="Source_20_Text"><text:span text:style-name="T356"> la declaración inglesa </text:span></text:span><text:span text:style-name="Source_20_Text"><text:span text:style-name="T28">MIENTRAS</text:span></text:span><text:span text:style-name="Source_20_Text"><text:span text:style-name="T356"> (</text:span></text:span><text:span text:style-name="Source_20_Text"><text:span text:style-name="T28">WHILE</text:span></text:span><text:span text:style-name="Source_20_Text"><text:span text:style-name="T356">) </text:span></text:span><text:span text:style-name="Source_20_Text"><text:span text:style-name="T360">y</text:span></text:span><text:span text:style-name="Source_20_Text"><text:span text:style-name="T356"> </text:span></text:span><text:span text:style-name="Source_20_Text"><text:span text:style-name="T360">2) </text:span></text:span><text:span text:style-name="Source_20_Text"><text:span text:style-name="T358">la condición lógica a evaluar. </text:span></text:span><text:span text:style-name="Source_20_Text"><text:span text:style-name="T360">3) </text:span></text:span><text:span text:style-name="Source_20_Text"><text:span text:style-name="T358">Luego, se deberá colocar la cláusula u operador que inicia el bloque de instrucciones, tal como la palabra inglesa </text:span></text:span><text:span text:style-name="Source_20_Text"><text:span text:style-name="T29">REALIZAR</text:span></text:span><text:span text:style-name="Source_20_Text"><text:span text:style-name="T358"> (</text:span></text:span><text:span text:style-name="Source_20_Text"><text:span text:style-name="T29">DO</text:span></text:span><text:span text:style-name="Source_20_Text"><text:span text:style-name="T358">), </text:span></text:span><text:span text:style-name="Source_20_Text"><text:span text:style-name="T29">COMENZAR</text:span></text:span><text:span text:style-name="Source_20_Text"><text:span text:style-name="T358"> </text:span></text:span><text:span text:style-name="Source_20_Text"><text:span text:style-name="T361">(</text:span></text:span><text:span text:style-name="Source_20_Text"><text:span text:style-name="T30">BEGIN</text:span></text:span><text:span text:style-name="Source_20_Text"><text:span text:style-name="T361">) </text:span></text:span><text:span text:style-name="Source_20_Text"><text:span text:style-name="T358">o una llave de apertura ( </text:span></text:span><text:span text:style-name="Source_20_Text"><text:span text:style-name="T29">{</text:span></text:span><text:span text:style-name="Source_20_Text"><text:span text:style-name="T358"> ).</text:span></text:span><text:span text:style-name="Source_20_Text"><text:span text:style-name="T356"> </text:span></text:span><text:span text:style-name="Source_20_Text"><text:span text:style-name="T360">4 ) </text:span></text:span><text:span text:style-name="Source_20_Text"><text:span text:style-name="T361">A continuación </text:span></text:span><text:span text:style-name="Source_20_Text"><text:span text:style-name="T362">se </text:span></text:span><text:span text:style-name="Source_20_Text"><text:span text:style-name="T360">deberán</text:span></text:span><text:span text:style-name="Source_20_Text"><text:span text:style-name="T362"> coloca</text:span></text:span><text:span text:style-name="Source_20_Text"><text:span text:style-name="T363">rá</text:span></text:span><text:span text:style-name="Source_20_Text"><text:span text:style-name="T362">n</text:span></text:span><text:span text:style-name="Source_20_Text"><text:span text:style-name="T361"> las instrucciones que ejecutará el bucle. Para que el bucle no se repita de manera infinita, las instrucciones ejecutadas deberán modificar de alguna manera a la variable que se incluye en la condición lógica. Este paso es muy importante pues, de lo contrario, el bucle continuará en ejecución de manera indefinida, lo que puede llevar a la interrupción total del programa y </text:span></text:span><text:span text:style-name="Source_20_Text"><text:span text:style-name="T362">a</text:span></text:span><text:span text:style-name="Source_20_Text"><text:span text:style-name="T361"> la pérdida de información. </text:span></text:span><text:span text:style-name="Source_20_Text"><text:span text:style-name="T360">5) </text:span></text:span><text:span text:style-name="Source_20_Text"><text:span text:style-name="T361">Cuando todas las instrucciones que la programadora necesita han sido colocadas en el cuerpo del bucle entonces es posible </text:span></text:span><text:span text:style-name="Source_20_Text"><text:span text:style-name="T362">colocar luego la cláusula que cierra el bloque de instrucciones, ya sea la palabra inglesa </text:span></text:span><text:span text:style-name="Source_20_Text"><text:span text:style-name="T31">FIN</text:span></text:span><text:span text:style-name="Source_20_Text"><text:span text:style-name="T362"> (</text:span></text:span><text:span text:style-name="Source_20_Text"><text:span text:style-name="T31">END</text:span></text:span><text:span text:style-name="Source_20_Text"><text:span text:style-name="T362">) o la llave de cierre.</text:span></text:span></text:p>
      <text:p text:style-name="P20"><text:soft-page-break/><text:span text:style-name="Source_20_Text"><text:span text:style-name="T424">L</text:span></text:span><text:span text:style-name="Source_20_Text"><text:span text:style-name="T425">a sintaxis </text:span></text:span><text:span text:style-name="Source_20_Text"><text:span text:style-name="T426">formal </text:span></text:span><text:span text:style-name="Source_20_Text"><text:span text:style-name="T425">para las estructuras </text:span></text:span><text:span text:style-name="Source_20_Text"><text:span text:style-name="T427">iterativas</text:span></text:span><text:span text:style-name="Source_20_Text"><text:span text:style-name="T425"> </text:span></text:span><text:span text:style-name="Source_20_Text"><text:span text:style-name="T469">mientras</text:span></text:span><text:span text:style-name="Source_20_Text"><text:span text:style-name="T425"> </text:span></text:span><text:span text:style-name="Source_20_Text"><text:span text:style-name="T424">es la siguiente</text:span></text:span><text:span text:style-name="Source_20_Text"><text:span text:style-name="T425">:</text:span></text:span></text:p>
      <text:p text:style-name="P35"><text:span text:style-name="Source_20_Text"><text:span text:style-name="T1">&lt;</text:span></text:span><text:span text:style-name="Source_20_Text"><text:span text:style-name="T2">MIENTRAS</text:span></text:span><text:span text:style-name="Source_20_Text"><text:span text:style-name="T1">&gt; → <text:s text:c="2"/></text:span></text:span><text:span text:style-name="Source_20_Text"><text:span text:style-name="T5">MIENTRAS</text:span></text:span><text:span text:style-name="Source_20_Text"><text:span text:style-name="T6"> </text:span></text:span><text:span text:style-name="Source_20_Text"><text:span text:style-name="T1">&lt;expr_</text:span></text:span><text:span text:style-name="Source_20_Text"><text:span text:style-name="T3">control</text:span></text:span><text:span text:style-name="Source_20_Text"><text:span text:style-name="T1">&gt;</text:span></text:span></text:p>
      <text:p text:style-name="P35"><text:span text:style-name="Source_20_Text"><text:span text:style-name="T4"><text:tab/><text:tab/><text:tab/><text:tab/></text:span></text:span><text:span text:style-name="Source_20_Text"><text:span text:style-name="T7">expresión_</text:span></text:span><text:span text:style-name="Source_20_Text"><text:span text:style-name="T8">1</text:span></text:span><text:span text:style-name="Source_20_Text"><text:span text:style-name="T9">;</text:span></text:span></text:p>
      <text:p text:style-name="P1"><text:span text:style-name="T701"><text:tab/><text:tab/><text:tab/><text:tab/>expresión_</text:span><text:span text:style-name="T702">2</text:span><text:span text:style-name="T703">;</text:span></text:p>
      <text:p text:style-name="P6"><text:span text:style-name="T10"><text:tab/><text:tab/><text:tab/><text:tab/>expresión_</text:span><text:span text:style-name="T8">3</text:span><text:span text:style-name="T9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16:37:33.501707663</meta:creation-date>
    <dc:date>2022-10-08T14:36:47.442997086</dc:date>
    <meta:editing-duration>PT7H17M46S</meta:editing-duration>
    <meta:editing-cycles>78</meta:editing-cycles>
    <meta:generator>LibreOffice/7.3.2.2$MacOSX_X86_64 LibreOffice_project/49f2b1bff42cfccbd8f788c8dc32c1c309559be0</meta:generator>
    <meta:document-statistic meta:table-count="0" meta:image-count="0" meta:object-count="0" meta:page-count="9" meta:paragraph-count="102" meta:word-count="4236" meta:character-count="27100" meta:non-whitespace-character-count="22764"/>
  </office:meta>
</office:document-meta>
</file>